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text-properties style:font-name="Arial1" fo:font-size="11pt" fo:language="ca" fo:country="ES" officeooo:rsid="0028bebb" officeooo:paragraph-rsid="0028bebb" fo:background-color="transparent" style:language-asian="zxx" style:country-asian="none" style:language-complex="zxx" style:country-complex="none"/>
    </style:style>
    <style:style style:name="P99" style:family="paragraph" style:parent-style-name="Standard">
      <style:paragraph-properties fo:text-align="justify" style:justify-single-word="false"/>
      <style:text-properties style:font-name="Arial1" fo:font-size="11pt" fo:language="ca" fo:country="ES" officeooo:rsid="00299906" officeooo:paragraph-rsid="002e44ce"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style:font-name="Arial1" fo:font-size="11pt" fo:language="ca" fo:country="ES" officeooo:rsid="00299906" officeooo:paragraph-rsid="002f8d2c" fo:background-color="transparent" style:language-asian="zxx" style:country-asian="none" style:language-complex="zxx" style:country-complex="none"/>
    </style:style>
    <style:style style:name="P101" style:family="paragraph" style:parent-style-name="Table_20_Contents">
      <style:text-properties style:font-name="Arial1" fo:font-size="11pt" fo:language="ca" fo:country="ES"/>
    </style:style>
    <style:style style:name="P10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03" style:family="paragraph" style:parent-style-name="Table_20_Contents">
      <style:text-properties style:font-name="Arial1" fo:font-size="11pt" fo:language="ca" fo:country="ES" officeooo:rsid="001d7363" officeooo:paragraph-rsid="001d7363"/>
    </style:style>
    <style:style style:name="P104" style:family="paragraph" style:parent-style-name="Table_20_Contents">
      <style:text-properties style:font-name="Arial1" fo:font-size="11pt" fo:language="ca" fo:country="ES" officeooo:rsid="001d7363" officeooo:paragraph-rsid="002220b9"/>
    </style:style>
    <style:style style:name="P105" style:family="paragraph" style:parent-style-name="Table_20_Contents">
      <style:text-properties style:font-name="Arial1" fo:font-size="11pt" fo:language="ca" fo:country="ES" officeooo:rsid="001d7363" officeooo:paragraph-rsid="0035679e"/>
    </style:style>
    <style:style style:name="P106" style:family="paragraph" style:parent-style-name="Table_20_Contents">
      <style:text-properties style:font-name="Arial1" fo:font-size="11pt" fo:language="ca" fo:country="ES" officeooo:rsid="001f0e2e" officeooo:paragraph-rsid="001f0e2e" style:language-asian="zxx" style:country-asian="none" style:language-complex="zxx" style:country-complex="none"/>
    </style:style>
    <style:style style:name="P107" style:family="paragraph" style:parent-style-name="Table_20_Contents">
      <style:text-properties style:font-name="Arial1" fo:font-size="11pt" fo:language="ca" fo:country="ES" officeooo:rsid="001f0e2e" officeooo:paragraph-rsid="002220b9" style:language-asian="zxx" style:country-asian="none" style:language-complex="zxx" style:country-complex="none"/>
    </style:style>
    <style:style style:name="P108" style:family="paragraph" style:parent-style-name="Table_20_Contents">
      <style:text-properties style:font-name="Arial1" fo:font-size="11pt" fo:language="ca" fo:country="ES" officeooo:rsid="00208b1e" officeooo:paragraph-rsid="00208b1e" style:language-asian="zxx" style:country-asian="none" style:language-complex="zxx" style:country-complex="none"/>
    </style:style>
    <style:style style:name="P109" style:family="paragraph" style:parent-style-name="Table_20_Contents">
      <style:text-properties style:font-name="Arial1" fo:font-size="11pt" fo:language="ca" fo:country="ES" officeooo:rsid="00208b1e" officeooo:paragraph-rsid="002220b9" style:language-asian="zxx" style:country-asian="none" style:language-complex="zxx" style:country-complex="none"/>
    </style:style>
    <style:style style:name="P110" style:family="paragraph" style:parent-style-name="Table_20_Contents">
      <style:text-properties style:font-name="Arial1" fo:font-size="11pt" fo:language="ca" fo:country="ES" officeooo:rsid="001f0e2e" officeooo:paragraph-rsid="001f0e2e"/>
    </style:style>
    <style:style style:name="P111" style:family="paragraph" style:parent-style-name="Table_20_Contents">
      <style:text-properties style:font-name="Arial1" fo:font-size="11pt" fo:language="ca" fo:country="ES" officeooo:rsid="001f0e2e" officeooo:paragraph-rsid="002220b9"/>
    </style:style>
    <style:style style:name="P112" style:family="paragraph" style:parent-style-name="Table_20_Contents">
      <style:text-properties style:font-name="Arial1" fo:font-size="11pt" fo:language="ca" fo:country="ES" officeooo:rsid="00208b1e" officeooo:paragraph-rsid="00208b1e"/>
    </style:style>
    <style:style style:name="P113" style:family="paragraph" style:parent-style-name="Table_20_Contents">
      <style:text-properties style:font-name="Arial1" fo:font-size="11pt" fo:language="ca" fo:country="ES" officeooo:rsid="0023d7ca" officeooo:paragraph-rsid="0023d7ca"/>
    </style:style>
    <style:style style:name="P114" style:family="paragraph" style:parent-style-name="Table_20_Contents">
      <style:text-properties style:font-name="Arial1" fo:font-size="11pt" fo:language="ca" fo:country="ES" officeooo:rsid="0035679e" officeooo:paragraph-rsid="0035679e"/>
    </style:style>
    <style:style style:name="P115" style:family="paragraph" style:parent-style-name="Table_20_Contents">
      <style:text-properties style:font-name="Arial1" fo:font-size="11pt" fo:language="ca" fo:country="ES" fo:font-style="italic" officeooo:rsid="0035679e" officeooo:paragraph-rsid="0035679e" style:font-style-asian="italic" style:font-style-complex="italic"/>
    </style:style>
    <style:style style:name="P116" style:family="paragraph" style:parent-style-name="Standard">
      <style:text-properties fo:color="#000000" loext:opacity="100%" style:font-name="Arial1" fo:font-size="11pt" fo:language="ca" fo:country="ES" officeooo:rsid="001f0e2e" officeooo:paragraph-rsid="002220b9" style:language-asian="zxx" style:country-asian="none" style:language-complex="zxx" style:country-complex="none"/>
    </style:style>
    <style:style style:name="P117" style:family="paragraph" style:parent-style-name="Text_20_body">
      <style:text-properties fo:color="#000000" loext:opacity="100%" style:font-name="Arial1" fo:font-size="11pt" fo:language="ca" fo:country="ES" officeooo:rsid="001f0e2e" officeooo:paragraph-rsid="001f0e2e" style:language-asian="zxx" style:country-asian="none" style:language-complex="zxx" style:country-complex="none"/>
    </style:style>
    <style:style style:name="P118" style:family="paragraph" style:parent-style-name="Table_20_Contents">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19" style:family="paragraph" style:parent-style-name="Text_20_body">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20" style:family="paragraph" style:parent-style-name="Table_20_Contents">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1" style:family="paragraph" style:parent-style-name="Text_20_body">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22" style:family="paragraph" style:parent-style-name="Table_20_Contents">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23" style:family="paragraph" style:parent-style-name="Text_20_body">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24" style:family="paragraph" style:parent-style-name="Text_20_body">
      <style:text-properties fo:color="#000000" loext:opacity="100%" style:font-name="Arial1" fo:font-size="11pt" fo:language="ca" fo:country="ES" officeooo:rsid="00208b1e" officeooo:paragraph-rsid="002220b9" style:language-asian="zxx" style:country-asian="none" style:language-complex="zxx" style:country-complex="none"/>
    </style:style>
    <style:style style:name="P125" style:family="paragraph" style:parent-style-name="Text_20_body">
      <style:text-properties fo:color="#000000" loext:opacity="100%" style:font-name="Arial1" fo:font-size="11pt" fo:language="ca" fo:country="ES" officeooo:rsid="001be673" officeooo:paragraph-rsid="001be673" style:language-asian="zxx" style:country-asian="none" style:language-complex="zxx" style:country-complex="none"/>
    </style:style>
    <style:style style:name="P126" style:family="paragraph" style:parent-style-name="Text_20_body">
      <style:text-properties fo:color="#000000" loext:opacity="100%" style:font-name="Arial1" fo:font-size="11pt" fo:language="ca" fo:country="ES" officeooo:rsid="001be673" officeooo:paragraph-rsid="002220b9" style:language-asian="zxx" style:country-asian="none" style:language-complex="zxx" style:country-complex="none"/>
    </style:style>
    <style:style style:name="P127" style:family="paragraph" style:parent-style-name="Text_20_body">
      <style:text-properties fo:color="#000000" loext:opacity="100%" style:font-name="Arial1" fo:font-size="11pt" fo:language="ca" fo:country="ES" officeooo:rsid="001be673" officeooo:paragraph-rsid="0035679e" style:language-asian="zxx" style:country-asian="none" style:language-complex="zxx" style:country-complex="none"/>
    </style:style>
    <style:style style:name="P128" style:family="paragraph" style:parent-style-name="Text_20_body">
      <style:text-properties fo:color="#000000" loext:opacity="100%" style:font-name="Arial1" fo:font-size="11pt" fo:language="ca" fo:country="ES" officeooo:rsid="0059d4c3" officeooo:paragraph-rsid="0059d4c3"/>
    </style:style>
    <style:style style:name="P129" style:family="paragraph" style:parent-style-name="Text_20_body">
      <style:text-properties fo:color="#000000" loext:opacity="100%" style:font-name="Arial1" fo:font-size="11pt" fo:language="ca" fo:country="ES" fo:font-style="normal" officeooo:rsid="0059d4c3" officeooo:paragraph-rsid="0059d4c3" style:font-style-asian="normal" style:font-style-complex="normal"/>
    </style:style>
    <style:style style:name="P130" style:family="paragraph" style:parent-style-name="Text_20_body">
      <style:text-properties fo:color="#000000" loext:opacity="100%" style:font-name="Arial1" fo:font-size="11pt" officeooo:rsid="005cca49" officeooo:paragraph-rsid="005cca49"/>
    </style:style>
    <style:style style:name="P131"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2"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3"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44"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45"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57"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58" style:family="paragraph" style:parent-style-name="Standard">
      <style:text-properties fo:color="#000000" loext:opacity="100%" style:font-name="Courier New1" fo:language="ca" fo:country="ES"/>
    </style:style>
    <style:style style:name="P159" style:family="paragraph" style:parent-style-name="Standard">
      <style:text-properties fo:color="#000000" loext:opacity="100%" style:font-name="Courier New1" fo:language="ca" fo:country="ES" officeooo:paragraph-rsid="0028bebb"/>
    </style:style>
    <style:style style:name="P160"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61"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62"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63" style:family="paragraph" style:parent-style-name="Preformatted_20_Text">
      <style:text-properties fo:color="#000000" loext:opacity="100%" style:font-name="Courier New1" fo:language="ca" fo:country="ES"/>
    </style:style>
    <style:style style:name="P164"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6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6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67"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6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6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7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71"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2"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3"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75" style:family="paragraph" style:parent-style-name="Standard">
      <style:paragraph-properties fo:text-align="end" style:justify-single-word="false"/>
      <style:text-properties style:font-name="Arial" fo:language="ca" fo:country="ES"/>
    </style:style>
    <style:style style:name="P176" style:family="paragraph" style:parent-style-name="Standard">
      <style:paragraph-properties fo:text-align="center" style:justify-single-word="false"/>
      <style:text-properties style:font-name="Arial" fo:language="ca" fo:country="ES" fo:background-color="#ffff00"/>
    </style:style>
    <style:style style:name="P17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78"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1"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8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3"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4" style:family="paragraph" style:parent-style-name="Text_20_body">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5"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6"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7" style:family="paragraph" style:parent-style-name="Text_20_body">
      <style:text-properties style:font-name="Arial" fo:font-size="14pt" fo:language="ca" fo:country="ES" fo:font-weight="bold" officeooo:rsid="0032a23d" style:font-name-asian="MS Mincho" style:font-size-asian="14pt" style:font-weight-asian="bold" style:font-name-complex="Tahoma" style:font-size-complex="14pt" style:font-weight-complex="bold"/>
    </style:style>
    <style:style style:name="P188"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189"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190"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92"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193"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194"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195"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7"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198"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00"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01"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02"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04"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05"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06"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07"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09"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10"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11"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1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20"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2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2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24" style:family="paragraph" style:parent-style-name="Table_20_Contents">
      <style:paragraph-properties fo:text-align="start" style:justify-single-word="false"/>
      <style:text-properties style:font-name="Courier New"/>
    </style:style>
    <style:style style:name="P225"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26"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27"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8"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9"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30" style:family="paragraph" style:parent-style-name="Standard">
      <style:paragraph-properties fo:text-align="justify" style:justify-single-word="false"/>
    </style:style>
    <style:style style:name="P231" style:family="paragraph" style:parent-style-name="Standard">
      <style:paragraph-properties fo:text-align="justify" style:justify-single-word="false"/>
      <style:text-properties officeooo:paragraph-rsid="004f2663"/>
    </style:style>
    <style:style style:name="P232" style:family="paragraph" style:parent-style-name="Standard">
      <style:paragraph-properties fo:text-align="justify" style:justify-single-word="false"/>
      <style:text-properties officeooo:paragraph-rsid="004fdce2"/>
    </style:style>
    <style:style style:name="P233" style:family="paragraph" style:parent-style-name="Standard">
      <style:paragraph-properties fo:text-align="justify" style:justify-single-word="false"/>
      <style:text-properties officeooo:paragraph-rsid="00508571"/>
    </style:style>
    <style:style style:name="P234" style:family="paragraph" style:parent-style-name="Standard">
      <style:paragraph-properties fo:text-align="justify" style:justify-single-word="false"/>
      <style:text-properties officeooo:paragraph-rsid="00523ec3"/>
    </style:style>
    <style:style style:name="P235" style:family="paragraph" style:parent-style-name="Standard">
      <style:paragraph-properties fo:text-align="justify" style:justify-single-word="false"/>
      <style:text-properties officeooo:paragraph-rsid="0053b835"/>
    </style:style>
    <style:style style:name="P236"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37"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238"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39"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40"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41"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font-size-complex="10pt"/>
    </style:style>
    <style:style style:name="P242"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language-asian="zxx" style:country-asian="none" style:font-size-complex="10pt" style:language-complex="zxx" style:country-complex="none"/>
    </style:style>
    <style:style style:name="P24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4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4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46" style:family="paragraph" style:parent-style-name="Text_20_body">
      <style:text-properties officeooo:paragraph-rsid="0036992a"/>
    </style:style>
    <style:style style:name="P247" style:family="paragraph" style:parent-style-name="Text_20_body">
      <style:paragraph-properties fo:text-align="justify" style:justify-single-word="false"/>
      <style:text-properties officeooo:rsid="004119ac" officeooo:paragraph-rsid="004119ac"/>
    </style:style>
    <style:style style:name="P248"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49" style:family="paragraph" style:parent-style-name="Preformatted_20_Text">
      <style:text-properties fo:color="#808000" loext:opacity="100%" style:font-name="Courier New1" fo:language="ca" fo:country="ES"/>
    </style:style>
    <style:style style:name="P250"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51"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52"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53"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54" style:family="paragraph" style:parent-style-name="Text_20_body">
      <style:text-properties officeooo:rsid="004ab068" officeooo:paragraph-rsid="004ab068"/>
    </style:style>
    <style:style style:name="P255"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256" style:family="paragraph" style:parent-style-name="Standard">
      <style:text-properties officeooo:paragraph-rsid="0053b835"/>
    </style:style>
    <style:style style:name="P257" style:family="paragraph" style:parent-style-name="Text_20_body">
      <style:text-properties officeooo:paragraph-rsid="0053b835"/>
    </style:style>
    <style:style style:name="P258"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5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6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61"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62" style:family="paragraph" style:parent-style-name="Standard">
      <style:text-properties officeooo:paragraph-rsid="00523ec3"/>
    </style:style>
    <style:style style:name="P263"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64"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65"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66"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67" style:family="paragraph" style:parent-style-name="Standard">
      <style:text-properties officeooo:paragraph-rsid="005826b7" style:language-asian="zxx" style:country-asian="none" style:language-complex="zxx" style:country-complex="none"/>
    </style:style>
    <style:style style:name="P268" style:family="paragraph" style:parent-style-name="Table_20_Contents">
      <style:text-properties officeooo:paragraph-rsid="005826b7" style:language-asian="zxx" style:country-asian="none" style:language-complex="zxx" style:country-complex="none"/>
    </style:style>
    <style:style style:name="P269"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70" style:family="paragraph" style:parent-style-name="Text_20_body">
      <style:text-properties officeooo:paragraph-rsid="005826b7" style:language-asian="zxx" style:country-asian="none" style:language-complex="zxx" style:country-complex="none"/>
    </style:style>
    <style:style style:name="P271" style:family="paragraph" style:parent-style-name="Standard">
      <style:text-properties officeooo:paragraph-rsid="004f2663"/>
    </style:style>
    <style:style style:name="P272" style:family="paragraph" style:parent-style-name="Standard">
      <style:text-properties officeooo:paragraph-rsid="004fdce2"/>
    </style:style>
    <style:style style:name="P273" style:family="paragraph" style:parent-style-name="Standard">
      <style:text-properties officeooo:paragraph-rsid="00508571"/>
    </style:style>
    <style:style style:name="P274"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75" style:family="paragraph" style:parent-style-name="Standard">
      <style:text-properties style:text-underline-style="none" officeooo:paragraph-rsid="005826b7" style:language-asian="zxx" style:country-asian="none" style:language-complex="zxx" style:country-complex="none"/>
    </style:style>
    <style:style style:name="P276" style:family="paragraph" style:parent-style-name="Standard">
      <style:text-properties officeooo:paragraph-rsid="005826b7"/>
    </style:style>
    <style:style style:name="P277" style:family="paragraph" style:parent-style-name="Table_20_Contents">
      <style:text-properties officeooo:paragraph-rsid="005826b7"/>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Contents_20_3">
      <style:paragraph-properties>
        <style:tab-stops>
          <style:tab-stop style:position="17cm" style:type="right" style:leader-style="dotted" style:leader-text="."/>
        </style:tab-stops>
      </style:paragraph-properties>
    </style:style>
    <style:style style:name="P281" style:family="paragraph" style:parent-style-name="Text_20_body">
      <style:text-properties officeooo:paragraph-rsid="005b738e"/>
    </style:style>
    <style:style style:name="P282" style:family="paragraph" style:parent-style-name="Table_20_Contents">
      <style:paragraph-properties fo:text-align="justify" style:justify-single-word="false"/>
      <style:text-properties officeooo:rsid="005e123c" officeooo:paragraph-rsid="005b738e"/>
    </style:style>
    <style:style style:name="P283" style:family="paragraph" style:parent-style-name="Text_20_body">
      <style:text-properties officeooo:rsid="005e123c" officeooo:paragraph-rsid="005b738e"/>
    </style:style>
    <style:style style:name="P284" style:family="paragraph" style:parent-style-name="Text_20_body">
      <style:text-properties officeooo:rsid="005fc3a2" officeooo:paragraph-rsid="005b738e"/>
    </style:style>
    <style:style style:name="P285" style:family="paragraph" style:parent-style-name="Text_20_body">
      <style:text-properties officeooo:rsid="005cfc7a" officeooo:paragraph-rsid="005cfc7a"/>
    </style:style>
    <style:style style:name="P286"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87" style:family="paragraph" style:parent-style-name="Heading_20_1">
      <style:text-properties fo:language="ca" fo:country="ES"/>
    </style:style>
    <style:style style:name="P288"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289" style:family="paragraph" style:parent-style-name="Heading_20_1">
      <style:text-properties fo:language="ca" fo:country="ES" fo:background-color="transparent"/>
    </style:style>
    <style:style style:name="P290" style:family="paragraph" style:parent-style-name="Heading_20_1">
      <style:text-properties fo:language="ca" fo:country="ES" officeooo:rsid="0019879d" officeooo:paragraph-rsid="0019879d"/>
    </style:style>
    <style:style style:name="P291" style:family="paragraph" style:parent-style-name="Heading_20_2">
      <style:text-properties fo:language="ca" fo:country="ES"/>
    </style:style>
    <style:style style:name="P292" style:family="paragraph" style:parent-style-name="Heading_20_2">
      <style:text-properties fo:language="ca" fo:country="ES" officeooo:paragraph-rsid="00363859"/>
    </style:style>
    <style:style style:name="P293" style:family="paragraph" style:parent-style-name="Heading_20_2">
      <style:text-properties fo:language="ca" fo:country="ES" officeooo:rsid="002671da" officeooo:paragraph-rsid="002671da"/>
    </style:style>
    <style:style style:name="P294" style:family="paragraph" style:parent-style-name="Heading_20_2">
      <style:text-properties fo:language="ca" fo:country="ES" officeooo:rsid="002e44ce" officeooo:paragraph-rsid="002e44ce"/>
    </style:style>
    <style:style style:name="P295" style:family="paragraph" style:parent-style-name="Heading_20_2">
      <style:paragraph-properties fo:margin-left="0cm" fo:margin-right="0cm" fo:text-indent="0cm" style:auto-text-indent="false"/>
      <style:text-properties fo:language="ca" fo:country="ES"/>
    </style:style>
    <style:style style:name="P296" style:family="paragraph" style:parent-style-name="Heading_20_2">
      <style:text-properties fo:language="ca" fo:country="ES" officeooo:rsid="001b0de2" officeooo:paragraph-rsid="001b0de2"/>
    </style:style>
    <style:style style:name="P297" style:family="paragraph" style:parent-style-name="Heading_20_2">
      <style:text-properties fo:language="ca" fo:country="ES" officeooo:rsid="001be673" officeooo:paragraph-rsid="001be673"/>
    </style:style>
    <style:style style:name="P298"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29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00" style:family="paragraph" style:parent-style-name="Heading_20_3">
      <style:text-properties fo:language="ca" fo:country="ES" fo:background-color="transparent" style:language-asian="zxx" style:country-asian="none" style:language-complex="zxx" style:country-complex="none"/>
    </style:style>
    <style:style style:name="P301"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02"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03" style:family="paragraph" style:parent-style-name="Heading_20_3">
      <style:paragraph-properties fo:margin-left="0cm" fo:margin-right="0cm" fo:text-indent="0cm" style:auto-text-indent="false"/>
      <style:text-properties fo:language="ca" fo:country="ES" fo:background-color="transparent"/>
    </style:style>
    <style:style style:name="P304" style:family="paragraph" style:parent-style-name="Heading_20_3">
      <style:text-properties fo:language="ca" fo:country="ES"/>
    </style:style>
    <style:style style:name="P305" style:family="paragraph" style:parent-style-name="Heading_20_3">
      <style:text-properties fo:language="ca" fo:country="ES" officeooo:paragraph-rsid="002671da"/>
    </style:style>
    <style:style style:name="P306" style:family="paragraph" style:parent-style-name="Heading_20_3">
      <style:text-properties fo:language="ca" fo:country="ES" officeooo:paragraph-rsid="0028bebb"/>
    </style:style>
    <style:style style:name="P307" style:family="paragraph" style:parent-style-name="Heading_20_3">
      <style:text-properties fo:language="ca" fo:country="ES" officeooo:paragraph-rsid="002f8d2c"/>
    </style:style>
    <style:style style:name="P308" style:family="paragraph" style:parent-style-name="Heading_20_3">
      <style:paragraph-properties fo:margin-left="0cm" fo:margin-right="0cm" fo:text-align="justify" style:justify-single-word="false" fo:text-indent="0cm" style:auto-text-indent="false"/>
      <style:text-properties fo:language="ca" fo:country="ES"/>
    </style:style>
    <style:style style:name="P309" style:family="paragraph" style:parent-style-name="Heading_20_3">
      <style:text-properties fo:language="ca" fo:country="ES" officeooo:rsid="001be673" officeooo:paragraph-rsid="001be673"/>
    </style:style>
    <style:style style:name="P310" style:family="paragraph" style:parent-style-name="Heading_20_3">
      <style:text-properties fo:language="ca" fo:country="ES" officeooo:rsid="0020c7e5" officeooo:paragraph-rsid="0020c7e5"/>
    </style:style>
    <style:style style:name="P311" style:family="paragraph" style:parent-style-name="Heading_20_3">
      <style:text-properties fo:language="ca" fo:country="ES" officeooo:paragraph-rsid="004f2663"/>
    </style:style>
    <style:style style:name="P312" style:family="paragraph" style:parent-style-name="Heading_20_3">
      <style:paragraph-properties fo:break-before="auto" fo:break-after="auto"/>
      <style:text-properties fo:language="ca" fo:country="ES"/>
    </style:style>
    <style:style style:name="P313" style:family="paragraph" style:parent-style-name="Heading_20_3">
      <style:text-properties fo:language="ca" fo:country="ES" officeooo:paragraph-rsid="00508571"/>
    </style:style>
    <style:style style:name="P314" style:family="paragraph" style:parent-style-name="Heading_20_3">
      <style:text-properties fo:language="ca" fo:country="ES" officeooo:paragraph-rsid="0056e3fe"/>
    </style:style>
    <style:style style:name="P315" style:family="paragraph" style:parent-style-name="Heading_20_3">
      <style:text-properties fo:language="ca" fo:country="ES" officeooo:paragraph-rsid="0055305e"/>
    </style:style>
    <style:style style:name="P316"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 style:font-size-complex="14pt" style:font-weight-complex="bold"/>
    </style:style>
    <style:style style:name="P317"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 style:font-size-complex="14pt" style:font-weight-complex="bold"/>
    </style:style>
    <style:style style:name="P318"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 style:font-size-complex="14pt" style:font-weight-complex="bold"/>
    </style:style>
    <style:style style:name="P319" style:family="paragraph" style:parent-style-name="Heading_20_3">
      <style:text-properties style:font-name="Arial" fo:font-size="14pt" fo:font-weight="bold" officeooo:rsid="0057d8db" officeooo:paragraph-rsid="0053b835" style:font-name-asian="MS Mincho" style:font-size-asian="14pt" style:font-weight-asian="bold" style:font-name-complex="Tahoma" style:font-size-complex="14pt" style:font-weight-complex="bold"/>
    </style:style>
    <style:style style:name="P320"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 style:font-size-complex="14pt" style:font-weight-complex="bold"/>
    </style:style>
    <style:style style:name="P321"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22"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323"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324"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325"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326" style:family="paragraph" style:parent-style-name="Heading_20_3">
      <style:text-properties officeooo:paragraph-rsid="0053b835"/>
    </style:style>
    <style:style style:name="P327"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328" style:family="paragraph" style:parent-style-name="Heading_20_3">
      <style:text-properties officeooo:paragraph-rsid="005b738e"/>
    </style:style>
    <style:style style:name="P329" style:family="paragraph" style:parent-style-name="Heading_20_4">
      <style:text-properties fo:language="ca" fo:country="ES" fo:background-color="transparent" style:language-asian="zxx" style:country-asian="none" style:language-complex="zxx" style:country-complex="none"/>
    </style:style>
    <style:style style:name="P330"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31"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32" style:family="paragraph" style:parent-style-name="Heading_20_4">
      <style:text-properties fo:language="ca" fo:country="ES" officeooo:paragraph-rsid="00363859"/>
    </style:style>
    <style:style style:name="P333" style:family="paragraph" style:parent-style-name="Heading_20_4">
      <style:text-properties fo:language="ca" fo:country="ES" officeooo:paragraph-rsid="003a7d88"/>
    </style:style>
    <style:style style:name="P334" style:family="paragraph" style:parent-style-name="Heading_20_4">
      <style:text-properties fo:language="ca" fo:country="ES" officeooo:paragraph-rsid="003e1a46"/>
    </style:style>
    <style:style style:name="P335" style:family="paragraph" style:parent-style-name="Heading_20_4">
      <style:text-properties officeooo:paragraph-rsid="00363859"/>
    </style:style>
    <style:style style:name="P336" style:family="paragraph" style:parent-style-name="Heading_20_4">
      <style:text-properties officeooo:paragraph-rsid="003a7d88"/>
    </style:style>
    <style:style style:name="P337"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38" style:family="paragraph" style:parent-style-name="Standard" style:list-style-name="L1">
      <style:paragraph-properties fo:text-align="justify" style:justify-single-word="false"/>
      <style:text-properties fo:language="ca" fo:country="ES"/>
    </style:style>
    <style:style style:name="P339" style:family="paragraph" style:parent-style-name="Standard" style:list-style-name="L2">
      <style:paragraph-properties fo:text-align="justify" style:justify-single-word="false"/>
      <style:text-properties fo:language="ca" fo:country="ES"/>
    </style:style>
    <style:style style:name="P340" style:family="paragraph" style:parent-style-name="Standard" style:list-style-name="L8">
      <style:paragraph-properties fo:text-align="justify" style:justify-single-word="false"/>
      <style:text-properties fo:language="ca" fo:country="ES"/>
    </style:style>
    <style:style style:name="P341" style:family="paragraph" style:parent-style-name="Standard" style:list-style-name="L8">
      <style:paragraph-properties fo:text-align="justify" style:justify-single-word="false"/>
      <style:text-properties fo:language="ca" fo:country="ES" officeooo:paragraph-rsid="00363859"/>
    </style:style>
    <style:style style:name="P342" style:family="paragraph" style:parent-style-name="Standard" style:list-style-name="L8">
      <style:paragraph-properties fo:text-align="justify" style:justify-single-word="false"/>
      <style:text-properties fo:language="ca" fo:country="ES" officeooo:paragraph-rsid="003a722b"/>
    </style:style>
    <style:style style:name="P343" style:family="paragraph" style:parent-style-name="Standard" style:list-style-name="L8">
      <style:paragraph-properties fo:text-align="justify" style:justify-single-word="false"/>
      <style:text-properties fo:language="ca" fo:country="ES" officeooo:paragraph-rsid="002671da"/>
    </style:style>
    <style:style style:name="P344" style:family="paragraph" style:parent-style-name="Standard" style:list-style-name="L18">
      <style:paragraph-properties fo:text-align="justify" style:justify-single-word="false"/>
      <style:text-properties fo:language="ca" fo:country="ES" officeooo:paragraph-rsid="0028bebb"/>
    </style:style>
    <style:style style:name="P345" style:family="paragraph" style:parent-style-name="Standard" style:list-style-name="L27">
      <style:paragraph-properties fo:text-align="justify" style:justify-single-word="false"/>
      <style:text-properties fo:language="ca" fo:country="ES"/>
    </style:style>
    <style:style style:name="P346" style:family="paragraph" style:parent-style-name="Standard" style:list-style-name="L28">
      <style:paragraph-properties fo:text-align="justify" style:justify-single-word="false"/>
      <style:text-properties fo:language="ca" fo:country="ES"/>
    </style:style>
    <style:style style:name="P347" style:family="paragraph" style:parent-style-name="Standard" style:list-style-name="L29">
      <style:paragraph-properties fo:text-align="justify" style:justify-single-word="false"/>
      <style:text-properties fo:language="ca" fo:country="ES" officeooo:paragraph-rsid="002f8d2c"/>
    </style:style>
    <style:style style:name="P348" style:family="paragraph" style:parent-style-name="Standard" style:list-style-name="L31">
      <style:paragraph-properties fo:text-align="justify" style:justify-single-word="false"/>
      <style:text-properties fo:language="ca" fo:country="ES" officeooo:paragraph-rsid="002f8d2c"/>
    </style:style>
    <style:style style:name="P349" style:family="paragraph" style:parent-style-name="Standard" style:list-style-name="L32">
      <style:paragraph-properties fo:text-align="justify" style:justify-single-word="false"/>
      <style:text-properties fo:language="ca" fo:country="ES" officeooo:paragraph-rsid="002f8d2c"/>
    </style:style>
    <style:style style:name="P350" style:family="paragraph" style:parent-style-name="Standard" style:list-style-name="L63">
      <style:paragraph-properties fo:text-align="justify" style:justify-single-word="false"/>
      <style:text-properties fo:language="ca" fo:country="ES" officeooo:paragraph-rsid="0053b835"/>
    </style:style>
    <style:style style:name="P351" style:family="paragraph" style:parent-style-name="Standard" style:list-style-name="L64">
      <style:paragraph-properties fo:text-align="justify" style:justify-single-word="false"/>
      <style:text-properties fo:language="ca" fo:country="ES" officeooo:paragraph-rsid="0053b835"/>
    </style:style>
    <style:style style:name="P352" style:family="paragraph" style:parent-style-name="Standard" style:list-style-name="L65">
      <style:paragraph-properties fo:text-align="justify" style:justify-single-word="false"/>
      <style:text-properties fo:language="ca" fo:country="ES" officeooo:paragraph-rsid="00562c13"/>
    </style:style>
    <style:style style:name="P353" style:family="paragraph" style:parent-style-name="Standard" style:list-style-name="L66">
      <style:paragraph-properties fo:text-align="justify" style:justify-single-word="false"/>
      <style:text-properties fo:language="ca" fo:country="ES" officeooo:paragraph-rsid="0053b835"/>
    </style:style>
    <style:style style:name="P354" style:family="paragraph" style:parent-style-name="Standard" style:list-style-name="L67">
      <style:paragraph-properties fo:text-align="justify" style:justify-single-word="false"/>
      <style:text-properties fo:language="ca" fo:country="ES" officeooo:paragraph-rsid="00562c13"/>
    </style:style>
    <style:style style:name="P355" style:family="paragraph" style:parent-style-name="Standard" style:list-style-name="L68">
      <style:paragraph-properties fo:text-align="justify" style:justify-single-word="false"/>
      <style:text-properties fo:language="ca" fo:country="ES" officeooo:paragraph-rsid="00562c13"/>
    </style:style>
    <style:style style:name="P356" style:family="paragraph" style:parent-style-name="Standard" style:list-style-name="L69">
      <style:paragraph-properties fo:text-align="justify" style:justify-single-word="false"/>
      <style:text-properties fo:language="ca" fo:country="ES" officeooo:paragraph-rsid="00562c13"/>
    </style:style>
    <style:style style:name="P357" style:family="paragraph" style:parent-style-name="Standard" style:list-style-name="L70">
      <style:paragraph-properties fo:text-align="justify" style:justify-single-word="false"/>
      <style:text-properties fo:language="ca" fo:country="ES" officeooo:paragraph-rsid="00562c13"/>
    </style:style>
    <style:style style:name="P358" style:family="paragraph" style:parent-style-name="Standard" style:list-style-name="L71">
      <style:paragraph-properties fo:text-align="justify" style:justify-single-word="false"/>
      <style:text-properties fo:language="ca" fo:country="ES" officeooo:paragraph-rsid="00562c13"/>
    </style:style>
    <style:style style:name="P359" style:family="paragraph" style:parent-style-name="Standard" style:list-style-name="L72">
      <style:paragraph-properties fo:text-align="justify" style:justify-single-word="false"/>
      <style:text-properties fo:language="ca" fo:country="ES" officeooo:paragraph-rsid="0053b835"/>
    </style:style>
    <style:style style:name="P360"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61"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6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63"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64"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65"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66"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67"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68"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69"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70"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5"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6"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7"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8"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9"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0"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81"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82"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83"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384" style:family="paragraph" style:parent-style-name="Standard" style:list-style-name="L9">
      <style:text-properties fo:language="ca" fo:country="ES"/>
    </style:style>
    <style:style style:name="P385" style:family="paragraph" style:parent-style-name="Standard" style:list-style-name="L10">
      <style:text-properties fo:language="ca" fo:country="ES" officeooo:paragraph-rsid="0036f9ba"/>
    </style:style>
    <style:style style:name="P386" style:family="paragraph" style:parent-style-name="Standard" style:list-style-name="L10">
      <style:text-properties fo:language="ca" fo:country="ES" officeooo:paragraph-rsid="003a7d88"/>
    </style:style>
    <style:style style:name="P387" style:family="paragraph" style:parent-style-name="Standard" style:list-style-name="L10">
      <style:text-properties fo:language="ca" fo:country="ES" officeooo:paragraph-rsid="003ca465"/>
    </style:style>
    <style:style style:name="P388" style:family="paragraph" style:parent-style-name="Standard" style:list-style-name="L10">
      <style:text-properties fo:language="ca" fo:country="ES" officeooo:paragraph-rsid="003e1a46"/>
    </style:style>
    <style:style style:name="P389" style:family="paragraph" style:parent-style-name="Standard" style:list-style-name="L10">
      <style:text-properties fo:language="ca" fo:country="ES" officeooo:paragraph-rsid="003f2c4d"/>
    </style:style>
    <style:style style:name="P390" style:family="paragraph" style:parent-style-name="Standard" style:list-style-name="L10">
      <style:text-properties fo:language="ca" fo:country="ES" officeooo:paragraph-rsid="003fc33a"/>
    </style:style>
    <style:style style:name="P391" style:family="paragraph" style:parent-style-name="Standard" style:list-style-name="L11">
      <style:text-properties fo:language="ca" fo:country="ES" officeooo:paragraph-rsid="003a722b"/>
    </style:style>
    <style:style style:name="P392"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393"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394"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395"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396"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397"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398"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399"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00" style:family="paragraph" style:parent-style-name="Standard" style:list-style-name="L63">
      <style:paragraph-properties fo:text-align="justify" style:justify-single-word="false"/>
      <style:text-properties fo:language="ca" fo:country="ES" officeooo:rsid="005b6b2e" officeooo:paragraph-rsid="0053b835"/>
    </style:style>
    <style:style style:name="P401" style:family="paragraph" style:parent-style-name="Standard" style:list-style-name="L64">
      <style:paragraph-properties fo:text-align="justify" style:justify-single-word="false"/>
      <style:text-properties fo:language="ca" fo:country="ES" officeooo:rsid="006024e4" officeooo:paragraph-rsid="0053b835"/>
    </style:style>
    <style:style style:name="P402"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3"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4"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5"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6"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7"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8"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9"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0" style:family="paragraph" style:parent-style-name="Standard" style:list-style-name="L64">
      <style:paragraph-properties fo:text-align="justify" style:justify-single-word="false"/>
      <style:text-properties fo:language="ca" fo:country="ES" officeooo:rsid="00636a91" officeooo:paragraph-rsid="0053b835"/>
    </style:style>
    <style:style style:name="P411" style:family="paragraph" style:parent-style-name="Standard" style:list-style-name="L3">
      <style:paragraph-properties fo:text-align="justify" style:justify-single-word="false"/>
    </style:style>
    <style:style style:name="P412" style:family="paragraph" style:parent-style-name="Standard" style:list-style-name="L36">
      <style:text-properties officeooo:paragraph-rsid="004f2663"/>
    </style:style>
    <style:style style:name="P413" style:family="paragraph" style:parent-style-name="Standard" style:list-style-name="L36">
      <style:text-properties officeooo:paragraph-rsid="00523ec3"/>
    </style:style>
    <style:style style:name="P414" style:family="paragraph" style:parent-style-name="Standard" style:list-style-name="L36">
      <style:text-properties officeooo:paragraph-rsid="004f2663" style:language-asian="zxx" style:country-asian="none" style:language-complex="zxx" style:country-complex="none"/>
    </style:style>
    <style:style style:name="P415" style:family="paragraph" style:parent-style-name="Standard" style:list-style-name="L36">
      <style:text-properties officeooo:paragraph-rsid="00523ec3" style:language-asian="zxx" style:country-asian="none" style:language-complex="zxx" style:country-complex="none"/>
    </style:style>
    <style:style style:name="P416" style:family="paragraph" style:parent-style-name="Standard" style:list-style-name="L36">
      <style:text-properties officeooo:paragraph-rsid="0053b835" style:language-asian="zxx" style:country-asian="none" style:language-complex="zxx" style:country-complex="none"/>
    </style:style>
    <style:style style:name="P417" style:family="paragraph" style:parent-style-name="Standard" style:list-style-name="L36">
      <style:text-properties style:language-asian="zxx" style:country-asian="none" style:language-complex="zxx" style:country-complex="none"/>
    </style:style>
    <style:style style:name="P418"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19"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20"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21"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22"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23"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24"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25"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26"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27"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28"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29"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30"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31"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32"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33" style:family="paragraph" style:parent-style-name="Standard" style:list-style-name="L36">
      <style:text-properties officeooo:rsid="001c5e6a" officeooo:paragraph-rsid="0053b835" style:language-asian="zxx" style:country-asian="none" style:language-complex="zxx" style:country-complex="none"/>
    </style:style>
    <style:style style:name="P434" style:family="paragraph" style:parent-style-name="Standard" style:list-style-name="L36">
      <style:text-properties officeooo:rsid="001c5e6a" officeooo:paragraph-rsid="001f5852" style:language-asian="zxx" style:country-asian="none" style:language-complex="zxx" style:country-complex="none"/>
    </style:style>
    <style:style style:name="P435"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36"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37"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38" style:family="paragraph" style:parent-style-name="Standard" style:list-style-name="L37">
      <style:text-properties officeooo:paragraph-rsid="004f2663"/>
    </style:style>
    <style:style style:name="P439"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40"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41"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42"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43"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44"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45" style:family="paragraph" style:parent-style-name="Standard" style:list-style-name="L45">
      <style:text-properties officeooo:paragraph-rsid="0053b835" fo:background-color="transparent" style:language-asian="zxx" style:country-asian="none" style:language-complex="zxx" style:country-complex="none"/>
    </style:style>
    <style:style style:name="P446"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47" style:family="paragraph" style:parent-style-name="Standard" style:list-style-name="L46">
      <style:text-properties fo:background-color="transparent" style:language-asian="zxx" style:country-asian="none" style:language-complex="zxx" style:country-complex="none"/>
    </style:style>
    <style:style style:name="P448"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49"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50"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51"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52"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53"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54"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55"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56"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57"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58"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59"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60"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61"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62"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63" style:family="paragraph" style:parent-style-name="Standard" style:list-style-name="L38">
      <style:text-properties officeooo:paragraph-rsid="004f2663"/>
    </style:style>
    <style:style style:name="P464" style:family="paragraph" style:parent-style-name="Standard" style:list-style-name="L41">
      <style:text-properties officeooo:paragraph-rsid="004fdce2"/>
    </style:style>
    <style:style style:name="P465" style:family="paragraph" style:parent-style-name="Standard" style:list-style-name="L42">
      <style:text-properties officeooo:paragraph-rsid="00508571"/>
    </style:style>
    <style:style style:name="P466" style:family="paragraph" style:parent-style-name="Standard" style:list-style-name="L36">
      <style:text-properties officeooo:rsid="001a684f" officeooo:paragraph-rsid="00523ec3"/>
    </style:style>
    <style:style style:name="P467" style:family="paragraph" style:parent-style-name="Standard" style:list-style-name="L43">
      <style:text-properties officeooo:paragraph-rsid="00523ec3"/>
    </style:style>
    <style:style style:name="P468" style:family="paragraph" style:parent-style-name="Standard" style:list-style-name="L36">
      <style:text-properties officeooo:rsid="001bcdcc" officeooo:paragraph-rsid="00523ec3"/>
    </style:style>
    <style:style style:name="P469" style:family="paragraph" style:parent-style-name="Standard" style:list-style-name="L44">
      <style:text-properties officeooo:paragraph-rsid="00523ec3"/>
    </style:style>
    <style:style style:name="P470" style:family="paragraph" style:parent-style-name="Standard" style:list-style-name="L47"/>
    <style:style style:name="P471" style:family="paragraph" style:parent-style-name="Standard" style:list-style-name="L49">
      <style:text-properties officeooo:paragraph-rsid="0053b835"/>
    </style:style>
    <style:style style:name="P472" style:family="paragraph" style:parent-style-name="Standard" style:list-style-name="L50">
      <style:text-properties officeooo:paragraph-rsid="0053b835"/>
    </style:style>
    <style:style style:name="P473" style:family="paragraph" style:parent-style-name="Standard" style:list-style-name="L50">
      <style:text-properties officeooo:rsid="0050595c" officeooo:paragraph-rsid="0053b835"/>
    </style:style>
    <style:style style:name="P474" style:family="paragraph" style:parent-style-name="Standard" style:list-style-name="L51">
      <style:text-properties officeooo:paragraph-rsid="0053b835"/>
    </style:style>
    <style:style style:name="P475" style:family="paragraph" style:parent-style-name="Standard" style:list-style-name="L51">
      <style:text-properties officeooo:rsid="004d1a82" officeooo:paragraph-rsid="0053b835"/>
    </style:style>
    <style:style style:name="P476" style:family="paragraph" style:parent-style-name="Standard" style:list-style-name="L52">
      <style:text-properties officeooo:paragraph-rsid="00562c13"/>
    </style:style>
    <style:style style:name="P477" style:family="paragraph" style:parent-style-name="Standard" style:list-style-name="L53">
      <style:text-properties style:use-window-font-color="true" loext:opacity="0%" officeooo:paragraph-rsid="00562c13" fo:background-color="transparent"/>
    </style:style>
    <style:style style:name="P478"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479" style:family="paragraph" style:parent-style-name="Standard" style:list-style-name="L54">
      <style:text-properties officeooo:paragraph-rsid="00562c13"/>
    </style:style>
    <style:style style:name="P480" style:family="paragraph" style:parent-style-name="Standard" style:list-style-name="L55">
      <style:text-properties officeooo:paragraph-rsid="00562c13"/>
    </style:style>
    <style:style style:name="P481" style:family="paragraph" style:parent-style-name="Standard" style:list-style-name="L56">
      <style:text-properties officeooo:paragraph-rsid="00562c13"/>
    </style:style>
    <style:style style:name="P482" style:family="paragraph" style:parent-style-name="Standard" style:list-style-name="L57">
      <style:text-properties officeooo:paragraph-rsid="00562c13"/>
    </style:style>
    <style:style style:name="P483" style:family="paragraph" style:parent-style-name="Standard" style:list-style-name="L58">
      <style:text-properties officeooo:paragraph-rsid="00562c13"/>
    </style:style>
    <style:style style:name="P484" style:family="paragraph" style:parent-style-name="Standard" style:list-style-name="L59">
      <style:text-properties officeooo:paragraph-rsid="0053b835"/>
    </style:style>
    <style:style style:name="P485" style:family="paragraph" style:parent-style-name="Standard" style:list-style-name="L60">
      <style:text-properties officeooo:paragraph-rsid="0053b835"/>
    </style:style>
    <style:style style:name="P486" style:family="paragraph" style:parent-style-name="Standard" style:list-style-name="L61">
      <style:text-properties officeooo:paragraph-rsid="0053b835"/>
    </style:style>
    <style:style style:name="P487" style:family="paragraph" style:parent-style-name="Standard" style:list-style-name="L62">
      <style:text-properties officeooo:paragraph-rsid="0053b835"/>
    </style:style>
    <style:style style:name="P488" style:family="paragraph" style:parent-style-name="Standard" style:list-style-name="L62">
      <style:text-properties officeooo:paragraph-rsid="00562c13"/>
    </style:style>
    <style:style style:name="P489" style:family="paragraph" style:parent-style-name="Table_20_Contents" style:list-style-name="L8">
      <style:paragraph-properties fo:text-align="justify" style:justify-single-word="false"/>
      <style:text-properties fo:language="ca" fo:country="ES"/>
    </style:style>
    <style:style style:name="P490" style:family="paragraph" style:parent-style-name="Table_20_Contents" style:list-style-name="L26">
      <style:paragraph-properties fo:text-align="justify" style:justify-single-word="false"/>
      <style:text-properties fo:language="ca" fo:country="ES"/>
    </style:style>
    <style:style style:name="P491" style:family="paragraph" style:parent-style-name="Table_20_Contents" style:list-style-name="L29">
      <style:paragraph-properties fo:text-align="justify" style:justify-single-word="false"/>
      <style:text-properties fo:language="ca" fo:country="ES" officeooo:paragraph-rsid="002f8d2c"/>
    </style:style>
    <style:style style:name="P492" style:family="paragraph" style:parent-style-name="Table_20_Contents" style:list-style-name="L30">
      <style:paragraph-properties fo:text-align="justify" style:justify-single-word="false"/>
      <style:text-properties fo:language="ca" fo:country="ES" officeooo:paragraph-rsid="002f8d2c"/>
    </style:style>
    <style:style style:name="P493" style:family="paragraph" style:parent-style-name="Table_20_Contents" style:list-style-name="L35">
      <style:text-properties style:font-name="Arial1" fo:font-size="11pt" fo:language="ca" fo:country="ES" officeooo:rsid="001f0e2e" officeooo:paragraph-rsid="001f0e2e"/>
    </style:style>
    <style:style style:name="P494"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495" style:family="paragraph" style:parent-style-name="Text_20_body" style:list-style-name="L73">
      <style:text-properties fo:language="ca" fo:country="ES"/>
    </style:style>
    <style:style style:name="P496" style:family="paragraph" style:parent-style-name="Text_20_body" style:list-style-name="L73">
      <style:paragraph-properties fo:text-align="justify" style:justify-single-word="false"/>
      <style:text-properties fo:language="ca" fo:country="ES"/>
    </style:style>
    <style:style style:name="P497" style:family="paragraph" style:parent-style-name="Text_20_body" style:list-style-name="L74">
      <style:paragraph-properties fo:text-align="justify" style:justify-single-word="false"/>
      <style:text-properties fo:language="ca" fo:country="ES"/>
    </style:style>
    <style:style style:name="P498" style:family="paragraph" style:parent-style-name="Text_20_body" style:list-style-name="L74">
      <style:text-properties fo:language="ca" fo:country="ES"/>
    </style:style>
    <style:style style:name="P499" style:family="paragraph" style:parent-style-name="Text_20_body" style:list-style-name="L74">
      <style:text-properties fo:language="ca" fo:country="ES" fo:font-weight="bold" style:font-weight-asian="bold" style:font-weight-complex="bold"/>
    </style:style>
    <style:style style:name="P500" style:family="paragraph" style:parent-style-name="Text_20_body">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50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9"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 fo:font-size="10pt" style:font-name-asian="Courier New" style:font-size-asian="10pt" style:font-name-complex="Courier New" style:font-size-complex="10pt"/>
    </style:style>
    <style:style style:name="T14"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5"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19"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0"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2" style:family="text">
      <style:text-properties fo:color="#000000" loext:opacity="100%" style:font-name="Courier New" fo:font-size="10pt" fo:background-color="#e8f2fe" loext:char-shading-value="0" style:font-size-asian="10pt" style:font-size-complex="10pt"/>
    </style:style>
    <style:style style:name="T23" style:family="text">
      <style:text-properties fo:color="#000000" loext:opacity="100%" style:font-name="Courier New" fo:font-size="10.5pt" style:font-size-asian="10.5pt" style:font-size-complex="10.5pt"/>
    </style:style>
    <style:style style:name="T24" style:family="text">
      <style:text-properties fo:color="#000000" loext:opacity="100%" style:font-name="Courier New"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1"/>
    </style:style>
    <style:style style:name="T29" style:family="text">
      <style:text-properties fo:color="#000000" loext:opacity="100%" style:font-name="Courier New1" fo:background-color="#e4e4ff" loext:char-shading-value="0"/>
    </style:style>
    <style:style style:name="T30" style:family="text">
      <style:text-properties fo:color="#000000" loext:opacity="100%" style:font-name="Courier New1" fo:font-weight="bold" fo:background-color="#e4e4ff" loext:char-shading-value="0"/>
    </style:style>
    <style:style style:name="T31" style:family="text">
      <style:text-properties fo:color="#000000" loext:opacity="100%" style:font-name="Arial1" fo:font-size="11pt"/>
    </style:style>
    <style:style style:name="T32" style:family="text">
      <style:text-properties fo:color="#000000" loext:opacity="100%" style:font-name="Arial1"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 style:font-name-complex="Courier New"/>
    </style:style>
    <style:style style:name="T42" style:family="text">
      <style:text-properties fo:color="#000000" loext:opacity="100%" style:font-name="Consolas" fo:language="ca" fo:country="ES" officeooo:rsid="006808c2" style:font-name-asian="Courier New" style:font-name-complex="Courier New"/>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 style:font-weight-asian="bold" style:font-name-complex="Courier New"/>
    </style:style>
    <style:style style:name="T49" style:family="text">
      <style:text-properties fo:color="#2a00ff" loext:opacity="100%"/>
    </style:style>
    <style:style style:name="T50" style:family="text">
      <style:text-properties fo:color="#2a00ff" loext:opacity="100%" style:font-name="Courier New" fo:font-size="10pt" style:font-name-asian="Courier New" style:font-size-asian="10pt" style:font-name-complex="Courier New" style:font-size-complex="10pt"/>
    </style:style>
    <style:style style:name="T51" style:family="text">
      <style:text-properties fo:color="#2a00ff" loext:opacity="100%" style:font-name="Courier New"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 style:font-name-complex="Courier New"/>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6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61" style:family="text">
      <style:text-properties fo:color="#000080" loext:opacity="100%" style:font-name="Courier New" fo:font-size="10pt" fo:font-style="normal" fo:font-weight="bold" style:font-size-asian="10pt" style:font-style-asian="normal" style:font-weight-asian="normal" style:font-size-complex="10pt"/>
    </style:style>
    <style:style style:name="T62" style:family="text">
      <style:text-properties fo:color="#000080" loext:opacity="100%" style:font-name="Courier New" fo:font-weight="bold"/>
    </style:style>
    <style:style style:name="T6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68" style:family="text">
      <style:text-properties fo:color="#000080" loext:opacity="100%" style:font-name="Courier New1" fo:font-weight="bold"/>
    </style:style>
    <style:style style:name="T69" style:family="text">
      <style:text-properties fo:color="#000080" loext:opacity="100%" style:font-name="Courier New1"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 fo:font-size="10pt" style:font-name-asian="Courier New" style:font-size-asian="10pt" style:font-name-complex="Courier New"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style:language-asian="zxx" style:country-asian="none" style:language-complex="zxx" style:country-complex="none"/>
    </style:style>
    <style:style style:name="T109" style:family="text">
      <style:text-properties officeooo:rsid="003a7d88" style:language-asian="zxx" style:country-asian="none" style:language-complex="zxx" style:country-complex="none"/>
    </style:style>
    <style:style style:name="T110" style:family="text">
      <style:text-properties officeooo:rsid="003ca465" style:language-asian="zxx" style:country-asian="none" style:language-complex="zxx" style:country-complex="none"/>
    </style:style>
    <style:style style:name="T111" style:family="text">
      <style:text-properties officeooo:rsid="003e1a46" style:language-asian="zxx" style:country-asian="none" style:language-complex="zxx" style:country-complex="none"/>
    </style:style>
    <style:style style:name="T112" style:family="text">
      <style:text-properties officeooo:rsid="003f2c4d" style:language-asian="zxx" style:country-asian="none" style:language-complex="zxx" style:country-complex="none"/>
    </style:style>
    <style:style style:name="T113" style:family="text">
      <style:text-properties officeooo:rsid="0050c70e" style:language-asian="zxx" style:country-asian="none" style:language-complex="zxx" style:country-complex="none"/>
    </style:style>
    <style:style style:name="T114" style:family="text">
      <style:text-properties style:font-name="Courier New"/>
    </style:style>
    <style:style style:name="T115"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16"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17"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8"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9"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20"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21"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22"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23"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24"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25" style:family="text">
      <style:text-properties style:font-name="Courier New" fo:font-size="8pt" fo:language="ca" fo:country="ES" style:font-size-asian="8pt" style:font-size-complex="8pt"/>
    </style:style>
    <style:style style:name="T126"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27"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8" style:family="text">
      <style:text-properties fo:font-size="10pt" officeooo:rsid="001a684f" style:font-name-asian="Bitstream Vera Sans Mono" style:font-size-asian="10pt" style:font-name-complex="Courier New" style:font-size-complex="10pt"/>
    </style:style>
    <style:style style:name="T129" style:family="text">
      <style:text-properties fo:font-size="10pt" officeooo:rsid="00167a72" style:font-name-asian="Bitstream Vera Sans Mono" style:font-size-asian="10pt" style:font-name-complex="Courier New" style:font-size-complex="10pt"/>
    </style:style>
    <style:style style:name="T130" style:family="text">
      <style:text-properties fo:color="#008000" loext:opacity="100%" style:font-name="Courier New1" fo:font-weight="bold" fo:background-color="#e4e4ff" loext:char-shading-value="0"/>
    </style:style>
    <style:style style:name="T131" style:family="text">
      <style:text-properties fo:color="#008000" loext:opacity="100%" style:font-name="Courier New1" fo:font-weight="bold" officeooo:rsid="005891d0" fo:background-color="#e4e4ff" loext:char-shading-value="0"/>
    </style:style>
    <style:style style:name="T132" style:family="text">
      <style:text-properties fo:color="#008000" loext:opacity="100%" style:font-name="Courier New1" fo:font-size="11pt" fo:font-weight="bold" officeooo:rsid="0053b835" fo:background-color="#e4e4ff" loext:char-shading-value="0"/>
    </style:style>
    <style:style style:name="T133" style:family="text">
      <style:text-properties fo:color="#008000" loext:opacity="100%" style:font-name="Courier New1" fo:font-size="11pt" fo:font-weight="bold" officeooo:rsid="0032a23d" fo:background-color="#e4e4ff" loext:char-shading-value="0"/>
    </style:style>
    <style:style style:name="T134" style:family="text">
      <style:text-properties fo:color="#008000" loext:opacity="100%" style:font-name="Courier New1" fo:font-size="11pt" fo:font-weight="bold" officeooo:rsid="0036fc76" fo:background-color="#e4e4ff" loext:char-shading-value="0"/>
    </style:style>
    <style:style style:name="T135" style:family="text">
      <style:text-properties fo:color="#008000" loext:opacity="100%" style:font-name="Courier New1" fo:font-size="11pt" fo:font-weight="bold" officeooo:rsid="00360024" fo:background-color="#e4e4ff" loext:char-shading-value="0"/>
    </style:style>
    <style:style style:name="T136" style:family="text">
      <style:text-properties fo:color="#008000" loext:opacity="100%" style:font-name="Courier New1" fo:font-size="11pt" fo:font-weight="bold" officeooo:rsid="002ef2fe" fo:background-color="#e4e4ff" loext:char-shading-value="0"/>
    </style:style>
    <style:style style:name="T137" style:family="text">
      <style:text-properties fo:color="#008000" loext:opacity="100%" style:font-name="Courier New1" fo:font-size="11pt" fo:font-weight="bold" officeooo:rsid="002fc6d3" fo:background-color="#e4e4ff" loext:char-shading-value="0"/>
    </style:style>
    <style:style style:name="T138" style:family="text">
      <style:text-properties fo:color="#008000" loext:opacity="100%" style:font-name="Courier New1" fo:font-size="11pt" fo:font-weight="bold" officeooo:rsid="0057d8db" fo:background-color="#e4e4ff" loext:char-shading-value="0"/>
    </style:style>
    <style:style style:name="T139" style:family="text">
      <style:text-properties fo:color="#008000" loext:opacity="100%" style:font-name="Courier New1" fo:font-size="11pt" fo:font-weight="bold" officeooo:rsid="005a2697" fo:background-color="#e4e4ff" loext:char-shading-value="0"/>
    </style:style>
    <style:style style:name="T140" style:family="text">
      <style:text-properties fo:color="#008000" loext:opacity="100%" style:font-name="Courier New1" fo:font-size="11pt" fo:font-weight="bold" officeooo:rsid="005cccca" fo:background-color="#e4e4ff" loext:char-shading-value="0"/>
    </style:style>
    <style:style style:name="T141" style:family="text">
      <style:text-properties fo:color="#008000" loext:opacity="100%" style:font-name="Courier New1" fo:font-size="11pt" fo:font-weight="bold" officeooo:rsid="006b56ba" fo:background-color="#e4e4ff" loext:char-shading-value="0"/>
    </style:style>
    <style:style style:name="T142" style:family="text">
      <style:text-properties fo:color="#008000" loext:opacity="100%" style:font-name="Courier New1" fo:font-size="11pt" fo:font-weight="bold" officeooo:rsid="006bd588" fo:background-color="#e4e4ff" loext:char-shading-value="0"/>
    </style:style>
    <style:style style:name="T143" style:family="text">
      <style:text-properties fo:color="#008000" loext:opacity="100%" style:font-name="Courier New1" fo:font-size="11pt" fo:font-weight="bold" officeooo:rsid="006c279f" fo:background-color="#e4e4ff" loext:char-shading-value="0"/>
    </style:style>
    <style:style style:name="T144" style:family="text">
      <style:text-properties fo:color="#808000" loext:opacity="100%"/>
    </style:style>
    <style:style style:name="T14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46" style:family="text">
      <style:text-properties fo:color="#808000" loext:opacity="100%" fo:font-size="10pt" officeooo:rsid="001a684f" style:font-name-asian="Bitstream Vera Sans Mono" style:font-size-asian="10pt" style:font-name-complex="Courier New" style:font-size-complex="10pt"/>
    </style:style>
    <style:style style:name="T147" style:family="text">
      <style:text-properties fo:color="#808000" loext:opacity="100%" fo:font-size="10pt" officeooo:rsid="00167a72" style:font-name-asian="Bitstream Vera Sans Mono" style:font-size-asian="10pt" style:font-name-complex="Courier New" style:font-size-complex="10pt"/>
    </style:style>
    <style:style style:name="T148" style:family="text">
      <style:text-properties fo:color="#808000" loext:opacity="100%" fo:background-color="#e4e4ff" loext:char-shading-value="0"/>
    </style:style>
    <style:style style:name="T149" style:family="text">
      <style:text-properties fo:color="#808000" loext:opacity="100%" style:font-name="Courier New1"/>
    </style:style>
    <style:style style:name="T150" style:family="text">
      <style:text-properties fo:color="#808000" loext:opacity="100%" style:font-name="Courier New1" fo:background-color="#e4e4ff" loext:char-shading-value="0"/>
    </style:style>
    <style:style style:name="T151" style:family="text">
      <style:text-properties fo:color="#808000" loext:opacity="100%" officeooo:rsid="001a684f"/>
    </style:style>
    <style:style style:name="T152" style:family="text">
      <style:text-properties fo:color="#808000" loext:opacity="100%" style:font-name="Courier New" fo:font-size="10pt" fo:background-color="#e8f2fe" loext:char-shading-value="0" style:font-size-asian="10pt" style:font-size-complex="10pt"/>
    </style:style>
    <style:style style:name="T153" style:family="text">
      <style:text-properties fo:background-color="#e4e4ff" loext:char-shading-value="0"/>
    </style:style>
    <style:style style:name="T154" style:family="text">
      <style:text-properties style:font-name="Courier New1"/>
    </style:style>
    <style:style style:name="T155" style:family="text">
      <style:text-properties style:font-name="Courier New1" fo:font-weight="bold"/>
    </style:style>
    <style:style style:name="T156" style:family="text">
      <style:text-properties style:font-name="Courier New1" fo:background-color="#e4e4ff" loext:char-shading-value="0"/>
    </style:style>
    <style:style style:name="T157" style:family="text">
      <style:text-properties style:font-name="Courier New1" officeooo:rsid="0036fc76"/>
    </style:style>
    <style:style style:name="T158" style:family="text">
      <style:text-properties style:font-name="Courier New1" fo:font-size="10pt" officeooo:rsid="0036fc76" style:font-name-asian="Bitstream Vera Sans Mono" style:font-size-asian="10pt" style:font-name-complex="Courier New" style:font-size-complex="10pt"/>
    </style:style>
    <style:style style:name="T159" style:family="text">
      <style:text-properties style:font-name="Courier New1" fo:font-size="10pt" officeooo:rsid="00360024" style:font-name-asian="Bitstream Vera Sans Mono" style:font-size-asian="10pt" style:font-name-complex="Courier New" style:font-size-complex="10pt"/>
    </style:style>
    <style:style style:name="T160" style:family="text">
      <style:text-properties style:font-name="Courier New1" fo:font-size="10pt" officeooo:rsid="002ec605" style:font-name-asian="Bitstream Vera Sans Mono" style:font-size-asian="10pt" style:font-name-complex="Courier New" style:font-size-complex="10pt"/>
    </style:style>
    <style:style style:name="T161" style:family="text">
      <style:text-properties style:font-name="Courier New1" fo:font-size="10pt" officeooo:rsid="002fc6d3" style:font-name-asian="Bitstream Vera Sans Mono" style:font-size-asian="10pt" style:font-name-complex="Courier New" style:font-size-complex="10pt"/>
    </style:style>
    <style:style style:name="T162" style:family="text">
      <style:text-properties style:font-name="Courier New1" fo:font-size="10pt" officeooo:rsid="00551398" style:font-name-asian="Bitstream Vera Sans Mono" style:font-size-asian="10pt" style:font-name-complex="Courier New" style:font-size-complex="10pt"/>
    </style:style>
    <style:style style:name="T163" style:family="text">
      <style:text-properties style:font-name="Courier New1" fo:font-size="10pt" officeooo:rsid="0057d8db" style:font-name-asian="Bitstream Vera Sans Mono" style:font-size-asian="10pt" style:font-name-complex="Courier New" style:font-size-complex="10pt"/>
    </style:style>
    <style:style style:name="T164" style:family="text">
      <style:text-properties style:font-name="Courier New1" fo:font-size="10pt" officeooo:rsid="005a2697" style:font-name-asian="Bitstream Vera Sans Mono" style:font-size-asian="10pt" style:font-name-complex="Courier New" style:font-size-complex="10pt"/>
    </style:style>
    <style:style style:name="T165" style:family="text">
      <style:text-properties style:font-name="Courier New1" officeooo:rsid="0057d8db"/>
    </style:style>
    <style:style style:name="T166" style:family="text">
      <style:text-properties style:font-name="Courier New1" officeooo:rsid="005a2697"/>
    </style:style>
    <style:style style:name="T167" style:family="text">
      <style:text-properties fo:font-size="11pt" style:font-size-asian="11pt" style:font-size-complex="11pt"/>
    </style:style>
    <style:style style:name="T168" style:family="text">
      <style:text-properties style:font-name="Arial" fo:font-size="18pt" fo:font-style="normal" fo:font-weight="bold" officeooo:rsid="00138aa1" style:font-name-asian="MS Mincho" style:font-size-asian="14pt" style:font-style-asian="italic" style:font-name-complex="Tahoma" style:font-size-complex="14pt" style:font-style-complex="italic"/>
    </style:style>
    <style:style style:name="T169" style:family="text">
      <style:text-properties style:font-name="Arial" fo:font-size="14pt" fo:language="ca" fo:country="ES" fo:font-weight="bold" officeooo:rsid="00650482" style:font-name-asian="MS Mincho" style:font-size-asian="14pt" style:font-weight-asian="bold" style:font-name-complex="Tahoma" style:font-size-complex="14pt" style:font-weight-complex="bold"/>
    </style:style>
    <style:style style:name="T170" style:family="text">
      <style:text-properties style:font-name="Arial" fo:font-size="14pt" fo:language="ca" fo:country="ES" fo:font-weight="bold" officeooo:rsid="0068bebb" style:font-name-asian="MS Mincho" style:font-size-asian="14pt" style:font-weight-asian="bold" style:font-name-complex="Tahoma" style:font-size-complex="14pt" style:font-weight-complex="bold"/>
    </style:style>
    <style:style style:name="T171" style:family="text">
      <style:text-properties style:font-name="Arial" fo:font-size="14pt" fo:language="ca" fo:country="ES" fo:font-weight="bold" officeooo:rsid="006bd588" style:font-name-asian="MS Mincho" style:font-size-asian="14pt" style:font-weight-asian="bold" style:font-name-complex="Tahoma" style:font-size-complex="14pt" style:font-weight-complex="bold"/>
    </style:style>
    <style:style style:name="T172" style:family="text">
      <style:text-properties style:font-name="Arial1" fo:font-size="11pt"/>
    </style:style>
    <style:style style:name="T173" style:family="text">
      <style:text-properties style:font-name="Arial1" fo:font-size="11pt" fo:font-style="italic" style:font-style-asian="italic" style:font-style-complex="italic"/>
    </style:style>
    <style:style style:name="T174" style:family="text">
      <style:text-properties style:font-name="Arial1" fo:font-size="11pt" fo:font-style="normal" style:font-style-asian="normal" style:font-style-complex="normal"/>
    </style:style>
    <style:style style:name="T175" style:family="text">
      <style:text-properties style:font-name="Arial1" fo:font-size="11pt" officeooo:rsid="00156952" fo:background-color="transparent" loext:char-shading-value="0" style:language-asian="zxx" style:country-asian="none" style:language-complex="zxx" style:country-complex="none"/>
    </style:style>
    <style:style style:name="T176" style:family="text">
      <style:text-properties style:font-name="Arial1" fo:font-size="11pt" officeooo:rsid="0028bebb" fo:background-color="transparent" loext:char-shading-value="0" style:language-asian="zxx" style:country-asian="none" style:language-complex="zxx" style:country-complex="none"/>
    </style:style>
    <style:style style:name="T177" style:family="text">
      <style:text-properties style:font-name="Arial1" fo:font-size="11pt" officeooo:rsid="00299906" fo:background-color="transparent" loext:char-shading-value="0" style:language-asian="zxx" style:country-asian="none" style:language-complex="zxx" style:country-complex="none"/>
    </style:style>
    <style:style style:name="T178" style:family="text">
      <style:text-properties style:font-name="Arial1" fo:font-size="11pt" officeooo:rsid="002f8d2c" fo:background-color="transparent" loext:char-shading-value="0" style:language-asian="zxx" style:country-asian="none" style:language-complex="zxx" style:country-complex="none"/>
    </style:style>
    <style:style style:name="T179" style:family="text">
      <style:text-properties style:font-name="Arial1" fo:font-size="11pt" officeooo:rsid="0032a23d" fo:background-color="transparent" loext:char-shading-value="0" style:language-asian="zxx" style:country-asian="none" style:language-complex="zxx" style:country-complex="none"/>
    </style:style>
    <style:style style:name="T180" style:family="text">
      <style:text-properties style:font-name="Arial1" fo:font-size="11pt" officeooo:rsid="005a2697" fo:background-color="transparent" loext:char-shading-value="0" style:language-asian="zxx" style:country-asian="none" style:language-complex="zxx" style:country-complex="none"/>
    </style:style>
    <style:style style:name="T181" style:family="text">
      <style:text-properties style:font-name="Arial1" fo:font-size="11pt" officeooo:rsid="005cccca" fo:background-color="transparent" loext:char-shading-value="0" style:language-asian="zxx" style:country-asian="none" style:language-complex="zxx" style:country-complex="none"/>
    </style:style>
    <style:style style:name="T182" style:family="text">
      <style:text-properties style:font-name="Arial1" fo:font-size="11pt" officeooo:rsid="006b56ba" fo:background-color="transparent" loext:char-shading-value="0"/>
    </style:style>
    <style:style style:name="T183" style:family="text">
      <style:text-properties style:font-name="Arial1" fo:font-size="11pt" officeooo:rsid="006bd588" fo:background-color="transparent" loext:char-shading-value="0"/>
    </style:style>
    <style:style style:name="T184" style:family="text">
      <style:text-properties style:font-name="Arial1" fo:font-size="11pt" officeooo:rsid="006c279f" fo:background-color="transparent" loext:char-shading-value="0"/>
    </style:style>
    <style:style style:name="T185" style:family="text">
      <style:text-properties style:font-name="Arial1" fo:font-size="11pt" officeooo:rsid="002613ec"/>
    </style:style>
    <style:style style:name="T186" style:family="text">
      <style:text-properties style:font-name="Arial1" fo:font-size="11pt" officeooo:rsid="0023d7ca"/>
    </style:style>
    <style:style style:name="T187" style:family="text">
      <style:text-properties style:font-name="Arial1" fo:font-size="11pt" fo:language="ca" fo:country="ES" officeooo:rsid="00363859" fo:background-color="transparent" loext:char-shading-value="0" style:language-asian="zxx" style:country-asian="none" style:language-complex="zxx" style:country-complex="none"/>
    </style:style>
    <style:style style:name="T188" style:family="text">
      <style:text-properties style:font-name="Arial1" fo:font-size="11pt" fo:language="ca" fo:country="ES" officeooo:rsid="00476178" fo:background-color="transparent" loext:char-shading-value="0" style:language-asian="zxx" style:country-asian="none" style:language-complex="zxx" style:country-complex="none"/>
    </style:style>
    <style:style style:name="T189" style:family="text">
      <style:text-properties style:font-name="Arial1"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0" style:family="text">
      <style:text-properties style:font-name="Arial1"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1" style:family="text">
      <style:text-properties style:font-name="Arial1" fo:font-size="11pt" officeooo:rsid="0043fe3c"/>
    </style:style>
    <style:style style:name="T192" style:family="text">
      <style:text-properties style:font-name="Arial1" fo:font-size="11pt" officeooo:rsid="0032a23d"/>
    </style:style>
    <style:style style:name="T193" style:family="text">
      <style:text-properties style:font-name="Arial1" fo:font-size="11pt" officeooo:rsid="00360024"/>
    </style:style>
    <style:style style:name="T194" style:family="text">
      <style:text-properties style:font-name="Arial1" fo:font-size="11pt" officeooo:rsid="0036fc76"/>
    </style:style>
    <style:style style:name="T195" style:family="text">
      <style:text-properties style:font-name="Arial1" fo:font-size="11pt" officeooo:rsid="004803b0"/>
    </style:style>
    <style:style style:name="T196" style:family="text">
      <style:text-properties style:font-name="Arial1" fo:font-size="11pt" officeooo:rsid="00290df7"/>
    </style:style>
    <style:style style:name="T197" style:family="text">
      <style:text-properties style:font-name="Arial1" fo:font-size="11pt" officeooo:rsid="002ef2fe"/>
    </style:style>
    <style:style style:name="T198" style:family="text">
      <style:text-properties style:font-name="Arial1" fo:font-size="11pt" officeooo:rsid="002fc6d3"/>
    </style:style>
    <style:style style:name="T199" style:family="text">
      <style:text-properties style:font-name="Arial1" fo:font-size="11pt" officeooo:rsid="005a2697"/>
    </style:style>
    <style:style style:name="T200" style:family="text">
      <style:text-properties style:font-name="Arial1" fo:font-size="11pt" fo:font-weight="bold" style:font-weight-asian="bold" style:font-weight-complex="bold"/>
    </style:style>
    <style:style style:name="T201" style:family="text">
      <style:text-properties style:font-name="Arial1" fo:font-size="11pt" fo:font-weight="bold" officeooo:rsid="006024e4" style:font-weight-asian="bold" style:font-weight-complex="bold"/>
    </style:style>
    <style:style style:name="T202" style:family="text">
      <style:text-properties style:font-name="Arial1" fo:font-size="11pt" fo:font-weight="bold" officeooo:rsid="0036fc76" style:font-weight-asian="bold" style:font-weight-complex="bold"/>
    </style:style>
    <style:style style:name="T203" style:family="text">
      <style:text-properties style:font-name="Arial1" fo:font-size="11pt" officeooo:rsid="00636a91"/>
    </style:style>
    <style:style style:name="T204" style:family="text">
      <style:text-properties style:font-name="Arial1" fo:font-size="11pt" officeooo:rsid="0063c25e"/>
    </style:style>
    <style:style style:name="T205" style:family="text">
      <style:text-properties style:font-name="Arial1"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1"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1"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1"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1" fo:font-size="11pt" officeooo:rsid="006b56ba"/>
    </style:style>
    <style:style style:name="T210" style:family="text">
      <style:text-properties style:font-name="Arial1" fo:font-size="11pt" officeooo:rsid="006c279f"/>
    </style:style>
    <style:style style:name="T211" style:family="text">
      <style:text-properties style:font-name="Arial1" fo:font-size="11pt" officeooo:rsid="0057df3f"/>
    </style:style>
    <style:style style:name="T212"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3"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4" style:family="text">
      <style:text-properties officeooo:rsid="00164b72"/>
    </style:style>
    <style:style style:name="T215" style:family="text">
      <style:text-properties officeooo:rsid="0019879d"/>
    </style:style>
    <style:style style:name="T216"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7"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8" style:family="text">
      <style:text-properties officeooo:rsid="001d7363"/>
    </style:style>
    <style:style style:name="T219" style:family="text">
      <style:text-properties officeooo:rsid="002220b9"/>
    </style:style>
    <style:style style:name="T220" style:family="text">
      <style:text-properties officeooo:rsid="0023d7ca"/>
    </style:style>
    <style:style style:name="T221" style:family="text">
      <style:text-properties officeooo:rsid="0024df30"/>
    </style:style>
    <style:style style:name="T222" style:family="text">
      <style:text-properties officeooo:rsid="002671da"/>
    </style:style>
    <style:style style:name="T223" style:family="text">
      <style:text-properties officeooo:rsid="00275f00"/>
    </style:style>
    <style:style style:name="T224" style:family="text">
      <style:text-properties officeooo:rsid="0028bebb"/>
    </style:style>
    <style:style style:name="T225" style:family="text">
      <style:text-properties officeooo:rsid="00299906"/>
    </style:style>
    <style:style style:name="T226" style:family="text">
      <style:text-properties officeooo:rsid="002a2cf5"/>
    </style:style>
    <style:style style:name="T227" style:family="text">
      <style:text-properties officeooo:rsid="002a3c6c"/>
    </style:style>
    <style:style style:name="T228" style:family="text">
      <style:text-properties officeooo:rsid="002b58f2"/>
    </style:style>
    <style:style style:name="T229" style:family="text">
      <style:text-properties officeooo:rsid="002be996"/>
    </style:style>
    <style:style style:name="T230" style:family="text">
      <style:text-properties officeooo:rsid="002e44ce"/>
    </style:style>
    <style:style style:name="T231" style:family="text">
      <style:text-properties fo:language="ca" fo:country="ES"/>
    </style:style>
    <style:style style:name="T232" style:family="text">
      <style:text-properties fo:language="ca" fo:country="ES" officeooo:rsid="00164b72"/>
    </style:style>
    <style:style style:name="T233" style:family="text">
      <style:text-properties fo:language="ca" fo:country="ES" fo:background-color="transparent" loext:char-shading-value="0" style:language-asian="zxx" style:country-asian="none" style:language-complex="zxx" style:country-complex="none"/>
    </style:style>
    <style:style style:name="T234" style:family="text">
      <style:text-properties fo:language="ca" fo:country="ES" officeooo:rsid="00164b72" fo:background-color="transparent" loext:char-shading-value="0" style:language-asian="zxx" style:country-asian="none" style:language-complex="zxx" style:country-complex="none"/>
    </style:style>
    <style:style style:name="T235" style:family="text">
      <style:text-properties fo:language="ca" fo:country="ES" officeooo:rsid="0036992a"/>
    </style:style>
    <style:style style:name="T236" style:family="text">
      <style:text-properties fo:language="ca" fo:country="ES" officeooo:rsid="003a7d88"/>
    </style:style>
    <style:style style:name="T237" style:family="text">
      <style:text-properties fo:language="ca" fo:country="ES" officeooo:rsid="00363859"/>
    </style:style>
    <style:style style:name="T238" style:family="text">
      <style:text-properties fo:language="ca" fo:country="ES" officeooo:rsid="004410a8"/>
    </style:style>
    <style:style style:name="T239"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0" style:family="text">
      <style:text-properties officeooo:rsid="002f8d2c"/>
    </style:style>
    <style:style style:name="T241" style:family="text">
      <style:text-properties officeooo:rsid="002fe805"/>
    </style:style>
    <style:style style:name="T242" style:family="text">
      <style:text-properties officeooo:rsid="003054fe"/>
    </style:style>
    <style:style style:name="T243" style:family="text">
      <style:text-properties officeooo:rsid="00325478"/>
    </style:style>
    <style:style style:name="T244" style:family="text">
      <style:text-properties officeooo:rsid="00339b9a"/>
    </style:style>
    <style:style style:name="T245" style:family="text">
      <style:text-properties officeooo:rsid="0035679e"/>
    </style:style>
    <style:style style:name="T246" style:family="text">
      <style:text-properties officeooo:rsid="0036992a"/>
    </style:style>
    <style:style style:name="T247" style:family="text">
      <style:text-properties fo:color="#9e880d" loext:opacity="100%" style:font-name="JetBrains Mono" fo:font-size="10pt" fo:font-style="normal" fo:font-weight="normal" style:font-size-asian="10pt" style:font-style-asian="normal" style:font-weight-asian="normal"/>
    </style:style>
    <style:style style:name="T24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49" style:family="text">
      <style:text-properties fo:color="#9e880d" loext:opacity="100%" style:font-name="JetBrains Mono" fo:font-style="normal" fo:font-weight="normal" style:font-style-asian="normal" style:font-weight-asian="normal"/>
    </style:style>
    <style:style style:name="T250" style:family="text">
      <style:text-properties fo:color="#080808" loext:opacity="100%" style:font-name="JetBrains Mono" fo:font-size="10pt" fo:font-style="normal" fo:font-weight="normal" style:font-size-asian="10pt" style:font-style-asian="normal" style:font-weight-asian="normal"/>
    </style:style>
    <style:style style:name="T25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52" style:family="text">
      <style:text-properties fo:color="#080808" loext:opacity="100%" style:font-name="JetBrains Mono" fo:font-style="normal" fo:font-weight="normal" style:font-style-asian="normal" style:font-weight-asian="normal"/>
    </style:style>
    <style:style style:name="T253" style:family="text">
      <style:text-properties fo:color="#871094" loext:opacity="100%" style:font-name="JetBrains Mono" fo:font-size="10pt" fo:font-style="italic" fo:font-weight="normal" style:font-size-asian="10pt" style:font-style-asian="italic" style:font-weight-asian="normal"/>
    </style:style>
    <style:style style:name="T25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255" style:family="text">
      <style:text-properties fo:color="#871094" loext:opacity="100%" style:font-name="JetBrains Mono" fo:font-style="italic" fo:font-weight="normal" style:font-style-asian="italic" style:font-weight-asian="normal"/>
    </style:style>
    <style:style style:name="T256" style:family="text">
      <style:text-properties fo:color="#00627a" loext:opacity="100%" style:font-name="JetBrains Mono" fo:font-size="10pt" fo:font-style="normal" fo:font-weight="normal" style:font-size-asian="10pt" style:font-style-asian="normal" style:font-weight-asian="normal"/>
    </style:style>
    <style:style style:name="T257" style:family="text">
      <style:text-properties fo:color="#00627a" loext:opacity="100%" style:font-name="JetBrains Mono" fo:font-style="normal" fo:font-weight="normal" style:font-style-asian="normal" style:font-weight-asian="normal"/>
    </style:style>
    <style:style style:name="T258" style:family="text">
      <style:text-properties fo:color="#0033b3" loext:opacity="100%" style:font-name="JetBrains Mono" fo:font-size="10pt" fo:font-style="normal" fo:font-weight="normal" style:font-size-asian="10pt" style:font-style-asian="normal" style:font-weight-asian="normal"/>
    </style:style>
    <style:style style:name="T259" style:family="text">
      <style:text-properties fo:color="#0033b3" loext:opacity="100%" style:font-name="JetBrains Mono" fo:font-style="normal" fo:font-weight="normal" style:font-style-asian="normal" style:font-weight-asian="normal"/>
    </style:style>
    <style:style style:name="T260" style:family="text">
      <style:text-properties style:font-name="JetBrains Mono" fo:font-style="normal" fo:font-weight="normal" style:font-style-asian="normal" style:font-weight-asian="normal"/>
    </style:style>
    <style:style style:name="T261" style:family="text">
      <style:text-properties officeooo:rsid="003a722b"/>
    </style:style>
    <style:style style:name="T262" style:family="text">
      <style:text-properties officeooo:rsid="003a7d88"/>
    </style:style>
    <style:style style:name="T263" style:family="text">
      <style:text-properties officeooo:rsid="003ca465"/>
    </style:style>
    <style:style style:name="T264" style:family="text">
      <style:text-properties officeooo:rsid="003e1a46"/>
    </style:style>
    <style:style style:name="T265" style:family="text">
      <style:text-properties officeooo:rsid="003f2c4d"/>
    </style:style>
    <style:style style:name="T266" style:family="text">
      <style:text-properties officeooo:rsid="003fc33a"/>
    </style:style>
    <style:style style:name="T267" style:family="text">
      <style:text-properties officeooo:rsid="004119ac"/>
    </style:style>
    <style:style style:name="T268" style:family="text">
      <style:text-properties officeooo:rsid="004410a8"/>
    </style:style>
    <style:style style:name="T269" style:family="text">
      <style:text-properties officeooo:rsid="004607fa"/>
    </style:style>
    <style:style style:name="T270" style:family="text">
      <style:text-properties officeooo:rsid="0046d733"/>
    </style:style>
    <style:style style:name="T271" style:family="text">
      <style:text-properties officeooo:rsid="0046df6c"/>
    </style:style>
    <style:style style:name="T272" style:family="text">
      <style:text-properties officeooo:rsid="004862e2"/>
    </style:style>
    <style:style style:name="T273" style:family="text">
      <style:text-properties fo:color="#ff4019" loext:opacity="100%" style:font-name="Arial1" fo:font-size="11pt" fo:language="ca" fo:country="ES" style:text-underline-style="none"/>
    </style:style>
    <style:style style:name="T274" style:family="text">
      <style:text-properties fo:color="#ff4019" loext:opacity="100%" style:font-name="Arial1" fo:font-size="11pt" fo:language="ca" fo:country="ES" style:text-underline-style="none" style:language-asian="zxx" style:country-asian="none" style:language-complex="zxx" style:country-complex="none"/>
    </style:style>
    <style:style style:name="T275" style:family="text">
      <style:text-properties fo:color="#ff4019" loext:opacity="100%" style:font-name="Arial1"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6" style:family="text">
      <style:text-properties fo:color="#ff4019" loext:opacity="100%" style:font-name="Arial1"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7" style:family="text">
      <style:text-properties officeooo:rsid="001a684f"/>
    </style:style>
    <style:style style:name="T278" style:family="text">
      <style:text-properties officeooo:rsid="00161e2d"/>
    </style:style>
    <style:style style:name="T279" style:family="text">
      <style:text-properties officeooo:rsid="003ebb43"/>
    </style:style>
    <style:style style:name="T280" style:family="text">
      <style:text-properties officeooo:rsid="00166071"/>
    </style:style>
    <style:style style:name="T281" style:family="text">
      <style:text-properties officeooo:rsid="003f3110"/>
    </style:style>
    <style:style style:name="T282" style:family="text">
      <style:text-properties officeooo:rsid="00412538"/>
    </style:style>
    <style:style style:name="T283" style:family="text">
      <style:text-properties officeooo:rsid="0041a232"/>
    </style:style>
    <style:style style:name="T284" style:family="text">
      <style:text-properties officeooo:rsid="00433499"/>
    </style:style>
    <style:style style:name="T285" style:family="text">
      <style:text-properties officeooo:rsid="00434ee2"/>
    </style:style>
    <style:style style:name="T286" style:family="text">
      <style:text-properties officeooo:rsid="0043fe3c"/>
    </style:style>
    <style:style style:name="T287" style:family="text">
      <style:text-properties officeooo:rsid="00523ec3"/>
    </style:style>
    <style:style style:name="T288" style:family="text">
      <style:text-properties fo:color="#646464" loext:opacity="100%" style:font-name="Courier New" fo:font-size="10pt" fo:background-color="#e8f2fe" loext:char-shading-value="0" style:font-size-asian="10pt" style:font-size-complex="10pt"/>
    </style:style>
    <style:style style:name="T289" style:family="text">
      <style:text-properties fo:color="#646464" loext:opacity="100%" style:font-name="Consolas"/>
    </style:style>
    <style:style style:name="T290" style:family="text">
      <style:text-properties fo:color="#646464" loext:opacity="100%" style:font-name="Consolas" fo:language="ca" fo:country="ES" style:font-name-asian="Courier New" style:font-name-complex="Courier New"/>
    </style:style>
    <style:style style:name="T291" style:family="text">
      <style:text-properties fo:color="#6a3e3e" loext:opacity="100%" style:font-name="Courier New" fo:font-size="10pt" fo:background-color="#e8f2fe" loext:char-shading-value="0" style:font-size-asian="10pt" style:font-size-complex="10pt"/>
    </style:style>
    <style:style style:name="T292" style:family="text">
      <style:text-properties fo:color="#6a3e3e" loext:opacity="100%" style:font-name="Consolas"/>
    </style:style>
    <style:style style:name="T293" style:family="text">
      <style:text-properties fo:color="#6a3e3e" loext:opacity="100%" style:font-name="Consolas" fo:language="ca" fo:country="ES" style:font-name-asian="Courier New" style:font-name-complex="Courier New"/>
    </style:style>
    <style:style style:name="T294" style:family="text">
      <style:text-properties officeooo:rsid="00450588"/>
    </style:style>
    <style:style style:name="T295" style:family="text">
      <style:text-properties officeooo:rsid="001c5e6a"/>
    </style:style>
    <style:style style:name="T296" style:family="text">
      <style:text-properties officeooo:rsid="001bcdcc"/>
    </style:style>
    <style:style style:name="T297" style:family="text">
      <style:text-properties officeooo:rsid="00452fde"/>
    </style:style>
    <style:style style:name="T298" style:family="text">
      <style:text-properties officeooo:rsid="0053b835"/>
    </style:style>
    <style:style style:name="T299" style:family="text">
      <style:text-properties officeooo:rsid="0045eef4"/>
    </style:style>
    <style:style style:name="T300" style:family="text">
      <style:text-properties officeooo:rsid="0045ba52"/>
    </style:style>
    <style:style style:name="T301" style:family="text">
      <style:text-properties officeooo:rsid="0036fc76"/>
    </style:style>
    <style:style style:name="T302" style:family="text">
      <style:text-properties officeooo:rsid="004803b0"/>
    </style:style>
    <style:style style:name="T303" style:family="text">
      <style:text-properties officeooo:rsid="004a360c"/>
    </style:style>
    <style:style style:name="T304" style:family="text">
      <style:text-properties officeooo:rsid="004b2246"/>
    </style:style>
    <style:style style:name="T305" style:family="text">
      <style:text-properties officeooo:rsid="0035883d"/>
    </style:style>
    <style:style style:name="T306" style:family="text">
      <style:text-properties officeooo:rsid="00360024"/>
    </style:style>
    <style:style style:name="T307" style:family="text">
      <style:text-properties officeooo:rsid="004d1a82"/>
    </style:style>
    <style:style style:name="T308" style:family="text">
      <style:text-properties officeooo:rsid="00290df7"/>
    </style:style>
    <style:style style:name="T309" style:family="text">
      <style:text-properties officeooo:rsid="00536654"/>
    </style:style>
    <style:style style:name="T310" style:family="text">
      <style:text-properties officeooo:rsid="002ef2fe"/>
    </style:style>
    <style:style style:name="T311" style:family="text">
      <style:text-properties officeooo:rsid="0057d8db"/>
    </style:style>
    <style:style style:name="T312" style:family="text">
      <style:text-properties officeooo:rsid="005a2697"/>
    </style:style>
    <style:style style:name="T313" style:family="text">
      <style:text-properties officeooo:rsid="005b6b2e"/>
    </style:style>
    <style:style style:name="T314" style:family="text">
      <style:text-properties officeooo:rsid="0060710a"/>
    </style:style>
    <style:style style:name="T315" style:family="text">
      <style:text-properties officeooo:rsid="00650482"/>
    </style:style>
    <style:style style:name="T316" style:family="text">
      <style:text-properties officeooo:rsid="006808c2"/>
    </style:style>
    <style:style style:name="T317" style:family="text">
      <style:text-properties officeooo:rsid="0068bebb"/>
    </style:style>
    <style:style style:name="T318" style:family="text">
      <style:text-properties officeooo:rsid="005cccca"/>
    </style:style>
    <style:style style:name="T319" style:family="text">
      <style:text-properties officeooo:rsid="00562c13"/>
    </style:style>
    <style:style style:name="T320" style:family="text">
      <style:text-properties officeooo:rsid="0056e3fe"/>
    </style:style>
    <style:style style:name="T321" style:family="text">
      <style:text-properties officeooo:rsid="0057df3f"/>
    </style:style>
    <style:style style:name="T322" style:family="text">
      <style:text-properties fo:font-style="normal" style:font-style-asian="normal" style:font-style-complex="normal"/>
    </style:style>
    <style:style style:name="T323" style:family="text">
      <style:text-properties officeooo:rsid="005cb3ab"/>
    </style:style>
    <style:style style:name="T324" style:family="text">
      <style:text-properties officeooo:rsid="00623c52"/>
    </style:style>
    <style:style style:name="T325" style:family="text">
      <style:text-properties officeooo:rsid="005ddb7d"/>
    </style:style>
    <style:style style:name="T326" style:family="text">
      <style:text-properties officeooo:rsid="005e123c"/>
    </style:style>
    <style:style style:name="T327" style:family="text">
      <style:text-properties officeooo:rsid="005fc3a2"/>
    </style:style>
    <style:style style:name="T328"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29"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30" style:family="text">
      <style:text-properties officeooo:rsid="005cfc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175"/>
      <text:p text:style-name="P175"/>
      <text:p text:style-name="P175"/>
      <text:p text:style-name="P176"><draw:frame draw:style-name="fr4" draw:name="gráficos3" text:anchor-type="paragraph" svg:width="5.232cm" svg:height="2.027cm" draw:z-index="71"><draw:image xlink:href="Pictures/10000000000000A00000003F592F5D604B01C268.png" xlink:type="simple" xlink:show="embed" xlink:actuate="onLoad" draw:mime-type="image/png"/></draw:frame></text:p>
      <text:p text:style-name="P175"/>
      <text:p text:style-name="P175"/>
      <text:p text:style-name="P175"/>
      <text:p text:style-name="P175"/>
      <text:p text:style-name="P81">Manual de <text:span text:style-name="T10">Web Services</text:span></text:p>
      <text:p text:style-name="P81">de</text:p>
      <text:p text:style-name="P81"><text:s/>DIR3CAIB</text:p>
      <text:p text:style-name="P80">Manual d'Integració dels Serveis Web <text:span text:style-name="T168">de</text:span> Dir3Caib</text:p>
      <text:p text:style-name="P177"/>
      <text:p text:style-name="P177"/>
      <text:p text:style-name="P177"/>
      <text:p text:style-name="P177"/>
      <text:p text:style-name="P177"/>
      <text:p text:style-name="P177"/>
      <text:p text:style-name="P17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9"><draw:frame draw:style-name="fr3" draw:name="Imagen1" text:anchor-type="paragraph" svg:width="6.459cm" svg:height="4.738cm" draw:z-index="72"><draw:image xlink:href="Pictures/100000010000038800000297F9FCDBBDAB2795FA.png" xlink:type="simple" xlink:show="embed" xlink:actuate="onLoad" draw:mime-type="image/png"/></draw:frame></text:p>
          </table:table-cell>
          <table:table-cell table:style-name="Tabla2.A1" office:value-type="string">
            <text:p text:style-name="P179"/>
          </table:table-cell>
          <table:table-cell table:style-name="Tabla2.C1" office:value-type="string">
            <text:p text:style-name="P179"><draw:frame draw:style-name="fr3" draw:name="Imagen2" text:anchor-type="paragraph" svg:width="6.013cm" svg:height="4.66cm" draw:z-index="73"><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21793862544">
          <table:table-cell table:style-name="Tabla3.A1" table:number-columns-spanned="4" office:value-type="string">
            <text:p text:style-name="P236">Informació general del document.</text:p>
            <text:p text:style-name="P236"/>
          </table:table-cell>
          <table:covered-table-cell/>
          <table:covered-table-cell/>
          <table:covered-table-cell/>
        </table:table-row>
        <table:table-row table:style-name="TableLine2021793865264">
          <table:table-cell table:style-name="Tabla3.A2" table:number-columns-spanned="4" office:value-type="string" table:protected="true">
            <text:p text:style-name="P237">Descripció.</text:p>
          </table:table-cell>
          <table:covered-table-cell/>
          <table:covered-table-cell/>
          <table:covered-table-cell/>
        </table:table-row>
        <table:table-row table:style-name="Tabla3.3">
          <table:table-cell table:style-name="Tabla3.A3" table:number-columns-spanned="4" office:value-type="string">
            <text:p text:style-name="P238"/>
          </table:table-cell>
          <table:covered-table-cell/>
          <table:covered-table-cell/>
          <table:covered-table-cell/>
        </table:table-row>
        <table:table-row table:style-name="Tabla3.4">
          <table:table-cell table:style-name="Tabla3.A3" office:value-type="string" table:protected="true">
            <text:p text:style-name="P240">Títol:</text:p>
          </table:table-cell>
          <table:table-cell table:style-name="Tabla3.B4" table:number-columns-spanned="3" office:value-type="string">
            <text:p text:style-name="P101">Manual de WebServices de Dir3Caib</text:p>
          </table:table-cell>
          <table:covered-table-cell/>
          <table:covered-table-cell/>
        </table:table-row>
        <table:table-row table:style-name="Tabla3.5">
          <table:table-cell table:style-name="Tabla3.A3" office:value-type="string" table:protected="true">
            <text:p text:style-name="P243">Estat:</text:p>
          </table:table-cell>
          <table:table-cell table:style-name="Tabla3.B4" table:number-columns-spanned="3" office:value-type="string">
            <text:p text:style-name="P101">Esborrany/Aprovat</text:p>
          </table:table-cell>
          <table:covered-table-cell/>
          <table:covered-table-cell/>
        </table:table-row>
        <table:table-row table:style-name="Tabla3.6">
          <table:table-cell table:style-name="Tabla3.A3" office:value-type="string" table:protected="true">
            <text:p text:style-name="P243">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43">Autor/s:</text:p>
          </table:table-cell>
          <table:table-cell table:style-name="Tabla3.B4" table:number-columns-spanned="3" office:value-type="string">
            <text:p text:style-name="P101">Antoni Nadal Bennasar, Marilén González</text:p>
          </table:table-cell>
          <table:covered-table-cell/>
          <table:covered-table-cell/>
        </table:table-row>
        <table:table-row table:style-name="Tabla3.8">
          <table:table-cell table:style-name="Tabla3.A3" office:value-type="string" table:protected="true">
            <text:p text:style-name="P243">Creat:</text:p>
          </table:table-cell>
          <table:table-cell table:style-name="Tabla3.B8" table:number-columns-spanned="3" office:value-type="date" office:date-value="2014-12-10">
            <text:p text:style-name="P101">10/12/14</text:p>
          </table:table-cell>
          <table:covered-table-cell/>
          <table:covered-table-cell/>
        </table:table-row>
        <table:table-row table:style-name="Tabla3.9">
          <table:table-cell table:style-name="Tabla3.A3" office:value-type="string" table:protected="true">
            <text:p text:style-name="P243">Modificat</text:p>
          </table:table-cell>
          <table:table-cell table:style-name="Tabla3.B4" table:number-columns-spanned="3" office:value-type="string">
            <text:p text:style-name="P101"><text:date style:data-style-name="N37" text:date-value="2022-10-20T10:37:27.837000223">20/10/22</text:date></text:p>
          </table:table-cell>
          <table:covered-table-cell/>
          <table:covered-table-cell/>
        </table:table-row>
        <table:table-row table:style-name="Tabla3.10">
          <table:table-cell table:style-name="Tabla3.A3" office:value-type="string" table:protected="true">
            <text:p text:style-name="P243">Fitxer:</text:p>
          </table:table-cell>
          <table:table-cell table:style-name="Tabla3.B4" table:number-columns-spanned="3" office:value-type="string">
            <text:p text:style-name="P101"><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39"/>
          </table:table-cell>
          <table:covered-table-cell/>
          <table:covered-table-cell/>
          <table:covered-table-cell/>
        </table:table-row>
        <table:table-row table:style-name="TableLine2021793892736">
          <table:table-cell table:style-name="Tabla3.A2" table:number-columns-spanned="4" office:value-type="string">
            <text:p text:style-name="P237">Històric de modificacions.</text:p>
          </table:table-cell>
          <table:covered-table-cell/>
          <table:covered-table-cell/>
          <table:covered-table-cell/>
        </table:table-row>
        <table:table-row table:style-name="TableLine2021793894368">
          <table:table-cell table:style-name="Tabla3.A3" table:number-columns-spanned="4" office:value-type="string">
            <text:p text:style-name="P239"/>
          </table:table-cell>
          <table:covered-table-cell/>
          <table:covered-table-cell/>
          <table:covered-table-cell/>
        </table:table-row>
        <table:table-row table:style-name="TableLine2021793883760">
          <table:table-cell table:style-name="Tabla3.A3" table:number-columns-spanned="2" office:value-type="string" table:protected="true">
            <text:p text:style-name="P244">Comentari:</text:p>
          </table:table-cell>
          <table:covered-table-cell/>
          <table:table-cell table:style-name="Tabla3.A3" office:value-type="string" table:protected="true">
            <text:p text:style-name="P244">Autor/s:</text:p>
          </table:table-cell>
          <table:table-cell table:style-name="Tabla3.A3" office:value-type="string" table:protected="true">
            <text:p text:style-name="P244">Data:</text:p>
          </table:table-cell>
        </table:table-row>
        <table:table-row table:style-name="Tabla3.15">
          <table:table-cell table:style-name="Tabla3.B4" table:number-columns-spanned="2" office:value-type="string">
            <text:p text:style-name="P180">Actualitzat els camps fecha de String a Date.</text:p>
          </table:table-cell>
          <table:covered-table-cell/>
          <table:table-cell table:style-name="Tabla3.B4" office:value-type="string">
            <text:p text:style-name="P180">Marilen González</text:p>
          </table:table-cell>
          <table:table-cell table:style-name="Tabla3.B8" office:value-type="date" office:date-value="2015-03-17">
            <text:p text:style-name="P180">17/03/15</text:p>
          </table:table-cell>
        </table:table-row>
        <table:table-row table:style-name="Tabla3.16">
          <table:table-cell table:style-name="Tabla3.B4" table:number-columns-spanned="2" office:value-type="string">
            <text:p text:style-name="P180">Actualitzada API Rest</text:p>
          </table:table-cell>
          <table:covered-table-cell/>
          <table:table-cell table:style-name="Tabla3.B4" office:value-type="string">
            <text:p text:style-name="P180">Marilen González</text:p>
          </table:table-cell>
          <table:table-cell table:style-name="Tabla3.B4" office:value-type="string">
            <text:p text:style-name="P102">07/04/17</text:p>
          </table:table-cell>
        </table:table-row>
        <table:table-row table:style-name="Tabla3.17">
          <table:table-cell table:style-name="Tabla3.B4" table:number-columns-spanned="2" office:value-type="string">
            <text:p text:style-name="P180">Afegit apartat Procés Sincronització DIR3CAIB-REGWEB3</text:p>
          </table:table-cell>
          <table:covered-table-cell/>
          <table:table-cell table:style-name="Tabla3.B4" office:value-type="string">
            <text:p text:style-name="P180">Marilen González</text:p>
          </table:table-cell>
          <table:table-cell table:style-name="Tabla3.B4" office:value-type="string">
            <text:p text:style-name="P102">09/05/18</text:p>
          </table:table-cell>
        </table:table-row>
        <table:table-row table:style-name="Tabla3.18">
          <table:table-cell table:style-name="Tabla3.B4" table:number-columns-spanned="2" office:value-type="string">
            <text:p text:style-name="P180">Nou mètode WS Unidades: buscarUnidad()</text:p>
          </table:table-cell>
          <table:covered-table-cell/>
          <table:table-cell table:style-name="Tabla3.B4" office:value-type="string">
            <text:p text:style-name="P180">Eduardo Arrivi</text:p>
          </table:table-cell>
          <table:table-cell table:style-name="Tabla3.B4" office:value-type="string">
            <text:p text:style-name="P180">10/09/19</text:p>
          </table:table-cell>
        </table:table-row>
        <table:table-row table:style-name="Tabla3.19">
          <table:table-cell table:style-name="Tabla3.B4" table:number-columns-spanned="2" office:value-type="string">
            <text:p text:style-name="P180">Nous mètodes WS: obtenerHistoricosFinales i obtenerHistoricosFinalesSIR</text:p>
          </table:table-cell>
          <table:covered-table-cell/>
          <table:table-cell table:style-name="Tabla3.B4" office:value-type="string">
            <text:p text:style-name="P180">Marilen González</text:p>
          </table:table-cell>
          <table:table-cell table:style-name="Tabla3.B4" office:value-type="string">
            <text:p text:style-name="P180">10/10/19</text:p>
          </table:table-cell>
        </table:table-row>
        <table:table-row table:style-name="Tabla3.20">
          <table:table-cell table:style-name="Tabla3.B4" table:number-columns-spanned="2" office:value-type="string">
            <text:p text:style-name="P2">REST: Ampliada informació que retorna la classe Nodo al metode <text:span text:style-name="T173">busqueda</text:span><text:span text:style-name="T174">organismos/</text:span></text:p>
          </table:table-cell>
          <table:covered-table-cell/>
          <table:table-cell table:style-name="Tabla3.B4" office:value-type="string">
            <text:p text:style-name="P180">Marilen González</text:p>
          </table:table-cell>
          <table:table-cell table:style-name="Tabla3.B4" office:value-type="string">
            <text:p text:style-name="P180">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0">Marilen González </text:p>
          </table:table-cell>
          <table:table-cell table:style-name="Tabla3.B8" office:value-type="date" office:date-value="2021-04-20">
            <text:p text:style-name="P180">20/04/21</text:p>
          </table:table-cell>
        </table:table-row>
        <table:table-row table:style-name="Tabla3.22">
          <table:table-cell table:style-name="Tabla3.B4" table:number-columns-spanned="2" office:value-type="string">
            <text:p text:style-name="P94">WS: <text:span text:style-name="T172">Modificació dels métodes perquè retornin la denominació Cooficial per defecte si aquesta existeix. Publicació de la APIv2</text:span></text:p>
          </table:table-cell>
          <table:covered-table-cell/>
          <table:table-cell table:style-name="Tabla3.B4" office:value-type="string">
            <text:p text:style-name="P181">Marilen González</text:p>
          </table:table-cell>
          <table:table-cell table:style-name="Tabla3.B8" office:value-type="date" office:date-value="2022-07-22">
            <text:p text:style-name="P181">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81">Juan A. Garcia</text:p>
          </table:table-cell>
          <table:table-cell table:style-name="Tabla3.B8" office:value-type="date" office:date-value="2022-07-22">
            <text:p text:style-name="P181">22/07/22</text:p>
          </table:table-cell>
        </table:table-row>
        <table:table-row table:style-name="TableLine2021793888656">
          <table:table-cell table:style-name="Tabla3.A3" table:number-columns-spanned="4" office:value-type="string">
            <text:p text:style-name="P239"/>
          </table:table-cell>
          <table:covered-table-cell/>
          <table:covered-table-cell/>
          <table:covered-table-cell/>
        </table:table-row>
        <table:table-row table:style-name="TableLine2021793887840">
          <table:table-cell table:style-name="Tabla3.A2" table:number-columns-spanned="4" office:value-type="string" table:protected="true">
            <text:p text:style-name="P237">Font documental.</text:p>
          </table:table-cell>
          <table:covered-table-cell/>
          <table:covered-table-cell/>
          <table:covered-table-cell/>
        </table:table-row>
        <table:table-row table:style-name="TableLine2021793879952">
          <table:table-cell table:style-name="Tabla3.A1" table:number-columns-spanned="4" office:value-type="string">
            <text:p text:style-name="P182"/>
          </table:table-cell>
          <table:covered-table-cell/>
          <table:covered-table-cell/>
          <table:covered-table-cell/>
        </table:table-row>
        <table:table-row table:style-name="TableLine2021793892192">
          <table:table-cell table:style-name="Tabla3.A1" table:number-columns-spanned="4" office:value-type="string">
            <text:p text:style-name="P180"/>
          </table:table-cell>
          <table:covered-table-cell/>
          <table:covered-table-cell/>
          <table:covered-table-cell/>
        </table:table-row>
        <table:table-row table:style-name="TableLine2021793893280">
          <table:table-cell table:style-name="Tabla3.A1" table:number-columns-spanned="4" office:value-type="string">
            <text:p text:style-name="P245"/>
          </table:table-cell>
          <table:covered-table-cell/>
          <table:covered-table-cell/>
          <table:covered-table-cell/>
        </table:table-row>
        <table:table-row table:style-name="TableLine2021793892464">
          <table:table-cell table:style-name="Tabla3.A1" table:number-columns-spanned="4" office:value-type="string">
            <text:p text:style-name="P180"/>
          </table:table-cell>
          <table:covered-table-cell/>
          <table:covered-table-cell/>
          <table:covered-table-cell/>
        </table:table-row>
        <table:table-row table:style-name="TableLine2021793886480">
          <table:table-cell table:style-name="Tabla3.A1" table:number-columns-spanned="4" office:value-type="string">
            <text:p text:style-name="P180"/>
          </table:table-cell>
          <table:covered-table-cell/>
          <table:covered-table-cell/>
          <table:covered-table-cell/>
        </table:table-row>
      </table:table>
      <text:p text:style-name="P178"/>
      <text:p text:style-name="P177"/>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78">1.- Introducció<text:tab/>6</text:p>
          <text:p text:style-name="P279">1.1.- Introducció General<text:tab/>6</text:p>
          <text:p text:style-name="P279">1.2.- Rols dels Usuaris Aplicació<text:tab/>7</text:p>
          <text:p text:style-name="P279">1.3.- API de Comunicació<text:tab/>7</text:p>
          <text:p text:style-name="P280">1.3.1.- Generar codi a partir de WSDL<text:tab/>7</text:p>
          <text:p text:style-name="P280">1.3.2.- Emprar llibreries compilades<text:tab/>8</text:p>
          <text:p text:style-name="P280">1.3.3.- Utilitzar jar de l'API del repositori maven<text:tab/>8</text:p>
          <text:p text:style-name="P279">1.4.- Instanciar API de Web Service<text:tab/>8</text:p>
          <text:p text:style-name="P279">1.5.- Mètodes Comuns a Totes les APIs<text:tab/>9</text:p>
          <text:p text:style-name="P280">1.5.1.- String getVersion() i int getVersionWs()<text:tab/>9</text:p>
          <text:p text:style-name="P279">1.6.- Gestió d'Errors<text:tab/>10</text:p>
          <text:p text:style-name="P280">1.6.1.- Exception<text:tab/>10</text:p>
          <text:p text:style-name="P278">2.- Web Services SOAP<text:tab/>11</text:p>
          <text:p text:style-name="P279">2.1.- API de Catàleg v1<text:tab/>11</text:p>
          <text:p text:style-name="P280">2.1.1.- obtenerCatComunidadAutonoma()<text:tab/>11</text:p>
          <text:p text:style-name="P280">2.1.2.- obtenerCatEntidadGeografica()<text:tab/>12</text:p>
          <text:p text:style-name="P280">2.1.3.- obtenerCatProvincia()<text:tab/>12</text:p>
          <text:p text:style-name="P280">2.1.4.- obtenerCatLocalidad()<text:tab/>13</text:p>
          <text:p text:style-name="P280">2.1.5.- obtenerCatNivelAdministracion()<text:tab/>13</text:p>
          <text:p text:style-name="P280">2.1.6.- obtenerCatEstadoEntidad()<text:tab/>13</text:p>
          <text:p text:style-name="P280">2.1.7.- obtenerCatPais()<text:tab/>14</text:p>
          <text:p text:style-name="P279">2.2.- API de Catàleg v2<text:tab/>14</text:p>
          <text:p text:style-name="P280">2.2.1.- obtenerCatComunidadAutonomaV2()<text:tab/>14</text:p>
          <text:p text:style-name="P280">2.2.2.- obtenerCatComunidadAutonomaByEstado(String estado)<text:tab/>15</text:p>
          <text:p text:style-name="P280">2.2.3.- obtenerCatEntidadGeograficaV2()<text:tab/>15</text:p>
          <text:p text:style-name="P280">2.2.4.- obtenerCatEntidadGeograficaByEstado(String estado)<text:tab/>16</text:p>
          <text:p text:style-name="P280">2.2.5.- obtenerCatProvinciaV2()<text:tab/>16</text:p>
          <text:p text:style-name="P280">2.2.6.- obtenerCatProvinciaByEstado(String estado)<text:tab/>17</text:p>
          <text:p text:style-name="P280">2.2.7.- obtenerCatLocalidadV2()<text:tab/>17</text:p>
          <text:p text:style-name="P280">2.2.8.- obtenerCatLocalidadByEstado(String estado)<text:tab/>17</text:p>
          <text:p text:style-name="P280">2.2.9.- obtenerCatNivelAdministracionV2()<text:tab/>18</text:p>
          <text:p text:style-name="P280">2.2.10.- obtenerCatNivelAdministracionByEstado(String estado)<text:tab/>18</text:p>
          <text:p text:style-name="P280">2.2.11.- obtenerCatEstadoEntidadV2()<text:tab/>19</text:p>
          <text:p text:style-name="P280">2.2.12.- obtenerCatEstadoEntidadByEstado(String estado)<text:tab/>19</text:p>
          <text:p text:style-name="P280">2.2.13.- obtenerCatPaisV2()<text:tab/>19</text:p>
          <text:p text:style-name="P280">2.2.14.- obtenerCatPaisByEstado(String estado)<text:tab/>20</text:p>
          <text:p text:style-name="P279">2.3.- API D'Unitats v1<text:tab/>20</text:p>
          <text:p text:style-name="P280">2.3.1.- obtenerArbolUnidades<text:tab/>20</text:p>
          <text:p text:style-name="P280">2.3.2.- obtenerArbolUnidadesDestinatarias<text:tab/>21</text:p>
          <text:p text:style-name="P280">2.3.3.- obtenerUnidad<text:tab/>21</text:p>
          <text:p text:style-name="P280">2.3.4.- buscarUnidad<text:tab/>22</text:p>
          <text:p text:style-name="P280">2.3.5.- obtenerHistoricosFinales<text:tab/>22</text:p>
          <text:p text:style-name="P280">2.3.6.- obtenerHistoricosFinalesSIR<text:tab/>23</text:p>
          <text:p text:style-name="P279">2.4.- API d’Unitats v2<text:tab/>23</text:p>
          <text:p text:style-name="P280">2.4.1.- obtenerArbolUnidadesV2<text:tab/>24</text:p>
          <text:p text:style-name="P280">2.4.2.- obtenerArbolUnidadesDestinatariasV2<text:tab/>24</text:p>
          <text:p text:style-name="P280">2.4.3.- obtenerUnidadV2<text:tab/>25</text:p>
          <text:p text:style-name="P280"><text:soft-page-break/>2.4.4.- buscarUnidadV2<text:tab/>25</text:p>
          <text:p text:style-name="P280">2.4.5.- obtenerHistoricosFinalesV2<text:tab/>25</text:p>
          <text:p text:style-name="P280">2.4.6.- obtenerHistoricosFinalesSIRV2<text:tab/>26</text:p>
          <text:p text:style-name="P279">2.5.- API d'Oficines v1<text:tab/>26</text:p>
          <text:p text:style-name="P280">2.5.1.- obtenerOficina<text:tab/>27</text:p>
          <text:p text:style-name="P280">2.5.2.- obtenerArbolOficinas<text:tab/>27</text:p>
          <text:p text:style-name="P280">2.5.3.- obtenerOficinasSIRUnidad<text:tab/>28</text:p>
          <text:p text:style-name="P279">2.6.- API d'Oficines v2<text:tab/>28</text:p>
          <text:p text:style-name="P280">2.6.1.- obtenerOficinaV2<text:tab/>28</text:p>
          <text:p text:style-name="P280">2.6.2.- obtenerArbolOficinasV2<text:tab/>29</text:p>
          <text:p text:style-name="P280">2.6.3.- obtenerOficinasSIRUnidadV2<text:tab/>29</text:p>
          <text:p text:style-name="P279">2.7.- Exemples<text:tab/>30</text:p>
          <text:p text:style-name="P278">3.- Model de dades v1<text:tab/>32</text:p>
          <text:p text:style-name="P279">3.1.- Classe CatEstadoEntidad<text:tab/>32</text:p>
          <text:p text:style-name="P279">3.2.- Classe CatNivelAdministracion<text:tab/>32</text:p>
          <text:p text:style-name="P279">3.3.- Classe CatPais<text:tab/>33</text:p>
          <text:p text:style-name="P279">3.4.- Classe CatComunidadAutonomaTF<text:tab/>33</text:p>
          <text:p text:style-name="P279">3.5.- Classe CatProvinciaTF<text:tab/>33</text:p>
          <text:p text:style-name="P279">3.6.- Classe CatLocalidadTF<text:tab/>33</text:p>
          <text:p text:style-name="P279">3.7.- Classe CatEntidadGeograficaTF<text:tab/>34</text:p>
          <text:p text:style-name="P279">3.8.- Classe UnidadTF<text:tab/>34</text:p>
          <text:p text:style-name="P279">3.9.- Classe OficinaTF<text:tab/>35</text:p>
          <text:p text:style-name="P279">3.10.- Classe RelacionSirOfiTF<text:tab/>35</text:p>
          <text:p text:style-name="P279">3.11.- Classe RelacionOrganizativaOfiTF<text:tab/>36</text:p>
          <text:p text:style-name="P279">3.12.- Classe HistoricoUO<text:tab/>36</text:p>
          <text:p text:style-name="P279">3.13.- Classe ContactoTF<text:tab/>36</text:p>
          <text:p text:style-name="P278">4.- Model de Dades v2<text:tab/>36</text:p>
          <text:p text:style-name="P279">4.1.- Classes del Catàleg<text:tab/>36</text:p>
          <text:p text:style-name="P279">4.2.- Classes de Unitats i Oficines<text:tab/>37</text:p>
          <text:p text:style-name="P280">4.2.1.- Classe UnidadWs<text:tab/>37</text:p>
          <text:p text:style-name="P280">4.2.2.- Classe OficinaWs<text:tab/>38</text:p>
          <text:p text:style-name="P278">5.- Descripció dels serveis REST<text:tab/>38</text:p>
          <text:p text:style-name="P279">5.1.- Serveis<text:tab/>39</text:p>
          <text:p text:style-name="P280">5.1.1.- UnidadesPorDenominacion<text:tab/>39</text:p>
          <text:p text:style-name="P280">5.1.2.- oficinasPorDenominacion<text:tab/>39</text:p>
          <text:p text:style-name="P280">5.1.3.- arbolUnidades<text:tab/>40</text:p>
          <text:p text:style-name="P280">5.1.4.- oficinasOrganismo<text:tab/>41</text:p>
          <text:p text:style-name="P280">5.1.5.- busquedaOrganismos<text:tab/>41</text:p>
          <text:p text:style-name="P280">5.1.6.- busquedaOficinas<text:tab/>42</text:p>
          <text:p text:style-name="P280">5.1.7.- unidadDenominacion<text:tab/>43</text:p>
          <text:p text:style-name="P280">5.1.8.- oficinaDenominacion<text:tab/>44</text:p>
          <text:p text:style-name="P280">5.1.9.- organigrama<text:tab/>45</text:p>
          <text:p text:style-name="P280">5.1.10.- UnidadEstado<text:tab/>45</text:p>
          <text:p text:style-name="P280">5.1.11.- obtenerUnidadesDenominacionComunidad<text:tab/>46</text:p>
          <text:p text:style-name="P280">5.1.12.- oficinas<text:tab/>46</text:p>
          <text:p text:style-name="P280">5.1.13.- oficinas de Balears<text:tab/>47</text:p>
          <text:p text:style-name="P280">5.1.14.- ambitosTerritoriales<text:tab/>47</text:p>
          <text:p text:style-name="P280">5.1.15.- comunidadesAutonomas<text:tab/>48</text:p>
          <text:p text:style-name="P280">5.1.16.- entidadesGeograficas<text:tab/>48</text:p>
          <text:p text:style-name="P280">5.1.17.- provincias<text:tab/>49</text:p>
          <text:p text:style-name="P280">5.1.18.- provinciasCA<text:tab/>50</text:p>
          <text:p text:style-name="P280">5.1.19.- localidades<text:tab/>50</text:p>
          <text:p text:style-name="P280">5.1.20.- nivelesAdministracion<text:tab/>51</text:p>
          <text:p text:style-name="P280"><text:soft-page-break/>5.1.21.- estados<text:tab/>52</text:p>
          <text:p text:style-name="P280">5.1.22.- tiposvia<text:tab/>52</text:p>
          <text:p text:style-name="P280">5.1.23.- paises<text:tab/>53</text:p>
          <text:p text:style-name="P280">5.1.24.- getVersion<text:tab/>53</text:p>
          <text:p text:style-name="P280">5.1.25.- <text:s/>Obtener fecha última actualización<text:tab/>54</text:p>
          <text:p text:style-name="P280">5.1.26.- obtenerArbolOficinas<text:tab/>54</text:p>
          <text:p text:style-name="P280">5.1.27.- obtenerOficinasSIRUnidad<text:tab/>55</text:p>
          <text:p text:style-name="P280">5.1.28.- obtenerOficina<text:tab/>55</text:p>
          <text:p text:style-name="P280">5.1.29.- obtenerArbolUnidades<text:tab/>56</text:p>
          <text:p text:style-name="P280">5.1.30.- obtenerArbolUnidadesDestinatarias<text:tab/>56</text:p>
          <text:p text:style-name="P280">5.1.31.- obtenerUnidad<text:tab/>57</text:p>
          <text:p text:style-name="P280">5.1.32.- buscarUnidad<text:tab/>58</text:p>
          <text:p text:style-name="P280">5.1.33.- obtenerHistoricosFinales<text:tab/>58</text:p>
          <text:p text:style-name="P280">5.1.34.- obtenerHistoricosFinalesSIR<text:tab/>59</text:p>
          <text:p text:style-name="P279">5.2.- Model de dades dels serveis REST<text:tab/>60</text:p>
          <text:p text:style-name="P280">5.2.1.- ObjetoDirectorio<text:tab/>60</text:p>
          <text:p text:style-name="P280">5.2.2.- ObjetoBasico<text:tab/>60</text:p>
          <text:p text:style-name="P280">5.2.3.- Nodo<text:tab/>60</text:p>
          <text:p text:style-name="P280">5.2.4.- CodigoValor<text:tab/>62</text:p>
          <text:p text:style-name="P280">5.2.5.- OficinaRest<text:tab/>62</text:p>
          <text:p text:style-name="P280">5.2.6.- UnidadRest<text:tab/>63</text:p>
          <text:p text:style-name="P280">5.2.7.- PaisJson<text:tab/>64</text:p>
          <text:p text:style-name="P279">5.3.- Exemple<text:tab/>64</text:p>
          <text:p text:style-name="P279">5.4.- Catàleg d’operacions per joc de proves<text:tab/>65</text:p>
          <text:p text:style-name="P280">5.4.1.- Swagger UI<text:tab/>65</text:p>
          <text:p text:style-name="P280">5.4.2.- Postman<text:tab/>66</text:p>
          <text:p text:style-name="P278">6.- Wsdl<text:tab/>66</text:p>
          <text:p text:style-name="P279">6.1.- Catàleg<text:tab/>66</text:p>
          <text:p text:style-name="P279">6.2.- Unitats<text:tab/>67</text:p>
          <text:p text:style-name="P279">6.3.- Oficines<text:tab/>67</text:p>
          <text:p text:style-name="P278">7.- Procés Sincronització Organigrama (DIR3CAIB-REGWEB)<text:tab/>67</text:p>
          <text:p text:style-name="P279">7.1.- Exemple 1<text:tab/>67</text:p>
          <text:p text:style-name="P279">7.2.- Exemple 2 (múltiples fusions divisions)<text:tab/>68</text:p>
          <text:p text:style-name="P279">7.3.- Classes que implementen aquesta funcionalitat<text:tab/>69</text:p>
          <text:p text:style-name="P280">7.3.1.- ObtenerUnidadesEjb.java<text:tab/>69</text:p>
          <text:p text:style-name="P280">7.3.2.- SincronizadorDir3Bean.java<text:tab/>69</text:p>
        </text:index-body>
      </text:table-of-content>
      <text:p text:style-name="P76"/>
      <text:p text:style-name="P76"/>
      <text:h text:style-name="P287" text:outline-level="1" text:is-list-header="true"><text:bookmark-start text:name="__RefHeading__6818_1236556764"/><text:bookmark-end text:name="__RefHeading__6818_1236556764"/></text:h>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h text:style-name="P287" text:outline-level="1"><text:bookmark-start text:name="__RefHeading___Toc6229_1878677911"/>Introducció<text:bookmark-end text:name="__RefHeading___Toc6229_1878677911"/></text:h>
      <text:p text:style-name="P10"/>
      <text:h text:style-name="P291"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2"><text:tab/>Dir3Caib ofereix tres web services que ens permeten fer feina amb les tres principals àrees que són Catàleg, Unitats i Oficines. <text:s/></text:p>
      <text:list xml:id="list2161000777" text:style-name="L1">
        <text:list-item>
          <text:p text:style-name="P338"><text:span text:style-name="T2">Catàleg</text:span>: Dir3Caib proveeix d'un catàleg amb un conjunt de conceptes que ens permet classificar les Unitats i Oficines. El catàleg està format per:</text:p>
        </text:list-item>
      </text:list>
      <text:list xml:id="list3624257137" text:style-name="L2">
        <text:list-item>
          <text:p text:style-name="P339">Àmbits Territorial</text:p>
        </text:list-item>
        <text:list-item>
          <text:p text:style-name="P339">Comunitats Autònomes</text:p>
        </text:list-item>
        <text:list-item>
          <text:p text:style-name="P339">Entitats Geogràfiques </text:p>
        </text:list-item>
        <text:list-item>
          <text:p text:style-name="P339">Estat d'Entitat</text:p>
        </text:list-item>
        <text:list-item>
          <text:p text:style-name="P339">Illes</text:p>
        </text:list-item>
        <text:list-item>
          <text:p text:style-name="P339">Jerarquies Oficina</text:p>
        </text:list-item>
        <text:list-item>
          <text:p text:style-name="P339">Localitats</text:p>
        </text:list-item>
        <text:list-item>
          <text:p text:style-name="P339">Motius d'Extinció</text:p>
        </text:list-item>
        <text:list-item>
          <text:p text:style-name="P339">Nivells d'Administració</text:p>
        </text:list-item>
        <text:list-item>
          <text:p text:style-name="P339">Països</text:p>
        </text:list-item>
        <text:list-item>
          <text:p text:style-name="P339">Províncies</text:p>
        </text:list-item>
        <text:list-item>
          <text:p text:style-name="P339">Tipus de Contactes</text:p>
        </text:list-item>
        <text:list-item>
          <text:p text:style-name="P339">Tipus d'Entitats Públiques</text:p>
        </text:list-item>
        <text:list-item>
          <text:p text:style-name="P339">Tipus d'Unitat Orgànica</text:p>
        </text:list-item>
        <text:list-item>
          <text:p text:style-name="P339">Tipus de Via </text:p>
        </text:list-item>
      </text:list>
      <text:list xml:id="list103729764231359" text:continue-list="list2161000777" text:style-name="L1">
        <text:list-header>
          <text:p text:style-name="P338"/>
        </text:list-header>
        <text:list-item>
          <text:p text:style-name="P338"><text:span text:style-name="T2">Unitats</text:span>: <text:s/>Dir3Caib també permet obtenir arbres d'unitats o unitats de manera individual.</text:p>
        </text:list-item>
        <text:list-item>
          <text:p text:style-name="P338"><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021793893552">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021793889744">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021793890288">
          <table:table-cell table:style-name="Tabla4.A5" office:value-type="string">
            <text:p text:style-name="P46">Unitats</text:p>
          </table:table-cell>
          <table:table-cell table:style-name="Tabla4.B5" office:value-type="string">
            <text:p text:style-name="P46">Obté les unitats de l'aplicació i les seves relacions</text:p>
          </table:table-cell>
          <table:table-cell table:style-name="Tabla4.C5" office:value-type="string">
            <text:p text:style-name="P46">/dir3caib/ws/Dir3CaibObtenerUnidades</text:p>
          </table:table-cell>
        </table:table-row>
        <table:table-row table:style-name="TableLine2021793878592">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ext:soft-page-break/>
        <table:table-row table:style-name="TableLine2021793879680">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97"><text:span text:style-name="T231"><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1">http://localhost:8080/dir3caib/ws/Dir3CaibObtenerCatalogos</text:span></text:a><text:span text:style-name="T231"> i per accedir al WSDL de Catàlegs seria la següent </text:span><text:a xlink:type="simple" xlink:href="http://localhost:8080/dir3caib/ws/Dir3CaibObtenerCatalogos?wsdl" text:style-name="Internet_20_link" text:visited-style-name="Visited_20_Internet_20_Link"><text:span text:style-name="T231">http://localhost:8080/dir3caib/ws/Dir3CaibObtenerCatalogos?wsdl</text:span></text:a><text:span text:style-name="T231">.</text:span></text:p>
      <text:p text:style-name="P22"/>
      <text:p text:style-name="P22"/>
      <text:h text:style-name="P291"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3597642046" text:style-name="L3">
        <text:list-item>
          <text:list>
            <text:list-header>
              <text:p text:style-name="P360"/>
            </text:list-header>
            <text:list-item>
              <text:p text:style-name="P411"><text:span text:style-name="T239">ROLE </text:span><text:span text:style-name="T189">WS</text:span><text:span text:style-name="T239"> (DIR_</text:span><text:span text:style-name="T189">WS</text:span><text:span text:style-name="T239">)</text:span><text:span text:style-name="T233">: És el rol </text:span><text:span text:style-name="T188">webservices</text:span><text:span text:style-name="T233">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291"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366160119" text:style-name="L4">
        <text:list-item>
          <text:p text:style-name="P361">Generar codi a partir de wsdl o</text:p>
        </text:list-item>
        <text:list-item>
          <text:p text:style-name="P361">Emprar llibreries compilades</text:p>
        </text:list-item>
        <text:list-item>
          <text:p text:style-name="P361">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299"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8">Dir3CaibObtenerCatalogos</text:span><text:span text:style-name="T81"> executaríem la següent comanda:</text:span></text:p>
      <text:p text:style-name="P22"/>
      <table:table table:name="Tabla1" table:style-name="Tabla1">
        <table:table-column table:style-name="Tabla1.A"/>
        <table:table-row table:style-name="TableLine2021793900624">
          <table:table-cell table:style-name="Tabla1.A1" office:value-type="string">
            <text:p text:style-name="P225"/>
            <text:p text:style-name="P225">wsconsume -k http://localhost:8080/dir3caib/ws/Dir3CaibObtenerCatalogos?wsdl -s src/main/java -n -p es.caib.dir3caib.ws.api.v1</text:p>
            <text:p text:style-name="P226"/>
          </table:table-cell>
        </table:table-row>
      </table:table>
      <text:p text:style-name="P22"/>
      <text:p text:style-name="P22"/>
      <text:p text:style-name="P22"><text:soft-page-break/><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
      <text:h text:style-name="P304"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3341966290" text:style-name="L5">
        <text:list-header>
          <text:p text:style-name="P383"/>
          <text:p text:style-name="P362"/>
        </text:list-header>
      </text:list>
      <text:h text:style-name="P303"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5">GovernIB</text:span><text:span text:style-name="T81"> de <text:s/>github. Només hem d'afegir el repositori de </text:span><text:span text:style-name="T175">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24"><text:span text:style-name="T212">&lt;repository&gt;</text:span><text:span text:style-name="T127"><text:line-break/></text:span><text:span text:style-name="T212">&lt;id&gt;github_governib_maven&lt;/id&gt;</text:span><text:span text:style-name="T127"><text:line-break/></text:span><text:span text:style-name="T212">&lt;name&gt;GitHub GovernIB Maven Repository&lt;/name&gt;</text:span><text:span text:style-name="T127"><text:line-break/></text:span><text:span text:style-name="T212">&lt;url&gt;</text:span><text:a xlink:type="simple" xlink:href="https://governib.github.io/maven/maven/%3C/url%3E" office:target-frame-name="_blank" xlink:show="new" text:style-name="Internet_20_link" text:visited-style-name="Visited_20_Internet_20_Link"><text:span text:style-name="T213">https://governib.github.io/maven/maven/&lt;/url&gt;</text:span></text:a><text:span text:style-name="T127"><text:line-break/></text:span><text:span text:style-name="T212">&lt;/repository&gt;</text:span><text:span text:style-name="T127">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197">&lt;dependencies&gt;</text:p>
            <text:p text:style-name="P197"><text:s text:c="4"/>&lt;dependency&gt;</text:p>
            <text:p text:style-name="P197"><text:s text:c="8"/>&lt;artifactId&gt;dir3caib<text:span text:style-name="T2">-ws-api</text:span>&lt;/artifactId&gt;<text:line-break/> <text:s text:c="7"/>&lt;groupId&gt;<text:span text:style-name="T2">es.caib.dir3caib</text:span>&lt;/groupId&gt;</text:p>
            <text:p text:style-name="P197"><text:s text:c="8"/>&lt;version&gt;[<text:span text:style-name="T11">dir3caib_required_version</text:span>]&lt;/version&gt;</text:p>
            <text:p text:style-name="P197"><text:s text:c="4"/>&lt;/dependency&gt;</text:p>
            <text:p text:style-name="P197">&lt;/dependencies&gt;</text:p>
          </table:table-cell>
        </table:table-row>
      </table:table>
      <text:p text:style-name="P49"/>
      <text:p text:style-name="P22">Anam per la versió 1.0.7</text:p>
      <text:h text:style-name="P291"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
      <text:p text:style-name="P22"/>
      <text:p text:style-name="P22"><text:tab/></text:p>
      <table:table table:name="Tabla29" table:style-name="Tabla29">
        <table:table-column table:style-name="Tabla29.A"/>
        <text:soft-page-break/>
        <table:table-row table:style-name="Tabla29.1">
          <table:table-cell table:style-name="Tabla29.A1" office:value-type="string">
            <text:p text:style-name="P135">String endpoint=<text:span text:style-name="T49">"http://localhost:8080/dir3caib/ws/Dir3CaibObtenerCatalogos"</text:span>;</text:p>
            <text:p text:style-name="P135">URL <text:span text:style-name="T2">wsdl</text:span> = new URL(endpoint + "?wsdl");</text:p>
            <text:p text:style-name="P132">Dir3CaibObtenerCatalogosWsService catalagosService = </text:p>
            <text:p text:style-name="P190"><text:span text:style-name="T25"><text:s text:c="32"/></text:span><text:span text:style-name="T45">new</text:span><text:span text:style-name="T12"> Dir3CaibObtenerCatalogosWsService(wsdl);</text:span></text:p>
            <text:p text:style-name="P135">Dir3CaibObtenerCatalogosWs catalogo = <text:s text:c="20"/>catalagosService.getDir3CaibObtenerCatalogosWs();</text:p>
            <text:p text:style-name="P135"><text:s text:c="4"/></text:p>
            <text:p text:style-name="P250">// Adreça servidor</text:p>
            <text:p text:style-name="P191"><text:span text:style-name="T12">String usr_app = </text:span><text:span text:style-name="T49">"user_app"</text:span><text:span text:style-name="T12">; </text:span><text:span text:style-name="T54">// username application</text:span></text:p>
            <text:p text:style-name="P191"><text:span text:style-name="T12">String pwd_app = </text:span><text:span text:style-name="T49">"mypassword"</text:span><text:span text:style-name="T12">; </text:span><text:span text:style-name="T54">// password application</text:span></text:p>
            <text:p text:style-name="P135">Map&lt;String, Object&gt; reqContext = ((BindingProvider) catalogo).getRequestContext();</text:p>
            <text:p text:style-name="P191"><text:span text:style-name="T12">reqContext.put(BindingProvider.</text:span><text:span text:style-name="T55">ENDPOINT_ADDRESS_PROPERTY</text:span><text:span text:style-name="T12">, endpoint);</text:span></text:p>
            <text:p text:style-name="P199"><text:span text:style-name="T12">reqContext.put(BindingProvider.</text:span><text:span text:style-name="T55">USERNAME_PROPERTY</text:span><text:span text:style-name="T12">, usr_app);</text:span></text:p>
            <text:p text:style-name="P199"><text:span text:style-name="T12">reqContext.put(BindingProvider.</text:span><text:span text:style-name="T55">PASSWORD_PROPERTY</text:span><text:span text:style-name="T12">, pwd_app); </text:span></text:p>
            <text:p text:style-name="P135"><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291"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04" text:outline-level="3"><text:bookmark-start text:name="__RefHeading___Toc6245_1878677911"/>String getVersion() i <text:s/>int getVersionWs()<text:bookmark-end text:name="__RefHeading___Toc6245_1878677911"/></text:h>
      <text:list xml:id="list1003478776" text:style-name="L6">
        <text:list-header>
          <text:p text:style-name="P363"/>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021793910688">
          <table:table-cell table:style-name="Tabla6.A1" office:value-type="string">
            <text:p text:style-name="P190"><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021793896272">
          <table:table-cell table:style-name="Tabla7.A1" office:value-type="string">
            <text:p text:style-name="P133">Versió Dir3Caib <text:s/>: 1.0.0</text:p>
            <text:p text:style-name="P135">Versió Dir3Caib-WS: 1.0</text:p>
          </table:table-cell>
        </table:table-row>
      </table:table>
      <text:p text:style-name="P11"/>
      <table:table table:name="Tabla67" table:style-name="Tabla67">
        <table:table-column table:style-name="Tabla67.A"/>
        <table:table-column table:style-name="Tabla67.B"/>
        <table:table-row table:style-name="TableLine2021793901712">
          <table:table-cell table:style-name="Tabla67.A1" office:value-type="string">
            <text:p text:style-name="P172"><text:s/><draw:frame draw:style-name="fr2" draw:name="gráficos14" text:anchor-type="as-char" svg:width="1.339cm" svg:height="1.339cm" draw:z-index="70"><draw:image xlink:href="Pictures/10000001000000330000003332B907588F2845D5.png" xlink:type="simple" xlink:show="embed" xlink:actuate="onLoad" draw:mime-type="image/png"/></draw:frame></text:p>
          </table:table-cell>
          <table:table-cell table:style-name="Tabla67.B1" office:value-type="string">
            <text:p text:style-name="P17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021793897088">
                <table:table-cell table:style-name="Tabla70.A1" office:value-type="string">
                  <text:p text:style-name="P132">Versió Dir3Caib <text:s text:c="2"/>: 1.0.0-caib</text:p>
                  <text:p text:style-name="P135">Versió Dir3Caib-WS: 1.0</text:p>
                </table:table-cell>
              </table:table-row>
            </table:table>
            <text:p text:style-name="P173"/>
          </table:table-cell>
        </table:table-row>
      </table:table>
      <text:p text:style-name="P21"/>
      <text:h text:style-name="P300" text:outline-level="3" text:is-list-header="true"><text:soft-page-break/></text:h>
      <text:h text:style-name="P291"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2"/>
      <text:p text:style-name="P22"><text:tab/>Les excepcions controlades que llança Dir3caib estan preparades per ser traduïdes en el client.</text:p>
      <text:p text:style-name="P22"><text:tab/>Existeixen tres tipus d'excepcions:</text:p>
      <text:h text:style-name="P304"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95"><text:span text:style-name="T45">try</text:span><text:span text:style-name="T12"> {</text:span></text:p>
            <text:p text:style-name="P145"><text:s text:c="2"/>Dir3CaibObtenerCatalogosWs api = getObtenerCatalogosApi(true);</text:p>
            <text:p text:style-name="P145"><text:s text:c="2"/>List&lt;CatComunidadAutonomaTF&gt; list = api.obtenerCatComunidadAutonoma();</text:p>
            <text:p text:style-name="P196"><text:span text:style-name="T12">} </text:span><text:span text:style-name="T45">catch</text:span><text:span text:style-name="T12"> (Exception e) {</text:span></text:p>
            <text:p text:style-name="P196"><text:span text:style-name="T12"><text:s text:c="2"/>System.</text:span><text:span text:style-name="T55">err</text:span><text:span text:style-name="T12">.println(</text:span><text:span text:style-name="T49">"Exception: "</text:span><text:span text:style-name="T12"> + e.getMessage());</text:span></text:p>
            <text:p text:style-name="P196"><text:span text:style-name="T12"><text:s text:c="2"/>e.printStackTrace(System.</text:span><text:span text:style-name="T55">err</text:span><text:span text:style-name="T12">);</text:span></text:p>
            <text:p text:style-name="P146">}</text:p>
          </table:table-cell>
        </table:table-row>
      </table:table>
      <text:p text:style-name="P22"/>
      <text:p text:style-name="P22">Si no existeix el servidor o no està en marxa:</text:p>
      <table:table table:name="Tabla26" table:style-name="Tabla26">
        <table:table-column table:style-name="Tabla26.A"/>
        <table:table-row table:style-name="TableLine2021793916672">
          <table:table-cell table:style-name="Tabla26.A1" office:value-type="string">
            <text:p text:style-name="P190"><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28">Exception: The server sent HTTP status code 401: No Autorizado</text:p>
            <text:p text:style-name="P228"><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7">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8">obtenerCatComunidadAutonoma()</text:span><text:span text:style-name="T17"> </text:span><text:span text:style-name="T81">del servei <text:s/>Dir3CaibObtenerCatalogosWs):</text:span></text:p>
      <table:table table:name="Tabla13" table:style-name="Tabla13">
        <table:table-column table:style-name="Tabla13.A"/>
        <table:table-row table:style-name="TableLine2021793915856">
          <table:table-cell table:style-name="Tabla13.A1" office:value-type="string">
            <text:p text:style-name="P227">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
      <text:h text:style-name="P288" text:outline-level="1"><text:bookmark-start text:name="__RefHeading___Toc6880_698106445"/><text:soft-page-break/>Web Services SOAP<text:bookmark-end text:name="__RefHeading___Toc6880_698106445"/></text:h>
      <text:p text:style-name="P247"><text:span text:style-name="T234"><text:tab/>A </text:span><text:span text:style-name="T233">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291" text:outline-level="2"><text:bookmark-start text:name="__RefHeading___Toc6251_1878677911"/>API de Catàleg <text:span text:style-name="T214">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1951688561" text:style-name="L7">
        <text:list-item>
          <text:p text:style-name="P364">obtenerCatComunidadAutonoma()</text:p>
        </text:list-item>
        <text:list-item>
          <text:p text:style-name="P364">obtenerCatEntidadGeografica()</text:p>
        </text:list-item>
        <text:list-item>
          <text:p text:style-name="P364">obtenerCatProvincia()</text:p>
        </text:list-item>
        <text:list-item>
          <text:p text:style-name="P364">obtenerCatLocalidad()</text:p>
        </text:list-item>
        <text:list-item>
          <text:p text:style-name="P364">obtenerCatNivelAdministracion()</text:p>
        </text:list-item>
        <text:list-item>
          <text:p text:style-name="P364">obtenerCatEstadoEntidad()</text:p>
        </text:list-item>
        <text:list-item>
          <text:p text:style-name="P364">obtenerCatPais()</text:p>
        </text:list-item>
      </text:list>
      <text:p text:style-name="P22"/>
      <text:p text:style-name="P22"/>
      <text:p text:style-name="P230"><text:span text:style-name="T233"><text:tab/>Per tots aquests mètodes, l'usuari aplicació requereix tenir el role DIR_</text:span><text:span text:style-name="T187">WS</text:span><text:span text:style-name="T233">.</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00">Prototipus:</text:p>
          </table:table-cell>
        </table:table-row>
        <table:table-row table:style-name="Tabla89.1">
          <table:table-cell table:style-name="Tabla89.A2" office:value-type="string">
            <text:p text:style-name="P136">@RolesAllowed({ DIR_<text:span text:style-name="T223">WS</text:span> })</text:p>
            <text:p text:style-name="P135"><text:s text:c="2"/>public List&lt;CatComunidadAutonomaTF&gt; obtenerCatComunidadAutonoma() throws Exception;</text:p>
          </table:table-cell>
        </table:table-row>
        <table:table-row table:style-name="Tabla89.1">
          <table:table-cell table:style-name="Tabla89.A3" office:value-type="string">
            <text:p text:style-name="P200">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00">Paràmetres:</text:p>
          </table:table-cell>
        </table:table-row>
        <table:table-row table:style-name="Tabla89.1">
          <table:table-cell table:style-name="Tabla89.A8" office:value-type="string">
            <text:list xml:id="list1934156621" text:style-name="L8">
              <text:list-header>
                <text:p text:style-name="P340"/>
              </text:list-header>
            </text:list>
          </table:table-cell>
        </table:table-row>
        <table:table-row table:style-name="Tabla89.7">
          <table:table-cell table:style-name="Tabla89.A7" office:value-type="string">
            <text:p text:style-name="P200">Resposta:</text:p>
          </table:table-cell>
        </table:table-row>
        <table:table-row table:style-name="Tabla89.1">
          <table:table-cell table:style-name="Tabla89.A8" office:value-type="string">
            <text:list xml:id="list179936007" text:style-name="L9">
              <text:list-item>
                <text:list>
                  <text:list-item>
                    <text:list>
                      <text:list-item>
                        <text:list>
                          <text:list-item>
                            <text:p text:style-name="P384"><text:span text:style-name="T81">Llista de </text:span><text:span text:style-name="T108">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29"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00">Prototipus:</text:p>
          </table:table-cell>
        </table:table-row>
        <table:table-row table:style-name="Tabla5.1">
          <table:table-cell table:style-name="Tabla5.A2" office:value-type="string">
            <text:p text:style-name="P136">@RolesAllowed({ DIR_<text:span text:style-name="T223">WS</text:span> })</text:p>
            <text:p text:style-name="P135"><text:s text:c="2"/>public List&lt;CatEntidadGeograficaTF&gt; obtenerCatEntidadGeografica() throws Exception;</text:p>
          </table:table-cell>
        </table:table-row>
        <table:table-row table:style-name="Tabla5.1">
          <table:table-cell table:style-name="Tabla5.A3" office:value-type="string">
            <text:p text:style-name="P200">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00">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00">Resposta:</text:p>
          </table:table-cell>
        </table:table-row>
        <table:table-row table:style-name="Tabla5.1">
          <table:table-cell table:style-name="Tabla5.A8" office:value-type="string">
            <text:list xml:id="list103728741973746" text:continue-numbering="true" text:style-name="L9">
              <text:list-item>
                <text:list>
                  <text:list-item>
                    <text:list>
                      <text:list-item>
                        <text:list>
                          <text:list-item>
                            <text:p text:style-name="P384"><text:span text:style-name="T81">Llista de </text:span><text:span text:style-name="T108">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00">Prototipus:</text:p>
          </table:table-cell>
        </table:table-row>
        <table:table-row table:style-name="Tabla8.1">
          <table:table-cell table:style-name="Tabla8.A2" office:value-type="string">
            <text:p text:style-name="P136">@RolesAllowed({ DIR_<text:span text:style-name="T223">WS </text:span>})</text:p>
            <text:p text:style-name="P135"><text:s text:c="2"/>public List&lt;CatProvinciaTF&gt; obtenerCatProvincia() throws Exception;</text:p>
          </table:table-cell>
        </table:table-row>
        <table:table-row table:style-name="Tabla8.1">
          <table:table-cell table:style-name="Tabla8.A3" office:value-type="string">
            <text:p text:style-name="P200">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00">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00">Resposta:</text:p>
          </table:table-cell>
        </table:table-row>
        <text:soft-page-break/>
        <table:table-row table:style-name="Tabla8.1">
          <table:table-cell table:style-name="Tabla8.A8" office:value-type="string">
            <text:list xml:id="list103727999436216" text:continue-numbering="true" text:style-name="L9">
              <text:list-item>
                <text:list>
                  <text:list-item>
                    <text:list>
                      <text:list-item>
                        <text:list>
                          <text:list-item>
                            <text:p text:style-name="P384"><text:span text:style-name="T81">Llista de </text:span><text:span text:style-name="T108">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00">Prototipus:</text:p>
          </table:table-cell>
        </table:table-row>
        <table:table-row table:style-name="Tabla9.1">
          <table:table-cell table:style-name="Tabla9.A2" office:value-type="string">
            <text:p text:style-name="P136">@RolesAllowed({ DIR_<text:span text:style-name="T223">WS</text:span> })</text:p>
            <text:p text:style-name="P135"><text:s text:c="2"/>public List&lt;CatLocalidadTF&gt; obtenerCatLocalidad() throws Exception;</text:p>
          </table:table-cell>
        </table:table-row>
        <table:table-row table:style-name="Tabla9.1">
          <table:table-cell table:style-name="Tabla9.A3" office:value-type="string">
            <text:p text:style-name="P200">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00">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00">Resposta:</text:p>
          </table:table-cell>
        </table:table-row>
        <table:table-row table:style-name="Tabla9.1">
          <table:table-cell table:style-name="Tabla9.A8" office:value-type="string">
            <text:list xml:id="list103728043188300" text:continue-numbering="true" text:style-name="L9">
              <text:list-item>
                <text:list>
                  <text:list-item>
                    <text:list>
                      <text:list-item>
                        <text:list>
                          <text:list-item>
                            <text:p text:style-name="P384"><text:span text:style-name="T81">Llista de </text:span><text:span text:style-name="T108">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00">Prototipus:</text:p>
          </table:table-cell>
        </table:table-row>
        <table:table-row table:style-name="Tabla21.1">
          <table:table-cell table:style-name="Tabla21.A2" office:value-type="string">
            <text:p text:style-name="P136">@RolesAllowed({ DIR_<text:span text:style-name="T223">WS</text:span> })</text:p>
            <text:p text:style-name="P135"><text:s text:c="2"/>public List&lt;CatNivelAdministracion&gt; obtenerCatNivelAdministracion() throws Exception;</text:p>
          </table:table-cell>
        </table:table-row>
        <table:table-row table:style-name="Tabla21.1">
          <table:table-cell table:style-name="Tabla21.A3" office:value-type="string">
            <text:p text:style-name="P200">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00">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00">Resposta:</text:p>
          </table:table-cell>
        </table:table-row>
        <table:table-row table:style-name="Tabla21.1">
          <table:table-cell table:style-name="Tabla21.A8" office:value-type="string">
            <text:list xml:id="list103728206358169" text:continue-numbering="true" text:style-name="L9">
              <text:list-item>
                <text:list>
                  <text:list-item>
                    <text:list>
                      <text:list-item>
                        <text:list>
                          <text:list-item>
                            <text:p text:style-name="P384"><text:span text:style-name="T81">Llista de </text:span><text:span text:style-name="T108">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ext:soft-page-break/>
        <table:table-row table:style-name="Tabla22.1">
          <table:table-cell table:style-name="Tabla22.A1" office:value-type="string">
            <text:p text:style-name="P200">Prototipus:</text:p>
          </table:table-cell>
        </table:table-row>
        <table:table-row table:style-name="Tabla22.1">
          <table:table-cell table:style-name="Tabla22.A2" office:value-type="string">
            <text:p text:style-name="P136"><text:s/>@RolesAllowed({ DIR_<text:span text:style-name="T223">WS</text:span> })</text:p>
            <text:p text:style-name="P135"><text:s text:c="2"/>public List&lt;CatEstadoEntidad&gt; obtenerCatEstadoEntidad() throws Exception;</text:p>
          </table:table-cell>
        </table:table-row>
        <table:table-row table:style-name="Tabla22.1">
          <table:table-cell table:style-name="Tabla22.A3" office:value-type="string">
            <text:p text:style-name="P200">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00">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00">Resposta:</text:p>
          </table:table-cell>
        </table:table-row>
        <table:table-row table:style-name="Tabla22.1">
          <table:table-cell table:style-name="Tabla22.A8" office:value-type="string">
            <text:list xml:id="list103729482729680" text:continue-numbering="true" text:style-name="L9">
              <text:list-item>
                <text:list>
                  <text:list-item>
                    <text:list>
                      <text:list-item>
                        <text:list>
                          <text:list-item>
                            <text:p text:style-name="P384"><text:span text:style-name="T81">Llista de </text:span><text:span text:style-name="T108">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00">Prototipus:</text:p>
          </table:table-cell>
        </table:table-row>
        <table:table-row table:style-name="Tabla23.1">
          <table:table-cell table:style-name="Tabla23.A2" office:value-type="string">
            <text:p text:style-name="P136">@RolesAllowed({ DIR_<text:span text:style-name="T223">WS</text:span> })</text:p>
            <text:p text:style-name="P135"><text:s text:c="2"/>public List&lt;CatPais&gt; obtenerCatPais() throws Exception;</text:p>
          </table:table-cell>
        </table:table-row>
        <table:table-row table:style-name="Tabla23.1">
          <table:table-cell table:style-name="Tabla23.A3" office:value-type="string">
            <text:p text:style-name="P200">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00">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00">Resposta:</text:p>
          </table:table-cell>
        </table:table-row>
        <table:table-row table:style-name="Tabla23.1">
          <table:table-cell table:style-name="Tabla23.A8" office:value-type="string">
            <text:list xml:id="list103728745093929" text:continue-numbering="true" text:style-name="L9">
              <text:list-item>
                <text:list>
                  <text:list-item>
                    <text:list>
                      <text:list-item>
                        <text:list>
                          <text:list-item>
                            <text:p text:style-name="P384"><text:span text:style-name="T81">Llista de </text:span><text:span text:style-name="T108">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00" text:outline-level="3" text:is-list-header="true"/>
      <text:h text:style-name="P292" text:outline-level="2"><text:bookmark-start text:name="__RefHeading___Toc13624_698106445"/>API de Catàleg <text:span text:style-name="T214">v2</text:span><text:bookmark-end text:name="__RefHeading___Toc13624_698106445"/></text:h>
      <text:p text:style-name="P246"><text:span text:style-name="T232">L</text:span><text:span text:style-name="T237">a versió 2 de l’api de catàleg proporciona la mateixa funcionalitat que la versió 1 i afegeix un conjunt de mètodes nous que permeten obtenir els elements pel seu estat. L</text:span><text:span text:style-name="T235">es classes que retorna ara només se lis ha afegit l’estat en el que es troben.</text:span></text:p>
      <text:h text:style-name="Heading_20_3" text:outline-level="3"><text:bookmark-start text:name="__RefHeading___Toc6257_18786779111"/>obtenerCatComunidadAutonoma<text:span text:style-name="T246">V2</text:span>()<text:bookmark-end text:name="__RefHeading___Toc6257_18786779111"/></text:h>
      <text:p text:style-name="P62"/>
      <text:p text:style-name="P62"/>
      <table:table table:name="Tabla73" table:style-name="Tabla73">
        <table:table-column table:style-name="Tabla73.A"/>
        <text:soft-page-break/>
        <table:table-row table:style-name="Tabla73.1">
          <table:table-cell table:style-name="Tabla73.A1" office:value-type="string">
            <text:p text:style-name="P204">Prototipus:</text:p>
          </table:table-cell>
        </table:table-row>
        <table:table-row table:style-name="Tabla73.1">
          <table:table-cell table:style-name="Tabla73.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V2</text:span><text:span text:style-name="T252">() </text:span><text:span text:style-name="T259">throws </text:span><text:span text:style-name="T260">Exception</text:span><text:span text:style-name="T252">;</text:span></text:p>
            <text:p text:style-name="P139"/>
          </table:table-cell>
        </table:table-row>
        <table:table-row table:style-name="Tabla73.1">
          <table:table-cell table:style-name="Tabla73.A3" office:value-type="string">
            <text:p text:style-name="P204">Descripció:</text:p>
          </table:table-cell>
        </table:table-row>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04">Paràmetres:</text:p>
          </table:table-cell>
        </table:table-row>
        <table:table-row table:style-name="Tabla73.1">
          <table:table-cell table:style-name="Tabla73.A8" office:value-type="string">
            <text:list xml:id="list103727960402623" text:continue-list="list1934156621" text:style-name="L8">
              <text:list-header>
                <text:p text:style-name="P341"/>
              </text:list-header>
            </text:list>
          </table:table-cell>
        </table:table-row>
        <table:table-row table:style-name="Tabla73.7">
          <table:table-cell table:style-name="Tabla73.A7" office:value-type="string">
            <text:p text:style-name="P204">Resposta:</text:p>
          </table:table-cell>
        </table:table-row>
        <table:table-row table:style-name="Tabla73.1">
          <table:table-cell table:style-name="Tabla73.A8" office:value-type="string">
            <text:list xml:id="list3667387566" text:style-name="L10">
              <text:list-item>
                <text:list>
                  <text:list-item>
                    <text:list>
                      <text:list-item>
                        <text:list>
                          <text:list-item>
                            <text:p text:style-name="P385"><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0" text:outline-level="4" text:is-list-header="true"/>
      <text:h text:style-name="Heading_20_3" text:outline-level="3"><text:bookmark-start text:name="__RefHeading___Toc14432_698106445"/>obtenerCatComunidadAutonoma<text:span text:style-name="T261">ByEstado</text:span>(<text:span text:style-name="T261">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05">Prototipus:</text:p>
          </table:table-cell>
        </table:table-row>
        <table:table-row table:style-name="Tabla82.1">
          <table:table-cell table:style-name="Tabla82.A2" office:value-type="string">
            <text:p text:style-name="P140"><text:span text:style-name="T249">@RolesAllowed</text:span><text:span text:style-name="T252">({</text:span><text:span text:style-name="T255">DIR_WS</text:span><text:span text:style-name="T252">})</text:span><text:line-break/><text:span text:style-name="T260">List</text:span><text:span text:style-name="T252">&lt;</text:span><text:span text:style-name="T260">CatComunidadAutonomaWs</text:span><text:span text:style-name="T252">&gt; </text:span><text:span text:style-name="T257">obtenerCatComunidadAutonoma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2.1">
          <table:table-cell table:style-name="Tabla82.A3" office:value-type="string">
            <text:p text:style-name="P205">Descripció:</text:p>
          </table:table-cell>
        </table:table-row>
        <table:table-row table:style-name="Tabla82.1">
          <table:table-cell table:style-name="Tabla82.A8" office:value-type="string">
            <text:p text:style-name="P41"><text:tab/>Aquest mètode serveix per obtenir totes les comunitats autònomes <text:span text:style-name="T261">de l’estat indicat</text:span></text:p>
          </table:table-cell>
        </table:table-row>
        <table:table-row table:style-name="Tabla82.1">
          <table:table-cell table:style-name="Tabla82.A3" office:value-type="string">
            <text:p text:style-name="P205">Paràmetres:</text:p>
          </table:table-cell>
        </table:table-row>
        <table:table-row table:style-name="Tabla82.1">
          <table:table-cell table:style-name="Tabla82.A8" office:value-type="string">
            <text:list xml:id="list103729850590627" text:continue-list="list103727960402623" text:style-name="L8">
              <text:list-header>
                <text:p text:style-name="P342"/>
              </text:list-header>
            </text:list>
          </table:table-cell>
        </table:table-row>
        <table:table-row table:style-name="Tabla82.7">
          <table:table-cell table:style-name="Tabla82.A7" office:value-type="string">
            <text:p text:style-name="P205">Resposta:</text:p>
          </table:table-cell>
        </table:table-row>
        <table:table-row table:style-name="Tabla82.1">
          <table:table-cell table:style-name="Tabla82.A8" office:value-type="string">
            <text:list xml:id="list1531842703" text:style-name="L11">
              <text:list-item>
                <text:list>
                  <text:list-item>
                    <text:list>
                      <text:list-item>
                        <text:list>
                          <text:list-item>
                            <text:p text:style-name="P391"><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1" text:outline-level="4" text:is-list-header="true"/>
      <text:h text:style-name="Heading_20_3" text:outline-level="3"><text:bookmark-start text:name="__RefHeading___Toc6259_18786779111"/>obtenerCatEntidadGeografica<text:span text:style-name="T261">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04">Prototipus:</text:p>
          </table:table-cell>
        </table:table-row>
        <table:table-row table:style-name="Tabla74.1">
          <table:table-cell table:style-name="Tabla74.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EntidadGeograficaWs</text:span><text:span text:style-name="T252">&gt; </text:span><text:span text:style-name="T257">obtenerCatEntidadGeograficaV2</text:span><text:span text:style-name="T252">() </text:span><text:span text:style-name="T259">throws </text:span><text:span text:style-name="T260">Exception</text:span><text:span text:style-name="T252">;</text:span></text:p>
          </table:table-cell>
        </table:table-row>
        <table:table-row table:style-name="Tabla74.1">
          <table:table-cell table:style-name="Tabla74.A3" office:value-type="string">
            <text:p text:style-name="P204">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04">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04">Resposta:</text:p>
          </table:table-cell>
        </table:table-row>
        <table:table-row table:style-name="Tabla74.1">
          <table:table-cell table:style-name="Tabla74.A8" office:value-type="string">
            <text:list xml:id="list103729319904809" text:continue-list="list3667387566" text:style-name="L10">
              <text:list-item>
                <text:list>
                  <text:list-item>
                    <text:list>
                      <text:list-item>
                        <text:list>
                          <text:list-item>
                            <text:p text:style-name="P386"><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0"/>
                          </text:list-item>
                        </text:list>
                      </text:list-item>
                    </text:list>
                  </text:list-item>
                </text:list>
              </text:list-item>
            </text:list>
          </table:table-cell>
        </table:table-row>
      </table:table>
      <text:h text:style-name="P335" text:outline-level="4" text:is-list-header="true"/>
      <text:h text:style-name="Heading_20_3" text:outline-level="3"><text:bookmark-start text:name="__RefHeading___Toc14434_698106445"/>obtenerCatEntidadGeografica<text:span text:style-name="T262">ByEstado</text:span>(<text:span text:style-name="T262">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06">Prototipus:</text:p>
          </table:table-cell>
        </table:table-row>
        <table:table-row table:style-name="Tabla83.1">
          <table:table-cell table:style-name="Tabla83.A2" office:value-type="string">
            <text:p text:style-name="P252"><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EntidadGeograficaWs</text:span><text:span text:style-name="T250">&gt; </text:span><text:span text:style-name="T256">obtenerCatEntidadGeografic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3.1">
          <table:table-cell table:style-name="Tabla83.A3" office:value-type="string">
            <text:p text:style-name="P206">Descripció:</text:p>
          </table:table-cell>
        </table:table-row>
        <table:table-row table:style-name="Tabla83.1">
          <table:table-cell table:style-name="Tabla83.A8" office:value-type="string">
            <text:p text:style-name="P42"><text:tab/>Aquest mètode serveix per obtenir totes les Entitats geogràfiques <text:span text:style-name="T262">per l’estat indicat</text:span></text:p>
          </table:table-cell>
        </table:table-row>
        <table:table-row table:style-name="Tabla83.1">
          <table:table-cell table:style-name="Tabla83.A3" office:value-type="string">
            <text:p text:style-name="P206">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06">Resposta:</text:p>
          </table:table-cell>
        </table:table-row>
        <table:table-row table:style-name="Tabla83.1">
          <table:table-cell table:style-name="Tabla83.A8" office:value-type="string">
            <text:list xml:id="list103729446690086" text:continue-numbering="true" text:style-name="L10">
              <text:list-item>
                <text:list>
                  <text:list-item>
                    <text:list>
                      <text:list-item>
                        <text:list>
                          <text:list-item>
                            <text:p text:style-name="P386"><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80"/>
                          </text:list-item>
                        </text:list>
                      </text:list-item>
                    </text:list>
                  </text:list-item>
                </text:list>
              </text:list-item>
            </text:list>
          </table:table-cell>
        </table:table-row>
      </table:table>
      <text:h text:style-name="P336" text:outline-level="4" text:is-list-header="true"/>
      <text:h text:style-name="Heading_20_3" text:outline-level="3"><text:bookmark-start text:name="__RefHeading___Toc6261_18786779111"/><text:span text:style-name="T238">o</text:span><text:span text:style-name="T231">btenerCatProvincia</text:span><text:span text:style-name="T236">V2</text:span><text:span text:style-name="T231">()</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04">Prototipus:</text:p>
          </table:table-cell>
        </table:table-row>
        <table:table-row table:style-name="Tabla75.1">
          <table:table-cell table:style-name="Tabla75.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ProvinciaWs</text:span><text:span text:style-name="T252">&gt; </text:span><text:span text:style-name="T257">obtenerCatProvinciaV2</text:span><text:span text:style-name="T252">() </text:span><text:span text:style-name="T259">throws </text:span><text:span text:style-name="T260">Exception</text:span><text:span text:style-name="T252">;</text:span></text:p>
          </table:table-cell>
        </table:table-row>
        <table:table-row table:style-name="Tabla75.1">
          <table:table-cell table:style-name="Tabla75.A3" office:value-type="string">
            <text:p text:style-name="P204">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04">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04">Resposta:</text:p>
          </table:table-cell>
        </table:table-row>
        <table:table-row table:style-name="Tabla75.1">
          <table:table-cell table:style-name="Tabla75.A8" office:value-type="string">
            <text:list xml:id="list103728699144816" text:continue-numbering="true" text:style-name="L10">
              <text:list-item>
                <text:list>
                  <text:list-item>
                    <text:list>
                      <text:list-item>
                        <text:list>
                          <text:list-item>
                            <text:p text:style-name="P386"><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2" text:outline-level="4" text:is-list-header="true"/>
      <text:h text:style-name="Heading_20_3" text:outline-level="3"><text:bookmark-start text:name="__RefHeading___Toc14436_698106445"/><text:span text:style-name="T238">o</text:span><text:span text:style-name="T231">btenerCatProvincia</text:span><text:span text:style-name="T236">ByEstado</text:span><text:span text:style-name="T231">(</text:span><text:span text:style-name="T236">String estado</text:span><text:span text:style-name="T231">)</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06">Prototipus:</text:p>
          </table:table-cell>
        </table:table-row>
        <table:table-row table:style-name="Tabla84.1">
          <table:table-cell table:style-name="Tabla84.A2" office:value-type="string">
            <text:p text:style-name="P252"><text:span text:style-name="T248">@RolesAllowed</text:span><text:span text:style-name="T251">({</text:span><text:span text:style-name="T254">DIR_WS</text:span><text:span text:style-name="T251">})</text:span><text:span text:style-name="T21"><text:line-break/></text:span><text:span text:style-name="T36">List</text:span><text:span text:style-name="T250">&lt;</text:span><text:span text:style-name="T35">CatProvinciaWs</text:span><text:span text:style-name="T250">&gt; </text:span><text:span text:style-name="T256">obtenerCatProvincia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4.1">
          <table:table-cell table:style-name="Tabla84.A3" office:value-type="string">
            <text:p text:style-name="P206">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06">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06">Resposta:</text:p>
          </table:table-cell>
        </table:table-row>
        <table:table-row table:style-name="Tabla84.1">
          <table:table-cell table:style-name="Tabla84.A8" office:value-type="string">
            <text:list xml:id="list103729558160518" text:continue-numbering="true" text:style-name="L10">
              <text:list-item>
                <text:list>
                  <text:list-item>
                    <text:list>
                      <text:list-item>
                        <text:list>
                          <text:list-item>
                            <text:p text:style-name="P386"><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3" text:outline-level="4" text:is-list-header="true"/>
      <text:h text:style-name="Heading_20_3" text:outline-level="3"><text:bookmark-start text:name="__RefHeading___Toc6263_18786779111"/>obtenerCatLocalidad<text:span text:style-name="T262">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04">Prototipus:</text:p>
          </table:table-cell>
        </table:table-row>
        <table:table-row table:style-name="Tabla76.1">
          <table:table-cell table:style-name="Tabla76.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LocalidadWs</text:span><text:span text:style-name="T252">&gt; </text:span><text:span text:style-name="T257">obtenerCatLocalidadV2</text:span><text:span text:style-name="T252">() </text:span><text:span text:style-name="T259">throws </text:span><text:span text:style-name="T260">Exception</text:span><text:span text:style-name="T252">;</text:span></text:p>
          </table:table-cell>
        </table:table-row>
        <table:table-row table:style-name="Tabla76.1">
          <table:table-cell table:style-name="Tabla76.A3" office:value-type="string">
            <text:p text:style-name="P204">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04">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04">Resposta:</text:p>
          </table:table-cell>
        </table:table-row>
        <table:table-row table:style-name="Tabla76.1">
          <table:table-cell table:style-name="Tabla76.A8" office:value-type="string">
            <text:list xml:id="list103729138380379" text:continue-numbering="true" text:style-name="L10">
              <text:list-item>
                <text:list>
                  <text:list-item>
                    <text:list>
                      <text:list-item>
                        <text:list>
                          <text:list-item>
                            <text:p text:style-name="P386"><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2" text:outline-level="4" text:is-list-header="true"/>
      <text:h text:style-name="Heading_20_3" text:outline-level="3"><text:bookmark-start text:name="__RefHeading___Toc14438_698106445"/>obtenerCatLocalidad<text:span text:style-name="T262">ByEstado</text:span>(<text:span text:style-name="T268">String estado</text:span>)<text:bookmark-end text:name="__RefHeading___Toc14438_698106445"/></text:h>
      <text:p text:style-name="Standard"/>
      <table:table table:name="Tabla85" table:style-name="Tabla85">
        <table:table-column table:style-name="Tabla85.A"/>
        <text:soft-page-break/>
        <table:table-row table:style-name="Tabla85.1">
          <table:table-cell table:style-name="Tabla85.A1" office:value-type="string">
            <text:p text:style-name="P206">Prototipus:</text:p>
          </table:table-cell>
        </table:table-row>
        <table:table-row table:style-name="Tabla85.1">
          <table:table-cell table:style-name="Tabla85.A2" office:value-type="string">
            <text:p text:style-name="P252"><text:span text:style-name="T248">@RolesAllowed</text:span><text:span text:style-name="T251">({</text:span><text:span text:style-name="T254">DIR_WS</text:span><text:span text:style-name="T251">})</text:span><text:span text:style-name="T21"><text:line-break/></text:span><text:span text:style-name="T35">List</text:span><text:span text:style-name="T250">&lt;</text:span><text:span text:style-name="T35">CatLocalidadWs</text:span><text:span text:style-name="T250">&gt; </text:span><text:span text:style-name="T256">obtenerCatLocal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5.1">
          <table:table-cell table:style-name="Tabla85.A3" office:value-type="string">
            <text:p text:style-name="P206">Descripció:</text:p>
          </table:table-cell>
        </table:table-row>
        <table:table-row table:style-name="Tabla85.1">
          <table:table-cell table:style-name="Tabla85.A8" office:value-type="string">
            <text:p text:style-name="P42"><text:tab/>Aquest mètode serveix per obtenir totes les localitats <text:span text:style-name="T264">de l’estat indicat.</text:span></text:p>
          </table:table-cell>
        </table:table-row>
        <table:table-row table:style-name="Tabla85.1">
          <table:table-cell table:style-name="Tabla85.A3" office:value-type="string">
            <text:p text:style-name="P206">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06">Resposta:</text:p>
          </table:table-cell>
        </table:table-row>
        <table:table-row table:style-name="Tabla85.1">
          <table:table-cell table:style-name="Tabla85.A8" office:value-type="string">
            <text:list xml:id="list103728609751200" text:continue-numbering="true" text:style-name="L10">
              <text:list-item>
                <text:list>
                  <text:list-item>
                    <text:list>
                      <text:list-item>
                        <text:list>
                          <text:list-item>
                            <text:p text:style-name="P386"><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3" text:outline-level="4" text:is-list-header="true"/>
      <text:h text:style-name="Heading_20_3" text:outline-level="3"><text:bookmark-start text:name="__RefHeading___Toc6265_18786779111"/>obtenerCatNivelAdministracion<text:span text:style-name="T263">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04">Prototipus:</text:p>
          </table:table-cell>
        </table:table-row>
        <table:table-row table:style-name="Tabla77.1">
          <table:table-cell table:style-name="Tabla77.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V2</text:span><text:span text:style-name="T252">() </text:span><text:span text:style-name="T259">throws </text:span><text:span text:style-name="T260">Exception</text:span><text:span text:style-name="T252">;</text:span></text:p>
          </table:table-cell>
        </table:table-row>
        <table:table-row table:style-name="Tabla77.1">
          <table:table-cell table:style-name="Tabla77.A3" office:value-type="string">
            <text:p text:style-name="P204">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04">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04">Resposta:</text:p>
          </table:table-cell>
        </table:table-row>
        <table:table-row table:style-name="Tabla77.1">
          <table:table-cell table:style-name="Tabla77.A8" office:value-type="string">
            <text:list xml:id="list103729479860184" text:continue-numbering="true" text:style-name="L10">
              <text:list-item>
                <text:list>
                  <text:list-item>
                    <text:list>
                      <text:list-item>
                        <text:list>
                          <text:list-item>
                            <text:p text:style-name="P387"><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32" text:outline-level="4" text:is-list-header="true"/>
      <text:h text:style-name="Heading_20_3" text:outline-level="3"><text:bookmark-start text:name="__RefHeading___Toc14440_698106445"/>obtenerCatNivelAdministracion<text:span text:style-name="T264">ByEstado</text:span>(<text:span text:style-name="T264">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07">Prototipus:</text:p>
          </table:table-cell>
        </table:table-row>
        <table:table-row table:style-name="Tabla86.1">
          <table:table-cell table:style-name="Tabla86.A2" office:value-type="string">
            <text:p text:style-name="P141"><text:span text:style-name="T249">@RolesAllowed</text:span><text:span text:style-name="T252">({</text:span><text:span text:style-name="T255">DIR_WS</text:span><text:span text:style-name="T252">})</text:span><text:line-break/><text:span text:style-name="T260">List</text:span><text:span text:style-name="T252">&lt;</text:span><text:span text:style-name="T260">CatNivelAdministracionWs</text:span><text:span text:style-name="T252">&gt; </text:span><text:span text:style-name="T257">obtenerCatNivelAdministracion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6.1">
          <table:table-cell table:style-name="Tabla86.A3" office:value-type="string">
            <text:p text:style-name="P207">Descripció:</text:p>
          </table:table-cell>
        </table:table-row>
        <table:table-row table:style-name="Tabla86.1">
          <table:table-cell table:style-name="Tabla86.A8" office:value-type="string">
            <text:p text:style-name="P44"><text:tab/>Aquest mètode serveix per obtenir tots els nivells d'administració <text:span text:style-name="T264">de l’estat indicat.</text:span></text:p>
          </table:table-cell>
        </table:table-row>
        <table:table-row table:style-name="Tabla86.1">
          <table:table-cell table:style-name="Tabla86.A3" office:value-type="string">
            <text:p text:style-name="P207">Paràmetres:</text:p>
          </table:table-cell>
        </table:table-row>
        <table:table-row table:style-name="Tabla86.1">
          <table:table-cell table:style-name="Tabla86.A8" office:value-type="string">
            <text:p text:style-name="P44"/>
          </table:table-cell>
        </table:table-row>
        <text:soft-page-break/>
        <table:table-row table:style-name="Tabla86.7">
          <table:table-cell table:style-name="Tabla86.A7" office:value-type="string">
            <text:p text:style-name="P207">Resposta:</text:p>
          </table:table-cell>
        </table:table-row>
        <table:table-row table:style-name="Tabla86.1">
          <table:table-cell table:style-name="Tabla86.A8" office:value-type="string">
            <text:list xml:id="list103729566716974" text:continue-numbering="true" text:style-name="L10">
              <text:list-item>
                <text:list>
                  <text:list-item>
                    <text:list>
                      <text:list-item>
                        <text:list>
                          <text:list-item>
                            <text:p text:style-name="P388"><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34" text:outline-level="4" text:is-list-header="true"/>
      <text:h text:style-name="Heading_20_3" text:outline-level="3"><text:bookmark-start text:name="__RefHeading___Toc6267_18786779111"/>obtenerCatEstadoEntidad<text:span text:style-name="T264">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04">Prototipus:</text:p>
          </table:table-cell>
        </table:table-row>
        <table:table-row table:style-name="Tabla80.1">
          <table:table-cell table:style-name="Tabla80.A2" office:value-type="string">
            <text:p text:style-name="P251"><text:span text:style-name="T21"><text:s/></text:span><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V2</text:span><text:span text:style-name="T250">() </text:span><text:span text:style-name="T258">throws </text:span><text:span text:style-name="T35">Exception</text:span><text:span text:style-name="T250">;</text:span></text:p>
          </table:table-cell>
        </table:table-row>
        <table:table-row table:style-name="Tabla80.1">
          <table:table-cell table:style-name="Tabla80.A3" office:value-type="string">
            <text:p text:style-name="P204">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04">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04">Resposta:</text:p>
          </table:table-cell>
        </table:table-row>
        <table:table-row table:style-name="Tabla80.1">
          <table:table-cell table:style-name="Tabla80.A8" office:value-type="string">
            <text:list xml:id="list103728354655925" text:continue-numbering="true" text:style-name="L10">
              <text:list-item>
                <text:list>
                  <text:list-item>
                    <text:list>
                      <text:list-item>
                        <text:list>
                          <text:list-item>
                            <text:p text:style-name="P388"><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2" text:outline-level="4" text:is-list-header="true"/>
      <text:h text:style-name="Heading_20_3" text:outline-level="3"><text:bookmark-start text:name="__RefHeading___Toc14442_698106445"/>obtenerCatEstadoEntidad<text:span text:style-name="T265">ByEstado</text:span>(<text:span text:style-name="T265">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07">Prototipus:</text:p>
          </table:table-cell>
        </table:table-row>
        <table:table-row table:style-name="Tabla87.1">
          <table:table-cell table:style-name="Tabla87.A2" office:value-type="string">
            <text:p text:style-name="P253"><text:span text:style-name="T247">@RolesAllowed</text:span><text:span text:style-name="T250">({</text:span><text:span text:style-name="T253">DIR_WS</text:span><text:span text:style-name="T250">})</text:span><text:line-break/><text:span text:style-name="T35">List</text:span><text:span text:style-name="T250">&lt;</text:span><text:span text:style-name="T35">CatEstadoEntidadWs</text:span><text:span text:style-name="T250">&gt; </text:span><text:span text:style-name="T256">obtenerCatEstadoEntidadByEstado</text:span><text:span text:style-name="T250">(</text:span><text:span text:style-name="T35">String </text:span><text:span text:style-name="T250">estado) </text:span><text:span text:style-name="T258">throws </text:span><text:span text:style-name="T35">Exception</text:span><text:span text:style-name="T250">;</text:span></text:p>
          </table:table-cell>
        </table:table-row>
        <table:table-row table:style-name="Tabla87.1">
          <table:table-cell table:style-name="Tabla87.A3" office:value-type="string">
            <text:p text:style-name="P207">Descripció:</text:p>
          </table:table-cell>
        </table:table-row>
        <table:table-row table:style-name="Tabla87.1">
          <table:table-cell table:style-name="Tabla87.A8" office:value-type="string">
            <text:p text:style-name="P44"><text:tab/>Aquest mètode serveix per obtenir tots els estats que pot tenir una entitat <text:span text:style-name="T265">però de l’estat indicat</text:span></text:p>
          </table:table-cell>
        </table:table-row>
        <table:table-row table:style-name="Tabla87.1">
          <table:table-cell table:style-name="Tabla87.A3" office:value-type="string">
            <text:p text:style-name="P207">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07">Resposta:</text:p>
          </table:table-cell>
        </table:table-row>
        <table:table-row table:style-name="Tabla87.1">
          <table:table-cell table:style-name="Tabla87.A8" office:value-type="string">
            <text:list xml:id="list103729825276775" text:continue-numbering="true" text:style-name="L10">
              <text:list-item>
                <text:list>
                  <text:list-item>
                    <text:list>
                      <text:list-item>
                        <text:list>
                          <text:list-item>
                            <text:p text:style-name="P388"><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34" text:outline-level="4" text:is-list-header="true"/>
      <text:h text:style-name="Heading_20_3" text:outline-level="3"><text:bookmark-start text:name="__RefHeading___Toc6269_18786779111"/>obtenerCatPais<text:span text:style-name="T265">V2</text:span>()<text:bookmark-end text:name="__RefHeading___Toc6269_18786779111"/></text:h>
      <text:p text:style-name="P62"/>
      <table:table table:name="Tabla81" table:style-name="Tabla81">
        <table:table-column table:style-name="Tabla81.A"/>
        <text:soft-page-break/>
        <table:table-row table:style-name="Tabla81.1">
          <table:table-cell table:style-name="Tabla81.A1" office:value-type="string">
            <text:p text:style-name="P204">Prototipus:</text:p>
          </table:table-cell>
        </table:table-row>
        <table:table-row table:style-name="Tabla81.1">
          <table:table-cell table:style-name="Tabla81.A2" office:value-type="string">
            <text:p text:style-name="P139"><text:span text:style-name="T249">@RolesAllowed</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V2</text:span><text:span text:style-name="T252">() </text:span><text:span text:style-name="T259">throws </text:span><text:span text:style-name="T260">Exception</text:span><text:span text:style-name="T252">;</text:span></text:p>
          </table:table-cell>
        </table:table-row>
        <table:table-row table:style-name="Tabla81.1">
          <table:table-cell table:style-name="Tabla81.A3" office:value-type="string">
            <text:p text:style-name="P204">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04">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04">Resposta:</text:p>
          </table:table-cell>
        </table:table-row>
        <table:table-row table:style-name="Tabla81.1">
          <table:table-cell table:style-name="Tabla81.A8" office:value-type="string">
            <text:list xml:id="list103730067745158" text:continue-numbering="true" text:style-name="L10">
              <text:list-item>
                <text:list>
                  <text:list-item>
                    <text:list>
                      <text:list-item>
                        <text:list>
                          <text:list-item>
                            <text:p text:style-name="P389"><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1" text:outline-level="3" text:is-list-header="true"/>
      <text:h text:style-name="Heading_20_3" text:outline-level="3"><text:bookmark-start text:name="__RefHeading___Toc14444_698106445"/>obtenerCatPais<text:span text:style-name="T266">ByEstado</text:span>(<text:span text:style-name="T266">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08">Prototipus:</text:p>
          </table:table-cell>
        </table:table-row>
        <table:table-row table:style-name="Tabla88.1">
          <table:table-cell table:style-name="Tabla88.A2" office:value-type="string">
            <text:p text:style-name="P142"><text:span text:style-name="T249">@RolesAllowed</text:span><text:span text:style-name="T252">({</text:span><text:span text:style-name="T260">Dir3caibConstantes</text:span><text:span text:style-name="T252">.</text:span><text:span text:style-name="T255">DIR_WS</text:span><text:span text:style-name="T252">})</text:span><text:line-break/><text:span text:style-name="T260">List</text:span><text:span text:style-name="T252">&lt;</text:span><text:span text:style-name="T260">CatPaisWs</text:span><text:span text:style-name="T252">&gt; </text:span><text:span text:style-name="T257">obtenerCatPaisByEstado</text:span><text:span text:style-name="T252">(</text:span><text:span text:style-name="T260">String </text:span><text:span text:style-name="T252">estado) </text:span><text:span text:style-name="T259">throws </text:span><text:span text:style-name="T260">Exception</text:span><text:span text:style-name="T252">;</text:span></text:p>
          </table:table-cell>
        </table:table-row>
        <table:table-row table:style-name="Tabla88.1">
          <table:table-cell table:style-name="Tabla88.A3" office:value-type="string">
            <text:p text:style-name="P208">Descripció:</text:p>
          </table:table-cell>
        </table:table-row>
        <table:table-row table:style-name="Tabla88.1">
          <table:table-cell table:style-name="Tabla88.A8" office:value-type="string">
            <text:p text:style-name="P45"><text:tab/>Aquest mètode serveix per obtenir tots els països <text:span text:style-name="T266">de l’estat indicat.</text:span></text:p>
          </table:table-cell>
        </table:table-row>
        <table:table-row table:style-name="Tabla88.1">
          <table:table-cell table:style-name="Tabla88.A3" office:value-type="string">
            <text:p text:style-name="P208">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08">Resposta:</text:p>
          </table:table-cell>
        </table:table-row>
        <table:table-row table:style-name="Tabla88.1">
          <table:table-cell table:style-name="Tabla88.A8" office:value-type="string">
            <text:list xml:id="list103728441954822" text:continue-numbering="true" text:style-name="L10">
              <text:list-item>
                <text:list>
                  <text:list-item>
                    <text:list>
                      <text:list-item>
                        <text:list>
                          <text:list-item>
                            <text:p text:style-name="P390"><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02" text:outline-level="3" text:is-list-header="true"/>
      <text:h text:style-name="P291" text:outline-level="2"><text:bookmark-start text:name="__RefHeading___Toc6271_1878677911"/>API D'Unitats <text:span text:style-name="T214">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91082534" text:style-name="L12">
        <text:list-item>
          <text:p text:style-name="P365">obtenerArbolUnidades</text:p>
        </text:list-item>
        <text:list-item>
          <text:p text:style-name="P381">obtenerArbolUnidadesDestinatarias</text:p>
        </text:list-item>
        <text:list-item>
          <text:p text:style-name="P365">obtenerUnidad</text:p>
        </text:list-item>
        <text:list-item>
          <text:p text:style-name="P365">buscarUnidad</text:p>
        </text:list-item>
        <text:list-item>
          <text:p text:style-name="P365">obtenerHistoricosFinales</text:p>
        </text:list-item>
        <text:list-item>
          <text:p text:style-name="P365">obtenerHistoricosFinalesSIR</text:p>
        </text:list-item>
      </text:list>
      <text:p text:style-name="P22"/>
      <text:p text:style-name="P22"/>
      <text:h text:style-name="P304" text:outline-level="3"><text:bookmark-start text:name="__RefHeading___Toc15919_737863207"/><text:soft-page-break/>obtenerArbolUnidades<text:bookmark-end text:name="__RefHeading___Toc15919_737863207"/></text:h>
      <text:p text:style-name="Standard"/>
      <table:table table:name="Tabla25" table:style-name="Tabla25">
        <table:table-column table:style-name="Tabla25.A"/>
        <table:table-row table:style-name="Tabla25.1">
          <table:table-cell table:style-name="Tabla25.A1" office:value-type="string">
            <text:p text:style-name="P200">Prototipus:</text:p>
          </table:table-cell>
        </table:table-row>
        <table:table-row table:style-name="Tabla25.1">
          <table:table-cell table:style-name="Tabla25.A2" office:value-type="string">
            <text:p text:style-name="P135">@RolesAllowed({ DIR_<text:span text:style-name="T223">WS</text:span> })</text:p>
            <text:p text:style-name="P147"><text:span text:style-name="T63">public </text:span><text:span text:style-name="T115">List&lt;UnidadTF&gt; obtenerArbolUnidades(String codigo, Date fechaActualizacion, Date fechaSincronizacion)</text:span><text:span text:style-name="T62">throws </text:span><text:span text:style-name="T114">Exception;</text:span></text:p>
            <text:p text:style-name="P149"/>
          </table:table-cell>
        </table:table-row>
        <table:table-row table:style-name="Tabla25.1">
          <table:table-cell table:style-name="Tabla25.A3" office:value-type="string">
            <text:p text:style-name="P200">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00">Paràmetres:</text:p>
          </table:table-cell>
        </table:table-row>
        <table:table-row table:style-name="Tabla25.1">
          <table:table-cell table:style-name="Tabla25.A8" office:value-type="string">
            <text:list xml:id="list103728309779817" text:continue-list="list103729850590627" text:style-name="L8">
              <text:list-item>
                <text:p text:style-name="P340"><text:span text:style-name="T2">String codigo</text:span>: codi de la unitat arrel</text:p>
              </text:list-item>
              <text:list-item>
                <text:p text:style-name="P340"><text:span text:style-name="T2">Date fechaActualizacion</text:span>: data de la darrera actualització</text:p>
              </text:list-item>
              <text:list-item>
                <text:p text:style-name="P340"><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00">Resposta:</text:p>
          </table:table-cell>
        </table:table-row>
        <table:table-row table:style-name="Tabla25.1">
          <table:table-cell table:style-name="Tabla25.A8" office:value-type="string">
            <text:list xml:id="list103730119696238" text:continue-list="list103728745093929" text:style-name="L9">
              <text:list-item>
                <text:list>
                  <text:list-item>
                    <text:list>
                      <text:list-item>
                        <text:list>
                          <text:list-item>
                            <text:p text:style-name="P36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05" text:outline-level="3"><text:bookmark-start text:name="__RefHeading___Toc6882_698106445"/>obtenerArbolUnidades<text:span text:style-name="T222">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01">Prototipus:</text:p>
          </table:table-cell>
        </table:table-row>
        <table:table-row table:style-name="Tabla59.1">
          <table:table-cell table:style-name="Tabla59.A2" office:value-type="string">
            <text:p text:style-name="P137">@RolesAllowed({ DIR_<text:span text:style-name="T223">WS</text:span> })</text:p>
            <text:p text:style-name="P4"><text:span text:style-name="T60">public</text:span><text:span text:style-name="T216"> </text:span><text:span text:style-name="T33">List&lt;UnidadTF&gt; obtenerArbolUnidadesDestinatarias(String codigo)</text:span><text:span text:style-name="T23"><text:line-break/></text:span><text:span text:style-name="T217"> <text:s text:c="3"/></text:span><text:span text:style-name="T61">throws</text:span><text:span text:style-name="T216"> </text:span><text:span text:style-name="T34">Exception</text:span><text:span text:style-name="T23">;</text:span></text:p>
            <text:p text:style-name="P150"/>
          </table:table-cell>
        </table:table-row>
        <table:table-row table:style-name="Tabla59.1">
          <table:table-cell table:style-name="Tabla59.A3" office:value-type="string">
            <text:p text:style-name="P201">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4">S’empra per les aplicacions per sebre a on dirigir la seva tramitació.</text:span></text:p>
          </table:table-cell>
        </table:table-row>
        <table:table-row table:style-name="Tabla59.1">
          <table:table-cell table:style-name="Tabla59.A3" office:value-type="string">
            <text:p text:style-name="P201">Paràmetres:</text:p>
          </table:table-cell>
        </table:table-row>
        <table:table-row table:style-name="Tabla59.1">
          <table:table-cell table:style-name="Tabla59.A8" office:value-type="string">
            <text:list xml:id="list103729101726914" text:continue-list="list103728309779817" text:style-name="L8">
              <text:list-item>
                <text:p text:style-name="P343"><text:span text:style-name="T2">String codigo</text:span>: codi de la unitat arrel</text:p>
              </text:list-item>
            </text:list>
          </table:table-cell>
        </table:table-row>
        <table:table-row table:style-name="Tabla59.1">
          <table:table-cell table:style-name="Tabla59.A3" office:value-type="string">
            <text:p text:style-name="P201">Resposta:</text:p>
          </table:table-cell>
        </table:table-row>
        <table:table-row table:style-name="Tabla59.1">
          <table:table-cell table:style-name="Tabla59.A8" office:value-type="string">
            <text:list xml:id="list2084288524" text:style-name="L13">
              <text:list-item>
                <text:list>
                  <text:list-item>
                    <text:list>
                      <text:list-item>
                        <text:list>
                          <text:list-item>
                            <text:p text:style-name="P36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04" text:outline-level="3"><text:bookmark-start text:name="__RefHeading___Toc6273_1878677911"/><text:soft-page-break/>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00">Prototipus:</text:p>
          </table:table-cell>
        </table:table-row>
        <table:table-row table:style-name="Tabla24.1">
          <table:table-cell table:style-name="Tabla24.A2" office:value-type="string">
            <text:p text:style-name="P151"><text:s/><text:span text:style-name="T73">@RolesAllowed({ DIR_</text:span><text:span text:style-name="T74">WS</text:span><text:span text:style-name="T73"> })</text:span></text:p>
            <text:p text:style-name="P153"><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00">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00">Paràmetres:</text:p>
          </table:table-cell>
        </table:table-row>
        <table:table-row table:style-name="Tabla24.1">
          <table:table-cell table:style-name="Tabla24.A8" office:value-type="string">
            <text:list xml:id="list103728959892234" text:continue-list="list103729101726914" text:style-name="L8">
              <text:list-item>
                <text:p text:style-name="P340"><text:span text:style-name="T2">String codigo</text:span>: codi de la unitat arrel</text:p>
              </text:list-item>
              <text:list-item>
                <text:p text:style-name="P340"><text:span text:style-name="T2">Date fechaActualizacion</text:span>: data de la darrera actualització amb dir3caib.</text:p>
              </text:list-item>
              <text:list-item>
                <text:p text:style-name="P340"><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00">Resposta:</text:p>
          </table:table-cell>
        </table:table-row>
        <table:table-row table:style-name="Tabla24.1">
          <table:table-cell table:style-name="Tabla24.A8" office:value-type="string">
            <text:list xml:id="list4191740134" text:style-name="L14">
              <text:list-item>
                <text:list>
                  <text:list-item>
                    <text:list>
                      <text:list-item>
                        <text:list>
                          <text:list-item>
                            <text:p text:style-name="P370">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04"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00">Prototipus:</text:p>
          </table:table-cell>
        </table:table-row>
        <table:table-row table:style-name="Tabla53.1">
          <table:table-cell table:style-name="Tabla53.A2" office:value-type="string">
            <text:p text:style-name="P151"><text:s/><text:span text:style-name="T73">@RolesAllowed({ DIR_</text:span><text:span text:style-name="T74">WS</text:span><text:span text:style-name="T73"> })</text:span></text:p>
            <text:p text:style-name="P153"><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00">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00">Paràmetres:</text:p>
          </table:table-cell>
        </table:table-row>
        <table:table-row table:style-name="Tabla53.1">
          <table:table-cell table:style-name="Tabla53.A8" office:value-type="string">
            <text:list xml:id="list103729345317230" text:continue-list="list103728959892234" text:style-name="L8">
              <text:list-item>
                <text:p text:style-name="P340"><text:span text:style-name="T2">String codigo</text:span>: codi de la unitat</text:p>
                <text:p text:style-name="P340"/>
              </text:list-item>
            </text:list>
          </table:table-cell>
        </table:table-row>
        <table:table-row table:style-name="Tabla53.1">
          <table:table-cell table:style-name="Tabla53.A3" office:value-type="string">
            <text:p text:style-name="P200">Resposta:</text:p>
          </table:table-cell>
        </table:table-row>
        <table:table-row table:style-name="Tabla53.1">
          <table:table-cell table:style-name="Tabla53.A8" office:value-type="string">
            <text:list xml:id="list1872500406" text:style-name="L15">
              <text:list-item>
                <text:list>
                  <text:list-item>
                    <text:list>
                      <text:list-item>
                        <text:list>
                          <text:list-item>
                            <text:p text:style-name="P371">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04"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ext:soft-page-break/>
        <table:table-row table:style-name="Tabla54.1">
          <table:table-cell table:style-name="Tabla54.A1" office:value-type="string">
            <text:p text:style-name="P200">Prototipus:</text:p>
          </table:table-cell>
        </table:table-row>
        <table:table-row table:style-name="Tabla54.1">
          <table:table-cell table:style-name="Tabla54.A2" office:value-type="string">
            <text:p text:style-name="P248">@WebMethod</text:p>
            <text:p text:style-name="P164"><text:span text:style-name="T144">@RolesAllowed</text:span>({<text:span text:style-name="T116">DIR_WS</text:span>})</text:p>
            <text:p text:style-name="P165">List&lt;UnidadTF&gt; obtenerHistoricosFinales(String codigo) <text:span text:style-name="T64">throws </text:span>Exception;</text:p>
          </table:table-cell>
        </table:table-row>
        <table:table-row table:style-name="Tabla54.1">
          <table:table-cell table:style-name="Tabla54.A3" office:value-type="string">
            <text:p text:style-name="P200">Descripció:</text:p>
          </table:table-cell>
        </table:table-row>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00">Paràmetres:</text:p>
          </table:table-cell>
        </table:table-row>
        <table:table-row table:style-name="Tabla54.1">
          <table:table-cell table:style-name="Tabla54.A8" office:value-type="string">
            <text:list xml:id="list103729922945448" text:continue-list="list103729345317230" text:style-name="L8">
              <text:list-item>
                <text:p text:style-name="P340"><text:span text:style-name="T2">String codigo</text:span>: codi de la unitat extingida</text:p>
              </text:list-item>
            </text:list>
          </table:table-cell>
        </table:table-row>
        <table:table-row table:style-name="Tabla54.1">
          <table:table-cell table:style-name="Tabla54.A3" office:value-type="string">
            <text:p text:style-name="P200">Resposta:</text:p>
          </table:table-cell>
        </table:table-row>
        <table:table-row table:style-name="Tabla54.1">
          <table:table-cell table:style-name="Tabla54.A8" office:value-type="string">
            <text:list xml:id="list3059081722" text:style-name="L16">
              <text:list-item>
                <text:list>
                  <text:list-item>
                    <text:list>
                      <text:list-item>
                        <text:list>
                          <text:list-item>
                            <text:p text:style-name="P37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58"/>
      <text:h text:style-name="P304"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00">Prototipus:</text:p>
          </table:table-cell>
        </table:table-row>
        <table:table-row table:style-name="Tabla55.1">
          <table:table-cell table:style-name="Tabla55.A2" office:value-type="string">
            <text:p text:style-name="P249">@WebMethod</text:p>
            <text:p text:style-name="P164"><text:span text:style-name="T144">@RolesAllowed</text:span>({<text:span text:style-name="T116">DIR_WS</text:span>})</text:p>
            <text:p text:style-name="P161">List&lt;UnidadTF&gt; obtenerHistoricosFinalesSIR(String codigo) <text:span text:style-name="T64">throws </text:span>Exception;</text:p>
          </table:table-cell>
        </table:table-row>
        <table:table-row table:style-name="Tabla55.1">
          <table:table-cell table:style-name="Tabla55.A3" office:value-type="string">
            <text:p text:style-name="P200">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00">Paràmetres:</text:p>
          </table:table-cell>
        </table:table-row>
        <table:table-row table:style-name="Tabla55.1">
          <table:table-cell table:style-name="Tabla55.A8" office:value-type="string">
            <text:list xml:id="list103729468506631" text:continue-list="list103729922945448" text:style-name="L8">
              <text:list-item>
                <text:p text:style-name="P340"><text:span text:style-name="T2">String codigo</text:span>: codi de la unitat extingida</text:p>
              </text:list-item>
            </text:list>
          </table:table-cell>
        </table:table-row>
        <table:table-row table:style-name="Tabla55.1">
          <table:table-cell table:style-name="Tabla55.A3" office:value-type="string">
            <text:p text:style-name="P200">Resposta:</text:p>
          </table:table-cell>
        </table:table-row>
        <table:table-row table:style-name="Tabla55.1">
          <table:table-cell table:style-name="Tabla55.A8" office:value-type="string">
            <text:list xml:id="list3403137857" text:style-name="L17">
              <text:list-item>
                <text:list>
                  <text:list-item>
                    <text:list>
                      <text:list-item>
                        <text:list>
                          <text:list-item>
                            <text:p text:style-name="P37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293" text:outline-level="2"><text:bookmark-start text:name="__RefHeading___Toc6884_698106445"/>API d’Unitats <text:span text:style-name="T269">v</text:span>2<text:bookmark-end text:name="__RefHeading___Toc6884_698106445"/></text:h>
      <text:p text:style-name="P98">La nova versió V2 de l’API d’unitats proporciona la mateixa funcionalitat que la versió 1 però el que canvia és la informació que es retorna. Bàsicament, es retorna més informació a les Unitats i Oficines. <text:span text:style-name="T225">Els mètodes segueixen la mateixa nomenclatura; simplement s’ha afegit V2 als nous mètodes</text:span></text:p>
      <text:p text:style-name="P23"/>
      <text:list xml:id="list103728914232306" text:continue-list="list91082534" text:style-name="L12">
        <text:list-item>
          <text:p text:style-name="P366">obtenerArbolUnidades<text:span text:style-name="T225">V2</text:span></text:p>
        </text:list-item>
        <text:list-item>
          <text:p text:style-name="P382">obtenerArbolUnidadesDestinatarias<text:span text:style-name="T225">V2</text:span></text:p>
        </text:list-item>
        <text:list-item>
          <text:p text:style-name="P366"><text:soft-page-break/>obtenerUnidad<text:span text:style-name="T225">V2</text:span></text:p>
        </text:list-item>
        <text:list-item>
          <text:p text:style-name="P366">buscarUnidad<text:span text:style-name="T225">V2</text:span></text:p>
        </text:list-item>
        <text:list-item>
          <text:p text:style-name="P366">obtenerHistoricosFinales<text:span text:style-name="T225">V2</text:span></text:p>
        </text:list-item>
        <text:list-item>
          <text:p text:style-name="P366">obtenerHistoricosFinalesSIR<text:span text:style-name="T225">V2</text:span></text:p>
        </text:list-item>
      </text:list>
      <text:p text:style-name="P23"/>
      <text:p text:style-name="P23"/>
      <text:h text:style-name="P306" text:outline-level="3"><text:bookmark-start text:name="__RefHeading___Toc15919_7378632071"/>obtenerArbolUnidades<text:span text:style-name="T226">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02">Prototipus:</text:p>
          </table:table-cell>
        </table:table-row>
        <table:table-row table:style-name="Tabla60.1">
          <table:table-cell table:style-name="Tabla60.A2" office:value-type="string">
            <text:p text:style-name="P138">@RolesAllowed({ DIR_<text:span text:style-name="T223">WS</text:span> })</text:p>
            <text:p text:style-name="P148"><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52"/>
          </table:table-cell>
        </table:table-row>
        <table:table-row table:style-name="Tabla60.1">
          <table:table-cell table:style-name="Tabla60.A3" office:value-type="string">
            <text:p text:style-name="P202">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02">Paràmetres:</text:p>
          </table:table-cell>
        </table:table-row>
        <table:table-row table:style-name="Tabla60.1">
          <table:table-cell table:style-name="Tabla60.A8" office:value-type="string">
            <text:list xml:id="list519333969" text:style-name="L18">
              <text:list-item>
                <text:p text:style-name="P344"><text:span text:style-name="T2">String codigo</text:span>: codi de la unitat arrel</text:p>
              </text:list-item>
              <text:list-item>
                <text:p text:style-name="P344"><text:span text:style-name="T2">Date fechaActualizacion</text:span>: data de la darrera actualització</text:p>
              </text:list-item>
              <text:list-item>
                <text:p text:style-name="P344"><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02">Resposta:</text:p>
          </table:table-cell>
        </table:table-row>
        <table:table-row table:style-name="Tabla60.1">
          <table:table-cell table:style-name="Tabla60.A8" office:value-type="string">
            <text:list xml:id="list1518684305" text:style-name="L19">
              <text:list-item>
                <text:list>
                  <text:list-item>
                    <text:list>
                      <text:list-item>
                        <text:list>
                          <text:list-item>
                            <text:p text:style-name="P374">Llista d'Unidad<text:span text:style-name="T226">Ws</text:span> , la descripció del bean Unidad<text:span text:style-name="T226">Ws</text:span> es pot veure a l'apartat </text:p>
                            <text:p text:style-name="P374"><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06" text:outline-level="3"><text:bookmark-start text:name="__RefHeading___Toc6886_698106445"/>obtenerArbolUnidades<text:span text:style-name="T222">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02">Prototipus:</text:p>
          </table:table-cell>
        </table:table-row>
        <table:table-row table:style-name="Tabla61.1">
          <table:table-cell table:style-name="Tabla61.A2" office:value-type="string">
            <text:p text:style-name="P138">@RolesAllowed({ DIR_<text:span text:style-name="T223">WS</text:span> })</text:p>
            <text:p text:style-name="P5"><text:span text:style-name="T60">public</text:span><text:span text:style-name="T216">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7"> <text:s text:c="3"/></text:span><text:span text:style-name="T61">throws</text:span><text:span text:style-name="T216"> </text:span><text:span text:style-name="T20">Exception</text:span><text:span text:style-name="T23">;</text:span></text:p>
            <text:p text:style-name="P152"/>
          </table:table-cell>
        </table:table-row>
        <table:table-row table:style-name="Tabla61.1">
          <table:table-cell table:style-name="Tabla61.A3" office:value-type="string">
            <text:p text:style-name="P202">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4">S’empra per les aplicacions per sebre a on dirigir la seva tramitació.</text:span></text:p>
          </table:table-cell>
        </table:table-row>
        <table:table-row table:style-name="Tabla61.1">
          <table:table-cell table:style-name="Tabla61.A3" office:value-type="string">
            <text:p text:style-name="P202">Paràmetres:</text:p>
          </table:table-cell>
        </table:table-row>
        <table:table-row table:style-name="Tabla61.1">
          <table:table-cell table:style-name="Tabla61.A8" office:value-type="string">
            <text:list xml:id="list103729289286256" text:continue-list="list519333969" text:style-name="L18">
              <text:list-item>
                <text:p text:style-name="P344"><text:span text:style-name="T2">String codigo</text:span>: codi de la unitat arrel</text:p>
              </text:list-item>
            </text:list>
          </table:table-cell>
        </table:table-row>
        <text:soft-page-break/>
        <table:table-row table:style-name="Tabla61.1">
          <table:table-cell table:style-name="Tabla61.A3" office:value-type="string">
            <text:p text:style-name="P202">Resposta:</text:p>
          </table:table-cell>
        </table:table-row>
        <table:table-row table:style-name="Tabla61.1">
          <table:table-cell table:style-name="Tabla61.A8" office:value-type="string">
            <text:list xml:id="list603166274" text:style-name="L20">
              <text:list-item>
                <text:list>
                  <text:list-item>
                    <text:list>
                      <text:list-item>
                        <text:list>
                          <text:list-item>
                            <text:p text:style-name="P375">Llista d'Unidad<text:span text:style-name="T226">Ws</text:span> , la descripció del bean Unidad<text:span text:style-name="T22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06" text:outline-level="3"><text:bookmark-start text:name="__RefHeading___Toc6273_18786779111"/>obtenerUnidad<text:span text:style-name="T226">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02">Prototipus:</text:p>
          </table:table-cell>
        </table:table-row>
        <table:table-row table:style-name="Tabla62.1">
          <table:table-cell table:style-name="Tabla62.A2" office:value-type="string">
            <text:p text:style-name="P152"><text:s/><text:span text:style-name="T73">@RolesAllowed({ DIR_</text:span><text:span text:style-name="T74">WS</text:span><text:span text:style-name="T73"> })</text:span></text:p>
            <text:p text:style-name="P154"><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02">Descripció:</text:p>
          </table:table-cell>
        </table:table-row>
        <table:table-row table:style-name="Tabla62.1">
          <table:table-cell table:style-name="Tabla62.A8" office:value-type="string">
            <text:p text:style-name="P23"><text:s/>Mètode que retorna una Unidad<text:span text:style-name="T227">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02">Paràmetres:</text:p>
          </table:table-cell>
        </table:table-row>
        <table:table-row table:style-name="Tabla62.1">
          <table:table-cell table:style-name="Tabla62.A8" office:value-type="string">
            <text:list xml:id="list103729130519852" text:continue-list="list103729289286256" text:style-name="L18">
              <text:list-item>
                <text:p text:style-name="P344"><text:span text:style-name="T2">String codigo</text:span>: codi de la unitat arrel</text:p>
              </text:list-item>
              <text:list-item>
                <text:p text:style-name="P344"><text:span text:style-name="T2">Date fechaActualizacion</text:span>: data de la darrera actualització amb dir3caib.</text:p>
              </text:list-item>
              <text:list-item>
                <text:p text:style-name="P344"><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02">Resposta:</text:p>
          </table:table-cell>
        </table:table-row>
        <table:table-row table:style-name="Tabla62.1">
          <table:table-cell table:style-name="Tabla62.A8" office:value-type="string">
            <text:list xml:id="list1421526379" text:style-name="L21">
              <text:list-item>
                <text:list>
                  <text:list-item>
                    <text:list>
                      <text:list-item>
                        <text:list>
                          <text:list-item>
                            <text:p text:style-name="P376">Unidad<text:span text:style-name="T227">WS</text:span> (la unitat en qüestió). La descripció del bean Unidad<text:span text:style-name="T22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06" text:outline-level="3"><text:bookmark-start text:name="__RefHeading___Toc6275_18786779111"/>buscarUnidad<text:span text:style-name="T228">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02">Prototipus:</text:p>
          </table:table-cell>
        </table:table-row>
        <table:table-row table:style-name="Tabla63.1">
          <table:table-cell table:style-name="Tabla63.A2" office:value-type="string">
            <text:p text:style-name="P152"><text:s/><text:span text:style-name="T73">@RolesAllowed({ DIR_</text:span><text:span text:style-name="T74">WS</text:span><text:span text:style-name="T73"> })</text:span></text:p>
            <text:p text:style-name="P154"><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02">Descripció:</text:p>
          </table:table-cell>
        </table:table-row>
        <table:table-row table:style-name="Tabla63.1">
          <table:table-cell table:style-name="Tabla63.A8" office:value-type="string">
            <text:p text:style-name="P23"><text:s/>Mètode que retorna una Unidad<text:span text:style-name="T229">Ws</text:span> a partir del codi indicat, sense tenir en compte el seu estat.</text:p>
            <text:p text:style-name="P23"><text:s text:c="2"/></text:p>
          </table:table-cell>
        </table:table-row>
        <table:table-row table:style-name="Tabla63.1">
          <table:table-cell table:style-name="Tabla63.A3" office:value-type="string">
            <text:p text:style-name="P202">Paràmetres:</text:p>
          </table:table-cell>
        </table:table-row>
        <table:table-row table:style-name="Tabla63.1">
          <table:table-cell table:style-name="Tabla63.A8" office:value-type="string">
            <text:list xml:id="list103728707889503" text:continue-list="list103729130519852" text:style-name="L18">
              <text:list-item>
                <text:p text:style-name="P344"><text:span text:style-name="T2">String codigo</text:span>: codi de la unitat</text:p>
                <text:p text:style-name="P344"/>
              </text:list-item>
            </text:list>
          </table:table-cell>
        </table:table-row>
        <table:table-row table:style-name="Tabla63.1">
          <table:table-cell table:style-name="Tabla63.A3" office:value-type="string">
            <text:p text:style-name="P202">Resposta:</text:p>
          </table:table-cell>
        </table:table-row>
        <table:table-row table:style-name="Tabla63.1">
          <table:table-cell table:style-name="Tabla63.A8" office:value-type="string">
            <text:list xml:id="list147274993" text:style-name="L22">
              <text:list-item>
                <text:list>
                  <text:list-item>
                    <text:list>
                      <text:list-item>
                        <text:list>
                          <text:list-item>
                            <text:p text:style-name="P377">Unidad<text:span text:style-name="T229">Ws</text:span> (la unitat en qüestió).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06" text:outline-level="3"><text:bookmark-start text:name="__RefHeading___Toc6277_18786779111"/><text:soft-page-break/>obtenerHistoricosFinales<text:span text:style-name="T229">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02">Prototipus:</text:p>
          </table:table-cell>
        </table:table-row>
        <table:table-row table:style-name="Tabla64.1">
          <table:table-cell table:style-name="Tabla64.A2" office:value-type="string">
            <text:p text:style-name="P160"><text:span text:style-name="T144">@RolesAllowed</text:span>({<text:span text:style-name="T116">DIR_WS</text:span>})</text:p>
            <text:p text:style-name="P166"><text:span text:style-name="T60">public </text:span><text:span text:style-name="T117">List&lt;Unidad</text:span><text:span text:style-name="T118">Ws</text:span><text:span text:style-name="T117">&gt; obtenerHistoricosFinales(String codigo)</text:span> <text:span text:style-name="T64">throws </text:span><text:span text:style-name="T117">Exception</text:span>;</text:p>
          </table:table-cell>
        </table:table-row>
        <table:table-row table:style-name="Tabla64.1">
          <table:table-cell table:style-name="Tabla64.A3" office:value-type="string">
            <text:p text:style-name="P202">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02">Paràmetres:</text:p>
          </table:table-cell>
        </table:table-row>
        <table:table-row table:style-name="Tabla64.1">
          <table:table-cell table:style-name="Tabla64.A8" office:value-type="string">
            <text:list xml:id="list103729285107085" text:continue-list="list103728707889503" text:style-name="L18">
              <text:list-item>
                <text:p text:style-name="P344"><text:span text:style-name="T2">String codigo</text:span>: codi de la unitat extingida</text:p>
              </text:list-item>
            </text:list>
          </table:table-cell>
        </table:table-row>
        <table:table-row table:style-name="Tabla64.1">
          <table:table-cell table:style-name="Tabla64.A3" office:value-type="string">
            <text:p text:style-name="P202">Resposta:</text:p>
          </table:table-cell>
        </table:table-row>
        <table:table-row table:style-name="Tabla64.1">
          <table:table-cell table:style-name="Tabla64.A8" office:value-type="string">
            <text:list xml:id="list709355006" text:style-name="L23">
              <text:list-item>
                <text:list>
                  <text:list-item>
                    <text:list>
                      <text:list-item>
                        <text:list>
                          <text:list-item>
                            <text:p text:style-name="P378">Llista d'Unidad<text:span text:style-name="T229">Ws</text:span> ,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59"/>
      <text:h text:style-name="P306" text:outline-level="3"><text:bookmark-start text:name="__RefHeading___Toc6279_18786779111"/>obtenerHistoricosFinalesSIR<text:span text:style-name="T230">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02">Prototipus:</text:p>
          </table:table-cell>
        </table:table-row>
        <table:table-row table:style-name="Tabla65.1">
          <table:table-cell table:style-name="Tabla65.A2" office:value-type="string">
            <text:p text:style-name="P160"><text:span text:style-name="T144">@RolesAllowed</text:span>({<text:span text:style-name="T116">DIR_WS</text:span>})</text:p>
            <text:p text:style-name="P162"><text:span text:style-name="T60">public </text:span>&lt;<text:span text:style-name="T117">Unidad</text:span><text:span text:style-name="T118">Ws</text:span><text:span text:style-name="T117">&gt; obtenerHistoricosFinalesSIR</text:span><text:span text:style-name="T119">V2</text:span><text:span text:style-name="T117">(String codigo)</text:span> <text:span text:style-name="T64">throws </text:span><text:span text:style-name="T117">Exception</text:span>;</text:p>
          </table:table-cell>
        </table:table-row>
        <table:table-row table:style-name="Tabla65.1">
          <table:table-cell table:style-name="Tabla65.A3" office:value-type="string">
            <text:p text:style-name="P202">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02">Paràmetres:</text:p>
          </table:table-cell>
        </table:table-row>
        <table:table-row table:style-name="Tabla65.1">
          <table:table-cell table:style-name="Tabla65.A8" office:value-type="string">
            <text:list xml:id="list103728981602791" text:continue-list="list103729285107085" text:style-name="L18">
              <text:list-item>
                <text:p text:style-name="P344"><text:span text:style-name="T2">String codigo</text:span>: codi de la unitat extingida</text:p>
              </text:list-item>
            </text:list>
          </table:table-cell>
        </table:table-row>
        <table:table-row table:style-name="Tabla65.1">
          <table:table-cell table:style-name="Tabla65.A3" office:value-type="string">
            <text:p text:style-name="P202">Resposta:</text:p>
          </table:table-cell>
        </table:table-row>
        <table:table-row table:style-name="Tabla65.1">
          <table:table-cell table:style-name="Tabla65.A8" office:value-type="string">
            <text:list xml:id="list3192024676" text:style-name="L24">
              <text:list-item>
                <text:list>
                  <text:list-item>
                    <text:list>
                      <text:list-item>
                        <text:list>
                          <text:list-item>
                            <text:p text:style-name="P379">Llista d'Unidad<text:span text:style-name="T230">Ws</text:span> , la descripció del bean Unidad<text:span text:style-name="T230">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291" text:outline-level="2"><text:bookmark-start text:name="__RefHeading___Toc6281_1878677911"/><text:bookmark-start text:name="__RefNumPara__7462_2083463020"/>API d'Oficines <text:span text:style-name="T270">v1</text:span> <text:bookmark-end text:name="__RefHeading___Toc6281_1878677911"/><text:bookmark-end text:name="__RefNumPara__7462_2083463020"/></text:h>
      <text:p text:style-name="P11"/>
      <text:p text:style-name="P37"><text:span text:style-name="T108"><text:tab/>La següent API permet obtenir les oficines relacionades amb unitats depenent de certs criteris. </text:span><text:span text:style-name="T81">El llistat de mètodes que conté aquesta API són:</text:span></text:p>
      <text:p text:style-name="P11"/>
      <text:list xml:id="list103730019305969" text:continue-list="list103728914232306" text:style-name="L12">
        <text:list-item>
          <text:p text:style-name="P365">obtenerOficina</text:p>
        </text:list-item>
        <text:list-item>
          <text:p text:style-name="P365">obtenerArbolOficinas</text:p>
        </text:list-item>
        <text:list-item>
          <text:p text:style-name="P365">obtenerOficinasSIRUnidad</text:p>
        </text:list-item>
      </text:list>
      <text:p text:style-name="P22"><text:soft-page-break/></text:p>
      <text:p text:style-name="P29"/>
      <text:h text:style-name="P304" text:outline-level="3"><text:bookmark-start text:name="__RefHeading___Toc6283_1878677911"/>obtenerOficina<text:bookmark-end text:name="__RefHeading___Toc6283_1878677911"/></text:h>
      <text:list xml:id="list809259939" text:style-name="L25">
        <text:list-header>
          <text:p text:style-name="P392"/>
        </text:list-header>
      </text:list>
      <table:table table:name="Tabla95" table:style-name="Tabla95">
        <table:table-column table:style-name="Tabla95.A"/>
        <table:table-row table:style-name="Tabla95.1">
          <table:table-cell table:style-name="Tabla95.A1" office:value-type="string">
            <text:p text:style-name="P200">Prototipus:</text:p>
          </table:table-cell>
        </table:table-row>
        <table:table-row table:style-name="Tabla95.1">
          <table:table-cell table:style-name="Tabla95.A2" office:value-type="string">
            <text:p text:style-name="P143">@RolesAllowed({ DIR_ADMIN })</text:p>
            <text:p text:style-name="P192"><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00">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00">Paràmetres:</text:p>
          </table:table-cell>
        </table:table-row>
        <table:table-row table:style-name="Tabla95.1">
          <table:table-cell table:style-name="Tabla95.A8" office:value-type="string">
            <text:list xml:id="list103729096929260" text:continue-list="list103729468506631" text:style-name="L8">
              <text:list-item>
                <text:p text:style-name="P489"><text:span text:style-name="T2">String codigo</text:span>: <text:span text:style-name="T108">Codi de l'oficina</text:span><text:span text:style-name="T81">.</text:span></text:p>
              </text:list-item>
              <text:list-item>
                <text:p text:style-name="P489"><text:span text:style-name="T2">Date </text:span><text:span text:style-name="T7">fechaActualizacion</text:span>: <text:s/>data <text:span text:style-name="T108"><text:s/>en la que es fa l'actualització.</text:span></text:p>
              </text:list-item>
              <text:list-item>
                <text:p text:style-name="P489"><text:span text:style-name="T7">Date fechaSincronizacion</text:span><text:span text:style-name="T108">: data en la que es va fer la primera sincronització.</text:span></text:p>
              </text:list-item>
            </text:list>
          </table:table-cell>
        </table:table-row>
        <table:table-row table:style-name="Tabla95.1">
          <table:table-cell table:style-name="Tabla95.A3" office:value-type="string">
            <text:p text:style-name="P200">Resposta:</text:p>
          </table:table-cell>
        </table:table-row>
        <table:table-row table:style-name="Tabla95.1">
          <table:table-cell table:style-name="Tabla95.A8" office:value-type="string">
            <text:list xml:id="list3895866380" text:style-name="L26">
              <text:list-item>
                <text:p text:style-name="P490"><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04"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00">Prototipus:</text:p>
          </table:table-cell>
        </table:table-row>
        <table:table-row table:style-name="Tabla94.1">
          <table:table-cell table:style-name="Tabla94.A2" office:value-type="string">
            <text:p text:style-name="P143">@RolesAllowed({ DIR_ADMIN })</text:p>
            <text:p text:style-name="P192"><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00">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00">Paràmetres:</text:p>
          </table:table-cell>
        </table:table-row>
        <table:table-row table:style-name="Tabla94.1">
          <table:table-cell table:style-name="Tabla94.A8" office:value-type="string">
            <text:list xml:id="list103728336658772" text:continue-list="list103729096929260" text:style-name="L8">
              <text:list-item>
                <text:p text:style-name="P340"><text:span text:style-name="T2">String codigo</text:span>: codi de la unitat</text:p>
              </text:list-item>
              <text:list-item>
                <text:p text:style-name="P340"><text:span text:style-name="T2">Date <text:s/>fechaActualizacion</text:span>: data de la darrera actualització amb dir3caib.</text:p>
              </text:list-item>
              <text:list-item>
                <text:p text:style-name="P340"><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00">Resposta:</text:p>
          </table:table-cell>
        </table:table-row>
        <text:soft-page-break/>
        <table:table-row table:style-name="Tabla94.8">
          <table:table-cell table:style-name="Tabla94.A8" office:value-type="string">
            <text:list xml:id="list3082907870" text:style-name="L27">
              <text:list-item>
                <text:p text:style-name="P345"><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04" text:outline-level="3"><text:bookmark-start text:name="__RefHeading___Toc6287_1878677911"/><text:bookmark-start text:name="__RefNumPara__8584_1137365102"/>obtenerOficinasSIRUnidad<text:bookmark-end text:name="__RefHeading___Toc6287_1878677911"/><text:bookmark-end text:name="__RefNumPara__8584_1137365102"/></text:h>
      <text:p text:style-name="Standard"/>
      <table:table table:name="Tabla30" table:style-name="Tabla30">
        <table:table-column table:style-name="Tabla30.A"/>
        <table:table-row table:style-name="Tabla30.1">
          <table:table-cell table:style-name="Tabla30.A1" office:value-type="string">
            <text:p text:style-name="P200">Prototipus:</text:p>
          </table:table-cell>
        </table:table-row>
        <table:table-row table:style-name="Tabla30.1">
          <table:table-cell table:style-name="Tabla30.A2" office:value-type="string">
            <text:p text:style-name="P143">@RolesAllowed({ DIR_ADMIN })</text:p>
            <text:p text:style-name="P192"><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00">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00">Paràmetres:</text:p>
          </table:table-cell>
        </table:table-row>
        <table:table-row table:style-name="Tabla30.1">
          <table:table-cell table:style-name="Tabla30.A8" office:value-type="string">
            <text:list xml:id="list103729710408264" text:continue-list="list103728336658772" text:style-name="L8">
              <text:list-item>
                <text:p text:style-name="P340"><text:span text:style-name="T2">String codigoUnidad</text:span>: codi de la unitat</text:p>
              </text:list-item>
            </text:list>
          </table:table-cell>
        </table:table-row>
        <table:table-row table:style-name="Tabla30.1">
          <table:table-cell table:style-name="Tabla30.A3" office:value-type="string">
            <text:p text:style-name="P200">Resposta:</text:p>
          </table:table-cell>
        </table:table-row>
        <table:table-row table:style-name="Tabla30.1">
          <table:table-cell table:style-name="Tabla30.A8" office:value-type="string">
            <text:list xml:id="list3509676412" text:style-name="L28">
              <text:list-item>
                <text:p text:style-name="P346"><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294" text:outline-level="2"><text:bookmark-start text:name="__RefHeading___Toc6888_698106445"/>API <text:s/>d'Oficines <text:span text:style-name="T270">v</text:span>2<text:bookmark-end text:name="__RefHeading___Toc6888_698106445"/></text:h>
      <text:p text:style-name="P38"><text:span text:style-name="T176">La nova versió V2 de l’API d'oficines proporciona la mateixa funcionalitat que la versió 1 però el que canv</text:span><text:span text:style-name="T178">i</text:span><text:span text:style-name="T176">a és la informació que es retorna. Bàsicament, es retorna més informació a les Unitats i Oficines. </text:span><text:span text:style-name="T177">Els mètodes segueixen la mateixa nomenclatura; simplement s’ha afegit V2 als nous mètodes.</text:span></text:p>
      <text:p text:style-name="P99"/>
      <text:list xml:id="list103729108612667" text:continue-list="list103730019305969" text:style-name="L12">
        <text:list-item>
          <text:p text:style-name="P367">obtenerOficina<text:span text:style-name="T240">V2</text:span></text:p>
        </text:list-item>
        <text:list-item>
          <text:p text:style-name="P367">obtenerArbolOficinas<text:span text:style-name="T240">V2</text:span></text:p>
        </text:list-item>
        <text:list-item>
          <text:p text:style-name="P394"><text:span text:style-name="T80">obtenerOficinasSIRUnidad</text:span><text:span text:style-name="T104">V2</text:span></text:p>
        </text:list-item>
      </text:list>
      <text:p text:style-name="P100"/>
      <text:p text:style-name="P99"/>
      <text:h text:style-name="P307" text:outline-level="3"><text:bookmark-start text:name="__RefHeading___Toc6890_698106445"/>obtenerOficina<text:span text:style-name="T240">V2</text:span><text:bookmark-end text:name="__RefHeading___Toc6890_698106445"/></text:h>
      <text:list xml:id="list103728496488892" text:continue-list="list809259939" text:style-name="L25">
        <text:list-header>
          <text:p text:style-name="P393"/>
        </text:list-header>
      </text:list>
      <table:table table:name="Tabla68" table:style-name="Tabla68">
        <table:table-column table:style-name="Tabla68.A"/>
        <table:table-row table:style-name="Tabla68.1">
          <table:table-cell table:style-name="Tabla68.A1" office:value-type="string">
            <text:p text:style-name="P203">Prototipus:</text:p>
          </table:table-cell>
        </table:table-row>
        <table:table-row table:style-name="Tabla68.1">
          <table:table-cell table:style-name="Tabla68.A2" office:value-type="string">
            <text:p text:style-name="P144">@RolesAllowed({ DIR_ADMIN })</text:p>
            <text:p text:style-name="P193"><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03">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03">Paràmetres:</text:p>
          </table:table-cell>
        </table:table-row>
        <text:soft-page-break/>
        <table:table-row table:style-name="Tabla68.1">
          <table:table-cell table:style-name="Tabla68.A8" office:value-type="string">
            <text:list xml:id="list189391555" text:style-name="L29">
              <text:list-item>
                <text:p text:style-name="P491"><text:span text:style-name="T2">String codigo</text:span>: <text:span text:style-name="T108">Codi de l'oficina</text:span><text:span text:style-name="T81">.</text:span></text:p>
              </text:list-item>
              <text:list-item>
                <text:p text:style-name="P491"><text:span text:style-name="T2">Date </text:span><text:span text:style-name="T7">fechaActualizacion</text:span>: <text:s/>data <text:span text:style-name="T108"><text:s/>en la que es fa l'actualització.</text:span></text:p>
              </text:list-item>
              <text:list-item>
                <text:p text:style-name="P491"><text:span text:style-name="T7">Date fechaSincronizacion</text:span><text:span text:style-name="T108">: data en la que es va fer la primera sincronització.</text:span></text:p>
              </text:list-item>
            </text:list>
          </table:table-cell>
        </table:table-row>
        <table:table-row table:style-name="Tabla68.1">
          <table:table-cell table:style-name="Tabla68.A3" office:value-type="string">
            <text:p text:style-name="P203">Resposta:</text:p>
          </table:table-cell>
        </table:table-row>
        <table:table-row table:style-name="Tabla68.1">
          <table:table-cell table:style-name="Tabla68.A8" office:value-type="string">
            <text:list xml:id="list2449697865" text:style-name="L30">
              <text:list-item>
                <text:p text:style-name="P492"><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07" text:outline-level="3"><text:bookmark-start text:name="__RefHeading___Toc6285_18786779111"/>obtenerArbolOficinas<text:span text:style-name="T240">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03">Prototipus:</text:p>
          </table:table-cell>
        </table:table-row>
        <table:table-row table:style-name="Tabla69.1">
          <table:table-cell table:style-name="Tabla69.A2" office:value-type="string">
            <text:p text:style-name="P144">@RolesAllowed({ DIR_ADMIN })</text:p>
            <text:p text:style-name="P193"><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03">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03">Paràmetres:</text:p>
          </table:table-cell>
        </table:table-row>
        <table:table-row table:style-name="Tabla69.1">
          <table:table-cell table:style-name="Tabla69.A8" office:value-type="string">
            <text:list xml:id="list103728260973132" text:continue-list="list189391555" text:style-name="L29">
              <text:list-item>
                <text:p text:style-name="P347"><text:span text:style-name="T2">String codigo</text:span>: codi de la unitat</text:p>
              </text:list-item>
              <text:list-item>
                <text:p text:style-name="P347"><text:span text:style-name="T2">Date <text:s/>fechaActualizacion</text:span>: data de la darrera actualització amb dir3caib.</text:p>
              </text:list-item>
              <text:list-item>
                <text:p text:style-name="P347"><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03">Resposta:</text:p>
          </table:table-cell>
        </table:table-row>
        <table:table-row table:style-name="Tabla69.8">
          <table:table-cell table:style-name="Tabla69.A8" office:value-type="string">
            <text:list xml:id="list3385065864" text:style-name="L31">
              <text:list-item>
                <text:p text:style-name="P348"><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07" text:outline-level="3"><text:bookmark-start text:name="__RefNumPara__8584_11373651021"/><text:bookmark-start text:name="__RefHeading___Toc6287_18786779111"/>obtenerOficinasSIRUnidad<text:span text:style-name="T240">V2</text:span><text:bookmark-end text:name="__RefNumPara__8584_11373651021"/><text:bookmark-end text:name="__RefHeading___Toc6287_18786779111"/></text:h>
      <text:p text:style-name="Standard"/>
      <table:table table:name="Tabla71" table:style-name="Tabla71">
        <table:table-column table:style-name="Tabla71.A"/>
        <table:table-row table:style-name="Tabla71.1">
          <table:table-cell table:style-name="Tabla71.A1" office:value-type="string">
            <text:p text:style-name="P203">Prototipus:</text:p>
          </table:table-cell>
        </table:table-row>
        <table:table-row table:style-name="Tabla71.1">
          <table:table-cell table:style-name="Tabla71.A2" office:value-type="string">
            <text:p text:style-name="P144">@RolesAllowed({ DIR_ADMIN })</text:p>
            <text:p text:style-name="P193"><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03">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03">Paràmetres:</text:p>
          </table:table-cell>
        </table:table-row>
        <table:table-row table:style-name="Tabla71.1">
          <table:table-cell table:style-name="Tabla71.A8" office:value-type="string">
            <text:list xml:id="list103728102720736" text:continue-list="list103728260973132" text:style-name="L29">
              <text:list-item>
                <text:p text:style-name="P347"><text:span text:style-name="T2">String codigoUnidad</text:span>: codi de la unitat</text:p>
              </text:list-item>
            </text:list>
          </table:table-cell>
        </table:table-row>
        <text:soft-page-break/>
        <table:table-row table:style-name="Tabla71.1">
          <table:table-cell table:style-name="Tabla71.A3" office:value-type="string">
            <text:p text:style-name="P203">Resposta:</text:p>
          </table:table-cell>
        </table:table-row>
        <table:table-row table:style-name="Tabla71.1">
          <table:table-cell table:style-name="Tabla71.A8" office:value-type="string">
            <text:list xml:id="list2346506748" text:style-name="L32">
              <text:list-item>
                <text:p text:style-name="P349"><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0"/>
      <text:h text:style-name="P291"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021848849536">
          <table:table-cell table:style-name="Tabla108.A1" office:value-type="string">
            <text:p text:style-name="P134">package es.caib.dir3caib.ws.api.test;</text:p>
            <text:p text:style-name="P134"/>
            <text:p text:style-name="P134">import java.io.FileInputStream;</text:p>
            <text:p text:style-name="P134">import java.net.URL;</text:p>
            <text:p text:style-name="P134">import java.util.List;</text:p>
            <text:p text:style-name="P134">import java.util.Map;</text:p>
            <text:p text:style-name="P134">import java.util.Properties;</text:p>
            <text:p text:style-name="P134"/>
            <text:p text:style-name="P134">import javax.xml.ws.BindingProvider;</text:p>
            <text:p text:style-name="P134"/>
            <text:p text:style-name="P134">import org.junit.Test;</text:p>
            <text:p text:style-name="P134"/>
            <text:p text:style-name="P134">import es.caib.dir3caib.ws.api.catalogo.CatComunidadAutonomaTF;</text:p>
            <text:p text:style-name="P134">import es.caib.dir3caib.ws.api.catalogo.Dir3CaibObtenerCatalogosWs;</text:p>
            <text:p text:style-name="P134">import es.caib.dir3caib.ws.api.catalogo.Dir3CaibObtenerCatalogosWsService;</text:p>
            <text:p text:style-name="P134"/>
            <text:p text:style-name="P134">/**</text:p>
            <text:p text:style-name="P134"><text:s/>* </text:p>
            <text:p text:style-name="P134"><text:s/>* @author anadal</text:p>
            <text:p text:style-name="P134"><text:s/>* </text:p>
            <text:p text:style-name="P134"><text:s/>*/</text:p>
            <text:p text:style-name="P134">public class TestWs {</text:p>
            <text:p text:style-name="P134"/>
            <text:p text:style-name="P134"><text:s text:c="2"/>public static final String OBTENERCATALOGOS = "Dir3CaibObtenerCatalogos";</text:p>
            <text:p text:style-name="P134"/>
            <text:p text:style-name="P134"><text:s text:c="2"/>private static Properties testProperties = new Properties();</text:p>
            <text:p text:style-name="P134"/>
            <text:p text:style-name="P134"><text:s text:c="2"/>static {</text:p>
            <text:p text:style-name="P134"><text:s text:c="4"/>// Propietats del Servidor</text:p>
            <text:p text:style-name="P134"><text:s text:c="4"/>try {</text:p>
            <text:p text:style-name="P134"><text:s text:c="6"/>testProperties.load(new FileInputStream("test.properties"));</text:p>
            <text:p text:style-name="P134"><text:s text:c="4"/>} catch (Exception e) {</text:p>
            <text:p text:style-name="P134"><text:s text:c="6"/>e.printStackTrace();</text:p>
            <text:p text:style-name="P134"><text:s text:c="4"/>}</text:p>
            <text:p text:style-name="P134"><text:s text:c="2"/>}</text:p>
            <text:p text:style-name="P134"/>
            <text:p text:style-name="P134"><text:s text:c="2"/>public static String getEndPoint(String api) {</text:p>
            <text:p text:style-name="P134"><text:s text:c="4"/>return testProperties.getProperty("test_host") + api;</text:p>
            <text:p text:style-name="P134"><text:s text:c="2"/>}</text:p>
            <text:p text:style-name="P134"/>
            <text:p text:style-name="P134"><text:s text:c="2"/>public static String getTestAppUserName() {</text:p>
            <text:p text:style-name="P134"><text:s text:c="4"/>return testProperties.getProperty("test_usr");</text:p>
            <text:p text:style-name="P134"><text:s text:c="2"/>}</text:p>
            <text:p text:style-name="P134"/>
            <text:p text:style-name="P134"><text:s text:c="2"/>public static String getTestAppPassword() {</text:p>
            <text:p text:style-name="P134"/>
            <text:p text:style-name="P134"><text:soft-page-break/><text:s text:c="4"/>return testProperties.getProperty("test_pwd");</text:p>
            <text:p text:style-name="P134"><text:s text:c="2"/>}</text:p>
            <text:p text:style-name="P134"/>
            <text:p text:style-name="P134"><text:s text:c="2"/>@Test</text:p>
            <text:p text:style-name="P134"><text:s text:c="2"/>public void test() {</text:p>
            <text:p text:style-name="P134"><text:s text:c="4"/>main(new String[] {});</text:p>
            <text:p text:style-name="P134"><text:s text:c="2"/>}</text:p>
            <text:p text:style-name="P134"/>
            <text:p text:style-name="P134"><text:s text:c="2"/>public static Dir3CaibObtenerCatalogosWs getObtenerCatalogosApi(boolean setUsrPwd)throws Exception {</text:p>
            <text:p text:style-name="P134"><text:s text:c="4"/>final String endpoint = getEndPoint(OBTENERCATALOGOS);</text:p>
            <text:p text:style-name="P134"/>
            <text:p text:style-name="P134"><text:s text:c="4"/>System.out.println("endPoint: " + endpoint);</text:p>
            <text:p text:style-name="P134"/>
            <text:p text:style-name="P134"><text:s text:c="4"/>URL wsdlLocation = new URL(endpoint + "?wsdl");</text:p>
            <text:p text:style-name="P134"><text:s text:c="4"/>System.out.println("WSDL: " + wsdlLocation);</text:p>
            <text:p text:style-name="P134"/>
            <text:p text:style-name="P134">Dir3CaibObtenerCatalogosWsService service= new Dir3CaibObtenerCatalogosWsService(wsdlLocation);</text:p>
            <text:p text:style-name="P134"/>
            <text:p text:style-name="P134"><text:s text:c="4"/>Dir3CaibObtenerCatalogosWs api = service.getDir3CaibObtenerCatalogosWs();</text:p>
            <text:p text:style-name="P134"/>
            <text:p text:style-name="P134"><text:s text:c="4"/>if (setUsrPwd) {</text:p>
            <text:p text:style-name="P134"><text:s text:c="6"/>configAddressUserPassword(getTestAppUserName(), getTestAppPassword(), endpoint, api);</text:p>
            <text:p text:style-name="P134"><text:s text:c="4"/>}</text:p>
            <text:p text:style-name="P134"/>
            <text:p text:style-name="P134"><text:s text:c="4"/>return api;</text:p>
            <text:p text:style-name="P134"><text:s text:c="2"/>}</text:p>
            <text:p text:style-name="P134"/>
            <text:p text:style-name="P134"><text:s text:c="2"/>public static void configAddressUserPassword(String usr, String pwd, String endpoint, Object api) {</text:p>
            <text:p text:style-name="P134"/>
            <text:p text:style-name="P134"><text:s text:c="2"/>Map&lt;String, Object&gt; reqContext = ((BindingProvider) api).getRequestContext();</text:p>
            <text:p text:style-name="P134"><text:s text:c="4"/>reqContext.put(BindingProvider.ENDPOINT_ADDRESS_PROPERTY, endpoint);</text:p>
            <text:p text:style-name="P134"><text:s text:c="4"/>reqContext.put(BindingProvider.USERNAME_PROPERTY, usr);</text:p>
            <text:p text:style-name="P134"><text:s text:c="4"/>reqContext.put(BindingProvider.PASSWORD_PROPERTY, pwd);</text:p>
            <text:p text:style-name="P134"><text:s text:c="2"/>}</text:p>
            <text:p text:style-name="P134"/>
            <text:p text:style-name="P134"><text:s text:c="2"/>public static void main(String[] args) {</text:p>
            <text:p text:style-name="P134"/>
            <text:p text:style-name="P134"><text:s text:c="4"/>try {</text:p>
            <text:p text:style-name="P134"/>
            <text:p text:style-name="P134"><text:s text:c="6"/>Dir3CaibObtenerCatalogosWs api = getObtenerCatalogosApi(true);</text:p>
            <text:p text:style-name="P134"/>
            <text:p text:style-name="P134"><text:s text:c="6"/>System.out.println("Versio: " + api.getVersion());</text:p>
            <text:p text:style-name="P134"/>
            <text:p text:style-name="P134"><text:s text:c="6"/>List&lt;CatComunidadAutonomaTF&gt; list = api.obtenerCatComunidadAutonoma();</text:p>
            <text:p text:style-name="P134"/>
            <text:p text:style-name="P134"><text:s text:c="6"/>for (CatComunidadAutonomaTF catComunidadAutonomaTF : list) {</text:p>
            <text:p text:style-name="P134"><text:s text:c="8"/>System.out.println(catComunidadAutonomaTF.getCodigoComunidad() + "\t\t"</text:p>
            <text:p text:style-name="P134"><text:s text:c="12"/>+ catComunidadAutonomaTF.getDescripcionComunidad());</text:p>
            <text:p text:style-name="P134"><text:s text:c="6"/>}</text:p>
            <text:p text:style-name="P134"/>
            <text:p text:style-name="P134"><text:s text:c="4"/>} catch (Exception e) {</text:p>
            <text:p text:style-name="P134"><text:s text:c="6"/>e.printStackTrace();</text:p>
            <text:p text:style-name="P134"><text:s text:c="4"/>}</text:p>
            <text:p text:style-name="P134"><text:s text:c="2"/>}</text:p>
            <text:p text:style-name="P134"><text:soft-page-break/></text:p>
            <text:p text:style-name="P132">}</text:p>
          </table:table-cell>
        </table:table-row>
      </table:table>
      <text:p text:style-name="P11"/>
      <text:p text:style-name="P11"/>
      <text:p text:style-name="P11"/>
      <text:p text:style-name="P11"/>
      <text:p text:style-name="P11"/>
      <text:h text:style-name="P289" text:outline-level="1"><text:bookmark-start text:name="__RefHeading___Toc6291_1878677911"/>Model de dades <text:span text:style-name="T215">v1</text:span><text:bookmark-end text:name="__RefHeading___Toc6291_1878677911"/></text:h>
      <text:p text:style-name="P47">A continuació es descriuen les diferents classes que comporten el model de dades, <text:span text:style-name="T241">en la seva primera versió, </text:span>que es transfereix via Ws i que és un subconjunt de dades del model de dir3caib complet.</text:p>
      <text:h text:style-name="P291"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08" text:outline-level="3" text:is-list-header="true"/>
      <text:h text:style-name="P291"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7"><text:tab/>C<text:span text:style-name="T81">lasse que representa els diferents nivells d'administració que hi ha a dir3Caib. Els valors són:</text:span></text:p>
      <text:list xml:id="list1163642535" text:style-name="L33">
        <text:list-item>
          <text:p text:style-name="P494">Administración Autonómica</text:p>
        </text:list-item>
        <text:list-item>
          <text:p text:style-name="P494">Administración General del Estado</text:p>
        </text:list-item>
        <text:list-item>
          <text:p text:style-name="P494">Administración Institucional</text:p>
        </text:list-item>
        <text:list-item>
          <text:p text:style-name="P494">Administración Local</text:p>
        </text:list-item>
        <text:list-item>
          <text:p text:style-name="P494">Historicos AGE</text:p>
        </text:list-item>
        <text:list-item>
          <text:p text:style-name="P494">Historicos CCAA</text:p>
        </text:list-item>
        <text:list-item>
          <text:p text:style-name="P494">Historicos EELL</text:p>
        </text:list-item>
        <text:list-item>
          <text:p text:style-name="P494">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ext:soft-page-break/>
        <table:table-row table:style-name="TableLine2021848872112">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021848871568">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295" text:outline-level="2"><text:bookmark-start text:name="__RefHeading__6942_1236556764"/><text:bookmark-start text:name="__RefNumPara__21922_1766507305"/>Classe CatPais<text:bookmark-end text:name="__RefHeading__6942_1236556764"/><text:bookmark-end text:name="__RefNumPara__21922_1766507305"/></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295"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295"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021848876464">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021848877552">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021848868576">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295" text:outline-level="2"><text:bookmark-start text:name="__RefHeading__6936_1236556764"/><text:bookmark-start text:name="__RefNumPara__7779_1137365102"/><text:soft-page-break/>Classe CatLocalidadTF<text:bookmark-end text:name="__RefHeading__6936_1236556764"/><text:bookmark-end text:name="__RefNumPara__7779_1137365102"/></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295"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295" text:outline-level="2"><text:bookmark-start text:name="__RefHeading__7018_1236556764"/><text:bookmark-start text:name="__RefNumPara__7350_1137365102"/>Classe UnidadTF<text:bookmark-end text:name="__RefHeading__7018_1236556764"/><text:bookmark-end text:name="__RefNumPara__7350_1137365102"/></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ext:soft-page-break/>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291" text:outline-level="2"><text:bookmark-start text:name="__RefHeading__7106_1236556764"/><text:bookmark-start text:name="__RefNumPara__9009_1137365102"/>Classe OficinaTF<text:bookmark-end text:name="__RefHeading__7106_1236556764"/><text:bookmark-end text:name="__RefNumPara__9009_1137365102"/></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291" text:outline-level="2"><text:bookmark-start text:name="__RefHeading___Toc6293_1878677911"/><text:bookmark-start text:name="__RefNumPara__10486_1137365102"/><text:soft-page-break/>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021848884896">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021848909376">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021848912096">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291"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021848897408">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021848899584">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021848907472">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291"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021848912640">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021848897680">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291" text:outline-level="2"><text:bookmark-start text:name="__RefHeading___Toc6299_1878677911"/><text:span text:style-name="T221">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021848908288">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021848908560">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290" text:outline-level="1"><text:bookmark-start text:name="__RefHeading___Toc6892_698106445"/>Model de Dades <text:span text:style-name="T271">v</text:span>2<text:bookmark-end text:name="__RefHeading___Toc6892_698106445"/></text:h>
      <text:p text:style-name="P77">Les classes del model de dades de la versió 2 són extensións del model de la versió V1 al que s’han afegit un conjunt de nous atributs. </text:p>
      <text:h text:style-name="P296" text:outline-level="2"><text:bookmark-start text:name="__RefHeading___Toc6894_698106445"/><text:soft-page-break/>Classes del Catàleg<text:bookmark-end text:name="__RefHeading___Toc6894_698106445"/></text:h>
      <text:p text:style-name="P79">Totes les noves classes del catàleg s’han vist modificades per un nou atribut «<text:span text:style-name="T267">estat»</text:span>. Per tant, el que s’ha fet és afegir aquest atribut i anomenar la classe de la següent forma</text:p>
      <text:list xml:id="list3103341566" text:style-name="L34">
        <text:list-item>
          <text:p text:style-name="P395">Classe CatEstadoEntidadWs <text:span text:style-name="T272">(veure </text:span><text:span text:style-name="T272"><text:bookmark-ref text:reference-format="number" text:ref-name="__RefHeading__6940_1236556764">3.1.-</text:bookmark-ref></text:span><text:span text:style-name="T272"><text:bookmark-ref text:reference-format="text" text:ref-name="__RefHeading__6940_1236556764">Classe CatEstadoEntidad</text:bookmark-ref></text:span><text:span text:style-name="T272">)</text:span></text:p>
        </text:list-item>
        <text:list-item>
          <text:p text:style-name="P396"><text:span text:style-name="T242">Classe CatNivelAdministracionWs (veure </text:span><text:span text:style-name="T242"><text:bookmark-ref text:reference-format="number" text:ref-name="__RefHeading__6938_1236556764">3.2.-</text:bookmark-ref></text:span><text:span text:style-name="T242"><text:bookmark-ref text:reference-format="text" text:ref-name="__RefHeading__6938_1236556764">Classe CatNivelAdministracion</text:bookmark-ref></text:span><text:span text:style-name="T242">)</text:span></text:p>
        </text:list-item>
        <text:list-item>
          <text:p text:style-name="P397"><text:span text:style-name="T243">Classe CatPaisWs(veure </text:span><text:span text:style-name="T243"><text:bookmark-ref text:reference-format="number" text:ref-name="__RefHeading__6942_1236556764">3.3.-</text:bookmark-ref></text:span><text:span text:style-name="T243"><text:bookmark-ref text:reference-format="text" text:ref-name="__RefHeading__6942_1236556764">Classe CatPais</text:bookmark-ref></text:span><text:span text:style-name="T243">)</text:span></text:p>
        </text:list-item>
        <text:list-item>
          <text:p text:style-name="P397"><text:span text:style-name="T243">Classe CatComunidadAutonomaWs (veure </text:span><text:span text:style-name="T243"><text:bookmark-ref text:reference-format="number" text:ref-name="__RefHeading__6766_1236556764">3.4.-</text:bookmark-ref></text:span><text:span text:style-name="T243"><text:bookmark-ref text:reference-format="text" text:ref-name="__RefHeading__6766_1236556764">Classe CatComunidadAutonomaTF</text:bookmark-ref></text:span><text:span text:style-name="T243">)</text:span></text:p>
        </text:list-item>
        <text:list-item>
          <text:p text:style-name="P398"><text:span text:style-name="T244">Classe CatProvinciaWs (veure </text:span><text:span text:style-name="T244"><text:bookmark-ref text:reference-format="number" text:ref-name="__RefHeading__6876_1236556764">3.5.-</text:bookmark-ref></text:span><text:span text:style-name="T244"><text:bookmark-ref text:reference-format="text" text:ref-name="__RefHeading__6876_1236556764">Classe CatProvinciaTF</text:bookmark-ref></text:span><text:span text:style-name="T244">)</text:span></text:p>
        </text:list-item>
        <text:list-item>
          <text:p text:style-name="P399">Classe CatLocalidadWs <text:span text:style-name="T272">veure </text:span><text:span text:style-name="T272"><text:bookmark-ref text:reference-format="number" text:ref-name="__RefHeading__6936_1236556764">3.6.-</text:bookmark-ref></text:span><text:span text:style-name="T272"><text:bookmark-ref text:reference-format="text" text:ref-name="__RefHeading__6936_1236556764">Classe CatLocalidadTF</text:bookmark-ref></text:span><text:span text:style-name="T272">)</text:span></text:p>
        </text:list-item>
        <text:list-item>
          <text:p text:style-name="P286">Classe CatEntidadGeograficaWs <text:span text:style-name="T272">(veure </text:span><text:span text:style-name="T272"><text:bookmark-ref text:reference-format="number" text:ref-name="__RefHeading__6820_1236556764">3.7.-</text:bookmark-ref></text:span><text:span text:style-name="T272"><text:bookmark-ref text:reference-format="text" text:ref-name="__RefHeading__6820_1236556764">Classe CatEntidadGeograficaTF</text:bookmark-ref></text:span><text:span text:style-name="T272">)</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27">e<text:span text:style-name="T245">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05">I<text:span text:style-name="T245">ndica l’estat en el que es troba l’element.</text:span></text:p>
            <text:p text:style-name="P114"/>
            <text:p text:style-name="P114">Valors:</text:p>
            <text:p text:style-name="P115">V:Vigente</text:p>
            <text:p text:style-name="P115">A:Anulado</text:p>
            <text:p text:style-name="P115">E:Extinguido</text:p>
            <text:p text:style-name="P115">T:Transitorio</text:p>
          </table:table-cell>
        </table:table-row>
      </table:table>
      <text:p text:style-name="P57"/>
      <text:h text:style-name="P297" text:outline-level="2"><text:bookmark-start text:name="__RefHeading___Toc6896_698106445"/>Classes de Unitats i Oficines<text:bookmark-end text:name="__RefHeading___Toc6896_698106445"/></text:h>
      <text:p text:style-name="P69"/>
      <text:h text:style-name="P309" text:outline-level="3"><text:bookmark-start text:name="__RefHeading___Toc8888_2527304996"/><text:span text:style-name="T226">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25">Denom<text:span text:style-name="T218">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03">Denominació cooficial de la unitat.</text:p>
            <text:p text:style-name="P103"/>
            <text:p text:style-name="P103">Ex: a balears seria la denominació en català, al Pais Basc seria en euskera.</text:p>
          </table:table-cell>
        </table:table-row>
        <table:table-row table:style-name="Tabla57.3">
          <table:table-cell table:style-name="Tabla57.A2" office:value-type="string">
            <text:p text:style-name="P119">idiomalengua</text:p>
          </table:table-cell>
          <table:table-cell table:style-name="Tabla57.A2" office:value-type="string">
            <text:p text:style-name="P118">int</text:p>
          </table:table-cell>
          <table:table-cell table:style-name="Tabla57.C2" office:value-type="float" office:value="1">
            <text:p text:style-name="P15">1</text:p>
          </table:table-cell>
          <table:table-cell table:style-name="Tabla57.D3" office:value-type="string">
            <text:p text:style-name="P103">Idioma de la denominació cooficial.</text:p>
            <text:p text:style-name="P103"/>
            <text:p text:style-name="P103">Es valors que pot prende són:</text:p>
            <text:p text:style-name="P103">CASTELLANO = 1;</text:p>
            <text:p text:style-name="P103">CATALA = 2;</text:p>
            <text:p text:style-name="P103">EUSKERA = 3;</text:p>
            <text:p text:style-name="P103">GALEGO <text:s/>= 4;</text:p>
            <text:p text:style-name="P103">VALENCIA = 5;</text:p>
          </table:table-cell>
        </table:table-row>
        <table:table-row table:style-name="Tabla57.4">
          <table:table-cell table:style-name="Tabla57.A2" office:value-type="string">
            <text:p text:style-name="P106">version</text:p>
          </table:table-cell>
          <table:table-cell table:style-name="Tabla57.A2" office:value-type="string">
            <text:p text:style-name="P106">long</text:p>
          </table:table-cell>
          <table:table-cell table:style-name="Tabla57.C2" office:value-type="float" office:value="1">
            <text:p text:style-name="P15">1</text:p>
          </table:table-cell>
          <table:table-cell table:style-name="Tabla57.D4" office:value-type="string">
            <text:p text:style-name="P110">Versió de la unitat</text:p>
          </table:table-cell>
        </table:table-row>
        <text:soft-page-break/>
        <table:table-row table:style-name="Tabla57.5">
          <table:table-cell table:style-name="Tabla57.A2" office:value-type="string">
            <text:p text:style-name="P117">poder</text:p>
          </table:table-cell>
          <table:table-cell table:style-name="Tabla57.A2" office:value-type="string">
            <text:p text:style-name="P106">String</text:p>
          </table:table-cell>
          <table:table-cell table:style-name="Tabla57.C2" office:value-type="float" office:value="1">
            <text:p text:style-name="P15">1</text:p>
          </table:table-cell>
          <table:table-cell table:style-name="Tabla57.D5" office:value-type="string">
            <text:p text:style-name="P110">Tipus de poder de la unitat</text:p>
            <text:list xml:id="list349350726" text:style-name="L35">
              <text:list-item>
                <text:p text:style-name="P493">Ejecutivo</text:p>
              </text:list-item>
              <text:list-item>
                <text:p text:style-name="P493">Judicial</text:p>
              </text:list-item>
              <text:list-item>
                <text:p text:style-name="P493">Legislativo</text:p>
              </text:list-item>
            </text:list>
          </table:table-cell>
        </table:table-row>
        <table:table-row table:style-name="Tabla57.6">
          <table:table-cell table:style-name="Tabla57.A2" office:value-type="string">
            <text:p text:style-name="P123">fechaUltimaActualizacion</text:p>
          </table:table-cell>
          <table:table-cell table:style-name="Tabla57.A2" office:value-type="string">
            <text:p text:style-name="P108">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able:table-row table:style-name="Tabla57.7">
          <table:table-cell table:style-name="Tabla57.A2" office:value-type="string">
            <text:p text:style-name="P123">comparteNif</text:p>
          </table:table-cell>
          <table:table-cell table:style-name="Tabla57.A2" office:value-type="string">
            <text:p text:style-name="P122">boolean</text:p>
          </table:table-cell>
          <table:table-cell table:style-name="Tabla57.A2" office:value-type="string">
            <text:p text:style-name="P122">1</text:p>
          </table:table-cell>
          <table:table-cell table:style-name="Tabla57.D7" office:value-type="string">
            <text:p text:style-name="P112">Indica si la unitat comparteix nif amb el seu pare.</text:p>
          </table:table-cell>
        </table:table-row>
      </table:table>
      <text:p text:style-name="P53"/>
      <text:p text:style-name="P53"/>
      <text:p text:style-name="P53"/>
      <text:h text:style-name="P310" text:outline-level="3"><text:bookmark-start text:name="__RefHeading___Toc10825_2527304996"/><text:span text:style-name="T226">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26">Denom<text:span text:style-name="T218">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04">Denominació cooficial de l’<text:span text:style-name="T219">oficina</text:span></text:p>
            <text:p text:style-name="P104"/>
            <text:p text:style-name="P104">Ex: a balears seria la denominació en català, al Pais Basc seria en euskera.</text:p>
          </table:table-cell>
        </table:table-row>
        <table:table-row table:style-name="Tabla58.3">
          <table:table-cell table:style-name="Tabla58.A2" office:value-type="string">
            <text:p text:style-name="P121">idiomalengua</text:p>
          </table:table-cell>
          <table:table-cell table:style-name="Tabla58.A2" office:value-type="string">
            <text:p text:style-name="P120">int</text:p>
          </table:table-cell>
          <table:table-cell table:style-name="Tabla58.C2" office:value-type="float" office:value="1">
            <text:p text:style-name="P16">1</text:p>
          </table:table-cell>
          <table:table-cell table:style-name="Tabla58.D3" office:value-type="string">
            <text:p text:style-name="P104">Idioma de la denominació cooficial.</text:p>
            <text:p text:style-name="P104"/>
            <text:p text:style-name="P104">Es valors que pot prende són:</text:p>
            <text:p text:style-name="P104">CASTELLANO = 1;</text:p>
            <text:p text:style-name="P104">CATALA = 2;</text:p>
            <text:p text:style-name="P104">EUSKERA = 3;</text:p>
            <text:p text:style-name="P104">GALEGO <text:s/>= 4;</text:p>
            <text:p text:style-name="P104">VALENCIA = 5;</text:p>
          </table:table-cell>
        </table:table-row>
        <table:table-row table:style-name="Tabla58.4">
          <table:table-cell table:style-name="Tabla58.A2" office:value-type="string">
            <text:p text:style-name="P107">versionUoResponsable</text:p>
          </table:table-cell>
          <table:table-cell table:style-name="Tabla58.A2" office:value-type="string">
            <text:p text:style-name="P107">long</text:p>
          </table:table-cell>
          <table:table-cell table:style-name="Tabla58.C2" office:value-type="float" office:value="1">
            <text:p text:style-name="P16">1</text:p>
          </table:table-cell>
          <table:table-cell table:style-name="Tabla58.D4" office:value-type="string">
            <text:p text:style-name="P111">Versió de la unitat <text:span text:style-name="T220">responsable de l’oficina</text:span></text:p>
          </table:table-cell>
        </table:table-row>
        <table:table-row table:style-name="Tabla58.5">
          <table:table-cell table:style-name="Tabla58.A2" office:value-type="string">
            <text:p text:style-name="P229"/>
            <text:p text:style-name="P116">fuenteExterna</text:p>
          </table:table-cell>
          <table:table-cell table:style-name="Tabla58.A2" office:value-type="string">
            <text:p text:style-name="P107">String</text:p>
          </table:table-cell>
          <table:table-cell table:style-name="Tabla58.C2" office:value-type="float" office:value="1">
            <text:p text:style-name="P16">1</text:p>
          </table:table-cell>
          <table:table-cell table:style-name="Tabla58.D5" office:value-type="string">
            <text:p text:style-name="P113">Indica el tipus de fonts externa de l’oficina.</text:p>
            <text:p text:style-name="P113"/>
            <text:p text:style-name="P74"><text:span text:style-name="T186">V</text:span><text:span text:style-name="T185">alors que pot prendre</text:span><text:span text:style-name="T186">:</text:span></text:p>
            <text:p text:style-name="P113">INVESPE</text:p>
            <text:p text:style-name="P113">BDGEL</text:p>
            <text:p text:style-name="P113">RCP</text:p>
            <text:p text:style-name="P113">INE</text:p>
            <text:p text:style-name="P113"/>
          </table:table-cell>
        </table:table-row>
        <table:table-row table:style-name="Tabla58.6">
          <table:table-cell table:style-name="Tabla58.A2" office:value-type="string">
            <text:p text:style-name="P124">fechaUltimaActualizacion</text:p>
          </table:table-cell>
          <table:table-cell table:style-name="Tabla58.A2" office:value-type="string">
            <text:p text:style-name="P109">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soft-page-break/><text:bookmark-ref text:reference-format="text" text:ref-name="__RefHeading___Toc6299_1878677911">Classe ContactoTF</text:bookmark-ref></text:p>
      <text:p text:style-name="P56"/>
      <text:h text:style-name="P287" text:outline-level="1"><text:bookmark-start text:name="__RefHeading___Toc6301_1878677911"/>Descripció dels serveis REST<text:bookmark-end text:name="__RefHeading___Toc6301_1878677911"/></text:h>
      <text:p text:style-name="P76">A continuació es descriuen els serveis REST que proporciona Dir3Caib. </text:p>
      <text:h text:style-name="P291" text:outline-level="2"><text:bookmark-start text:name="__RefHeading___Toc6303_1878677911"/>Serveis<text:bookmark-end text:name="__RefHeading___Toc6303_1878677911"/></text:h>
      <text:h text:style-name="P304"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14">Prototipus:</text:p>
          </table:table-cell>
        </table:table-row>
        <table:table-row table:style-name="Taula1.1">
          <table:table-cell table:style-name="Taula1.A2" office:value-type="string">
            <text:p text:style-name="P167"><text:span text:style-name="T64">public </text:span><text:span text:style-name="T144">@ResponseBody</text:span></text:p>
            <text:p text:style-name="P168">ResponseEntity&lt;List&lt;ObjetoDirectorio&gt;&gt; unidadesPorDenominacion(<text:span text:style-name="T144">@RequestParam </text:span>String denominacion,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1.1">
          <table:table-cell table:style-name="Taula1.A3" office:value-type="string">
            <text:p text:style-name="P214">Descripció:</text:p>
          </table:table-cell>
        </table:table-row>
        <table:table-row table:style-name="Taula1.1">
          <table:table-cell table:style-name="Taula1.A10" office:value-type="string">
            <text:p text:style-name="P231"><text:tab/>Aquest servei cerca organismes/unitats que contenguin la denominació indicada.</text:p>
          </table:table-cell>
        </table:table-row>
        <table:table-row table:style-name="Taula1.1">
          <table:table-cell table:style-name="Taula1.A3" office:value-type="string">
            <text:p text:style-name="P214">Paràmetres:</text:p>
          </table:table-cell>
        </table:table-row>
        <table:table-row table:style-name="Taula1.1">
          <table:table-cell table:style-name="Taula1.A10" office:value-type="string">
            <text:list xml:id="list50351317" text:style-name="L36">
              <text:list-header>
                <text:p text:style-name="P414">.</text:p>
              </text:list-header>
              <text:list-item>
                <text:p text:style-name="P418"><text:span text:style-name="T2">String denominacion</text:span>: denominació de l'organisme que cercam.</text:p>
              </text:list-item>
              <text:list-item>
                <text:p text:style-name="P418"><text:span text:style-name="T5">booleà </text:span><text:span text:style-name="T6">cooficial</text:span><text:span text:style-name="T279">: booleà</text:span><text:span text:style-name="T278">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24"><text:span text:style-name="T2">String estado</text:span>: <text:span text:style-name="T281">filtre per </text:span>codi de l’estat <text:span text:style-name="T281">dels resultats</text:span>. Si no s’informa, ens retorna tots els organismes vigents. Valors possibles: </text:p>
                <text:list>
                  <text:list-item>
                    <text:p text:style-name="P424">“A” : anul·lats</text:p>
                  </text:list-item>
                  <text:list-item>
                    <text:p text:style-name="P424">“E” : extingits</text:p>
                  </text:list-item>
                  <text:list-item>
                    <text:p text:style-name="P424">“<text:span text:style-name="T281">T” : transitoris</text:span></text:p>
                  </text:list-item>
                  <text:list-item>
                    <text:p text:style-name="P424">“V” : vigents</text:p>
                  </text:list-item>
                  <text:list-item>
                    <text:p text:style-name="P424">“” : <text:span text:style-name="T281">tots </text:span><text:span text:style-name="T282">els vigents</text:span></text:p>
                  </text:list-item>
                </text:list>
                <text:p text:style-name="P412"/>
              </text:list-item>
            </text:list>
          </table:table-cell>
        </table:table-row>
        <table:table-row table:style-name="Taula1.7">
          <table:table-cell table:style-name="Taula1.A7" office:value-type="string">
            <text:p text:style-name="P214">Resposta:</text:p>
          </table:table-cell>
        </table:table-row>
        <table:table-row table:style-name="Taula1.1">
          <table:table-cell table:style-name="Taula1.A10" office:value-type="string">
            <text:list xml:id="list16401314" text:style-name="L37">
              <text:list-item>
                <text:p text:style-name="P439">Codi 204 =&gt; Sense contingut.</text:p>
              </text:list-item>
              <text:list-item>
                <text:p text:style-name="P438"><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15">RequestMapping:</text:p>
          </table:table-cell>
        </table:table-row>
        <table:table-row table:style-name="Taula1.1">
          <table:table-cell table:style-name="Taula1.A10" office:value-type="string">
            <text:p text:style-name="P271">[urlServidor]<text:span text:style-name="T130">/rest/unidad/unidadesDenominacion</text:span></text:p>
          </table:table-cell>
        </table:table-row>
      </table:table>
      <text:p text:style-name="P86"/>
      <text:h text:style-name="P311" text:outline-level="3"><text:bookmark-start text:name="__RefHeading___Toc6307_1878677911"/>oficinasPorDenominacion<text:bookmark-end text:name="__RefHeading___Toc6307_1878677911"/></text:h>
      <text:p text:style-name="P76"/>
      <table:table table:name="Taula2" table:style-name="Taula2">
        <table:table-column table:style-name="Taula2.A"/>
        <text:soft-page-break/>
        <table:table-row table:style-name="Taula2.1">
          <table:table-cell table:style-name="Taula2.A1" office:value-type="string">
            <text:p text:style-name="P214">Prototipus:</text:p>
          </table:table-cell>
        </table:table-row>
        <table:table-row table:style-name="Taula2.1">
          <table:table-cell table:style-name="Taula2.A2" office:value-type="string">
            <text:p text:style-name="P168"><text:span text:style-name="T67">public </text:span><text:span text:style-name="T145">@ResponseBody </text:span>ResponseEntity&lt;List&lt;ObjetoDirectorio&gt;&gt; oficinasPorDenominacion(<text:span text:style-name="T144">@RequestParam </text:span>String denominacion, <text:span text:style-name="T146">@RequestParam</text:span><text:span text:style-name="T129">(defaultValue=”false”) boolean cooficial, </text:span><text:span text:style-name="T147">@RequestParam</text:span><text:span text:style-name="T129">(defaultValue=””) S</text:span><text:span text:style-name="T128">tring </text:span><text:span text:style-name="T129">estado</text:span>) <text:span text:style-name="T64">throws </text:span><text:span text:style-name="T153">Exception;</text:span></text:p>
          </table:table-cell>
        </table:table-row>
        <table:table-row table:style-name="Taula2.1">
          <table:table-cell table:style-name="Taula2.A3" office:value-type="string">
            <text:p text:style-name="P214">Descripció:</text:p>
          </table:table-cell>
        </table:table-row>
        <table:table-row table:style-name="Taula2.1">
          <table:table-cell table:style-name="Taula2.A10" office:value-type="string">
            <text:p text:style-name="P231"><text:tab/>Aquest servei cerca oficines que contenguin la denominació indicada.</text:p>
          </table:table-cell>
        </table:table-row>
        <table:table-row table:style-name="Taula2.1">
          <table:table-cell table:style-name="Taula2.A3" office:value-type="string">
            <text:p text:style-name="P214">Paràmetres:</text:p>
          </table:table-cell>
        </table:table-row>
        <table:table-row table:style-name="Taula2.1">
          <table:table-cell table:style-name="Taula2.A10" office:value-type="string">
            <text:list xml:id="list103729772910405" text:continue-list="list50351317" text:style-name="L36">
              <text:list-header>
                <text:p text:style-name="P414">.</text:p>
              </text:list-header>
              <text:list-item>
                <text:p text:style-name="P418"><text:span text:style-name="T2">String denominacion</text:span>: denominació de l'oficina que cercam</text:p>
              </text:list-item>
              <text:list-item>
                <text:p text:style-name="P418"><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24"><text:span text:style-name="T2">String estado</text:span>: <text:span text:style-name="T281">filtre dels resultats per </text:span>codi de l’estat. Si no s’informa, <text:span text:style-name="T281">ens</text:span> retorna <text:span text:style-name="T281">t</text:span>ots els organismes vigents. Valors possibles: </text:p>
                <text:list>
                  <text:list-item>
                    <text:p text:style-name="P424">“A” : anul·lats</text:p>
                  </text:list-item>
                  <text:list-item>
                    <text:p text:style-name="P424">“E” : extingits</text:p>
                  </text:list-item>
                  <text:list-item>
                    <text:p text:style-name="P424">“<text:span text:style-name="T281">T</text:span>” : <text:span text:style-name="T281">transitoris</text:span></text:p>
                  </text:list-item>
                  <text:list-item>
                    <text:p text:style-name="P424">“V” : vigents</text:p>
                  </text:list-item>
                  <text:list-item>
                    <text:p text:style-name="P424">“” : <text:span text:style-name="T281">tots </text:span><text:span text:style-name="T283">els vigents</text:span></text:p>
                  </text:list-item>
                </text:list>
                <text:p text:style-name="P412"/>
              </text:list-item>
            </text:list>
          </table:table-cell>
        </table:table-row>
        <table:table-row table:style-name="Taula2.7">
          <table:table-cell table:style-name="Taula2.A7" office:value-type="string">
            <text:p text:style-name="P214">Resposta:</text:p>
          </table:table-cell>
        </table:table-row>
        <table:table-row table:style-name="Taula2.1">
          <table:table-cell table:style-name="Taula2.A10" office:value-type="string">
            <text:list xml:id="list162883168" text:style-name="L38">
              <text:list-item>
                <text:p text:style-name="P440">Codi 204 : Sense contingut</text:p>
              </text:list-item>
              <text:list-item>
                <text:p text:style-name="P463"><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15">RequestMapping:</text:p>
          </table:table-cell>
        </table:table-row>
        <table:table-row table:style-name="Taula2.1">
          <table:table-cell table:style-name="Taula2.A10" office:value-type="string">
            <text:p text:style-name="P271">[urlServidor]<text:span text:style-name="T130">/rest/oficina/oficinasDenominacion</text:span></text:p>
          </table:table-cell>
        </table:table-row>
      </table:table>
      <text:h text:style-name="P311" text:outline-level="3" text:is-list-header="true"/>
      <text:h text:style-name="P311"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16">Prototipus:</text:p>
          </table:table-cell>
        </table:table-row>
        <table:table-row table:style-name="Taula3.1">
          <table:table-cell table:style-name="Taula3.A2" office:value-type="string">
            <text:p text:style-name="P169"><text:span text:style-name="T65">public </text:span><text:span text:style-name="T148">@ResponseBody </text:span>ResponseEntity&lt;List&lt;ObjetoDirectorio&gt;&gt; arbolUnidades(<text:span text:style-name="T144">@RequestParam </text:span>String codigo,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3.1">
          <table:table-cell table:style-name="Taula3.A3" office:value-type="string">
            <text:p text:style-name="P216">Descripció:</text:p>
          </table:table-cell>
        </table:table-row>
        <table:table-row table:style-name="Taula3.1">
          <table:table-cell table:style-name="Taula3.A10" office:value-type="string">
            <text:p text:style-name="P232"><text:tab/>Aquest servei obté l'arbre d'organismes/unitats del codi indicat </text:p>
          </table:table-cell>
        </table:table-row>
        <table:table-row table:style-name="Taula3.1">
          <table:table-cell table:style-name="Taula3.A3" office:value-type="string">
            <text:p text:style-name="P216">Paràmetres:</text:p>
          </table:table-cell>
        </table:table-row>
        <text:soft-page-break/>
        <table:table-row table:style-name="Taula3.1">
          <table:table-cell table:style-name="Taula3.A10" office:value-type="string">
            <text:list xml:id="list800983059" text:style-name="L39">
              <text:list-item>
                <text:p text:style-name="P429"><text:span text:style-name="T2">String codigo</text:span>: codi de l'organisme arrel del que volem obtenir el seu arbre </text:p>
              </text:list-item>
            </text:list>
            <text:list xml:id="list2223200268" text:style-name="L40">
              <text:list-item>
                <text:p text:style-name="P423"><text:span text:style-name="T5">Boolean cooficial</text:span><text:span text:style-name="T278">: booleà </text:span><text:span text:style-name="T280">per indicar que </text:span><text:span text:style-name="T278">ens retorn</text:span><text:span text:style-name="T280">i</text:span><text:span text:style-name="T278"> la denominació cooficial </text:span><text:span text:style-name="T280">si</text:span><text:span text:style-name="T278"> existeix</text:span></text:p>
              </text:list-item>
              <text:list-item>
                <text:p text:style-name="P428"><text:span text:style-name="T2">String estado</text:span>: <text:span text:style-name="T284">filtre per </text:span>codi de l’estat <text:span text:style-name="T284">dels resultats</text:span>. Si no s’informa, ens retorna tots els organismes vigents. Valors possibles: </text:p>
                <text:list>
                  <text:list-item>
                    <text:p text:style-name="P428">“A” : anul·lats</text:p>
                  </text:list-item>
                  <text:list-item>
                    <text:p text:style-name="P428">“<text:span text:style-name="T284">T” : transitoris</text:span></text:p>
                  </text:list-item>
                  <text:list-item>
                    <text:p text:style-name="P428">“E” : extingits</text:p>
                  </text:list-item>
                  <text:list-item>
                    <text:p text:style-name="P428">“V” : vigents</text:p>
                  </text:list-item>
                  <text:list-item>
                    <text:p text:style-name="P428">“” : <text:span text:style-name="T284">tots els vigents</text:span></text:p>
                  </text:list-item>
                </text:list>
              </text:list-item>
            </text:list>
            <text:p text:style-name="P266"/>
          </table:table-cell>
        </table:table-row>
        <table:table-row table:style-name="Taula3.7">
          <table:table-cell table:style-name="Taula3.A7" office:value-type="string">
            <text:p text:style-name="P216">Resposta:</text:p>
          </table:table-cell>
        </table:table-row>
        <table:table-row table:style-name="Taula3.1">
          <table:table-cell table:style-name="Taula3.A10" office:value-type="string">
            <text:list xml:id="list841529928" text:style-name="L41">
              <text:list-item>
                <text:p text:style-name="P441">Status 204: sense contingut</text:p>
              </text:list-item>
              <text:list-item>
                <text:p text:style-name="P464"><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17">RequestMapping:</text:p>
          </table:table-cell>
        </table:table-row>
        <table:table-row table:style-name="Taula3.1">
          <table:table-cell table:style-name="Taula3.A10" office:value-type="string">
            <text:p text:style-name="P272">[urlServidor]<text:span text:style-name="T130">/rest/unidad/arbolUnidades</text:span></text:p>
          </table:table-cell>
        </table:table-row>
      </table:table>
      <text:p text:style-name="P272"/>
      <text:h text:style-name="P312" text:outline-level="3"><text:bookmark-start text:name="__RefHeading___Toc6311_1878677911"/><text:soft-page-break/>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18">Prototipus:</text:p>
          </table:table-cell>
        </table:table-row>
        <table:table-row table:style-name="Taula4.1">
          <table:table-cell table:style-name="Taula4.A2" office:value-type="string">
            <text:p text:style-name="P170"><text:span text:style-name="T65">public </text:span><text:span text:style-name="T148">@ResponseBody </text:span>ResponseEntity&lt;List&lt;ObjetoDirectorio&gt;&gt; oficinasOrganismo(<text:span text:style-name="T144">@RequestParam </text:span>String codigo, <text:span text:style-name="T144">@RequestParam</text:span><text:span text:style-name="T151">(defaultValue=”false”)</text:span><text:span text:style-name="T144"> </text:span><text:span text:style-name="T128">boolean</text:span> <text:span text:style-name="T277">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4.1">
          <table:table-cell table:style-name="Taula4.A3" office:value-type="string">
            <text:p text:style-name="P218">Descripció:</text:p>
          </table:table-cell>
        </table:table-row>
        <table:table-row table:style-name="Taula4.1">
          <table:table-cell table:style-name="Taula4.A10" office:value-type="string">
            <text:p text:style-name="P233"><text:tab/>Aquest servei obté les oficines que depenen de l'organisme del codi indicat</text:p>
          </table:table-cell>
        </table:table-row>
        <table:table-row table:style-name="Taula4.1">
          <table:table-cell table:style-name="Taula4.A3" office:value-type="string">
            <text:p text:style-name="P218">Paràmetres:</text:p>
          </table:table-cell>
        </table:table-row>
        <table:table-row table:style-name="Taula4.1">
          <table:table-cell table:style-name="Taula4.A10" office:value-type="string">
            <text:list xml:id="list103730204696803" text:continue-list="list103729772910405" text:style-name="L36">
              <text:list-header>
                <text:p text:style-name="P419"/>
              </text:list-header>
              <text:list-item>
                <text:p text:style-name="P419"><text:span text:style-name="T2">String codigo</text:span>: codi de l'organisme del que volem obtenir les seves oficines</text:p>
              </text:list-item>
              <text:list-item>
                <text:p text:style-name="P430"><text:span text:style-name="T2">Boolean cooficial</text:span>: booleà per indicar que ens retorni la denominació cooficial si existeix.</text:p>
              </text:list-item>
              <text:list-item>
                <text:p text:style-name="P430"><text:span text:style-name="T2">String estado</text:span>: filtre per codi de l’estat. Si no s’indica, retorna <text:span text:style-name="T285">registres v</text:span>igent<text:span text:style-name="T285">s</text:span>. Valors possibles:</text:p>
                <text:list>
                  <text:list-item>
                    <text:p text:style-name="P425">“A” : anul·lats</text:p>
                  </text:list-item>
                  <text:list-item>
                    <text:p text:style-name="P425">“E” : extingits</text:p>
                  </text:list-item>
                  <text:list-item>
                    <text:p text:style-name="P425">“V” : vigents</text:p>
                  </text:list-item>
                </text:list>
              </text:list-item>
            </text:list>
            <text:p text:style-name="P264"/>
          </table:table-cell>
        </table:table-row>
        <table:table-row table:style-name="Taula4.7">
          <table:table-cell table:style-name="Taula4.A7" office:value-type="string">
            <text:p text:style-name="P218">Resposta:</text:p>
          </table:table-cell>
        </table:table-row>
        <table:table-row table:style-name="Taula4.1">
          <table:table-cell table:style-name="Taula4.A10" office:value-type="string">
            <text:list xml:id="list3703737172" text:style-name="L42">
              <text:list-item>
                <text:p text:style-name="P442">Status 204 : sense contingut</text:p>
              </text:list-item>
              <text:list-item>
                <text:p text:style-name="P465"><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19">RequestMapping:</text:p>
          </table:table-cell>
        </table:table-row>
        <table:table-row table:style-name="Taula4.1">
          <table:table-cell table:style-name="Taula4.A10" office:value-type="string">
            <text:p text:style-name="P273">[urlServidor]<text:span text:style-name="T130">/rest/oficina/oficinasOrganismo</text:span></text:p>
          </table:table-cell>
        </table:table-row>
      </table:table>
      <text:h text:style-name="P313" text:outline-level="3" text:is-list-header="true"/>
      <text:h text:style-name="P313"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20">Prototipus:</text:p>
          </table:table-cell>
        </table:table-row>
        <table:table-row table:style-name="Taula5.1">
          <table:table-cell table:style-name="Taula5.A2" office:value-type="string">
            <text:p text:style-name="P258"><text:span text:style-name="T126">Public </text:span><text:span text:style-name="T144">@ResponseBody </text:span></text:p>
            <text:p text:style-name="P258"><text:span text:style-name="T12">ResponseEntity&lt;List&lt;Nodo&gt;&gt; busquedaOrganismos(</text:span><text:span text:style-name="T144">@RequestParam </text:span><text:span text:style-name="T12">String codigo, </text:span><text:span text:style-name="T144">@RequestParam </text:span><text:span text:style-name="T12">String denominacion, </text:span><text:span text:style-name="T144">@RequestParam </text:span><text:span text:style-name="T12">Long codNivelAdministracion, </text:span><text:span text:style-name="T144">@RequestParam </text:span><text:span text:style-name="T12">Long codComunidadAutonoma, </text:span><text:span text:style-name="T144">@RequestParam </text:span><text:span text:style-name="T1">boolean </text:span><text:span text:style-name="T12">conOficinas, </text:span><text:span text:style-name="T144">@RequestParam </text:span><text:span text:style-name="T1">boolean </text:span><text:span text:style-name="T12">unidadRaiz, </text:span><text:span text:style-name="T144">@RequestParam </text:span><text:span text:style-name="T12">Long provincia, </text:span><text:span text:style-name="T144">@RequestParam </text:span><text:span text:style-name="T12">String localidad, </text:span><text:span text:style-name="T144">@RequestParam </text:span><text:span text:style-name="T1">boolean </text:span><text:span text:style-name="T12">vigentes, </text:span><text:span text:style-name="T144">@RequestParam</text:span><text:span text:style-name="T151">(defaultValue=”false”)</text:span><text:span text:style-name="T144">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20">Descripció:</text:p>
          </table:table-cell>
        </table:table-row>
        <table:table-row table:style-name="Taula5.1">
          <table:table-cell table:style-name="Taula5.A12" office:value-type="string">
            <text:p text:style-name="P234"><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20">Paràmetres:</text:p>
          </table:table-cell>
        </table:table-row>
        <text:soft-page-break/>
        <table:table-row table:style-name="Taula5.1">
          <table:table-cell table:style-name="Taula5.A12" office:value-type="string">
            <text:p text:style-name="P234"/>
            <text:list xml:id="list103728483673619" text:continue-list="list103730204696803" text:style-name="L36">
              <text:list-item>
                <text:p text:style-name="P415"><text:span text:style-name="T2">String codigo</text:span>: codi de l'organisme que cercam.</text:p>
              </text:list-item>
              <text:list-item>
                <text:p text:style-name="P420"><text:span text:style-name="T2">String denominacion</text:span>: denominació de l'organisme que cercam</text:p>
              </text:list-item>
              <text:list-item>
                <text:p text:style-name="P413"><text:span text:style-name="T2">Long codNivelAdministracion</text:span>: codi de<text:span text:style-name="T321">l</text:span> nivell d'administració dels organismes que cercam</text:p>
              </text:list-item>
              <text:list-item>
                <text:p text:style-name="P413"><text:span text:style-name="T2">Long codComunidadAutonoma</text:span>: codi de la comunitat autònoma per la qual cercam.</text:p>
              </text:list-item>
              <text:list-item>
                <text:p text:style-name="P413"><text:span text:style-name="T2">Boolean conOficinas</text:span>: Indica si volem que només es tornin els organismes <text:span text:style-name="T321">amb</text:span> oficines.</text:p>
              </text:list-item>
              <text:list-item>
                <text:p text:style-name="P413"><text:span text:style-name="T2">Boolean unidadRaiz</text:span>: indica <text:span text:style-name="T191">si</text:span> només volem que es retornin els organismes arrels.</text:p>
              </text:list-item>
              <text:list-item>
                <text:p text:style-name="P413"><text:span text:style-name="T2">Long provincia</text:span>: Indica <text:span text:style-name="T286">el codi de</text:span> la província dels organismes que cercam</text:p>
              </text:list-item>
              <text:list-item>
                <text:p text:style-name="P413"><text:span text:style-name="T2">String localidad</text:span>: Indicam la localitat dels organismes que cercam.</text:p>
              </text:list-item>
              <text:list-item>
                <text:p text:style-name="P413"><text:span text:style-name="T2">Boolean vigentes</text:span>: Indica <text:span text:style-name="T191">si</text:span> només volem aquells organismes que són vigents</text:p>
              </text:list-item>
              <text:list-item>
                <text:p text:style-name="P466"><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20">Resposta:</text:p>
          </table:table-cell>
        </table:table-row>
        <table:table-row table:style-name="Taula5.1">
          <table:table-cell table:style-name="Taula5.A12" office:value-type="string">
            <text:list xml:id="list1552864219" text:style-name="L43">
              <text:list-item>
                <text:list>
                  <text:list-item>
                    <text:list>
                      <text:list-item>
                        <text:list>
                          <text:list-item>
                            <text:p text:style-name="P443">Status 204 : Sense contingut </text:p>
                          </text:list-item>
                          <text:list-item>
                            <text:p text:style-name="P467"><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63">RequestMapping:</text:p>
          </table:table-cell>
        </table:table-row>
        <table:table-row table:style-name="Taula5.1">
          <table:table-cell table:style-name="Taula5.A12" office:value-type="string">
            <text:p text:style-name="P262">[urlServidor]<text:span text:style-name="T130">/rest/busqueda/organismos</text:span></text:p>
          </table:table-cell>
        </table:table-row>
        <table:table-row table:style-name="Taula5.1">
          <table:table-cell table:style-name="Taula5.A11" office:value-type="string">
            <text:p text:style-name="P210">Exemple:</text:p>
          </table:table-cell>
        </table:table-row>
        <table:table-row table:style-name="Taula5.1">
          <table:table-cell table:style-name="Taula5.A12" office:value-type="string">
            <text:p text:style-name="P21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vigentes=true</text:span></text:a></text:p>
          </table:table-cell>
        </table:table-row>
      </table:table>
      <text:p text:style-name="P262"/>
      <text:p text:style-name="P88"/>
      <text:p text:style-name="P76">En aquest enllaç es pot trobar els valors est<text:span text:style-name="T287">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
      <text:h text:style-name="P304"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20">Prototipus:</text:p>
          </table:table-cell>
        </table:table-row>
        <text:soft-page-break/>
        <table:table-row table:style-name="Taula6.1">
          <table:table-cell table:style-name="Taula6.A2" office:value-type="string">
            <text:p text:style-name="P258"><text:span text:style-name="T126">public </text:span><text:span text:style-name="T144">@ResponseBody</text:span></text:p>
            <text:p text:style-name="P261"><text:span text:style-name="T28">ResponseEntity&lt;List&lt;Nodo&gt;&gt; busquedaOficinas(</text:span><text:span text:style-name="T149">@RequestParam </text:span><text:span text:style-name="T28">String codigo, </text:span><text:span text:style-name="T149">@RequestParam </text:span><text:span text:style-name="T28">String denominacion, </text:span><text:span text:style-name="T149">@RequestParam </text:span><text:span text:style-name="T28">Long codNivelAdministracion, </text:span><text:span text:style-name="T149">@RequestParam </text:span><text:span text:style-name="T28">Long codComunidadAutonoma, </text:span><text:span text:style-name="T149">@RequestParam </text:span><text:span text:style-name="T28">Long provincia, </text:span><text:span text:style-name="T149">@RequestParam </text:span><text:span text:style-name="T28">String localidad, </text:span><text:span text:style-name="T149">@RequestParam </text:span><text:span text:style-name="T68">boolean </text:span><text:span text:style-name="T28">oficinasSir, </text:span><text:span text:style-name="T149">@RequestParam </text:span><text:span text:style-name="T68">boolean </text:span><text:span text:style-name="T28">vigentes, </text:span><text:span text:style-name="T288">@</text:span><text:span text:style-name="T152">RequestParam</text:span><text:span text:style-name="T22">(defaultValue = </text:span><text:span text:style-name="T51">"false"</text:span><text:span text:style-name="T22">) </text:span><text:span text:style-name="T46">boolean</text:span><text:span text:style-name="T22"> </text:span><text:span text:style-name="T291">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20">Descripció:</text:p>
          </table:table-cell>
        </table:table-row>
        <table:table-row table:style-name="Taula6.1">
          <table:table-cell table:style-name="Taula6.A12" office:value-type="string">
            <text:p text:style-name="P234"><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20">Paràmetres:</text:p>
          </table:table-cell>
        </table:table-row>
        <table:table-row table:style-name="Taula6.1">
          <table:table-cell table:style-name="Taula6.A12" office:value-type="string">
            <text:list xml:id="list103728719987891" text:continue-list="list103728483673619" text:style-name="L36">
              <text:list-item>
                <text:p text:style-name="P415"><text:span text:style-name="T2">String codigo</text:span>: codi de <text:s/>l'oficina que cercam.</text:p>
              </text:list-item>
              <text:list-item>
                <text:p text:style-name="P420"><text:span text:style-name="T2">String denominacion</text:span>: denominació de l'oficina que cercam</text:p>
              </text:list-item>
              <text:list-item>
                <text:p text:style-name="P413"><text:span text:style-name="T2">Long codNivelAdministracion</text:span>: codi del nivell d'administració de les oficines que cercam</text:p>
              </text:list-item>
              <text:list-item>
                <text:p text:style-name="P413"><text:span text:style-name="T2">Long codComunidadAutonoma</text:span>: codi de la comunitat autònoma per la qual cercam.</text:p>
              </text:list-item>
              <text:list-item>
                <text:p text:style-name="P413"><text:span text:style-name="T2">Long provincia</text:span>: indica <text:span text:style-name="T294">el codi de </text:span>la provincia de les oficines que cercam.</text:p>
              </text:list-item>
              <text:list-item>
                <text:p text:style-name="P413"><text:span text:style-name="T2">String localidad</text:span>: indica <text:span text:style-name="T294">el codi de</text:span> la localitat de les oficines que cercam.</text:p>
              </text:list-item>
              <text:list-item>
                <text:p text:style-name="P413"><text:span text:style-name="T2">Boolean oficinasSir</text:span>: indica <text:span text:style-name="T294">si</text:span> només <text:span text:style-name="T211">es mostren les</text:span> oficines integrades en SIR.</text:p>
              </text:list-item>
              <text:list-item>
                <text:p text:style-name="P413"><text:span text:style-name="T2">Boolean vigentes</text:span>: indica <text:span text:style-name="T294">si</text:span> només volem aquelles oficines que són vigents.</text:p>
              </text:list-item>
              <text:list-item>
                <text:p text:style-name="P468"><text:span text:style-name="T2">Boolean cooficial</text:span>: i<text:span text:style-name="T277">ndica si volem que es retornin les denominacions cooficials.</text:span></text:p>
              </text:list-item>
            </text:list>
          </table:table-cell>
        </table:table-row>
        <table:table-row table:style-name="Taula6.7">
          <table:table-cell table:style-name="Taula6.A7" office:value-type="string">
            <text:p text:style-name="P220">Resposta:</text:p>
          </table:table-cell>
        </table:table-row>
        <table:table-row table:style-name="Taula6.1">
          <table:table-cell table:style-name="Taula6.A12" office:value-type="string">
            <text:list xml:id="list694728077" text:style-name="L44">
              <text:list-item>
                <text:list>
                  <text:list-item>
                    <text:list>
                      <text:list-item>
                        <text:list>
                          <text:list-item>
                            <text:p text:style-name="P469"><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44">Status 204 : sense contingut</text:p>
                          </text:list-item>
                        </text:list>
                      </text:list-item>
                    </text:list>
                  </text:list-item>
                </text:list>
              </text:list-item>
            </text:list>
          </table:table-cell>
        </table:table-row>
        <table:table-row table:style-name="Taula6.1">
          <table:table-cell table:style-name="Taula6.A9" office:value-type="string">
            <text:p text:style-name="P221">RequestMapping:</text:p>
          </table:table-cell>
        </table:table-row>
        <table:table-row table:style-name="Taula6.1">
          <table:table-cell table:style-name="Taula6.A12" office:value-type="string">
            <text:p text:style-name="P262">[urlServidor]<text:span text:style-name="T130">/rest/busqueda/oficinas</text:span></text:p>
          </table:table-cell>
        </table:table-row>
        <table:table-row table:style-name="Taula6.1">
          <table:table-cell table:style-name="Taula6.A11" office:value-type="string">
            <text:p text:style-name="P210">Exemple:</text:p>
          </table:table-cell>
        </table:table-row>
        <table:table-row table:style-name="Taula6.1">
          <table:table-cell table:style-name="Taula6.A12" office:value-type="string">
            <text:p text:style-name="P21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vigentes=true</text:span></text:a></text:p>
          </table:table-cell>
        </table:table-row>
      </table:table>
      <text:p text:style-name="P262"/>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1">http://administracionelectronica.gob.es/ctt/dir3/descargas</text:span></text:a><text:span text:style-name="T231">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04" text:outline-level="3"><text:bookmark-start text:name="__RefHeading___Toc6317_1878677911"/>unidadDenominacion<text:bookmark-end text:name="__RefHeading___Toc6317_1878677911"/></text:h>
      <text:p text:style-name="P91"/>
      <table:table table:name="Taula7" table:style-name="Taula7">
        <table:table-column table:style-name="Taula7.A"/>
        <text:soft-page-break/>
        <table:table-row table:style-name="Taula7.1">
          <table:table-cell table:style-name="Taula7.A1" office:value-type="string">
            <text:p text:style-name="P222">Prototipus:</text:p>
          </table:table-cell>
        </table:table-row>
        <table:table-row table:style-name="Taula7.1">
          <table:table-cell table:style-name="Taula7.A2" office:value-type="string">
            <text:p text:style-name="P155">public @ResponseBody ResponseEntity&lt;String&gt; unidadDenominacion(@RequestParam String codigo, <text:span text:style-name="T295">@RequestParam(defaultValue=”false”) boolean cooficial, @RequestParam(defaultValue=””) String estado</text:span>) <text:s/>throws Exception;</text:p>
          </table:table-cell>
        </table:table-row>
        <table:table-row table:style-name="Taula7.1">
          <table:table-cell table:style-name="Taula7.A3" office:value-type="string">
            <text:p text:style-name="P222">Descripció:</text:p>
          </table:table-cell>
        </table:table-row>
        <table:table-row table:style-name="Taula7.1">
          <table:table-cell table:style-name="Taula7.A10" office:value-type="string">
            <text:p text:style-name="P235"><text:tab/>Aquest servei permet obtenir la denominació d'una unitat a partir del seu codi dir3.</text:p>
          </table:table-cell>
        </table:table-row>
        <table:table-row table:style-name="Taula7.1">
          <table:table-cell table:style-name="Taula7.A3" office:value-type="string">
            <text:p text:style-name="P222">Paràmetres:</text:p>
          </table:table-cell>
        </table:table-row>
        <table:table-row table:style-name="Taula7.1">
          <table:table-cell table:style-name="Taula7.A10" office:value-type="string">
            <text:list xml:id="list103730249517179" text:continue-list="list103728719987891" text:style-name="L36">
              <text:list-item>
                <text:p text:style-name="P416"><text:span text:style-name="T2">String codigo</text:span>: codi de <text:s/>la unitat que cercam.</text:p>
              </text:list-item>
              <text:list-item>
                <text:p text:style-name="P433"><text:span text:style-name="T2">Boolean </text:span><text:span text:style-name="T200">c</text:span><text:span text:style-name="T2">ooficial</text:span>: <text:span text:style-name="T296">i</text:span><text:span text:style-name="T277">ndica si volem que es retorni l</text:span><text:span text:style-name="T297">a</text:span><text:span text:style-name="T277"> denominaci</text:span><text:span text:style-name="T297">ó</text:span><text:span text:style-name="T277"> cooficial si existeix</text:span></text:p>
              </text:list-item>
              <text:list-item>
                <text:p text:style-name="P431"><text:span text:style-name="T2">String estado</text:span>: filtre per codi de l’estat. Si no s’indica, retorna els registres amb estat Vigent. Valors possibles:</text:p>
                <text:list>
                  <text:list-item>
                    <text:p text:style-name="P426">“A” : anul·lats</text:p>
                  </text:list-item>
                  <text:list-item>
                    <text:p text:style-name="P426">“E” : extingits</text:p>
                  </text:list-item>
                  <text:list-item>
                    <text:p text:style-name="P426">“V” : vigents</text:p>
                  </text:list-item>
                </text:list>
              </text:list-item>
            </text:list>
          </table:table-cell>
        </table:table-row>
        <table:table-row table:style-name="Taula7.7">
          <table:table-cell table:style-name="Taula7.A7" office:value-type="string">
            <text:p text:style-name="P222">Resposta:</text:p>
          </table:table-cell>
        </table:table-row>
        <table:table-row table:style-name="Taula7.1">
          <table:table-cell table:style-name="Taula7.A8" office:value-type="string">
            <text:list xml:id="list2903376285" text:style-name="L45">
              <text:list-item>
                <text:list>
                  <text:list-item>
                    <text:list>
                      <text:list-item>
                        <text:list>
                          <text:list-item>
                            <text:p text:style-name="P445"><text:span text:style-name="T297">Status 200 : </text:span>String <text:span text:style-name="T298">amb</text:span> la denominació de la unitat.</text:p>
                          </text:list-item>
                          <text:list-item>
                            <text:p text:style-name="P446">Status 204 : sense contingut</text:p>
                          </text:list-item>
                        </text:list>
                      </text:list-item>
                    </text:list>
                  </text:list-item>
                </text:list>
              </text:list-item>
            </text:list>
          </table:table-cell>
        </table:table-row>
        <table:table-row table:style-name="Taula7.7">
          <table:table-cell table:style-name="Taula7.A7" office:value-type="string">
            <text:p text:style-name="P221">RequestMapping:</text:p>
          </table:table-cell>
        </table:table-row>
        <table:table-row table:style-name="Taula7.1">
          <table:table-cell table:style-name="Taula7.A10" office:value-type="string">
            <text:p text:style-name="P262">[urlServidor]<text:span text:style-name="T130">/rest/</text:span><text:span text:style-name="T132">unidad</text:span><text:span text:style-name="T130">/</text:span><text:span text:style-name="T132">denominacion</text:span></text:p>
          </table:table-cell>
        </table:table-row>
      </table:table>
      <text:p text:style-name="P90"/>
      <text:h text:style-name="P304" text:outline-level="3"><text:bookmark-start text:name="__RefHeading___Toc6319_1878677911"/>oficinaDenominacion<text:bookmark-end text:name="__RefHeading___Toc6319_1878677911"/></text:h>
      <text:p text:style-name="P76"/>
      <table:table table:name="Tabla16" table:style-name="Tabla16">
        <table:table-column table:style-name="Tabla16.A"/>
        <text:soft-page-break/>
        <table:table-row table:style-name="Tabla16.1">
          <table:table-cell table:style-name="Tabla16.A1" office:value-type="string">
            <text:p text:style-name="P212">Prototipus:</text:p>
          </table:table-cell>
        </table:table-row>
        <table:table-row table:style-name="Tabla16.1">
          <table:table-cell table:style-name="Tabla16.A2" office:value-type="string">
            <text:p text:style-name="P156">public @ResponseBody ResponseEntity&lt;String&gt; oficinaDenominacion(@RequestParam String codigo, <text:span text:style-name="T295">@RequestParam(defaultValue=”false”) boolean cooficial, @RequestParam(defaultValue=””) String estado</text:span>) throws Exception;</text:p>
          </table:table-cell>
        </table:table-row>
        <table:table-row table:style-name="Tabla16.1">
          <table:table-cell table:style-name="Tabla16.A3" office:value-type="string">
            <text:p text:style-name="P212">Descripció:</text:p>
          </table:table-cell>
        </table:table-row>
        <table:table-row table:style-name="Tabla16.1">
          <table:table-cell table:style-name="Tabla16.A8" office:value-type="string">
            <text:p text:style-name="P230"><text:tab/>Aquest servei permet obtenir la denominació d'una oficina a partir del seu codi dir3.</text:p>
          </table:table-cell>
        </table:table-row>
        <table:table-row table:style-name="Tabla16.1">
          <table:table-cell table:style-name="Tabla16.A3" office:value-type="string">
            <text:p text:style-name="P212">Paràmetres:</text:p>
          </table:table-cell>
        </table:table-row>
        <table:table-row table:style-name="Tabla16.1">
          <table:table-cell table:style-name="Tabla16.A8" office:value-type="string">
            <text:list xml:id="list103728319721255" text:continue-list="list103730249517179" text:style-name="L36">
              <text:list-item>
                <text:p text:style-name="P417"><text:span text:style-name="T2">String codigo</text:span>: codi de <text:s/>l'oficina que cercam.</text:p>
              </text:list-item>
              <text:list-item>
                <text:p text:style-name="P434"><text:span text:style-name="T2">Boolean </text:span><text:span text:style-name="T200">c</text:span><text:span text:style-name="T2">ooficial</text:span>: <text:span text:style-name="T296">i</text:span><text:span text:style-name="T277">ndica si volem que es retornin l</text:span><text:span text:style-name="T299">a</text:span><text:span text:style-name="T277"> denominaci</text:span><text:span text:style-name="T299">ó</text:span><text:span text:style-name="T277"> cooficial si existeix.</text:span></text:p>
              </text:list-item>
              <text:list-item>
                <text:p text:style-name="P432"><text:span text:style-name="T2">String estado</text:span>: filtre per codi de l’estat. Si no s’indica, retorna els registres amb estat Vigent. Valors possibles:</text:p>
                <text:list>
                  <text:list-item>
                    <text:p text:style-name="P427">“A” : anul·lats</text:p>
                  </text:list-item>
                  <text:list-item>
                    <text:p text:style-name="P427">“E” : extingits</text:p>
                  </text:list-item>
                  <text:list-item>
                    <text:p text:style-name="P427">“V” <text:span text:style-name="T299">| “”</text:span> : vigents</text:p>
                  </text:list-item>
                </text:list>
              </text:list-item>
            </text:list>
            <text:p text:style-name="P265"/>
          </table:table-cell>
        </table:table-row>
        <table:table-row table:style-name="Tabla16.7">
          <table:table-cell table:style-name="Tabla16.A7" office:value-type="string">
            <text:p text:style-name="P212">Resposta:</text:p>
          </table:table-cell>
        </table:table-row>
        <table:table-row table:style-name="Tabla16.1">
          <table:table-cell table:style-name="Tabla16.A8" office:value-type="string">
            <text:list xml:id="list2804761624" text:style-name="L46">
              <text:list-item>
                <text:list>
                  <text:list-item>
                    <text:list>
                      <text:list-item>
                        <text:list>
                          <text:list-item>
                            <text:p text:style-name="P447"><text:span text:style-name="T300">Status 200 : string amb</text:span> la denominació de l'oficina.</text:p>
                          </text:list-item>
                          <text:list-item>
                            <text:p text:style-name="P448">Status 204 : sense contingut</text:p>
                            <text:p text:style-name="P447"/>
                          </text:list-item>
                        </text:list>
                      </text:list-item>
                    </text:list>
                  </text:list-item>
                </text:list>
              </text:list-item>
            </text:list>
          </table:table-cell>
        </table:table-row>
        <table:table-row table:style-name="Tabla16.1">
          <table:table-cell table:style-name="Tabla16.A10" office:value-type="string">
            <text:p text:style-name="P221">RequestMapping:</text:p>
          </table:table-cell>
        </table:table-row>
        <table:table-row table:style-name="Tabla16.1">
          <table:table-cell table:style-name="Tabla16.A10" office:value-type="string">
            <text:p text:style-name="P262">[urlServidor]<text:span text:style-name="T130">/rest/</text:span><text:span text:style-name="T132">oficina</text:span><text:span text:style-name="T130">/</text:span><text:span text:style-name="T132">denominacion</text:span></text:p>
          </table:table-cell>
        </table:table-row>
      </table:table>
      <text:p text:style-name="P89"><text:line-break/></text:p>
      <text:h text:style-name="P314" text:outline-level="3"><text:bookmark-start text:name="__RefHeading___Toc6321_1878677911"/><text:soft-page-break/>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12">Prototipus:</text:p>
          </table:table-cell>
        </table:table-row>
        <table:table-row table:style-name="Taula8.1">
          <table:table-cell table:style-name="Taula8.A2" office:value-type="string">
            <text:p text:style-name="P259"><text:span text:style-name="T26">Public </text:span><text:span text:style-name="T144">@ResponseBody </text:span><text:span text:style-name="T12">ResponseEntity&lt;Nodo&gt; organigrama(</text:span><text:span text:style-name="T144">@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12">Descripció:</text:p>
          </table:table-cell>
        </table:table-row>
        <table:table-row table:style-name="Taula8.1">
          <table:table-cell table:style-name="Taula8.A10" office:value-type="string">
            <text:p text:style-name="P230"><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12">Paràmetres:</text:p>
          </table:table-cell>
        </table:table-row>
        <table:table-row table:style-name="Taula8.1">
          <table:table-cell table:style-name="Taula8.A10" office:value-type="string">
            <text:list xml:id="list103728264589109" text:continue-list="list103728319721255" text:style-name="L36">
              <text:list-header>
                <text:p text:style-name="P421"/>
              </text:list-header>
              <text:list-item>
                <text:p text:style-name="P421"><text:span text:style-name="T2">String codigo</text:span>: codi de l'organisme arrel del que volem obtenir el seu arbre </text:p>
              </text:list-item>
              <text:list-item>
                <text:p text:style-name="P435"><text:span text:style-name="T2">Boolean cooficial</text:span>: indica si es volen mostrar les denominacions cooficials si existeixen.</text:p>
                <text:p text:style-name="P435"/>
              </text:list-item>
            </text:list>
          </table:table-cell>
        </table:table-row>
        <table:table-row table:style-name="Taula8.7">
          <table:table-cell table:style-name="Taula8.A7" office:value-type="string">
            <text:p text:style-name="P212">Resposta:</text:p>
          </table:table-cell>
        </table:table-row>
        <table:table-row table:style-name="Taula8.1">
          <table:table-cell table:style-name="Taula8.A10" office:value-type="string">
            <text:list xml:id="list2551012869" text:style-name="L47">
              <text:list-item>
                <text:p text:style-name="P470"><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49">Status 204 : sense contingut</text:p>
              </text:list-item>
            </text:list>
          </table:table-cell>
        </table:table-row>
        <table:table-row table:style-name="Taula8.1">
          <table:table-cell table:style-name="Taula8.A9" office:value-type="string">
            <text:p text:style-name="P213">RequestMapping:</text:p>
          </table:table-cell>
        </table:table-row>
        <table:table-row table:style-name="Taula8.1">
          <table:table-cell table:style-name="Taula8.A10" office:value-type="string">
            <text:p text:style-name="Standard">[urlServidor]<text:span text:style-name="T130">/rest/organigrama</text:span></text:p>
          </table:table-cell>
        </table:table-row>
      </table:table>
      <text:h text:style-name="P304" text:outline-level="3" text:is-list-header="true"/>
      <text:h text:style-name="P316" text:outline-level="3"><text:bookmark-start text:name="__RefHeading___Toc39319_1572112135"/><text:span text:style-name="T301">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22">Prototipus:</text:p>
          </table:table-cell>
        </table:table-row>
        <table:table-row table:style-name="Taula9.1">
          <table:table-cell table:style-name="Taula9.A2" office:value-type="string">
            <text:p text:style-name="P174"><text:span text:style-name="T69">public </text:span><text:span text:style-name="T150">@ResponseBody</text:span><text:span text:style-name="T154">ResponseEntity&lt;</text:span><text:span text:style-name="T157">String</text:span><text:span text:style-name="T154">&gt; </text:span><text:span text:style-name="T158">unidadEstado</text:span><text:span text:style-name="T154">(</text:span><text:span text:style-name="T120">@RequestParam </text:span><text:span text:style-name="T121">String</text:span><text:span text:style-name="T120"> </text:span><text:span text:style-name="T122">codigo</text:span><text:span text:style-name="T154">) </text:span><text:span text:style-name="T68">throws </text:span><text:span text:style-name="T156">Exception;</text:span></text:p>
          </table:table-cell>
        </table:table-row>
        <table:table-row table:style-name="Taula9.1">
          <table:table-cell table:style-name="Taula9.A3" office:value-type="string">
            <text:p text:style-name="P222">Descripció:</text:p>
          </table:table-cell>
        </table:table-row>
        <table:table-row table:style-name="Taula9.1">
          <table:table-cell table:style-name="Taula9.A10" office:value-type="string">
            <text:p text:style-name="P235"><text:tab/><text:span text:style-name="T192">Permet obtenir</text:span><text:span text:style-name="T193"> </text:span><text:span text:style-name="T194">el codi de l’estat d’una unitat </text:span><text:span text:style-name="T195">determinada</text:span></text:p>
          </table:table-cell>
        </table:table-row>
        <table:table-row table:style-name="Taula9.1">
          <table:table-cell table:style-name="Taula9.A3" office:value-type="string">
            <text:p text:style-name="P222">Paràmetres:</text:p>
          </table:table-cell>
        </table:table-row>
        <table:table-row table:style-name="Taula9.1">
          <table:table-cell table:style-name="Taula9.A10" office:value-type="string">
            <text:list xml:id="list103729744299275" text:continue-list="list103728264589109" text:style-name="L36">
              <text:list-item>
                <text:p text:style-name="P431"><text:span text:style-name="T2">String </text:span><text:span text:style-name="T202">codigo</text:span>: <text:span text:style-name="T301">codi de la unitat que es vol consultar el seu estat</text:span> </text:p>
              </text:list-item>
            </text:list>
          </table:table-cell>
        </table:table-row>
        <table:table-row table:style-name="Taula9.7">
          <table:table-cell table:style-name="Taula9.A7" office:value-type="string">
            <text:p text:style-name="P222">Resposta:</text:p>
          </table:table-cell>
        </table:table-row>
        <table:table-row table:style-name="Taula9.1">
          <table:table-cell table:style-name="Taula9.A10" office:value-type="string">
            <text:list xml:id="list3088610681" text:style-name="L48">
              <text:list-item>
                <text:p text:style-name="P450"><text:span text:style-name="T302">Status 200 : </text:span><text:span text:style-name="T320">Cadena de text amb l’e</text:span>stat d’una unitat</text:p>
              </text:list-item>
              <text:list-item>
                <text:p text:style-name="P451">Status 204 : Sense contingut</text:p>
              </text:list-item>
            </text:list>
          </table:table-cell>
        </table:table-row>
        <table:table-row table:style-name="Taula9.1">
          <table:table-cell table:style-name="Taula9.A9" office:value-type="string">
            <text:p text:style-name="P223">RequestMapping:</text:p>
          </table:table-cell>
        </table:table-row>
        <table:table-row table:style-name="Taula9.1">
          <table:table-cell table:style-name="Taula9.A10" office:value-type="string">
            <text:p text:style-name="P256">[urlServidor]<text:span text:style-name="T130">/rest/</text:span><text:span text:style-name="T133">GET</text:span><text:span text:style-name="T130">/</text:span><text:span text:style-name="T134">unidad</text:span><text:span text:style-name="T133">/</text:span><text:span text:style-name="T134">estado</text:span></text:p>
          </table:table-cell>
        </table:table-row>
      </table:table>
      <text:p text:style-name="P256"/>
      <text:h text:style-name="P326" text:outline-level="3"><text:bookmark-start text:name="__RefHeading___Toc6323_1878677911"/><text:soft-page-break/>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22">Prototipus:</text:p>
          </table:table-cell>
        </table:table-row>
        <table:table-row table:style-name="Taula10.1">
          <table:table-cell table:style-name="Taula10.A2" office:value-type="string">
            <text:p text:style-name="P260"><text:span text:style-name="T30">Public </text:span><text:span text:style-name="T149">@ResponseBody </text:span><text:span text:style-name="T28">ResponseEntity&lt;List&lt;Nodo&gt;&gt; obtenerUnidadesDenominacionComunidad(</text:span><text:span text:style-name="T149">@RequestParam </text:span><text:span text:style-name="T28">String denominacion, </text:span><text:span text:style-name="T149">@RequestParam </text:span><text:span text:style-name="T28">Long codComunidad, </text:span><text:span text:style-name="T15">@RequestParam(defaultValue=”false”) boolean cooficial</text:span><text:span text:style-name="T28">) </text:span><text:span text:style-name="T155">throws </text:span><text:span text:style-name="T29">Exception;</text:span></text:p>
          </table:table-cell>
        </table:table-row>
        <table:table-row table:style-name="Taula10.1">
          <table:table-cell table:style-name="Taula10.A3" office:value-type="string">
            <text:p text:style-name="P222">Descripció:</text:p>
          </table:table-cell>
        </table:table-row>
        <table:table-row table:style-name="Taula10.1">
          <table:table-cell table:style-name="Taula10.A10" office:value-type="string">
            <text:p text:style-name="P235"><text:tab/>Aquest servei permet cercar unitats per denominació i comunitat autònoma</text:p>
          </table:table-cell>
        </table:table-row>
        <table:table-row table:style-name="Taula10.1">
          <table:table-cell table:style-name="Taula10.A3" office:value-type="string">
            <text:p text:style-name="P222">Paràmetres:</text:p>
          </table:table-cell>
        </table:table-row>
        <table:table-row table:style-name="Taula10.1">
          <table:table-cell table:style-name="Taula10.A10" office:value-type="string">
            <text:list xml:id="list103729567812766" text:continue-list="list103729744299275" text:style-name="L36">
              <text:list-item>
                <text:p text:style-name="P422"><text:span text:style-name="T2">String denominacion</text:span>: denominació per la que ens interessa cercar</text:p>
              </text:list-item>
              <text:list-item>
                <text:p text:style-name="P422"><text:span text:style-name="T2">String codComunidad</text:span>: codi de la comunitat autònoma a la que volem cercar. </text:p>
              </text:list-item>
              <text:list-item>
                <text:p text:style-name="P436"><text:span text:style-name="T2">Boolean cooficial</text:span>: booleà per indicar que es retorni<text:span text:style-name="T303">n</text:span> les denominacions cooficial<text:span text:style-name="T303">s</text:span> si existeixen.</text:p>
              </text:list-item>
            </text:list>
          </table:table-cell>
        </table:table-row>
        <table:table-row table:style-name="Taula10.7">
          <table:table-cell table:style-name="Taula10.A7" office:value-type="string">
            <text:p text:style-name="P222">Resposta:</text:p>
          </table:table-cell>
        </table:table-row>
        <table:table-row table:style-name="Taula10.1">
          <table:table-cell table:style-name="Taula10.A10" office:value-type="string">
            <text:list xml:id="list3172366025" text:style-name="L49">
              <text:list-item>
                <text:p text:style-name="P471"><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52">Status 204 : Sense contingut</text:p>
              </text:list-item>
            </text:list>
          </table:table-cell>
        </table:table-row>
        <table:table-row table:style-name="Taula10.1">
          <table:table-cell table:style-name="Taula10.A9" office:value-type="string">
            <text:p text:style-name="P223">RequestMapping:</text:p>
          </table:table-cell>
        </table:table-row>
        <table:table-row table:style-name="Taula10.1">
          <table:table-cell table:style-name="Taula10.A10" office:value-type="string">
            <text:p text:style-name="P256">[urlServidor]<text:span text:style-name="T130">/rest/busqueda/unidades/denominacion/comunidad</text:span></text:p>
          </table:table-cell>
        </table:table-row>
      </table:table>
      <text:h text:style-name="P326" text:outline-level="3" text:is-list-header="true"/>
      <text:h text:style-name="P316" text:outline-level="3"><text:bookmark-start text:name="__RefHeading___Toc39321_1572112135"/>oficinas<text:bookmark-end text:name="__RefHeading___Toc39321_1572112135"/></text:h>
      <text:p text:style-name="P257"/>
      <table:table table:name="Taula11" table:style-name="Taula11">
        <table:table-column table:style-name="Taula11.A"/>
        <table:table-row table:style-name="Taula11.1">
          <table:table-cell table:style-name="Taula11.A1" office:value-type="string">
            <text:p text:style-name="P222">Prototipus:</text:p>
          </table:table-cell>
        </table:table-row>
        <table:table-row table:style-name="Taula11.1">
          <table:table-cell table:style-name="Taula11.A2" office:value-type="string">
            <text:p text:style-name="P174"><text:span text:style-name="T69">public </text:span><text:span text:style-name="T150">@ResponseBody </text:span><text:span text:style-name="T154">ResponseEntity&lt;List&lt;</text:span><text:span text:style-name="T159">OficinaJson</text:span><text:span text:style-name="T154">&gt;&gt; </text:span><text:span text:style-name="T159">getArbolOficinasOrganismoOpenDat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1.1">
          <table:table-cell table:style-name="Taula11.A3" office:value-type="string">
            <text:p text:style-name="P222">Descripció:</text:p>
          </table:table-cell>
        </table:table-row>
        <table:table-row table:style-name="Taula11.1">
          <table:table-cell table:style-name="Taula11.A10" office:value-type="string">
            <text:p text:style-name="P235"><text:tab/><text:span text:style-name="T304">Servei que p</text:span><text:span text:style-name="T192">ermet obtenir totes les oficines del organisme indicat per paràmetre</text:span></text:p>
          </table:table-cell>
        </table:table-row>
        <table:table-row table:style-name="Taula11.1">
          <table:table-cell table:style-name="Taula11.A3" office:value-type="string">
            <text:p text:style-name="P222">Paràmetres:</text:p>
          </table:table-cell>
        </table:table-row>
        <table:table-row table:style-name="Taula11.1">
          <table:table-cell table:style-name="Taula11.A10" office:value-type="string">
            <text:list xml:id="list103729763236297" text:continue-list="list103729567812766" text:style-name="L36">
              <text:list-item>
                <text:p text:style-name="P437"><text:span text:style-name="T2">String codigo</text:span>: <text:span text:style-name="T305">codi de la unitat que volem obtenir les seves oficines.</text:span></text:p>
              </text:list-item>
              <text:list-item>
                <text:p text:style-name="P431"><text:span text:style-name="T2">String estado</text:span>: filtre per codi de l’estat. Si no s’indica, retorna <text:span text:style-name="T196">tots els</text:span> registres <text:span text:style-name="T305">vigents</text:span>. Valors possibles:</text:p>
                <text:list>
                  <text:list-item>
                    <text:p text:style-name="P426">“A” : anul·lats</text:p>
                  </text:list-item>
                  <text:list-item>
                    <text:p text:style-name="P426">“E” : extingits</text:p>
                  </text:list-item>
                  <text:list-item>
                    <text:p text:style-name="P426">“V” : vigents</text:p>
                  </text:list-item>
                </text:list>
              </text:list-item>
            </text:list>
          </table:table-cell>
        </table:table-row>
        <table:table-row table:style-name="Taula11.7">
          <table:table-cell table:style-name="Taula11.A7" office:value-type="string">
            <text:p text:style-name="P222">Resposta:</text:p>
          </table:table-cell>
        </table:table-row>
        <table:table-row table:style-name="Taula11.1">
          <table:table-cell table:style-name="Taula11.A10" office:value-type="string">
            <text:list xml:id="list945637668" text:style-name="L50">
              <text:list-item>
                <text:p text:style-name="P472"><text:span text:style-name="T94">Status 200 : </text:span><text:span text:style-name="T81">Llista &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73"><text:span text:style-name="T95">S</text:span><text:span text:style-name="T81">tatus 204 : sense contingut</text:span></text:p>
              </text:list-item>
            </text:list>
          </table:table-cell>
        </table:table-row>
        <text:soft-page-break/>
        <table:table-row table:style-name="Taula11.1">
          <table:table-cell table:style-name="Taula11.A9" office:value-type="string">
            <text:p text:style-name="P223">RequestMapping:</text:p>
          </table:table-cell>
        </table:table-row>
        <table:table-row table:style-name="Taula11.1">
          <table:table-cell table:style-name="Taula11.A10" office:value-type="string">
            <text:p text:style-name="P256">[urlServidor]<text:span text:style-name="T130">/rest/</text:span><text:span text:style-name="T133">GET</text:span><text:span text:style-name="T130">/</text:span><text:span text:style-name="T133">oficinas</text:span></text:p>
          </table:table-cell>
        </table:table-row>
      </table:table>
      <text:p text:style-name="P256"/>
      <text:p text:style-name="P257"/>
      <text:h text:style-name="P316" text:outline-level="3"><text:bookmark-start text:name="__RefHeading___Toc39323_1572112135"/>oficinas <text:span text:style-name="T306">de Balears</text:span><text:bookmark-end text:name="__RefHeading___Toc39323_1572112135"/></text:h>
      <text:p text:style-name="P257"/>
      <table:table table:name="Taula12" table:style-name="Taula12">
        <table:table-column table:style-name="Taula12.A"/>
        <table:table-row table:style-name="Taula12.1">
          <table:table-cell table:style-name="Taula12.A1" office:value-type="string">
            <text:p text:style-name="P222">Prototipus:</text:p>
          </table:table-cell>
        </table:table-row>
        <table:table-row table:style-name="Taula12.1">
          <table:table-cell table:style-name="Taula12.A2" office:value-type="string">
            <text:p text:style-name="P174"><text:span text:style-name="T69">public </text:span><text:span text:style-name="T150">@ResponseBody </text:span><text:span text:style-name="T154">ResponseEntity&lt;List&lt;</text:span><text:span text:style-name="T159">OficinaJson</text:span><text:span text:style-name="T154">&gt;&gt; </text:span><text:span text:style-name="T159">getOficinasBaleresOpenData</text:span><text:span text:style-name="T154">(</text:span><text:span text:style-name="T120">@RequestParam(defaultValue=”</text:span><text:span text:style-name="T123">V</text:span><text:span text:style-name="T120">”)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2.1">
          <table:table-cell table:style-name="Taula12.A3" office:value-type="string">
            <text:p text:style-name="P222">Descripció:</text:p>
          </table:table-cell>
        </table:table-row>
        <table:table-row table:style-name="Taula12.1">
          <table:table-cell table:style-name="Taula12.A10" office:value-type="string">
            <text:p text:style-name="P235"><text:tab/><text:span text:style-name="T307">Servei </text:span><text:span text:style-name="T319">per</text:span><text:span text:style-name="T192"> obtenir totes les oficines, </text:span><text:span text:style-name="T193">vigents si no s’indica un altre estat,</text:span><text:span text:style-name="T192"> </text:span><text:span text:style-name="T193">de Balears.</text:span></text:p>
          </table:table-cell>
        </table:table-row>
        <table:table-row table:style-name="Taula12.1">
          <table:table-cell table:style-name="Taula12.A3" office:value-type="string">
            <text:p text:style-name="P222">Paràmetres:</text:p>
          </table:table-cell>
        </table:table-row>
        <table:table-row table:style-name="Taula12.1">
          <table:table-cell table:style-name="Taula12.A10" office:value-type="string">
            <text:list xml:id="list103730066402987" text:continue-list="list103729763236297" text:style-name="L36">
              <text:list-item>
                <text:p text:style-name="P431"><text:span text:style-name="T2">String estado</text:span>: filtre per codi de l’estat. Si no s’indica, retorna <text:span text:style-name="T196">tots els</text:span> registres <text:span text:style-name="T305">vigents</text:span>. Valors possibles:</text:p>
                <text:list>
                  <text:list-item>
                    <text:p text:style-name="P426">“A” : anul·lats</text:p>
                  </text:list-item>
                  <text:list-item>
                    <text:p text:style-name="P426">“E” : extingits</text:p>
                  </text:list-item>
                  <text:list-item>
                    <text:p text:style-name="P426">“V” : vigents</text:p>
                  </text:list-item>
                </text:list>
              </text:list-item>
            </text:list>
          </table:table-cell>
        </table:table-row>
        <table:table-row table:style-name="Taula12.7">
          <table:table-cell table:style-name="Taula12.A7" office:value-type="string">
            <text:p text:style-name="P222">Resposta:</text:p>
          </table:table-cell>
        </table:table-row>
        <table:table-row table:style-name="Taula12.1">
          <table:table-cell table:style-name="Taula12.A10" office:value-type="string">
            <text:list xml:id="list332743962" text:style-name="L51">
              <text:list-item>
                <text:p text:style-name="P474"><text:span text:style-name="T96">Status 200 : </text:span><text:span text:style-name="T81">Llista </text:span><text:span text:style-name="T96">d’objectes </text:span><text:span text:style-name="T81">&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75"><text:span text:style-name="T95">S</text:span><text:span text:style-name="T81">tatus 204: sense contingut</text:span></text:p>
              </text:list-item>
            </text:list>
          </table:table-cell>
        </table:table-row>
        <table:table-row table:style-name="Taula12.1">
          <table:table-cell table:style-name="Taula12.A9" office:value-type="string">
            <text:p text:style-name="P223">RequestMapping:</text:p>
          </table:table-cell>
        </table:table-row>
        <table:table-row table:style-name="Taula12.1">
          <table:table-cell table:style-name="Taula12.A10" office:value-type="string">
            <text:p text:style-name="P256">[urlServidor]<text:span text:style-name="T130">/rest/</text:span><text:span text:style-name="T133">GET</text:span><text:span text:style-name="T130">/</text:span><text:span text:style-name="T133">oficinas/</text:span><text:span text:style-name="T135">baleares</text:span></text:p>
          </table:table-cell>
        </table:table-row>
      </table:table>
      <text:p text:style-name="P256"/>
      <text:h text:style-name="P326"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22">Prototipus:</text:p>
          </table:table-cell>
        </table:table-row>
        <table:table-row table:style-name="Taula13.1">
          <table:table-cell table:style-name="Taula13.A2" office:value-type="string">
            <text:p text:style-name="P260"><text:span text:style-name="T30">public </text:span><text:span text:style-name="T149">@ResponseBody </text:span><text:span text:style-name="T28">ResponseEntity&lt;List&lt;CodigoValor&gt;&gt; ambitosTerritoriales(</text:span><text:span text:style-name="T149">@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5">throws </text:span><text:span text:style-name="T29">Exception;</text:span></text:p>
          </table:table-cell>
        </table:table-row>
        <table:table-row table:style-name="Taula13.1">
          <table:table-cell table:style-name="Taula13.A3" office:value-type="string">
            <text:p text:style-name="P222">Descripció:</text:p>
          </table:table-cell>
        </table:table-row>
        <table:table-row table:style-name="Taula13.1">
          <table:table-cell table:style-name="Taula13.A10" office:value-type="string">
            <text:p text:style-name="P235"><text:tab/>Aquest servei permet obtenir els àmbits territorials del nivell d'administració indicat </text:p>
          </table:table-cell>
        </table:table-row>
        <table:table-row table:style-name="Taula13.1">
          <table:table-cell table:style-name="Taula13.A3" office:value-type="string">
            <text:p text:style-name="P222">Paràmetres:</text:p>
          </table:table-cell>
        </table:table-row>
        <text:soft-page-break/>
        <table:table-row table:style-name="Taula13.1">
          <table:table-cell table:style-name="Taula13.A10" office:value-type="string">
            <text:list xml:id="list103729361336953" text:continue-list="list103730066402987" text:style-name="L36">
              <text:list-header>
                <text:p text:style-name="P422"/>
              </text:list-header>
              <text:list-item>
                <text:p text:style-name="P422"><text:span text:style-name="T2">Long id:</text:span> identificador del nivell d'administració</text:p>
              </text:list-item>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13.7">
          <table:table-cell table:style-name="Taula13.A7" office:value-type="string">
            <text:p text:style-name="P222">Resposta:</text:p>
          </table:table-cell>
        </table:table-row>
        <table:table-row table:style-name="Taula13.1">
          <table:table-cell table:style-name="Taula13.A10" office:value-type="string">
            <text:list xml:id="list565266014" text:style-name="L52">
              <text:list-item>
                <text:p text:style-name="P476"><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3">Status 204 : sense contingut</text:p>
              </text:list-item>
            </text:list>
          </table:table-cell>
        </table:table-row>
        <table:table-row table:style-name="Taula13.1">
          <table:table-cell table:style-name="Taula13.A9" office:value-type="string">
            <text:p text:style-name="P223">RequestMapping:</text:p>
          </table:table-cell>
        </table:table-row>
        <table:table-row table:style-name="Taula13.1">
          <table:table-cell table:style-name="Taula13.A10" office:value-type="string">
            <text:p text:style-name="P256">[urlServidor]<text:span text:style-name="T130">/rest/catalogo/ambitosTerritoriales</text:span></text:p>
          </table:table-cell>
        </table:table-row>
      </table:table>
      <text:p text:style-name="P257"/>
      <text:h text:style-name="P326" text:outline-level="3"><text:bookmark-start text:name="__RefHeading___Toc6327_1878677911"/>comunidadesAutonomas<text:bookmark-end text:name="__RefHeading___Toc6327_1878677911"/></text:h>
      <text:p text:style-name="P257"/>
      <table:table table:name="Taula14" table:style-name="Taula14">
        <table:table-column table:style-name="Taula14.A"/>
        <table:table-row table:style-name="Taula14.1">
          <table:table-cell table:style-name="Taula14.A1" office:value-type="string">
            <text:p text:style-name="P222">Prototipus:</text:p>
          </table:table-cell>
        </table:table-row>
        <table:table-row table:style-name="Taula14.1">
          <table:table-cell table:style-name="Taula14.A2" office:value-type="string">
            <text:p text:style-name="P174"><text:span text:style-name="T69">public </text:span><text:span text:style-name="T150">@ResponseBody </text:span><text:span text:style-name="T154">ResponseEntity&lt;List&lt;CodigoValor&gt;&gt; comunidadesAutonom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4.1">
          <table:table-cell table:style-name="Taula14.A3" office:value-type="string">
            <text:p text:style-name="P222">Descripció:</text:p>
          </table:table-cell>
        </table:table-row>
        <table:table-row table:style-name="Taula14.1">
          <table:table-cell table:style-name="Taula14.A10" office:value-type="string">
            <text:p text:style-name="P235"><text:tab/>Aquest servei permet obtenir totes les comunitats autònomes </text:p>
          </table:table-cell>
        </table:table-row>
        <table:table-row table:style-name="Taula14.1">
          <table:table-cell table:style-name="Taula14.A3" office:value-type="string">
            <text:p text:style-name="P222">Paràmetres:</text:p>
          </table:table-cell>
        </table:table-row>
        <table:table-row table:style-name="Taula14.1">
          <table:table-cell table:style-name="Taula14.A10" office:value-type="string">
            <text:list xml:id="list103729695624427" text:continue-list="list103729361336953"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14.7">
          <table:table-cell table:style-name="Taula14.A7" office:value-type="string">
            <text:p text:style-name="P222">Resposta:</text:p>
          </table:table-cell>
        </table:table-row>
        <table:table-row table:style-name="Taula14.1">
          <table:table-cell table:style-name="Taula14.A10" office:value-type="string">
            <text:list xml:id="list1277557222" text:style-name="L53">
              <text:list-item>
                <text:p text:style-name="P477"><text:span text:style-name="T113">Status 200 : </text:span><text:span text:style-name="T108">Llista &lt;</text:span><text:a xlink:type="simple" xlink:href="#5.2.4.CodigoValor|outline" text:style-name="Internet_20_link" text:visited-style-name="Visited_20_Internet_20_Link"><text:span text:style-name="T108">CodigoValor</text:span></text:a><text:span text:style-name="T108">&gt;, la descripció del bean CodigoValor es pot veure a l'apartat </text:span><text:span text:style-name="T108"><text:bookmark-ref text:reference-format="number" text:ref-name="__RefHeading__5905_144011828">5.2.4.-</text:bookmark-ref></text:span><text:span text:style-name="T108"><text:bookmark-ref text:reference-format="text" text:ref-name="__RefHeading__5905_144011828">CodigoValor</text:bookmark-ref></text:span></text:p>
              </text:list-item>
              <text:list-item>
                <text:p text:style-name="P478">Status 204 : sense contingut</text:p>
              </text:list-item>
            </text:list>
          </table:table-cell>
        </table:table-row>
        <table:table-row table:style-name="Taula14.1">
          <table:table-cell table:style-name="Taula14.A9" office:value-type="string">
            <text:p text:style-name="P223">RequestMapping:</text:p>
          </table:table-cell>
        </table:table-row>
        <table:table-row table:style-name="Taula14.1">
          <table:table-cell table:style-name="Taula14.A10" office:value-type="string">
            <text:p text:style-name="P256">[urlServidor]<text:span text:style-name="T130">/rest/catalogo/comunidadesAutonomas</text:span></text:p>
          </table:table-cell>
        </table:table-row>
      </table:table>
      <text:p text:style-name="P256"/>
      <text:h text:style-name="P326" text:outline-level="3"><text:bookmark-start text:name="__RefHeading___Toc6329_1878677911"/>entidadesGeograficas<text:bookmark-end text:name="__RefHeading___Toc6329_1878677911"/></text:h>
      <text:p text:style-name="P257"/>
      <table:table table:name="Taula15" table:style-name="Taula15">
        <table:table-column table:style-name="Taula15.A"/>
        <table:table-row table:style-name="Taula15.1">
          <table:table-cell table:style-name="Taula15.A1" office:value-type="string">
            <text:p text:style-name="P222">Prototipus:</text:p>
          </table:table-cell>
        </table:table-row>
        <text:soft-page-break/>
        <table:table-row table:style-name="Taula15.1">
          <table:table-cell table:style-name="Taula15.A2" office:value-type="string">
            <text:p text:style-name="P174"><text:span text:style-name="T69">public </text:span><text:span text:style-name="T150">@ResponseBody </text:span><text:span text:style-name="T154">ResponseEntity&lt;List&lt;CodigoValor&gt;&gt; entidadesGeografic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5.1">
          <table:table-cell table:style-name="Taula15.A3" office:value-type="string">
            <text:p text:style-name="P222">Descripció:</text:p>
          </table:table-cell>
        </table:table-row>
        <table:table-row table:style-name="Taula15.1">
          <table:table-cell table:style-name="Taula15.A10" office:value-type="string">
            <text:p text:style-name="P235"><text:tab/>Aquest servei permet obtenir totes les entitats geogràfiques</text:p>
          </table:table-cell>
        </table:table-row>
        <table:table-row table:style-name="Taula15.1">
          <table:table-cell table:style-name="Taula15.A3" office:value-type="string">
            <text:p text:style-name="P222">Paràmetres:</text:p>
          </table:table-cell>
        </table:table-row>
        <table:table-row table:style-name="Taula15.1">
          <table:table-cell table:style-name="Taula15.A10" office:value-type="string">
            <text:list xml:id="list103729766052146" text:continue-list="list103729695624427"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15.7">
          <table:table-cell table:style-name="Taula15.A7" office:value-type="string">
            <text:p text:style-name="P222">Resposta:</text:p>
          </table:table-cell>
        </table:table-row>
        <table:table-row table:style-name="Taula15.1">
          <table:table-cell table:style-name="Taula15.A10" office:value-type="string">
            <text:list xml:id="list1138620849" text:style-name="L54">
              <text:list-item>
                <text:p text:style-name="P479"><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4">Status 204 : sense contingut</text:p>
              </text:list-item>
            </text:list>
          </table:table-cell>
        </table:table-row>
        <table:table-row table:style-name="Taula15.1">
          <table:table-cell table:style-name="Taula15.A9" office:value-type="string">
            <text:p text:style-name="P223">RequestMapping:</text:p>
          </table:table-cell>
        </table:table-row>
        <table:table-row table:style-name="Taula15.1">
          <table:table-cell table:style-name="Taula15.A10" office:value-type="string">
            <text:p text:style-name="P256">[urlServidor]<text:span text:style-name="T130">/rest/catalogo/entidadesGeograficas</text:span></text:p>
          </table:table-cell>
        </table:table-row>
      </table:table>
      <text:p text:style-name="P256"/>
      <text:p text:style-name="P256"/>
      <text:h text:style-name="P326" text:outline-level="3"><text:bookmark-start text:name="__RefHeading___Toc6331_1878677911"/>provincias<text:bookmark-end text:name="__RefHeading___Toc6331_1878677911"/></text:h>
      <text:p text:style-name="P257"/>
      <table:table table:name="Taula16" table:style-name="Taula16">
        <table:table-column table:style-name="Taula16.A"/>
        <table:table-row table:style-name="Taula16.1">
          <table:table-cell table:style-name="Taula16.A1" office:value-type="string">
            <text:p text:style-name="P222">Prototipus:</text:p>
          </table:table-cell>
        </table:table-row>
        <table:table-row table:style-name="Taula16.1">
          <table:table-cell table:style-name="Taula16.A2" office:value-type="string">
            <text:p text:style-name="P174"><text:span text:style-name="T69">public </text:span><text:span text:style-name="T150">@ResponseBody </text:span><text:span text:style-name="T154">ResponseEntity&lt;List&lt;CodigoValor&gt;&gt; provinci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6.1">
          <table:table-cell table:style-name="Taula16.A3" office:value-type="string">
            <text:p text:style-name="P222">Descripció:</text:p>
          </table:table-cell>
        </table:table-row>
        <table:table-row table:style-name="Taula16.1">
          <table:table-cell table:style-name="Taula16.A10" office:value-type="string">
            <text:p text:style-name="P235"><text:tab/>Aquest servei permet obtenir totes les províncies</text:p>
          </table:table-cell>
        </table:table-row>
        <table:table-row table:style-name="Taula16.1">
          <table:table-cell table:style-name="Taula16.A3" office:value-type="string">
            <text:p text:style-name="P222">Paràmetres:</text:p>
          </table:table-cell>
        </table:table-row>
        <table:table-row table:style-name="Taula16.1">
          <table:table-cell table:style-name="Taula16.A10" office:value-type="string">
            <text:list xml:id="list103729878404550" text:continue-list="list103729766052146"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p text:style-name="P426">“” <text:s text:c="2"/>: <text:span text:style-name="T308">tots</text:span> </text:p>
                  </text:list-item>
                </text:list>
              </text:list-item>
            </text:list>
          </table:table-cell>
        </table:table-row>
        <table:table-row table:style-name="Taula16.7">
          <table:table-cell table:style-name="Taula16.A7" office:value-type="string">
            <text:p text:style-name="P222">Resposta:</text:p>
          </table:table-cell>
        </table:table-row>
        <table:table-row table:style-name="Taula16.1">
          <table:table-cell table:style-name="Taula16.A10" office:value-type="string">
            <text:list xml:id="list3153119245" text:style-name="L55">
              <text:list-item>
                <text:p text:style-name="P480"><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5">Status 204 : Sense contingut</text:p>
              </text:list-item>
            </text:list>
          </table:table-cell>
        </table:table-row>
        <table:table-row table:style-name="Taula16.1">
          <table:table-cell table:style-name="Taula16.A9" office:value-type="string">
            <text:p text:style-name="P223">RequestMapping:</text:p>
          </table:table-cell>
        </table:table-row>
        <table:table-row table:style-name="Taula16.1">
          <table:table-cell table:style-name="Taula16.A10" office:value-type="string">
            <text:p text:style-name="P256">[urlServidor]<text:span text:style-name="T130">/rest/catalogo/provincias</text:span></text:p>
          </table:table-cell>
        </table:table-row>
      </table:table>
      <text:p text:style-name="P257"/>
      <text:h text:style-name="P326" text:outline-level="3"><text:bookmark-start text:name="__RefHeading___Toc6333_1878677911"/><text:soft-page-break/>provinciasCA<text:bookmark-end text:name="__RefHeading___Toc6333_1878677911"/></text:h>
      <text:p text:style-name="P257"/>
      <table:table table:name="Taula17" table:style-name="Taula17">
        <table:table-column table:style-name="Taula17.A"/>
        <table:table-row table:style-name="Taula17.1">
          <table:table-cell table:style-name="Taula17.A1" office:value-type="string">
            <text:p text:style-name="P222">Prototipus:</text:p>
          </table:table-cell>
        </table:table-row>
        <table:table-row table:style-name="Taula17.1">
          <table:table-cell table:style-name="Taula17.A2" office:value-type="string">
            <text:p text:style-name="P174"><text:span text:style-name="T69">public </text:span><text:span text:style-name="T150">@ResponseBody </text:span><text:span text:style-name="T154">ResponseEntity&lt;List&lt;CodigoValor&gt;&gt; provinciasCA(</text:span><text:span text:style-name="T149">@RequestParam </text:span><text:span text:style-name="T154">Long id,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7.1">
          <table:table-cell table:style-name="Taula17.A3" office:value-type="string">
            <text:p text:style-name="P222">Descripció:</text:p>
          </table:table-cell>
        </table:table-row>
        <table:table-row table:style-name="Taula17.1">
          <table:table-cell table:style-name="Taula17.A10" office:value-type="string">
            <text:p text:style-name="P235"><text:tab/>Aquest servei permet obtenir totes les provincies de la comunitat autònoma indicada per paràmetre.</text:p>
          </table:table-cell>
        </table:table-row>
        <table:table-row table:style-name="Taula17.1">
          <table:table-cell table:style-name="Taula17.A3" office:value-type="string">
            <text:p text:style-name="P222">Paràmetres:</text:p>
          </table:table-cell>
        </table:table-row>
        <table:table-row table:style-name="Taula17.1">
          <table:table-cell table:style-name="Taula17.A10" office:value-type="string">
            <text:list xml:id="list103730156433757" text:continue-list="list103729878404550" text:style-name="L36">
              <text:list-header>
                <text:p text:style-name="P422"/>
              </text:list-header>
              <text:list-item>
                <text:p text:style-name="P422"><text:span text:style-name="T2">Long id</text:span>: codi de la comunitat autònoma</text:p>
              </text:list-item>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p text:style-name="P426"/>
                  </text:list-item>
                </text:list>
              </text:list-item>
            </text:list>
          </table:table-cell>
        </table:table-row>
        <table:table-row table:style-name="Taula17.7">
          <table:table-cell table:style-name="Taula17.A7" office:value-type="string">
            <text:p text:style-name="P222">Resposta:</text:p>
          </table:table-cell>
        </table:table-row>
        <table:table-row table:style-name="Taula17.1">
          <table:table-cell table:style-name="Taula17.A10" office:value-type="string">
            <text:list xml:id="list3877940327" text:style-name="L56">
              <text:list-item>
                <text:p text:style-name="P481"><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6">Status 204 : sense contingut</text:p>
              </text:list-item>
            </text:list>
          </table:table-cell>
        </table:table-row>
        <table:table-row table:style-name="Taula17.1">
          <table:table-cell table:style-name="Taula17.A9" office:value-type="string">
            <text:p text:style-name="P223">RequestMapping:</text:p>
          </table:table-cell>
        </table:table-row>
        <table:table-row table:style-name="Taula17.1">
          <table:table-cell table:style-name="Taula17.A10" office:value-type="string">
            <text:p text:style-name="P256">[urlServidor]<text:span text:style-name="T130">/rest/catalogo/provincias/comunidadAutonoma</text:span></text:p>
          </table:table-cell>
        </table:table-row>
      </table:table>
      <text:p text:style-name="P256"/>
      <text:h text:style-name="P326" text:outline-level="3"><text:bookmark-start text:name="__RefHeading___Toc6335_1878677911"/>localidades<text:bookmark-end text:name="__RefHeading___Toc6335_1878677911"/></text:h>
      <text:p text:style-name="P257"/>
      <table:table table:name="Taula18" table:style-name="Taula18">
        <table:table-column table:style-name="Taula18.A"/>
        <table:table-row table:style-name="Taula18.1">
          <table:table-cell table:style-name="Taula18.A1" office:value-type="string">
            <text:p text:style-name="P222">Prototipus:</text:p>
          </table:table-cell>
        </table:table-row>
        <table:table-row table:style-name="Taula18.1">
          <table:table-cell table:style-name="Taula18.A2" office:value-type="string">
            <text:p text:style-name="P174"><text:span text:style-name="T69">public </text:span><text:span text:style-name="T150">@ResponseBody </text:span><text:span text:style-name="T154">ResponseEntity&lt;List&lt;CodigoValor&gt;&gt; localidades(</text:span><text:span text:style-name="T149">@RequestParam </text:span><text:span text:style-name="T154">Long codigoProvincia, String codigoEntidadGeografica,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8.1">
          <table:table-cell table:style-name="Taula18.A3" office:value-type="string">
            <text:p text:style-name="P222">Descripció:</text:p>
          </table:table-cell>
        </table:table-row>
        <table:table-row table:style-name="Taula18.1">
          <table:table-cell table:style-name="Taula18.A10" office:value-type="string">
            <text:p text:style-name="P235"><text:tab/>Aquest servei permet obtenir totes les localitats d'una provincia i d'una entitat geogràfica especificades.</text:p>
          </table:table-cell>
        </table:table-row>
        <table:table-row table:style-name="Taula18.1">
          <table:table-cell table:style-name="Taula18.A3" office:value-type="string">
            <text:p text:style-name="P222">Paràmetres:</text:p>
          </table:table-cell>
        </table:table-row>
        <text:soft-page-break/>
        <table:table-row table:style-name="Taula18.1">
          <table:table-cell table:style-name="Taula18.A10" office:value-type="string">
            <text:list xml:id="list103729262321949" text:continue-list="list103730156433757" text:style-name="L36">
              <text:list-header>
                <text:p text:style-name="P422"/>
              </text:list-header>
              <text:list-item>
                <text:p text:style-name="P422"><text:span text:style-name="T2">Long codigoProvincia</text:span>: codi de la provincia</text:p>
              </text:list-item>
              <text:list-item>
                <text:p text:style-name="P422"><text:span text:style-name="T2">String codigoEntidadGeografica</text:span>: codi de l'entitat geogràfica.</text:p>
              </text:list-item>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p text:style-name="P426"/>
                  </text:list-item>
                </text:list>
              </text:list-item>
            </text:list>
          </table:table-cell>
        </table:table-row>
        <table:table-row table:style-name="Taula18.7">
          <table:table-cell table:style-name="Taula18.A7" office:value-type="string">
            <text:p text:style-name="P222">Resposta:</text:p>
          </table:table-cell>
        </table:table-row>
        <table:table-row table:style-name="Taula18.1">
          <table:table-cell table:style-name="Taula18.A10" office:value-type="string">
            <text:list xml:id="list2154567926" text:style-name="L57">
              <text:list-item>
                <text:p text:style-name="P482"><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7">Status 204 : sense contingut</text:p>
              </text:list-item>
            </text:list>
          </table:table-cell>
        </table:table-row>
        <table:table-row table:style-name="Taula18.1">
          <table:table-cell table:style-name="Taula18.A9" office:value-type="string">
            <text:p text:style-name="P223">RequestMapping:</text:p>
          </table:table-cell>
        </table:table-row>
        <table:table-row table:style-name="Taula18.1">
          <table:table-cell table:style-name="Taula18.A10" office:value-type="string">
            <text:p text:style-name="P256">[urlServidor]<text:span text:style-name="T130">/rest/catalogo/localidades/provincia/entidadGeografica</text:span></text:p>
          </table:table-cell>
        </table:table-row>
      </table:table>
      <text:p text:style-name="P257"/>
      <text:h text:style-name="P326" text:outline-level="3"><text:bookmark-start text:name="__RefHeading___Toc6337_1878677911"/>nivelesAdministracion<text:bookmark-end text:name="__RefHeading___Toc6337_1878677911"/></text:h>
      <text:p text:style-name="P257"/>
      <table:table table:name="Taula19" table:style-name="Taula19">
        <table:table-column table:style-name="Taula19.A"/>
        <table:table-row table:style-name="Taula19.1">
          <table:table-cell table:style-name="Taula19.A1" office:value-type="string">
            <text:p text:style-name="P222">Prototipus:</text:p>
          </table:table-cell>
        </table:table-row>
        <table:table-row table:style-name="Taula19.1">
          <table:table-cell table:style-name="Taula19.A2" office:value-type="string">
            <text:p text:style-name="P174"><text:span text:style-name="T69">public </text:span><text:span text:style-name="T150">@ResponseBody </text:span><text:span text:style-name="T154">ResponseEntity&lt;List&lt;CodigoValor&gt;&gt; nivelesAdministracion(</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9.1">
          <table:table-cell table:style-name="Taula19.A3" office:value-type="string">
            <text:p text:style-name="P222">Descripció:</text:p>
          </table:table-cell>
        </table:table-row>
        <table:table-row table:style-name="Taula19.1">
          <table:table-cell table:style-name="Taula19.A10" office:value-type="string">
            <text:p text:style-name="P235"><text:tab/>Aquest servei permet obtenir els nivells d'administració <text:span text:style-name="T309">del catàleg</text:span></text:p>
          </table:table-cell>
        </table:table-row>
        <table:table-row table:style-name="Taula19.1">
          <table:table-cell table:style-name="Taula19.A3" office:value-type="string">
            <text:p text:style-name="P222">Paràmetres:</text:p>
          </table:table-cell>
        </table:table-row>
        <table:table-row table:style-name="Taula19.1">
          <table:table-cell table:style-name="Taula19.A10" office:value-type="string">
            <text:list xml:id="list103729059432945" text:continue-list="list103729262321949"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19.7">
          <table:table-cell table:style-name="Taula19.A7" office:value-type="string">
            <text:p text:style-name="P222">Resposta:</text:p>
          </table:table-cell>
        </table:table-row>
        <table:table-row table:style-name="Taula19.1">
          <table:table-cell table:style-name="Taula19.A10" office:value-type="string">
            <text:list xml:id="list2826208324" text:style-name="L58">
              <text:list-item>
                <text:p text:style-name="P483"><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8">Status 204 : sense contingut</text:p>
              </text:list-item>
            </text:list>
          </table:table-cell>
        </table:table-row>
        <table:table-row table:style-name="Taula19.1">
          <table:table-cell table:style-name="Taula19.A9" office:value-type="string">
            <text:p text:style-name="P223">RequestMapping:</text:p>
          </table:table-cell>
        </table:table-row>
        <table:table-row table:style-name="Taula19.1">
          <table:table-cell table:style-name="Taula19.A10" office:value-type="string">
            <text:p text:style-name="P256">[urlServidor]<text:span text:style-name="T130">/rest/catalogo/nivelesAdministracion</text:span></text:p>
          </table:table-cell>
        </table:table-row>
      </table:table>
      <text:p text:style-name="P256"/>
      <text:p text:style-name="P257"/>
      <text:h text:style-name="P317" text:outline-level="3"><text:bookmark-start text:name="__RefHeading___Toc39325_1572112135"/><text:soft-page-break/>estados<text:bookmark-end text:name="__RefHeading___Toc39325_1572112135"/></text:h>
      <text:p text:style-name="P257"/>
      <table:table table:name="Taula20" table:style-name="Taula20">
        <table:table-column table:style-name="Taula20.A"/>
        <table:table-row table:style-name="Taula20.1">
          <table:table-cell table:style-name="Taula20.A1" office:value-type="string">
            <text:p text:style-name="P222">Prototipus:</text:p>
          </table:table-cell>
        </table:table-row>
        <table:table-row table:style-name="Taula20.1">
          <table:table-cell table:style-name="Taula20.A2" office:value-type="string">
            <text:p text:style-name="P174"><text:span text:style-name="T69">public </text:span><text:span text:style-name="T150">@ResponseBody </text:span><text:span text:style-name="T154">ResponseEntity&lt;List&lt;CodigoValor&gt;&gt; </text:span><text:span text:style-name="T160">estadosEntidad</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0.1">
          <table:table-cell table:style-name="Taula20.A3" office:value-type="string">
            <text:p text:style-name="P222">Descripció:</text:p>
          </table:table-cell>
        </table:table-row>
        <table:table-row table:style-name="Taula20.1">
          <table:table-cell table:style-name="Taula20.A10" office:value-type="string">
            <text:p text:style-name="P235"><text:tab/>Aquest servei permet obtenir <text:span text:style-name="T310">tots els</text:span> <text:span text:style-name="T197">estats que poden tenir els registres de dir3. Es recorda que un estat també pot tenir un estat associat.</text:span></text:p>
          </table:table-cell>
        </table:table-row>
        <table:table-row table:style-name="Taula20.1">
          <table:table-cell table:style-name="Taula20.A3" office:value-type="string">
            <text:p text:style-name="P222">Paràmetres:</text:p>
          </table:table-cell>
        </table:table-row>
        <table:table-row table:style-name="Taula20.1">
          <table:table-cell table:style-name="Taula20.A10" office:value-type="string">
            <text:list xml:id="list103728710671545" text:continue-list="list103729059432945"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20.7">
          <table:table-cell table:style-name="Taula20.A7" office:value-type="string">
            <text:p text:style-name="P222">Resposta:</text:p>
          </table:table-cell>
        </table:table-row>
        <table:table-row table:style-name="Taula20.1">
          <table:table-cell table:style-name="Taula20.A10" office:value-type="string">
            <text:list xml:id="list1132820764" text:style-name="L59">
              <text:list-item>
                <text:p text:style-name="P484"><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59">Status 204 : sense contingut</text:p>
              </text:list-item>
            </text:list>
          </table:table-cell>
        </table:table-row>
        <table:table-row table:style-name="Taula20.1">
          <table:table-cell table:style-name="Taula20.A9" office:value-type="string">
            <text:p text:style-name="P223">RequestMapping:</text:p>
          </table:table-cell>
        </table:table-row>
        <table:table-row table:style-name="Taula20.1">
          <table:table-cell table:style-name="Taula20.A10" office:value-type="string">
            <text:p text:style-name="P256">[urlServidor]<text:span text:style-name="T130">/rest/catalogo/</text:span><text:span text:style-name="T136">estados</text:span></text:p>
          </table:table-cell>
        </table:table-row>
      </table:table>
      <text:p text:style-name="P256"/>
      <text:p text:style-name="P257"/>
      <text:h text:style-name="P318" text:outline-level="3"><text:bookmark-start text:name="__RefHeading___Toc39327_1572112135"/>tiposvia<text:bookmark-end text:name="__RefHeading___Toc39327_1572112135"/></text:h>
      <text:p text:style-name="P257"/>
      <table:table table:name="Taula21" table:style-name="Taula21">
        <table:table-column table:style-name="Taula21.A"/>
        <table:table-row table:style-name="Taula21.1">
          <table:table-cell table:style-name="Taula21.A1" office:value-type="string">
            <text:p text:style-name="P222">Prototipus:</text:p>
          </table:table-cell>
        </table:table-row>
        <table:table-row table:style-name="Taula21.1">
          <table:table-cell table:style-name="Taula21.A2" office:value-type="string">
            <text:p text:style-name="P174"><text:span text:style-name="T69">public </text:span><text:span text:style-name="T150">@ResponseBody</text:span><text:span text:style-name="T154">ResponseEntity&lt;List&lt;CodigoValor&gt;&gt; </text:span><text:span text:style-name="T161">tiposVi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1.1">
          <table:table-cell table:style-name="Taula21.A3" office:value-type="string">
            <text:p text:style-name="P222">Descripció:</text:p>
          </table:table-cell>
        </table:table-row>
        <table:table-row table:style-name="Taula21.1">
          <table:table-cell table:style-name="Taula21.A10" office:value-type="string">
            <text:p text:style-name="P235"><text:tab/>Aquest servei permet obtenir <text:span text:style-name="T310">tots els</text:span> <text:span text:style-name="T198">tipus de via.</text:span></text:p>
          </table:table-cell>
        </table:table-row>
        <table:table-row table:style-name="Taula21.1">
          <table:table-cell table:style-name="Taula21.A3" office:value-type="string">
            <text:p text:style-name="P222">Paràmetres:</text:p>
          </table:table-cell>
        </table:table-row>
        <table:table-row table:style-name="Taula21.1">
          <table:table-cell table:style-name="Taula21.A10" office:value-type="string">
            <text:list xml:id="list103728314619695" text:continue-list="list103728710671545"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21.7">
          <table:table-cell table:style-name="Taula21.A7" office:value-type="string">
            <text:p text:style-name="P222">Resposta:</text:p>
          </table:table-cell>
        </table:table-row>
        <text:soft-page-break/>
        <table:table-row table:style-name="Taula21.1">
          <table:table-cell table:style-name="Taula21.A10" office:value-type="string">
            <text:list xml:id="list4074891222" text:style-name="L60">
              <text:list-item>
                <text:p text:style-name="P485"><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460">Status 204 : sense contingut</text:p>
              </text:list-item>
            </text:list>
          </table:table-cell>
        </table:table-row>
        <table:table-row table:style-name="Taula21.1">
          <table:table-cell table:style-name="Taula21.A9" office:value-type="string">
            <text:p text:style-name="P223">RequestMapping:</text:p>
          </table:table-cell>
        </table:table-row>
        <table:table-row table:style-name="Taula21.1">
          <table:table-cell table:style-name="Taula21.A10" office:value-type="string">
            <text:p text:style-name="P256">[urlServidor]<text:span text:style-name="T130">/rest/catalogo/</text:span><text:span text:style-name="T137">tiposvia</text:span></text:p>
          </table:table-cell>
        </table:table-row>
      </table:table>
      <text:p text:style-name="P256"/>
      <text:h text:style-name="P318" text:outline-level="3"><text:bookmark-start text:name="__RefHeading___Toc39329_1572112135"/>paises<text:bookmark-end text:name="__RefHeading___Toc39329_1572112135"/></text:h>
      <text:p text:style-name="P257"/>
      <table:table table:name="Taula22" table:style-name="Taula22">
        <table:table-column table:style-name="Taula22.A"/>
        <table:table-row table:style-name="Taula22.1">
          <table:table-cell table:style-name="Taula22.A1" office:value-type="string">
            <text:p text:style-name="P222">Prototipus:</text:p>
          </table:table-cell>
        </table:table-row>
        <table:table-row table:style-name="Taula22.1">
          <table:table-cell table:style-name="Taula22.A2" office:value-type="string">
            <text:p text:style-name="P174"><text:span text:style-name="T69">public </text:span><text:span text:style-name="T150">@ResponseBody </text:span><text:span text:style-name="T154">ResponseEntity&lt;List&lt;</text:span><text:span text:style-name="T162">PaisJson</text:span><text:span text:style-name="T154">&gt;&gt; </text:span><text:span text:style-name="T161">paises</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2.1">
          <table:table-cell table:style-name="Taula22.A3" office:value-type="string">
            <text:p text:style-name="P222">Descripció:</text:p>
          </table:table-cell>
        </table:table-row>
        <table:table-row table:style-name="Taula22.1">
          <table:table-cell table:style-name="Taula22.A10" office:value-type="string">
            <text:p text:style-name="P235"><text:tab/>Aquest servei permet obtenir <text:span text:style-name="T310">tots els</text:span> <text:span text:style-name="T198">països</text:span></text:p>
          </table:table-cell>
        </table:table-row>
        <table:table-row table:style-name="Taula22.1">
          <table:table-cell table:style-name="Taula22.A3" office:value-type="string">
            <text:p text:style-name="P222">Paràmetres:</text:p>
          </table:table-cell>
        </table:table-row>
        <table:table-row table:style-name="Taula22.1">
          <table:table-cell table:style-name="Taula22.A10" office:value-type="string">
            <text:list xml:id="list103728818623639" text:continue-list="list103728314619695" text:style-name="L36">
              <text:list-item>
                <text:p text:style-name="P431"><text:span text:style-name="T2">String estado</text:span>: filtre per codi de l’estat. Si no s’indica, retorna <text:span text:style-name="T196">tots els</text:span> registres. Valors possibles:</text:p>
                <text:list>
                  <text:list-item>
                    <text:p text:style-name="P426">“A” : anul·lats</text:p>
                  </text:list-item>
                  <text:list-item>
                    <text:p text:style-name="P426">“E” : extingits</text:p>
                  </text:list-item>
                  <text:list-item>
                    <text:p text:style-name="P426">“V” : vigents</text:p>
                  </text:list-item>
                  <text:list-item>
                    <text:p text:style-name="P426">“” <text:s text:c="2"/>: <text:span text:style-name="T308">tots</text:span> </text:p>
                  </text:list-item>
                </text:list>
              </text:list-item>
            </text:list>
          </table:table-cell>
        </table:table-row>
        <table:table-row table:style-name="Taula22.7">
          <table:table-cell table:style-name="Taula22.A7" office:value-type="string">
            <text:p text:style-name="P222">Resposta:</text:p>
          </table:table-cell>
        </table:table-row>
        <table:table-row table:style-name="Taula22.1">
          <table:table-cell table:style-name="Taula22.A10" office:value-type="string">
            <text:list xml:id="list1558071616" text:style-name="L61">
              <text:list-item>
                <text:p text:style-name="P486"><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461">Status 204 : sense contingut</text:p>
              </text:list-item>
            </text:list>
          </table:table-cell>
        </table:table-row>
        <table:table-row table:style-name="Taula22.1">
          <table:table-cell table:style-name="Taula22.A9" office:value-type="string">
            <text:p text:style-name="P223">RequestMapping:</text:p>
          </table:table-cell>
        </table:table-row>
        <table:table-row table:style-name="Taula22.1">
          <table:table-cell table:style-name="Taula22.A10" office:value-type="string">
            <text:p text:style-name="P256">[urlServidor]<text:span text:style-name="T130">/rest/catalogo/</text:span><text:span text:style-name="T137">paises</text:span></text:p>
          </table:table-cell>
        </table:table-row>
      </table:table>
      <text:p text:style-name="P256"/>
      <text:p text:style-name="P257"/>
      <text:h text:style-name="P319" text:outline-level="3"><text:bookmark-start text:name="__RefHeading___Toc39331_1572112135"/>getVersion<text:bookmark-end text:name="__RefHeading___Toc39331_1572112135"/></text:h>
      <text:p text:style-name="P257"/>
      <table:table table:name="Taula23" table:style-name="Taula23">
        <table:table-column table:style-name="Taula23.A"/>
        <table:table-row table:style-name="Taula23.1">
          <table:table-cell table:style-name="Taula23.A1" office:value-type="string">
            <text:p text:style-name="P222">Prototipus:</text:p>
          </table:table-cell>
        </table:table-row>
        <table:table-row table:style-name="Taula23.1">
          <table:table-cell table:style-name="Taula23.A2" office:value-type="string">
            <text:p text:style-name="P174"><text:span text:style-name="T69">public </text:span><text:span text:style-name="T150">@ResponseBody </text:span><text:span text:style-name="T154">ResponseEntity&lt;</text:span><text:span text:style-name="T163">String</text:span><text:span text:style-name="T154">&gt; </text:span><text:span text:style-name="T165">getVersion (</text:span><text:span text:style-name="T154">) </text:span><text:span text:style-name="T68">throws </text:span><text:span text:style-name="T156">Exception;</text:span></text:p>
          </table:table-cell>
        </table:table-row>
        <table:table-row table:style-name="Taula23.1">
          <table:table-cell table:style-name="Taula23.A3" office:value-type="string">
            <text:p text:style-name="P222">Descripció:</text:p>
          </table:table-cell>
        </table:table-row>
        <table:table-row table:style-name="Taula23.1">
          <table:table-cell table:style-name="Taula23.A8" office:value-type="string">
            <text:p text:style-name="P235"><text:tab/>Aquest s<text:span text:style-name="T311">ervei retorna la versió de Dir3Caib</text:span></text:p>
          </table:table-cell>
        </table:table-row>
        <table:table-row table:style-name="Taula23.5">
          <table:table-cell table:style-name="Taula23.A5" office:value-type="string">
            <text:p text:style-name="P222">Resposta:</text:p>
          </table:table-cell>
        </table:table-row>
        <table:table-row table:style-name="Taula23.1">
          <table:table-cell table:style-name="Taula23.A8" office:value-type="string">
            <text:list xml:id="list3175696900" text:style-name="L62">
              <text:list-item>
                <text:p text:style-name="P487"><text:span text:style-name="T101">Status 200 : </text:span><text:span text:style-name="T103">S</text:span><text:span text:style-name="T102">tring amb la versió de Dir3Caib</text:span></text:p>
              </text:list-item>
              <text:list-item>
                <text:p text:style-name="P462">Status 204 : sense contingut</text:p>
              </text:list-item>
            </text:list>
          </table:table-cell>
        </table:table-row>
        <table:table-row table:style-name="Taula23.1">
          <table:table-cell table:style-name="Taula23.A7" office:value-type="string">
            <text:p text:style-name="P223">RequestMapping:</text:p>
          </table:table-cell>
        </table:table-row>
        <text:soft-page-break/>
        <table:table-row table:style-name="Taula23.1">
          <table:table-cell table:style-name="Taula23.A8" office:value-type="string">
            <text:p text:style-name="P256">[urlServidor]<text:span text:style-name="T130">/rest/</text:span><text:span text:style-name="T131">v</text:span><text:span text:style-name="T138">ersion</text:span></text:p>
          </table:table-cell>
        </table:table-row>
      </table:table>
      <text:p text:style-name="P256"/>
      <text:p text:style-name="P257"/>
      <text:h text:style-name="P319" text:outline-level="3"><text:bookmark-start text:name="__RefHeading___Toc39333_1572112135"/><text:s/><text:span text:style-name="T312">Obtener fecha última actualización</text:span><text:bookmark-end text:name="__RefHeading___Toc39333_1572112135"/></text:h>
      <text:p text:style-name="P257"/>
      <table:table table:name="Taula24" table:style-name="Taula24">
        <table:table-column table:style-name="Taula24.A"/>
        <table:table-row table:style-name="Taula24.1">
          <table:table-cell table:style-name="Taula24.A1" office:value-type="string">
            <text:p text:style-name="P222">Prototipus:</text:p>
          </table:table-cell>
        </table:table-row>
        <table:table-row table:style-name="Taula24.1">
          <table:table-cell table:style-name="Taula24.A2" office:value-type="string">
            <text:p text:style-name="P174"><text:span text:style-name="T69">public </text:span><text:span text:style-name="T150">@ResponseBody </text:span><text:span text:style-name="T154">ResponseEntity&lt;</text:span><text:span text:style-name="T164">Date</text:span><text:span text:style-name="T154">&gt; </text:span><text:span text:style-name="T166">obtenerFechaUltimaActualizacion</text:span><text:span text:style-name="T165">(</text:span><text:span text:style-name="T154">) </text:span><text:span text:style-name="T68">throws </text:span><text:span text:style-name="T156">Exception;</text:span></text:p>
          </table:table-cell>
        </table:table-row>
        <table:table-row table:style-name="Taula24.1">
          <table:table-cell table:style-name="Taula24.A3" office:value-type="string">
            <text:p text:style-name="P222">Descripció:</text:p>
          </table:table-cell>
        </table:table-row>
        <table:table-row table:style-name="Taula24.1">
          <table:table-cell table:style-name="Taula24.A8" office:value-type="string">
            <text:p text:style-name="P235"><text:tab/>Aquest s<text:span text:style-name="T311">ervei retorna la </text:span><text:span text:style-name="T199">data de la darrera actualització / sincronització</text:span></text:p>
          </table:table-cell>
        </table:table-row>
        <table:table-row table:style-name="Taula24.5">
          <table:table-cell table:style-name="Taula24.A5" office:value-type="string">
            <text:p text:style-name="P222">Resposta:</text:p>
          </table:table-cell>
        </table:table-row>
        <table:table-row table:style-name="Taula24.1">
          <table:table-cell table:style-name="Taula24.A8" office:value-type="string">
            <text:list xml:id="list103729889161438" text:continue-numbering="true" text:style-name="L62">
              <text:list-item>
                <text:p text:style-name="P487"><text:span text:style-name="T101">Status 200 : </text:span><text:span text:style-name="T102">String amb la </text:span><text:span text:style-name="T180">data de la darrera actualització/sincronització</text:span><text:span text:style-name="T102"> de Dir3Caib</text:span></text:p>
              </text:list-item>
              <text:list-item>
                <text:p text:style-name="P462">Status 204 : sense contingut</text:p>
              </text:list-item>
            </text:list>
          </table:table-cell>
        </table:table-row>
        <table:table-row table:style-name="Taula24.1">
          <table:table-cell table:style-name="Taula24.A7" office:value-type="string">
            <text:p text:style-name="P223">RequestMapping:</text:p>
          </table:table-cell>
        </table:table-row>
        <table:table-row table:style-name="Taula24.1">
          <table:table-cell table:style-name="Taula24.A8" office:value-type="string">
            <text:p text:style-name="P256">[urlServidor]<text:span text:style-name="T130">/rest/</text:span><text:span text:style-name="T139">sincronizacion/fechaUltimaActualizacion</text:span></text:p>
          </table:table-cell>
        </table:table-row>
      </table:table>
      <text:p text:style-name="P256"/>
      <text:p text:style-name="P257"/>
      <text:h text:style-name="P320" text:outline-level="3"><text:bookmark-start text:name="__RefHeading___Toc39335_1572112135"/>obtenerArbolOficinas<text:bookmark-end text:name="__RefHeading___Toc39335_1572112135"/></text:h>
      <text:p text:style-name="P257"/>
      <table:table table:name="Taula25" table:style-name="Taula25">
        <table:table-column table:style-name="Taula25.A"/>
        <table:table-row table:style-name="Taula25.1">
          <table:table-cell table:style-name="Taula25.A1" office:value-type="string">
            <text:p text:style-name="P222">Prototipus:</text:p>
          </table:table-cell>
        </table:table-row>
        <table:table-row table:style-name="Taula25.1">
          <table:table-cell table:style-name="Taula25.A2" office:value-type="string">
            <text:p text:style-name="P174"><text:span text:style-name="T69">public </text:span><text:span text:style-name="T150">@ResponseBody </text:span><text:span text:style-name="T154">ResponseEntity&lt;</text:span><text:span text:style-name="T164">List&lt;OficinaRest&gt;</text:span><text:span text:style-name="T154">&gt; </text:span><text:span text:style-name="T166">obtenerArbolOficinas</text:span><text:span text:style-name="T165">(</text:span><text:span text:style-name="T120">@RequestPara</text:span><text:span text:style-name="T124">m</text:span><text:span text:style-name="T120"> </text:span><text:span text:style-name="T121">String</text:span><text:span text:style-name="T120"> </text:span><text:span text:style-name="T124">codigo, </text:span><text:span text:style-name="T120">@RequestParam </text:span><text:span text:style-name="T124">@DateTimeFormat(iso = DateTimeFormat.ISO.DATE)</text:span><text:span text:style-name="T120"> </text:span><text:span text:style-name="T124">Date</text:span><text:span text:style-name="T120"> </text:span><text:span text:style-name="T124">fechaActualizacion, </text:span><text:span text:style-name="T120">@RequestParam </text:span><text:span text:style-name="T124">@DateTimeFormat(iso = DateTimeFormat.ISO.DATE)</text:span><text:span text:style-name="T120"> </text:span><text:span text:style-name="T124">Date</text:span><text:span text:style-name="T120"> </text:span><text:span text:style-name="T124">fechaSincronizacion, </text:span><text:span text:style-name="T120">@RequestParam</text:span><text:span text:style-name="T124">(defaultValue = ”false”)</text:span><text:span text:style-name="T120"> </text:span><text:span text:style-name="T124">boolean denominacionCooficial</text:span><text:span text:style-name="T154">) </text:span><text:span text:style-name="T68">throws </text:span><text:span text:style-name="T156">Exception;</text:span></text:p>
          </table:table-cell>
        </table:table-row>
        <table:table-row table:style-name="Taula25.1">
          <table:table-cell table:style-name="Taula25.A3" office:value-type="string">
            <text:p text:style-name="P222">Descripció:</text:p>
          </table:table-cell>
        </table:table-row>
        <table:table-row table:style-name="Taula25.1">
          <table:table-cell table:style-name="Taula25.A8" office:value-type="string">
            <text:p text:style-name="P235"><text:tab/><text:span text:style-name="T233">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22"><text:span text:style-name="T313">Paràmetres</text:span>:</text:p>
          </table:table-cell>
        </table:table-row>
        <table:table-row table:style-name="Taula25.1">
          <table:table-cell table:style-name="Taula25.A8" office:value-type="string">
            <text:list xml:id="list1558952460" text:style-name="L63">
              <text:list-item>
                <text:p text:style-name="P350"><text:span text:style-name="T2">String codigo</text:span>: codi de la unitat</text:p>
              </text:list-item>
              <text:list-item>
                <text:p text:style-name="P350"><text:span text:style-name="T2">Date fechaActualizacion</text:span>: data de la darrera actualització.</text:p>
              </text:list-item>
              <text:list-item>
                <text:p text:style-name="P350"><text:span text:style-name="T2">Date fechaSincronizacion</text:span>: data en la que es va fer la primera sincronització.</text:p>
              </text:list-item>
              <text:list-item>
                <text:p text:style-name="P400"><text:span text:style-name="T2">Boolean denominacionCooficial</text:span>: booleà que indica si volem que es retorni la denominació cooficial si existeix.</text:p>
              </text:list-item>
            </text:list>
          </table:table-cell>
        </table:table-row>
        <text:soft-page-break/>
        <table:table-row table:style-name="Taula25.5">
          <table:table-cell table:style-name="Taula25.A7" office:value-type="string">
            <text:p text:style-name="P222">Resposta:</text:p>
          </table:table-cell>
        </table:table-row>
        <table:table-row table:style-name="Taula25.1">
          <table:table-cell table:style-name="Taula25.A8" office:value-type="string">
            <text:list xml:id="list103729991786332" text:continue-list="list103729889161438" text:style-name="L62">
              <text:list-item>
                <text:p text:style-name="P488"><text:span text:style-name="T101">Status 200 : <text:s/></text:span><text:span text:style-name="T181">Llista d’objectes &lt;</text:span><text:a xlink:type="simple" xlink:href="#5.2.6.OficinaRest|outline" text:style-name="Internet_20_link" text:visited-style-name="Visited_20_Internet_20_Link"><text:span text:style-name="T190">OficinaRest</text:span></text:a><text:span text:style-name="T181">&gt;</text:span></text:p>
              </text:list-item>
              <text:list-item>
                <text:p text:style-name="P462">Status 204 : sense contingut</text:p>
              </text:list-item>
            </text:list>
          </table:table-cell>
        </table:table-row>
        <table:table-row table:style-name="Taula25.1">
          <table:table-cell table:style-name="Taula25.A9" office:value-type="string">
            <text:p text:style-name="P223">RequestMapping:</text:p>
          </table:table-cell>
        </table:table-row>
        <table:table-row table:style-name="Taula25.1">
          <table:table-cell table:style-name="Taula25.A10" office:value-type="string">
            <text:p text:style-name="P256">[urlServidor]<text:span text:style-name="T130">/rest/</text:span><text:span text:style-name="T140">oficinas/obtenerArbolOficinas</text:span></text:p>
          </table:table-cell>
        </table:table-row>
      </table:table>
      <text:p text:style-name="P256"/>
      <text:p text:style-name="P257"/>
      <text:h text:style-name="P321" text:outline-level="3"><text:bookmark-start text:name="__RefHeading___Toc39337_1572112135"/>obtenerOficinasSIRUnidad<text:bookmark-end text:name="__RefHeading___Toc39337_1572112135"/></text:h>
      <text:p text:style-name="P184"/>
      <table:table table:name="Taula26" table:style-name="Taula26">
        <table:table-column table:style-name="Taula26.A"/>
        <table:table-row table:style-name="Taula26.1">
          <table:table-cell table:style-name="Taula26.A1" office:value-type="string">
            <text:p text:style-name="P209">Prototipus:</text:p>
          </table:table-cell>
        </table:table-row>
        <table:table-row table:style-name="Taula26.1">
          <table:table-cell table:style-name="Taula26.A2" office:value-type="string">
            <text:p text:style-name="P194"><text:span text:style-name="T47">public</text:span><text:span text:style-name="T40"> </text:span><text:span text:style-name="T289">@ResponseBody</text:span><text:span text:style-name="T40"> ResponseEntity&lt;List&lt;OficinaRest&gt;&gt; obtenerOficinasSIR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09">Descripció:</text:p>
          </table:table-cell>
        </table:table-row>
        <table:table-row table:style-name="Taula26.1">
          <table:table-cell table:style-name="Taula26.A10"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09">Paràmetres:</text:p>
          </table:table-cell>
        </table:table-row>
        <table:table-row table:style-name="Taula26.1">
          <table:table-cell table:style-name="Taula26.A10" office:value-type="string">
            <text:list xml:id="list1935909664" text:style-name="L64">
              <text:list-item>
                <text:p text:style-name="P351"><text:span text:style-name="T2">String </text:span><text:span text:style-name="T201">codigo</text:span>: codi de la unitat</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09">Resposta:</text:p>
          </table:table-cell>
        </table:table-row>
        <table:table-row table:style-name="Taula26.1">
          <table:table-cell table:style-name="Taula26.A10" office:value-type="string">
            <text:list xml:id="list3663506244" text:style-name="L65">
              <text:list-item>
                <text:p text:style-name="P352"><text:span text:style-name="T77">Status 200 : </text:span><text:span text:style-name="T75">Llista </text:span><text:span text:style-name="T208">d’elements de tipus </text:span><text:a xlink:type="simple" xlink:href="#5.2.6.OficinaRest|outline" text:style-name="Internet_20_link" text:visited-style-name="Visited_20_Internet_20_Link"><text:span text:style-name="T208">OficinaRest</text:span></text:a></text:p>
              </text:list-item>
              <text:list-item>
                <text:p text:style-name="P402">Status 204 : sense contingut</text:p>
              </text:list-item>
            </text:list>
          </table:table-cell>
        </table:table-row>
        <table:table-row table:style-name="Taula26.1">
          <table:table-cell table:style-name="Taula26.A10" office:value-type="string">
            <text:p text:style-name="P223">RequestMapping:</text:p>
          </table:table-cell>
        </table:table-row>
        <table:table-row table:style-name="Taula26.1">
          <table:table-cell table:style-name="Taula26.A10" office:value-type="string">
            <text:p text:style-name="P256">[urlServidor]<text:span text:style-name="T130">/rest/</text:span><text:span text:style-name="T140">oficinas/obtenerOficinas</text:span><text:span text:style-name="T141">SIRUnidad</text:span></text:p>
          </table:table-cell>
        </table:table-row>
      </table:table>
      <text:p text:style-name="P183"/>
      <text:p text:style-name="P183"/>
      <text:h text:style-name="P321" text:outline-level="3"><text:bookmark-start text:name="__RefHeading___Toc39339_1572112135"/>obtenerOficina<text:bookmark-end text:name="__RefHeading___Toc39339_1572112135"/></text:h>
      <text:p text:style-name="P256"/>
      <table:table table:name="Taula27" table:style-name="Taula27">
        <table:table-column table:style-name="Taula27.A"/>
        <table:table-row table:style-name="Taula27.1">
          <table:table-cell table:style-name="Taula27.A1" office:value-type="string">
            <text:p text:style-name="P209">Prototipus:</text:p>
          </table:table-cell>
        </table:table-row>
        <table:table-row table:style-name="Taula27.1">
          <table:table-cell table:style-name="Taula27.A2" office:value-type="string">
            <text:p text:style-name="P194"><text:span text:style-name="T47">public</text:span><text:span text:style-name="T40"> </text:span><text:span text:style-name="T289">@ResponseBody</text:span><text:span text:style-name="T40"> ResponseEntity&lt;OficinaRest&gt; obtenerOficina(</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09">Descripció:</text:p>
          </table:table-cell>
        </table:table-row>
        <table:table-row table:style-name="Taula27.1">
          <table:table-cell table:style-name="Taula27.A10"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09">Paràmetres:</text:p>
          </table:table-cell>
        </table:table-row>
        <text:soft-page-break/>
        <table:table-row table:style-name="Taula27.1">
          <table:table-cell table:style-name="Taula27.A10" office:value-type="string">
            <text:list xml:id="list103730009404624" text:continue-list="list1935909664" text:style-name="L64">
              <text:list-item>
                <text:p text:style-name="P351"><text:span text:style-name="T2">String </text:span><text:span text:style-name="T201">codigo</text:span>: codi de la <text:span text:style-name="T203">oficina</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09">Resposta:</text:p>
          </table:table-cell>
        </table:table-row>
        <table:table-row table:style-name="Taula27.1">
          <table:table-cell table:style-name="Taula27.A10" office:value-type="string">
            <text:list xml:id="list3518037006" text:style-name="L66">
              <text:list-item>
                <text:p text:style-name="P353"><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03">Status 204 : sense contingut</text:p>
              </text:list-item>
            </text:list>
          </table:table-cell>
        </table:table-row>
        <table:table-row table:style-name="Taula27.1">
          <table:table-cell table:style-name="Taula27.A10" office:value-type="string">
            <text:p text:style-name="P223">RequestMapping:</text:p>
          </table:table-cell>
        </table:table-row>
        <table:table-row table:style-name="Taula27.1">
          <table:table-cell table:style-name="Taula27.A10" office:value-type="string">
            <text:p text:style-name="P256">[urlServidor]<text:span text:style-name="T130">/rest/</text:span><text:span text:style-name="T140">oficinas/obtenerOficina</text:span></text:p>
          </table:table-cell>
        </table:table-row>
      </table:table>
      <text:p text:style-name="P256"/>
      <text:p text:style-name="P256"/>
      <text:h text:style-name="P321" text:outline-level="3"><text:bookmark-start text:name="__RefHeading___Toc39341_1572112135"/>obtener<text:span text:style-name="T315">ArbolUnidades</text:span><text:bookmark-end text:name="__RefHeading___Toc39341_1572112135"/></text:h>
      <text:p text:style-name="P186"/>
      <table:table table:name="Taula28" table:style-name="Taula28">
        <table:table-column table:style-name="Taula28.A"/>
        <table:table-row table:style-name="Taula28.1">
          <table:table-cell table:style-name="Taula28.A1" office:value-type="string">
            <text:p text:style-name="P209">Prototipus:</text:p>
          </table:table-cell>
        </table:table-row>
        <table:table-row table:style-name="Taula28.1">
          <table:table-cell table:style-name="Taula28.A2" office:value-type="string">
            <text:p text:style-name="P274"><text:span text:style-name="T48">public</text:span><text:span text:style-name="T41"> </text:span><text:span text:style-name="T290">@ResponseBody</text:span><text:span text:style-name="T41"> ResponseEntity&lt;List&lt;UnidadRest&gt;&gt; obtenerArbolUnidades(</text:span><text:span text:style-name="T290">@RequestParam</text:span><text:span text:style-name="T41"> String </text:span><text:span text:style-name="T293">codigo</text:span><text:span text:style-name="T41">,</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09">Descripció:</text:p>
          </table:table-cell>
        </table:table-row>
        <table:table-row table:style-name="Taula28.1">
          <table:table-cell table:style-name="Taula28.A10"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09">Paràmetres:</text:p>
          </table:table-cell>
        </table:table-row>
        <table:table-row table:style-name="Taula28.1">
          <table:table-cell table:style-name="Taula28.A10" office:value-type="string">
            <text:list xml:id="list103729424339836" text:continue-list="list103730009404624" text:style-name="L64">
              <text:list-item>
                <text:p text:style-name="P351"><text:span text:style-name="T2">String </text:span><text:span text:style-name="T201">codigo</text:span>: <text:span text:style-name="T203">codi de la unitat arrel</text:span></text:p>
              </text:list-item>
              <text:list-item>
                <text:p text:style-name="P410"><text:span text:style-name="T200">Date fechaActualizacion</text:span><text:span text:style-name="T172">: data en la que es fa l’actualització. </text:span><text:span text:style-name="T204">Format yyyy-mm-dd.</text:span></text:p>
              </text:list-item>
              <text:list-item>
                <text:p text:style-name="P410"><text:span text:style-name="T200">Date fechaSincronizacion</text:span><text:span text:style-name="T172">: data en la que es va fer la primera sincronització. </text:span><text:span text:style-name="T204">Format yyyy-mm-dd.</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09">Resposta:</text:p>
          </table:table-cell>
        </table:table-row>
        <table:table-row table:style-name="Taula28.1">
          <table:table-cell table:style-name="Taula28.A10" office:value-type="string">
            <text:list xml:id="list3768565337" text:style-name="L67">
              <text:list-item>
                <text:p text:style-name="P354"><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04">Status 204 : sense contingut</text:p>
              </text:list-item>
            </text:list>
          </table:table-cell>
        </table:table-row>
        <table:table-row table:style-name="Taula28.1">
          <table:table-cell table:style-name="Taula28.A10" office:value-type="string">
            <text:p text:style-name="P223">RequestMapping:</text:p>
          </table:table-cell>
        </table:table-row>
        <table:table-row table:style-name="Taula28.1">
          <table:table-cell table:style-name="Taula28.A10" office:value-type="string">
            <text:p text:style-name="P256">[urlServidor]<text:span text:style-name="T130">/rest/</text:span><text:span text:style-name="T141">unidades</text:span><text:span text:style-name="T140">/obtenerArbol</text:span><text:span text:style-name="T141">Unidades</text:span></text:p>
          </table:table-cell>
        </table:table-row>
      </table:table>
      <text:p text:style-name="P185"/>
      <text:p text:style-name="P185"/>
      <text:h text:style-name="P321" text:outline-level="3"><text:bookmark-start text:name="__RefHeading___Toc39343_1572112135"/><text:span text:style-name="T315">obtenerArbolUnidades</text:span><text:span text:style-name="T316">Destinatarias</text:span><text:bookmark-end text:name="__RefHeading___Toc39343_1572112135"/></text:h>
      <text:p text:style-name="P186"/>
      <table:table table:name="Taula29" table:style-name="Taula29">
        <table:table-column table:style-name="Taula29.A"/>
        <text:soft-page-break/>
        <table:table-row table:style-name="Taula29.1">
          <table:table-cell table:style-name="Taula29.A1" office:value-type="string">
            <text:p text:style-name="P209">Prototipus:</text:p>
          </table:table-cell>
        </table:table-row>
        <table:table-row table:style-name="Taula29.1">
          <table:table-cell table:style-name="Taula29.A2" office:value-type="string">
            <text:p text:style-name="P274"><text:span text:style-name="T48">public</text:span><text:span text:style-name="T41"> </text:span><text:span text:style-name="T290">@ResponseBody</text:span><text:span text:style-name="T41"> ResponseEntity&lt;List&lt;UnidadRest&gt;&gt; obtenerArbolUnidades</text:span><text:span text:style-name="T42">Destinatarias </text:span><text:span text:style-name="T41">(</text:span><text:span text:style-name="T290">@RequestParam</text:span><text:span text:style-name="T41"> String </text:span><text:span text:style-name="T293">codigo</text:span><text:span text:style-name="T41">,</text:span><text:span text:style-name="T40"><text:tab/></text:span><text:span text:style-name="T41"> </text:span><text:span text:style-name="T290">@RequestParam</text:span><text:span text:style-name="T41">(defaultValue = </text:span><text:span text:style-name="T53">"false"</text:span><text:span text:style-name="T41">) </text:span><text:span text:style-name="T48">boolean</text:span><text:span text:style-name="T41"> </text:span><text:span text:style-name="T293">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09">Descripció:</text:p>
          </table:table-cell>
        </table:table-row>
        <table:table-row table:style-name="Taula29.1">
          <table:table-cell table:style-name="Taula29.A10"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09">Paràmetres:</text:p>
          </table:table-cell>
        </table:table-row>
        <table:table-row table:style-name="Taula29.1">
          <table:table-cell table:style-name="Taula29.A10" office:value-type="string">
            <text:list xml:id="list103728796898359" text:continue-list="list103729424339836" text:style-name="L64">
              <text:list-item>
                <text:p text:style-name="P351"><text:span text:style-name="T2">String </text:span><text:span text:style-name="T201">codigo</text:span>: <text:span text:style-name="T203">codi de la unitat arrel</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09">Resposta:</text:p>
          </table:table-cell>
        </table:table-row>
        <table:table-row table:style-name="Taula29.1">
          <table:table-cell table:style-name="Taula29.A10" office:value-type="string">
            <text:list xml:id="list297088840" text:style-name="L68">
              <text:list-item>
                <text:p text:style-name="P355"><text:span text:style-name="T77">Status 200 : </text:span><text:span text:style-name="T205">Llista de</text:span><text:span text:style-name="T78"> </text:span><text:a xlink:type="simple" xlink:href="#5.2.7.UnidadRest|outline" text:style-name="Internet_20_link" text:visited-style-name="Visited_20_Internet_20_Link"><text:span text:style-name="T275">UnidadRest</text:span></text:a><text:span text:style-name="T276"> </text:span><text:span text:style-name="T205">que representa l’arbre en format llista.</text:span></text:p>
              </text:list-item>
              <text:list-item>
                <text:p text:style-name="P405">Status 204 : sense contingut</text:p>
              </text:list-item>
            </text:list>
          </table:table-cell>
        </table:table-row>
        <table:table-row table:style-name="Taula29.1">
          <table:table-cell table:style-name="Taula29.A10" office:value-type="string">
            <text:p text:style-name="P223">RequestMapping:</text:p>
          </table:table-cell>
        </table:table-row>
        <table:table-row table:style-name="Taula29.1">
          <table:table-cell table:style-name="Taula29.A10" office:value-type="string">
            <text:p text:style-name="P256">[urlServidor]<text:span text:style-name="T130">/rest/</text:span><text:span text:style-name="T141">unidades</text:span><text:span text:style-name="T140">/obtenerArbol</text:span><text:span text:style-name="T141">UnidadesDestinatarias</text:span></text:p>
          </table:table-cell>
        </table:table-row>
      </table:table>
      <text:p text:style-name="P185"/>
      <text:h text:style-name="P326" text:outline-level="3"><text:bookmark-start text:name="__RefHeading___Toc39345_1572112135"/><text:span text:style-name="T169">obtener</text:span><text:span text:style-name="T170">Unidad</text:span><text:bookmark-end text:name="__RefHeading___Toc39345_1572112135"/></text:h>
      <text:p text:style-name="P186"/>
      <table:table table:name="Taula30" table:style-name="Taula30">
        <table:table-column table:style-name="Taula30.A"/>
        <table:table-row table:style-name="Taula30.1">
          <table:table-cell table:style-name="Taula30.A1" office:value-type="string">
            <text:p text:style-name="P209">Prototipus:</text:p>
          </table:table-cell>
        </table:table-row>
        <table:table-row table:style-name="Taula30.1">
          <table:table-cell table:style-name="Taula30.A2" office:value-type="string">
            <text:p text:style-name="P194"><text:span text:style-name="T47">public</text:span><text:span text:style-name="T40"> </text:span><text:span text:style-name="T289">@ResponseBody</text:span><text:span text:style-name="T40"> ResponseEntity&lt;List&lt;</text:span><text:span text:style-name="T43">Unidad</text:span><text:span text:style-name="T40">Rest&gt;&gt; obtenerUnidad(</text:span><text:span text:style-name="T289">@RequestParam</text:span><text:span text:style-name="T40"> String </text:span><text:span text:style-name="T292">codigo</text:span><text:span text:style-name="T40">, </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Actualizacion</text:span><text:span text:style-name="T40">,<text:tab/></text:span><text:span text:style-name="T289">@RequestParam</text:span><text:span text:style-name="T40"> </text:span><text:span text:style-name="T289">@DateTimeFormat</text:span><text:span text:style-name="T40">(iso = </text:span><text:span text:style-name="T289">DateTimeFormat</text:span><text:span text:style-name="T40">.ISO.</text:span><text:span text:style-name="T57">DATE</text:span><text:span text:style-name="T40">) Date </text:span><text:span text:style-name="T292">fechaSincronizacion</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09">Descripció:</text:p>
          </table:table-cell>
        </table:table-row>
        <table:table-row table:style-name="Taula30.1">
          <table:table-cell table:style-name="Taula30.A10" office:value-type="string">
            <text:p text:style-name="P13"><text:tab/><text:span text:style-name="T80">Obté les dades d'una </text:span><text:span text:style-name="T182">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09">Paràmetres:</text:p>
          </table:table-cell>
        </table:table-row>
        <table:table-row table:style-name="Taula30.1">
          <table:table-cell table:style-name="Taula30.A10" office:value-type="string">
            <text:list xml:id="list103729323249807" text:continue-list="list103728796898359" text:style-name="L64">
              <text:list-item>
                <text:p text:style-name="P351"><text:span text:style-name="T2">String </text:span><text:span text:style-name="T201">codigo</text:span>: codi de la <text:span text:style-name="T209">unitat </text:span></text:p>
              </text:list-item>
              <text:list-item>
                <text:p text:style-name="P410"><text:span text:style-name="T200">Date fechaActualizacion</text:span><text:span text:style-name="T172">: data en la que es fa l’actualització. </text:span><text:span text:style-name="T204">Format yyyy-mm-dd.</text:span></text:p>
              </text:list-item>
              <text:list-item>
                <text:p text:style-name="P410"><text:span text:style-name="T200">Date fechaSincronizacion</text:span><text:span text:style-name="T172">: data en la que es va fer la primera sincronització. </text:span><text:span text:style-name="T204">Format yyyy-mm-dd.</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09">Resposta:</text:p>
          </table:table-cell>
        </table:table-row>
        <table:table-row table:style-name="Taula30.1">
          <table:table-cell table:style-name="Taula30.A10" office:value-type="string">
            <text:list xml:id="list1448674650" text:style-name="L69">
              <text:list-item>
                <text:p text:style-name="P356"><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8">amb les dades d’una </text:span><text:span text:style-name="T206">unitat</text:span></text:p>
              </text:list-item>
              <text:list-item>
                <text:p text:style-name="P406">Status 204 : sense contingut</text:p>
              </text:list-item>
            </text:list>
          </table:table-cell>
        </table:table-row>
        <table:table-row table:style-name="Taula30.1">
          <table:table-cell table:style-name="Taula30.A10" office:value-type="string">
            <text:p text:style-name="P223">RequestMapping:</text:p>
          </table:table-cell>
        </table:table-row>
        <table:table-row table:style-name="Taula30.1">
          <table:table-cell table:style-name="Taula30.A10" office:value-type="string">
            <text:p text:style-name="P256">[urlServidor]<text:span text:style-name="T130">/rest/</text:span><text:span text:style-name="T141">unidades</text:span><text:span text:style-name="T140">/obtener</text:span><text:span text:style-name="T141">Unidad</text:span></text:p>
          </table:table-cell>
        </table:table-row>
      </table:table>
      <text:p text:style-name="P185"/>
      <text:p text:style-name="P186"><text:soft-page-break/></text:p>
      <text:h text:style-name="P326" text:outline-level="3"><text:bookmark-start text:name="__RefHeading___Toc39347_1572112135"/><text:span text:style-name="T171">buscar</text:span><text:span text:style-name="T170">Unidad</text:span><text:bookmark-end text:name="__RefHeading___Toc39347_1572112135"/></text:h>
      <text:p text:style-name="P186"/>
      <table:table table:name="Taula31" table:style-name="Taula31">
        <table:table-column table:style-name="Taula31.A"/>
        <table:table-row table:style-name="Taula31.1">
          <table:table-cell table:style-name="Taula31.A1" office:value-type="string">
            <text:p text:style-name="P209">Prototipus:</text:p>
          </table:table-cell>
        </table:table-row>
        <table:table-row table:style-name="Taula31.1">
          <table:table-cell table:style-name="Taula31.A2" office:value-type="string">
            <text:p text:style-name="P194"><text:span text:style-name="T47">public</text:span><text:span text:style-name="T40"> </text:span><text:span text:style-name="T289">@ResponseBody</text:span><text:span text:style-name="T40"> ResponseEntity&lt;List&lt;</text:span><text:span text:style-name="T43">Unidad</text:span><text:span text:style-name="T40">Rest&gt;&gt; </text:span><text:span text:style-name="T44">obtener</text:span><text:span text:style-name="T40">Unidad(</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09">Descripció:</text:p>
          </table:table-cell>
        </table:table-row>
        <table:table-row table:style-name="Taula31.1">
          <table:table-cell table:style-name="Taula31.A10" office:value-type="string">
            <text:p text:style-name="P13"><text:tab/><text:span text:style-name="T80">Obté les dades d'una </text:span><text:span text:style-name="T182">unidad</text:span><text:span text:style-name="T80"> en funció del codi</text:span><text:span text:style-name="T183"> indicat.</text:span></text:p>
          </table:table-cell>
        </table:table-row>
        <table:table-row table:style-name="Taula31.1">
          <table:table-cell table:style-name="Taula31.A3" office:value-type="string">
            <text:p text:style-name="P209">Paràmetres:</text:p>
          </table:table-cell>
        </table:table-row>
        <table:table-row table:style-name="Taula31.1">
          <table:table-cell table:style-name="Taula31.A10" office:value-type="string">
            <text:list xml:id="list103728355266182" text:continue-list="list103729323249807" text:style-name="L64">
              <text:list-item>
                <text:p text:style-name="P351"><text:span text:style-name="T2">String </text:span><text:span text:style-name="T201">codigo</text:span>: codi de la <text:span text:style-name="T209">unitat </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09">Resposta:</text:p>
          </table:table-cell>
        </table:table-row>
        <table:table-row table:style-name="Taula31.1">
          <table:table-cell table:style-name="Taula31.A10" office:value-type="string">
            <text:list xml:id="list3974978796" text:style-name="L70">
              <text:list-item>
                <text:p text:style-name="P357"><text:span text:style-name="T77">Status 200 : </text:span><text:span text:style-name="T78">Objecte </text:span><text:a xlink:type="simple" xlink:href="#5.2.7.UnidadRest|outline" text:style-name="Internet_20_link" text:visited-style-name="Visited_20_Internet_20_Link"><text:span text:style-name="T275">UnidadRest</text:span></text:a><text:span text:style-name="T276"> </text:span><text:span text:style-name="T77"><text:s/></text:span><text:span text:style-name="T78">amb les dades d’una </text:span><text:span text:style-name="T206">unitat</text:span></text:p>
              </text:list-item>
              <text:list-item>
                <text:p text:style-name="P407">Status 204 : sense contingut</text:p>
              </text:list-item>
            </text:list>
          </table:table-cell>
        </table:table-row>
        <table:table-row table:style-name="Taula31.1">
          <table:table-cell table:style-name="Taula31.A10" office:value-type="string">
            <text:p text:style-name="P223">RequestMapping:</text:p>
          </table:table-cell>
        </table:table-row>
        <table:table-row table:style-name="Taula31.1">
          <table:table-cell table:style-name="Taula31.A10" office:value-type="string">
            <text:p text:style-name="P256">[urlServidor]<text:span text:style-name="T130">/rest/</text:span><text:span text:style-name="T141">unidades</text:span><text:span text:style-name="T140">/</text:span><text:span text:style-name="T142">buscar</text:span><text:span text:style-name="T141">Unidad</text:span></text:p>
          </table:table-cell>
        </table:table-row>
      </table:table>
      <text:p text:style-name="P185"/>
      <text:h text:style-name="P322" text:outline-level="3"><text:bookmark-start text:name="__RefHeading___Toc39349_1572112135"/><text:span text:style-name="T317">o</text:span>btenerHistoricosFinales<text:bookmark-end text:name="__RefHeading___Toc39349_1572112135"/></text:h>
      <text:p text:style-name="P186"/>
      <table:table table:name="Taula32" table:style-name="Taula32">
        <table:table-column table:style-name="Taula32.A"/>
        <text:soft-page-break/>
        <table:table-row table:style-name="Taula32.1">
          <table:table-cell table:style-name="Taula32.A1" office:value-type="string">
            <text:p text:style-name="P209">Prototipus:</text:p>
          </table:table-cell>
        </table:table-row>
        <table:table-row table:style-name="Taula32.1">
          <table:table-cell table:style-name="Taula32.A2" office:value-type="string">
            <text:p text:style-name="P194"><text:span text:style-name="T47">public</text:span><text:span text:style-name="T40"> </text:span><text:span text:style-name="T289">@ResponseBody</text:span><text:span text:style-name="T40"> ResponseEntity&lt;List&lt;UnidadRest&gt;&gt; obtenerHistoricosFinales(</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09">Descripció:</text:p>
          </table:table-cell>
        </table:table-row>
        <table:table-row table:style-name="Taula32.1">
          <table:table-cell table:style-name="Taula32.A10" office:value-type="string">
            <text:p text:style-name="P13"><text:tab/><text:span text:style-name="T183">Mètode que retorna les unitats que substitueixen a la unitat </text:span><text:span text:style-name="T184">amb el</text:span><text:span text:style-name="T183"> codi indicat. Aquest codi serà d’una unitat extingida.</text:span></text:p>
          </table:table-cell>
        </table:table-row>
        <table:table-row table:style-name="Taula32.1">
          <table:table-cell table:style-name="Taula32.A3" office:value-type="string">
            <text:p text:style-name="P209">Paràmetres:</text:p>
          </table:table-cell>
        </table:table-row>
        <table:table-row table:style-name="Taula32.1">
          <table:table-cell table:style-name="Taula32.A10" office:value-type="string">
            <text:list xml:id="list103728668548451" text:continue-list="list103728355266182" text:style-name="L64">
              <text:list-item>
                <text:p text:style-name="P351"><text:span text:style-name="T2">String </text:span><text:span text:style-name="T201">codigo</text:span>: codi de la <text:span text:style-name="T209">unitat </text:span><text:span text:style-name="T210">extingida</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09">Resposta:</text:p>
          </table:table-cell>
        </table:table-row>
        <table:table-row table:style-name="Taula32.1">
          <table:table-cell table:style-name="Taula32.A10" office:value-type="string">
            <text:list xml:id="list1060288214" text:style-name="L71">
              <text:list-item>
                <text:p text:style-name="P358"><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276"> </text:span></text:p>
              </text:list-item>
              <text:list-item>
                <text:p text:style-name="P408">Status 204 : sense contingut</text:p>
              </text:list-item>
            </text:list>
          </table:table-cell>
        </table:table-row>
        <table:table-row table:style-name="Taula32.1">
          <table:table-cell table:style-name="Taula32.A10" office:value-type="string">
            <text:p text:style-name="P223">RequestMapping:</text:p>
          </table:table-cell>
        </table:table-row>
        <table:table-row table:style-name="Taula32.1">
          <table:table-cell table:style-name="Taula32.A10" office:value-type="string">
            <text:p text:style-name="P256">[urlServidor]<text:span text:style-name="T130">/rest/</text:span><text:span text:style-name="T141">unidades</text:span><text:span text:style-name="T140">/</text:span><text:span text:style-name="T143">obtenerHistoricosFinales</text:span></text:p>
          </table:table-cell>
        </table:table-row>
      </table:table>
      <text:p text:style-name="P185"/>
      <text:h text:style-name="P322" text:outline-level="3"><text:bookmark-start text:name="__RefHeading___Toc39351_1572112135"/><text:span text:style-name="T317">o</text:span>btenerHistoricosFinalesSIR<text:bookmark-end text:name="__RefHeading___Toc39351_1572112135"/></text:h>
      <text:p text:style-name="P186"/>
      <table:table table:name="Taula33" table:style-name="Taula33">
        <table:table-column table:style-name="Taula33.A"/>
        <table:table-row table:style-name="Taula33.1">
          <table:table-cell table:style-name="Taula33.A1" office:value-type="string">
            <text:p text:style-name="P209">Prototipus:</text:p>
          </table:table-cell>
        </table:table-row>
        <table:table-row table:style-name="Taula33.1">
          <table:table-cell table:style-name="Taula33.A2" office:value-type="string">
            <text:p text:style-name="P194"><text:span text:style-name="T47">public</text:span><text:span text:style-name="T40"> </text:span><text:span text:style-name="T289">@ResponseBody</text:span><text:span text:style-name="T40"> ResponseEntity&lt;List&lt;UnidadRest&gt;&gt; obtenerHistoricosFinalesSIR(</text:span><text:span text:style-name="T289">@RequestParam</text:span><text:span text:style-name="T40"> String </text:span><text:span text:style-name="T292">codigo</text:span><text:span text:style-name="T40">, </text:span><text:span text:style-name="T289">@RequestParam</text:span><text:span text:style-name="T40">(defaultValue = </text:span><text:span text:style-name="T52">"false"</text:span><text:span text:style-name="T40">) </text:span><text:span text:style-name="T47">boolean</text:span><text:span text:style-name="T40"> </text:span><text:span text:style-name="T292">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09">Descripció:</text:p>
          </table:table-cell>
        </table:table-row>
        <table:table-row table:style-name="Taula33.1">
          <table:table-cell table:style-name="Taula33.A10" office:value-type="string">
            <text:p text:style-name="P13"><text:tab/><text:span text:style-name="T183">Mètode que retorna les unitats que tenen alguna oficina SIR que substitueixen a la unitat del codi indicat. Aquest codi serà d’una unitat extingida. Regweb3 </text:span><text:span text:style-name="T184">empra aquest mètode</text:span><text:span text:style-name="T183"> per a la gestió de enviaments SIR d’unitats extingides.</text:span></text:p>
          </table:table-cell>
        </table:table-row>
        <table:table-row table:style-name="Taula33.1">
          <table:table-cell table:style-name="Taula33.A3" office:value-type="string">
            <text:p text:style-name="P209">Paràmetres:</text:p>
          </table:table-cell>
        </table:table-row>
        <table:table-row table:style-name="Taula33.1">
          <table:table-cell table:style-name="Taula33.A10" office:value-type="string">
            <text:list xml:id="list103728750791145" text:continue-list="list103728668548451" text:style-name="L64">
              <text:list-item>
                <text:p text:style-name="P351"><text:span text:style-name="T2">String </text:span><text:span text:style-name="T201">codigo</text:span>: codi de la <text:span text:style-name="T209">unitat <text:s/></text:span><text:span text:style-name="T210">extingida</text:span></text:p>
              </text:list-item>
              <text:list-item>
                <text:p text:style-name="P401"><text:span text:style-name="T2">Boolean denominacionCooficial</text:span>: <text:span text:style-name="T314">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09">Resposta:</text:p>
          </table:table-cell>
        </table:table-row>
        <table:table-row table:style-name="Taula33.1">
          <table:table-cell table:style-name="Taula33.A10" office:value-type="string">
            <text:list xml:id="list3150642503" text:style-name="L72">
              <text:list-item>
                <text:p text:style-name="P359"><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5">UnidadRest</text:span></text:a><text:span text:style-name="T77"> </text:span></text:p>
              </text:list-item>
              <text:list-item>
                <text:p text:style-name="P409">Status 204 : sense contingut</text:p>
              </text:list-item>
            </text:list>
          </table:table-cell>
        </table:table-row>
        <table:table-row table:style-name="Taula33.1">
          <table:table-cell table:style-name="Taula33.A10" office:value-type="string">
            <text:p text:style-name="P223">RequestMapping:</text:p>
          </table:table-cell>
        </table:table-row>
        <table:table-row table:style-name="Taula33.1">
          <table:table-cell table:style-name="Taula33.A10" office:value-type="string">
            <text:p text:style-name="P256">[urlServidor]<text:span text:style-name="T130">/rest/</text:span><text:span text:style-name="T141">unidades</text:span><text:span text:style-name="T140">/</text:span><text:span text:style-name="T143">obtenerHistoricosFinalesSIR</text:span></text:p>
          </table:table-cell>
        </table:table-row>
      </table:table>
      <text:p text:style-name="P185"/>
      <text:p text:style-name="P186"/>
      <text:h text:style-name="P291" text:outline-level="2"><text:bookmark-start text:name="__RefHeading___Toc6339_1878677911"/><text:soft-page-break/>Model de dades dels serveis REST<text:bookmark-end text:name="__RefHeading___Toc6339_1878677911"/></text:h>
      <text:h text:style-name="P304"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304"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04"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ext:soft-page-break/>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ext:soft-page-break/>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04" text:outline-level="3"><text:bookmark-start text:name="__RefHeading__5905_144011828"/>CodigoValor<text:bookmark-end text:name="__RefHeading__5905_144011828"/></text:h>
      <text:p text:style-name="P187"/>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15" text:outline-level="3" text:is-list-header="true"/>
      <text:h text:style-name="P323" text:outline-level="3"><text:bookmark-start text:name="__RefHeading___Toc39353_1572112135"/>Oficina<text:span text:style-name="T318">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77">Camp</text:p>
          </table:table-cell>
          <table:table-cell table:style-name="Taula35.A1" office:value-type="string">
            <text:p text:style-name="P277">Tipus</text:p>
          </table:table-cell>
          <table:table-cell table:style-name="Taula35.A1" office:value-type="string">
            <text:p text:style-name="P277">Cardinalitat</text:p>
          </table:table-cell>
          <table:table-cell table:style-name="Taula35.D1" office:value-type="string">
            <text:p text:style-name="P277">Descripció</text:p>
          </table:table-cell>
        </table:table-row>
        <table:table-row table:style-name="Taula35.2">
          <table:table-cell table:style-name="Taula35.A2" office:value-type="string">
            <text:p text:style-name="P270">codigo</text:p>
          </table:table-cell>
          <table:table-cell table:style-name="Taula35.A2" office:value-type="string">
            <text:p text:style-name="P268">String</text:p>
          </table:table-cell>
          <table:table-cell table:style-name="Taula35.C2" office:value-type="float" office:value="1">
            <text:p text:style-name="P268">1</text:p>
          </table:table-cell>
          <table:table-cell table:style-name="Taula35.D11" office:value-type="string">
            <text:p text:style-name="P277">Codi de l'oficina.</text:p>
          </table:table-cell>
        </table:table-row>
        <table:table-row table:style-name="Taula35.3">
          <table:table-cell table:style-name="Taula35.A2" office:value-type="string">
            <text:p text:style-name="P270">denominacion</text:p>
          </table:table-cell>
          <table:table-cell table:style-name="Taula35.A2" office:value-type="string">
            <text:p text:style-name="P268">String</text:p>
          </table:table-cell>
          <table:table-cell table:style-name="Taula35.C2" office:value-type="float" office:value="1">
            <text:p text:style-name="P268">1</text:p>
          </table:table-cell>
          <table:table-cell table:style-name="Taula35.D11" office:value-type="string">
            <text:p text:style-name="P277">Denominació de l'oficina.</text:p>
          </table:table-cell>
        </table:table-row>
        <table:table-row table:style-name="Taula35.4">
          <table:table-cell table:style-name="Taula35.A2" office:value-type="string">
            <text:p text:style-name="P268">estado</text:p>
          </table:table-cell>
          <table:table-cell table:style-name="Taula35.A2" office:value-type="string">
            <text:p text:style-name="P268">String</text:p>
          </table:table-cell>
          <table:table-cell table:style-name="Taula35.C2" office:value-type="float" office:value="1">
            <text:p text:style-name="P268">1</text:p>
          </table:table-cell>
          <table:table-cell table:style-name="Taula35.D11" office:value-type="string">
            <text:p text:style-name="P277">Estat de l'oficina.</text:p>
          </table:table-cell>
        </table:table-row>
        <table:table-row table:style-name="Taula35.5">
          <table:table-cell table:style-name="Taula35.A2" office:value-type="string">
            <text:p text:style-name="P270">nivelAdministracion</text:p>
          </table:table-cell>
          <table:table-cell table:style-name="Taula35.A2" office:value-type="string">
            <text:p text:style-name="P268">Long</text:p>
          </table:table-cell>
          <table:table-cell table:style-name="Taula35.C2" office:value-type="float" office:value="1">
            <text:p text:style-name="P268">1</text:p>
          </table:table-cell>
          <table:table-cell table:style-name="Taula35.D11" office:value-type="string">
            <text:p text:style-name="P277">Nivell d'administració de l'oficina.</text:p>
          </table:table-cell>
        </table:table-row>
        <table:table-row table:style-name="Taula35.6">
          <table:table-cell table:style-name="Taula35.A2" office:value-type="string">
            <text:p text:style-name="P270">tipoOficina</text:p>
          </table:table-cell>
          <table:table-cell table:style-name="Taula35.A2" office:value-type="string">
            <text:p text:style-name="P268">Long</text:p>
          </table:table-cell>
          <table:table-cell table:style-name="Taula35.A2" office:value-type="string">
            <text:p text:style-name="P268">0..1</text:p>
          </table:table-cell>
          <table:table-cell table:style-name="Taula35.D11" office:value-type="string">
            <text:p text:style-name="P277">Tipus d'oficina (auxiliar o general)</text:p>
          </table:table-cell>
        </table:table-row>
        <table:table-row table:style-name="Taula35.7">
          <table:table-cell table:style-name="Taula35.A2" office:value-type="string">
            <text:p text:style-name="P270">codUoResponsable</text:p>
          </table:table-cell>
          <table:table-cell table:style-name="Taula35.A2" office:value-type="string">
            <text:p text:style-name="P268">String</text:p>
          </table:table-cell>
          <table:table-cell table:style-name="Taula35.A2" office:value-type="string">
            <text:p text:style-name="P268">0..1</text:p>
          </table:table-cell>
          <table:table-cell table:style-name="Taula35.D11" office:value-type="string">
            <text:p text:style-name="P277">Codi de la seva unitat responsable (relació Funcional).</text:p>
          </table:table-cell>
        </table:table-row>
        <table:table-row table:style-name="Taula35.8">
          <table:table-cell table:style-name="Taula35.A2" office:value-type="string">
            <text:p text:style-name="P270">codOfiResponsable</text:p>
          </table:table-cell>
          <table:table-cell table:style-name="Taula35.A2" office:value-type="string">
            <text:p text:style-name="P268">String</text:p>
          </table:table-cell>
          <table:table-cell table:style-name="Taula35.A2" office:value-type="string">
            <text:p text:style-name="P268">0..1</text:p>
          </table:table-cell>
          <table:table-cell table:style-name="Taula35.D11" office:value-type="string">
            <text:p text:style-name="P277">Codi de la seva oficina responsable.</text:p>
          </table:table-cell>
        </table:table-row>
        <table:table-row table:style-name="Taula35.9">
          <table:table-cell table:style-name="Taula35.A2" office:value-type="string">
            <text:p text:style-name="P270">sirOfi</text:p>
          </table:table-cell>
          <table:table-cell table:style-name="Taula35.A2" office:value-type="string">
            <text:p text:style-name="P270">List&lt;RelacionSirOfiTF&gt;</text:p>
          </table:table-cell>
          <table:table-cell table:style-name="Taula35.A2" office:value-type="string">
            <text:p text:style-name="P270">1..n</text:p>
          </table:table-cell>
          <table:table-cell table:style-name="Taula35.D11" office:value-type="string">
            <text:p text:style-name="P277">Llistat de les relacions amb les unitats a les que dona servei via SIR.</text:p>
          </table:table-cell>
        </table:table-row>
        <table:table-row table:style-name="Taula35.10">
          <table:table-cell table:style-name="Taula35.A2" office:value-type="string">
            <text:p text:style-name="P270">organizativasOfi</text:p>
          </table:table-cell>
          <table:table-cell table:style-name="Taula35.A2" office:value-type="string">
            <text:p text:style-name="P270">List&lt;RelacionOrganizativaOfiTF&gt; </text:p>
          </table:table-cell>
          <table:table-cell table:style-name="Taula35.A2" office:value-type="string">
            <text:p text:style-name="P270">0..n</text:p>
          </table:table-cell>
          <table:table-cell table:style-name="Taula35.D11" office:value-type="string">
            <text:p text:style-name="P277">Llistat de les relacions organitzatives de les unitats a les que dona servei.</text:p>
          </table:table-cell>
        </table:table-row>
        <text:soft-page-break/>
        <table:table-row table:style-name="Taula35.11">
          <table:table-cell table:style-name="Taula35.A2" office:value-type="string">
            <text:p text:style-name="P270">contactos</text:p>
          </table:table-cell>
          <table:table-cell table:style-name="Taula35.A2" office:value-type="string">
            <text:p text:style-name="P270">List&lt;ContactoTF&gt;</text:p>
          </table:table-cell>
          <table:table-cell table:style-name="Taula35.A2" office:value-type="string">
            <text:p text:style-name="P270">0..n</text:p>
          </table:table-cell>
          <table:table-cell table:style-name="Taula35.D11" office:value-type="string">
            <text:p text:style-name="P277">Llistat de contactes que te l'oficina</text:p>
          </table:table-cell>
        </table:table-row>
      </table:table>
      <text:h text:style-name="P324" text:outline-level="3" text:is-list-header="true"/>
      <text:h text:style-name="P324" text:outline-level="3"><text:bookmark-start text:name="__RefHeading___Toc39355_1572112135"/>UnidadRest<text:bookmark-end text:name="__RefHeading___Toc39355_1572112135"/></text:h>
      <text:p text:style-name="P188"/>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77">Camp</text:p>
          </table:table-cell>
          <table:table-cell table:style-name="Taula36.A1" office:value-type="string">
            <text:p text:style-name="P277">Tipus</text:p>
          </table:table-cell>
          <table:table-cell table:style-name="Taula36.A1" office:value-type="string">
            <text:p text:style-name="P277">Cardinalitat</text:p>
          </table:table-cell>
          <table:table-cell table:style-name="Taula36.D1" office:value-type="string">
            <text:p text:style-name="P277">Descripció</text:p>
          </table:table-cell>
        </table:table-row>
        <table:table-row table:style-name="Taula36.2">
          <table:table-cell table:style-name="Taula36.A2" office:value-type="string">
            <text:p text:style-name="P269">codigo</text:p>
          </table:table-cell>
          <table:table-cell table:style-name="Taula36.A2" office:value-type="string">
            <text:p text:style-name="P267">String</text:p>
          </table:table-cell>
          <table:table-cell table:style-name="Taula36.C2" office:value-type="float" office:value="1">
            <text:p text:style-name="P267">1</text:p>
          </table:table-cell>
          <table:table-cell table:style-name="Taula36.D17" office:value-type="string">
            <text:p text:style-name="P277">Codi de la unitat.</text:p>
          </table:table-cell>
        </table:table-row>
        <table:table-row table:style-name="Taula36.3">
          <table:table-cell table:style-name="Taula36.A2" office:value-type="string">
            <text:p text:style-name="P269">denominacion</text:p>
          </table:table-cell>
          <table:table-cell table:style-name="Taula36.A2" office:value-type="string">
            <text:p text:style-name="P267">String</text:p>
          </table:table-cell>
          <table:table-cell table:style-name="Taula36.C2" office:value-type="float" office:value="1">
            <text:p text:style-name="P267">1</text:p>
          </table:table-cell>
          <table:table-cell table:style-name="Taula36.D17" office:value-type="string">
            <text:p text:style-name="P277">Denominació de la unitat.</text:p>
          </table:table-cell>
        </table:table-row>
        <table:table-row table:style-name="Taula36.4">
          <table:table-cell table:style-name="Taula36.A2" office:value-type="string">
            <text:p text:style-name="P269">codigoEstadoEntidad</text:p>
          </table:table-cell>
          <table:table-cell table:style-name="Taula36.A2" office:value-type="string">
            <text:p text:style-name="P267">String</text:p>
          </table:table-cell>
          <table:table-cell table:style-name="Taula36.C2" office:value-type="float" office:value="1">
            <text:p text:style-name="P267">1</text:p>
          </table:table-cell>
          <table:table-cell table:style-name="Taula36.D17" office:value-type="string">
            <text:p text:style-name="P277">Codi del estat de la unitat.</text:p>
          </table:table-cell>
        </table:table-row>
        <table:table-row table:style-name="Taula36.5">
          <table:table-cell table:style-name="Taula36.A2" office:value-type="string">
            <text:p text:style-name="P269">nivelJerarquico</text:p>
          </table:table-cell>
          <table:table-cell table:style-name="Taula36.A2" office:value-type="string">
            <text:p text:style-name="P267">Long</text:p>
          </table:table-cell>
          <table:table-cell table:style-name="Taula36.A2" office:value-type="string">
            <text:p text:style-name="P267">0..1</text:p>
          </table:table-cell>
          <table:table-cell table:style-name="Taula36.D17" office:value-type="string">
            <text:p text:style-name="P277">Nivell jeràrquic de la unitat.</text:p>
          </table:table-cell>
        </table:table-row>
        <table:table-row table:style-name="Taula36.6">
          <table:table-cell table:style-name="Taula36.A2" office:value-type="string">
            <text:p text:style-name="P269">codUnidadSuperior</text:p>
          </table:table-cell>
          <table:table-cell table:style-name="Taula36.A2" office:value-type="string">
            <text:p text:style-name="P267">String</text:p>
          </table:table-cell>
          <table:table-cell table:style-name="Taula36.C2" office:value-type="float" office:value="1">
            <text:p text:style-name="P267">1</text:p>
          </table:table-cell>
          <table:table-cell table:style-name="Taula36.D17" office:value-type="string">
            <text:p text:style-name="P277">Codi de la seva unitat superior</text:p>
          </table:table-cell>
        </table:table-row>
        <table:table-row table:style-name="Taula36.7">
          <table:table-cell table:style-name="Taula36.A2" office:value-type="string">
            <text:p text:style-name="P269">codUnidadRaiz</text:p>
          </table:table-cell>
          <table:table-cell table:style-name="Taula36.A2" office:value-type="string">
            <text:p text:style-name="P267">String</text:p>
          </table:table-cell>
          <table:table-cell table:style-name="Taula36.C2" office:value-type="float" office:value="1">
            <text:p text:style-name="P267">1</text:p>
          </table:table-cell>
          <table:table-cell table:style-name="Taula36.D17" office:value-type="string">
            <text:p text:style-name="P277">Codi de la seva unitat arrel.</text:p>
          </table:table-cell>
        </table:table-row>
        <table:table-row table:style-name="Taula36.8">
          <table:table-cell table:style-name="Taula36.A2" office:value-type="string">
            <text:p text:style-name="P269">competencias</text:p>
          </table:table-cell>
          <table:table-cell table:style-name="Taula36.A2" office:value-type="string">
            <text:p text:style-name="P267">String</text:p>
          </table:table-cell>
          <table:table-cell table:style-name="Taula36.A2" office:value-type="string">
            <text:p text:style-name="P267">0..1</text:p>
          </table:table-cell>
          <table:table-cell table:style-name="Taula36.D17" office:value-type="string">
            <text:p text:style-name="P277">Descripció de les competències de la unitat. </text:p>
          </table:table-cell>
        </table:table-row>
        <table:table-row table:style-name="Taula36.9">
          <table:table-cell table:style-name="Taula36.A2" office:value-type="string">
            <text:p text:style-name="P269">fechaAltaOficial</text:p>
          </table:table-cell>
          <table:table-cell table:style-name="Taula36.A2" office:value-type="string">
            <text:p text:style-name="P267">Date</text:p>
          </table:table-cell>
          <table:table-cell table:style-name="Taula36.C2" office:value-type="float" office:value="1">
            <text:p text:style-name="P267">1</text:p>
          </table:table-cell>
          <table:table-cell table:style-name="Taula36.D17" office:value-type="string">
            <text:p text:style-name="P277">Data en la que es va donar d'alta per primera vegada la unitat.</text:p>
          </table:table-cell>
        </table:table-row>
        <table:table-row table:style-name="Taula36.10">
          <table:table-cell table:style-name="Taula36.A2" office:value-type="string">
            <text:p text:style-name="P269">fechaBajaOficial</text:p>
          </table:table-cell>
          <table:table-cell table:style-name="Taula36.A2" office:value-type="string">
            <text:p text:style-name="P267">Date</text:p>
          </table:table-cell>
          <table:table-cell table:style-name="Taula36.A2" office:value-type="string">
            <text:p text:style-name="P267">0..1</text:p>
          </table:table-cell>
          <table:table-cell table:style-name="Taula36.D17" office:value-type="string">
            <text:p text:style-name="P277">Data en la que es va donar de baixa.</text:p>
          </table:table-cell>
        </table:table-row>
        <table:table-row table:style-name="Taula36.11">
          <table:table-cell table:style-name="Taula36.A2" office:value-type="string">
            <text:p text:style-name="P269">fechaExtincion</text:p>
          </table:table-cell>
          <table:table-cell table:style-name="Taula36.A2" office:value-type="string">
            <text:p text:style-name="P267">Date</text:p>
          </table:table-cell>
          <table:table-cell table:style-name="Taula36.A2" office:value-type="string">
            <text:p text:style-name="P267">0..1</text:p>
          </table:table-cell>
          <table:table-cell table:style-name="Taula36.D17" office:value-type="string">
            <text:p text:style-name="P277">Data en la que es va extingir.</text:p>
          </table:table-cell>
        </table:table-row>
        <table:table-row table:style-name="Taula36.12">
          <table:table-cell table:style-name="Taula36.A2" office:value-type="string">
            <text:p text:style-name="P269">fechaAnulacion</text:p>
          </table:table-cell>
          <table:table-cell table:style-name="Taula36.A2" office:value-type="string">
            <text:p text:style-name="P275">Date</text:p>
          </table:table-cell>
          <table:table-cell table:style-name="Taula36.A2" office:value-type="string">
            <text:p text:style-name="P275">0..1</text:p>
          </table:table-cell>
          <table:table-cell table:style-name="Taula36.D17" office:value-type="string">
            <text:p text:style-name="P277">Data en la que es va anul·lar</text:p>
          </table:table-cell>
        </table:table-row>
        <table:table-row table:style-name="Taula36.13">
          <table:table-cell table:style-name="Taula36.A2" office:value-type="string">
            <text:p text:style-name="P269">nivelAdministracion</text:p>
          </table:table-cell>
          <table:table-cell table:style-name="Taula36.A2" office:value-type="string">
            <text:p text:style-name="P267">Long</text:p>
          </table:table-cell>
          <table:table-cell table:style-name="Taula36.C2" office:value-type="float" office:value="1">
            <text:p text:style-name="P267">1</text:p>
          </table:table-cell>
          <table:table-cell table:style-name="Taula36.D17" office:value-type="string">
            <text:p text:style-name="P277">Nivell d'administració al que pertany</text:p>
          </table:table-cell>
        </table:table-row>
        <table:table-row table:style-name="Taula36.14">
          <table:table-cell table:style-name="Taula36.A2" office:value-type="string">
            <text:p text:style-name="P269">codAmbProvincia</text:p>
          </table:table-cell>
          <table:table-cell table:style-name="Taula36.A2" office:value-type="string">
            <text:p text:style-name="P267">Long</text:p>
          </table:table-cell>
          <table:table-cell table:style-name="Taula36.A2" office:value-type="string">
            <text:p text:style-name="P267">0..1</text:p>
          </table:table-cell>
          <table:table-cell table:style-name="Taula36.D17" office:value-type="string">
            <text:p text:style-name="P276">Codi de la província a la que pertany.</text:p>
          </table:table-cell>
        </table:table-row>
        <table:table-row table:style-name="Taula36.15">
          <table:table-cell table:style-name="Taula36.A2" office:value-type="string">
            <text:p text:style-name="P269">codAmbComunidad</text:p>
          </table:table-cell>
          <table:table-cell table:style-name="Taula36.A2" office:value-type="string">
            <text:p text:style-name="P267">Long</text:p>
          </table:table-cell>
          <table:table-cell table:style-name="Taula36.A2" office:value-type="string">
            <text:p text:style-name="P267">0..1</text:p>
          </table:table-cell>
          <table:table-cell table:style-name="Taula36.D17" office:value-type="string">
            <text:p text:style-name="P277">Codi de la comunitat autònoma a la que pertany.</text:p>
          </table:table-cell>
        </table:table-row>
        <table:table-row table:style-name="Taula36.16">
          <table:table-cell table:style-name="Taula36.A2" office:value-type="string">
            <text:p text:style-name="P269">historicosUO</text:p>
          </table:table-cell>
          <table:table-cell table:style-name="Taula36.A2" office:value-type="string">
            <text:p text:style-name="P267">Set&lt;String&gt;</text:p>
          </table:table-cell>
          <table:table-cell table:style-name="Taula36.A2" office:value-type="string">
            <text:p text:style-name="P267">0..n</text:p>
          </table:table-cell>
          <table:table-cell table:style-name="Taula36.D17" office:value-type="string">
            <text:p text:style-name="P277">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17">
          <table:table-cell table:style-name="Taula36.A2" office:value-type="string">
            <text:p text:style-name="P270">contactos</text:p>
          </table:table-cell>
          <table:table-cell table:style-name="Taula36.A2" office:value-type="string">
            <text:p text:style-name="P270">List&lt;ContactoTF&gt;</text:p>
          </table:table-cell>
          <table:table-cell table:style-name="Taula36.A2" office:value-type="string">
            <text:p text:style-name="P270">0..n</text:p>
          </table:table-cell>
          <table:table-cell table:style-name="Taula36.D17" office:value-type="string">
            <text:p text:style-name="P277">Llistat de contactes que te l'unitat</text:p>
          </table:table-cell>
        </table:table-row>
      </table:table>
      <text:p text:style-name="P188"/>
      <text:p text:style-name="P188"/>
      <text:p text:style-name="P188"/>
      <text:h text:style-name="P325" text:outline-level="3"><text:bookmark-start text:name="__RefHeading___Toc39357_1572112135"/><text:soft-page-break/>PaisJson<text:bookmark-end text:name="__RefHeading___Toc39357_1572112135"/></text:h>
      <text:p text:style-name="P189"/>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68">Nom</text:p>
          </table:table-cell>
          <table:table-cell table:style-name="Taula37.A1" office:value-type="string">
            <text:p text:style-name="P268">Tipus</text:p>
          </table:table-cell>
          <table:table-cell table:style-name="Taula37.C1" office:value-type="string">
            <text:p text:style-name="P277">Descripció</text:p>
          </table:table-cell>
        </table:table-row>
        <table:table-row table:style-name="Taula37.2">
          <table:table-cell table:style-name="Taula37.A2" office:value-type="string">
            <text:p text:style-name="P269">codigoPais</text:p>
          </table:table-cell>
          <table:table-cell table:style-name="Taula37.A2" office:value-type="string">
            <text:p text:style-name="P268">Long</text:p>
          </table:table-cell>
          <table:table-cell table:style-name="Taula37.C2" office:value-type="string">
            <text:p text:style-name="P277">Numèric que indica el codi del País</text:p>
          </table:table-cell>
        </table:table-row>
        <table:table-row table:style-name="Taula37.3">
          <table:table-cell table:style-name="Taula37.A2" office:value-type="string">
            <text:p text:style-name="P269">descripcionPais</text:p>
          </table:table-cell>
          <table:table-cell table:style-name="Taula37.A2" office:value-type="string">
            <text:p text:style-name="P268">String</text:p>
          </table:table-cell>
          <table:table-cell table:style-name="Taula37.C2" office:value-type="string">
            <text:p text:style-name="P277">Descripció del país.</text:p>
          </table:table-cell>
        </table:table-row>
        <table:table-row table:style-name="Taula37.4">
          <table:table-cell table:style-name="Taula37.A2" office:value-type="string">
            <text:p text:style-name="P269">alfa3Pais</text:p>
          </table:table-cell>
          <table:table-cell table:style-name="Taula37.A2" office:value-type="string">
            <text:p text:style-name="P268">String</text:p>
          </table:table-cell>
          <table:table-cell table:style-name="Taula37.C2" office:value-type="string">
            <text:p text:style-name="P277">Codi alfa3 del País. </text:p>
          </table:table-cell>
        </table:table-row>
        <table:table-row table:style-name="Taula37.5">
          <table:table-cell table:style-name="Taula37.A2" office:value-type="string">
            <text:p text:style-name="P269">alfa2Pais</text:p>
          </table:table-cell>
          <table:table-cell table:style-name="Taula37.A2" office:value-type="string">
            <text:p text:style-name="P268">String</text:p>
          </table:table-cell>
          <table:table-cell table:style-name="Taula37.C2" office:value-type="string">
            <text:p text:style-name="P277">Codi alfa2 del País.</text:p>
          </table:table-cell>
        </table:table-row>
      </table:table>
      <text:p text:style-name="P92"/>
      <text:p text:style-name="P76"/>
      <text:h text:style-name="P291"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021852146560">
          <table:table-cell table:style-name="Tabla14.A1" office:value-type="string">
            <text:p text:style-name="P3"><text:s/><text:span text:style-name="T14">$.ajax({</text:span></text:p>
            <text:p text:style-name="P135"><text:s text:c="7"/>async: false,</text:p>
            <text:p text:style-name="P135"><text:s text:c="7"/>crossDomain: true,</text:p>
            <text:p text:style-name="P135"><text:s text:c="7"/>url: “http://localhost:8080/dir3caib/rest/busqueda/organismos”,</text:p>
            <text:p text:style-name="P135"><text:s text:c="7"/>type: 'GET',</text:p>
            <text:p text:style-name="P135"><text:s text:c="7"/>dataType: 'json',</text:p>
            <text:p text:style-name="P131"><text:s text:c="7"/>data: { codigo: codigoOrganismo, </text:p>
            <text:p text:style-name="P131"><text:s text:c="13"/>denominacion: denominacion, <text:s text:c="3"/></text:p>
            <text:p text:style-name="P131"><text:s text:c="13"/>codNivelAdministracion: codNivelAdministracion,</text:p>
            <text:p text:style-name="P131"><text:s text:c="13"/>codComunidadAutonoma: codComunidadAutonoma, </text:p>
            <text:p text:style-name="P131"><text:s text:c="13"/>conOficinas: conOficinas,</text:p>
            <text:p text:style-name="P131"><text:s text:c="13"/>unidadRaiz: unidadRaiz,</text:p>
            <text:p text:style-name="P131"><text:s text:c="13"/>provincia: provincia, </text:p>
            <text:p text:style-name="P131"><text:s text:c="13"/>localidad: localidad, </text:p>
            <text:p text:style-name="P131"><text:s text:c="13"/>oficinasSir: oficinasSir,</text:p>
            <text:p text:style-name="P131"><text:s text:c="13"/>vigentes: vigentes},</text:p>
            <text:p text:style-name="P131"/>
            <text:p text:style-name="P135"><text:s text:c="7"/>success: function(result) { </text:p>
            <text:p text:style-name="P135"><text:s text:c="15"/>var len = result.length;</text:p>
            <text:p text:style-name="P135"><text:s text:c="15"/>for ( var i = 0; i &lt; len; i++) {</text:p>
            <text:p text:style-name="P135"><text:s text:c="18"/>var denominacion = result[i].denominacion;</text:p>
            <text:p text:style-name="P135"><text:s text:c="18"/>var codigo = resulto[i].codigo;</text:p>
            <text:p text:style-name="P135"><text:s text:c="18"/>alert(codigo +”-” +denominacion);</text:p>
            <text:p text:style-name="P135"/>
            <text:p text:style-name="P135"><text:s text:c="15"/>}</text:p>
            <text:p text:style-name="P135"><text:s/>});</text:p>
            <text:p text:style-name="P46"/>
          </table:table-cell>
        </table:table-row>
      </table:table>
      <text:p text:style-name="P76"/>
      <text:p text:style-name="P76"/>
      <text:h text:style-name="P298" text:outline-level="2"><text:bookmark-start text:name="__RefHeading___Toc11227_518490265"/><text:soft-page-break/>Catàleg d’operacions per joc de proves<text:bookmark-end text:name="__RefHeading___Toc11227_518490265"/></text:h>
      <text:h text:style-name="P327" text:outline-level="3"><text:bookmark-start text:name="__RefHeading___Toc22483_125189300"/>Swagger UI<text:bookmark-end text:name="__RefHeading___Toc22483_125189300"/></text:h>
      <text:p text:style-name="P281"/>
      <text:p text:style-name="P281"><text:tab/><text:span text:style-name="T323">Swagger UI és una </text:span><text:span text:style-name="T324">interficie web</text:span><text:span text:style-name="T323"> </text:span><text:span text:style-name="T325">que </text:span><text:span text:style-name="T324">fa de client i en</text:span><text:span text:style-name="T325">s permet interactuar amb les APIs REST, </text:span><text:span text:style-name="T326">veure tota la documentació relacionada ambs els métodes disponibles i cadascun dels paràmetres que admet. </text:span></text:p>
      <text:p text:style-name="P281"/>
      <text:p text:style-name="P281"><draw:frame draw:style-name="fr1" draw:name="Imatge2" text:anchor-type="char" svg:width="17cm" svg:height="10.537cm" draw:z-index="75"><draw:image xlink:href="Pictures/10000000000004EC0000030DB6AD6224CE15B72E.png" xlink:type="simple" xlink:show="embed" xlink:actuate="onLoad" draw:mime-type="image/png"/></draw:frame></text:p>
      <text:p text:style-name="P281"><text:span text:style-name="T326">Per activar Swagger UI a Dir3Caib, hem d’executar </text:span><text:span text:style-name="T324">la següent comanda </text:span><text:span text:style-name="T330">per línia de comanda a posicionats a la carpeta arrel del projecte</text:span><text:span text:style-name="T324">: </text:span></text:p>
      <text:p text:style-name="P283"><text:line-break/><text:span text:style-name="T125">mvn -f back\pom.xml clean install </text:span><text:span text:style-name="T24">-DskipTests </text:span><text:span text:style-name="T125">-P generate-openapi -P swagger-ui</text:span></text:p>
      <text:p text:style-name="P282"/>
      <text:p text:style-name="P283">Aquest procés s’encarrega de generar el fitxer descriptor openapi.json i descarregar <text:span text:style-name="T327">una versió de Swagger i ficar-ho tot a una carpeta «swagger» a </text:span><text:span text:style-name="T324">dins de la carpeta </text:span><text:span text:style-name="T327">«back/src/main/webapp».</text:span></text:p>
      <text:p text:style-name="P283"/>
      <text:p text:style-name="P285">A continuació, executarem el fitxer «deploy.bat» o «deploy.sh» perquè crear el fitxer EAR i ho desplegui al servidor d’aplicacions. </text:p>
      <text:p text:style-name="P283"/>
      <text:p text:style-name="P130">Una vegada desplegat el projecte, accedirem a la interfície gràfica a través de la URL: <text:line-break/>[URL_SERVIDOR]/swagger/index.html</text:p>
      <text:p text:style-name="P283"><text:soft-page-break/></text:p>
      <text:p text:style-name="P284">Per esborrar swagger i que no estigui disponible <text:span text:style-name="T324">hem d’</text:span>eliminar la carpeta que es troba a «back/src/main/webapp/swagger» o executar <text:span text:style-name="T324">la següent comanda: </text:span></text:p>
      <text:p text:style-name="P284"/>
      <text:p text:style-name="P157">mvn -f back\pom.xml clean -DskipTests -P remove-swagger</text:p>
      <text:p text:style-name="P281"/>
      <text:h text:style-name="P328" text:outline-level="3"><text:bookmark-start text:name="__RefHeading___Toc22485_125189300"/><text:span text:style-name="T328">P</text:span><text:span text:style-name="T329">ostman</text:span><text:bookmark-end text:name="__RefHeading___Toc22485_125189300"/></text:h>
      <text:p text:style-name="P500"/>
      <text:p text:style-name="P128"><text:tab/>Al directori de «<text:span text:style-name="T10">scripts</text:span><text:span text:style-name="T322">/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29"/>
      <text:p text:style-name="P255"><draw:frame draw:style-name="fr1" draw:name="Imatge1" text:anchor-type="char" svg:width="17cm" svg:height="8.925cm" draw:z-index="74"><draw:image xlink:href="Pictures/1000000000000752000003D8EEFF8B3BA734FA25.png" xlink:type="simple" xlink:show="embed" xlink:actuate="onLoad" draw:mime-type="image/png"/></draw:frame></text:p>
      <text:h text:style-name="P287" text:outline-level="1"><text:bookmark-start text:name="__RefHeading___Toc6343_1878677911"/>Wsdl<text:bookmark-end text:name="__RefHeading___Toc6343_1878677911"/></text:h>
      <text:h text:style-name="P291" text:outline-level="2"><text:bookmark-start text:name="__RefHeading___Toc6345_1878677911"/>Catàleg<text:bookmark-end text:name="__RefHeading___Toc6345_1878677911"/></text:h>
      <text:p text:style-name="P254"><text:a xlink:type="simple" xlink:href="https://github.com/GovernIB/dir3caib/blob/dir3caib-1.1/ws/dir3caib-api/src/main/resources/wsdl/Dir3CaibObtenerCatalogos.wsdl" text:style-name="Internet_20_link" text:visited-style-name="Visited_20_Internet_20_Link"><text:span text:style-name="T274">https://github.com/GovernIB/dir3caib/blob/dir3caib-1.1/ws/dir3caib-api/src/main/resources/wsdl/Dir3CaibObtenerCatalogos.wsdl</text:span></text:a></text:p>
      <text:p text:style-name="P242"/>
      <text:h text:style-name="P291" text:outline-level="2"><text:bookmark-start text:name="__RefHeading___Toc6347_1878677911"/><text:soft-page-break/>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3">https://github.com/GovernIB/dir3caib/blob/dir3caib-1.1/ws/dir3caib-api/src/main/resources/wsdl/Dir3CaibObtenerUnidades.wsdl</text:span></text:a></text:p>
      <text:p text:style-name="P241"/>
      <text:h text:style-name="P291"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1">https://github.com/GovernIB/dir3caib/blob/dir3caib-1.1/ws/dir3caib-api/src/main/resources/wsdl/Dir3CaibObtenerOficinas.wsdl</text:span></text:a></text:p>
      <text:p text:style-name="P198"/>
      <text:h text:style-name="P287" text:outline-level="1"><text:bookmark-start text:name="__RefHeading___Toc5194_752655632"/>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291" text:outline-level="2"><text:bookmark-start text:name="__RefHeading___Toc6351_1878677911"/>Exemple 1<text:bookmark-end text:name="__RefHeading___Toc6351_1878677911"/></text:h>
      <text:p text:style-name="P76"/>
      <text:p text:style-name="P76">Suposem que tenim el següent organigrama</text:p>
      <text:list xml:id="list2404634992" text:style-name="L73">
        <text:list-item>
          <text:p text:style-name="P495">A</text:p>
          <text:list>
            <text:list-item>
              <text:p text:style-name="P495">B</text:p>
              <text:list>
                <text:list-item>
                  <text:p text:style-name="P495">B1</text:p>
                </text:list-item>
                <text:list-item>
                  <text:p text:style-name="P495">B2</text:p>
                </text:list-item>
              </text:list>
            </text:list-item>
            <text:list-item>
              <text:p text:style-name="P495">C</text:p>
            </text:list-item>
            <text:list-item>
              <text:p text:style-name="P495">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oft-page-break/><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021852163152">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021852161792">
          <table:table-cell table:style-name="Tabla52.A2" office:value-type="string">
            <text:list xml:id="list103728969616682" text:continue-numbering="true" text:style-name="L73">
              <text:list-item>
                <text:p text:style-name="P495">A</text:p>
                <text:list>
                  <text:list-item>
                    <text:p text:style-name="P495">B</text:p>
                    <text:list>
                      <text:list-item>
                        <text:p text:style-name="P495">B1</text:p>
                      </text:list-item>
                      <text:list-item>
                        <text:p text:style-name="P495">B2</text:p>
                      </text:list-item>
                    </text:list>
                  </text:list-item>
                  <text:list-item>
                    <text:p text:style-name="P495">C</text:p>
                  </text:list-item>
                  <text:list-item>
                    <text:p text:style-name="P496">D</text:p>
                  </text:list-item>
                </text:list>
              </text:list-item>
            </text:list>
          </table:table-cell>
          <table:table-cell table:style-name="Tabla52.B2" office:value-type="string">
            <text:list xml:id="list1819182846" text:style-name="L74">
              <text:list-item>
                <text:p text:style-name="P498">A</text:p>
                <text:list>
                  <text:list-item>
                    <text:p text:style-name="P498">B</text:p>
                    <text:list>
                      <text:list-item>
                        <text:p text:style-name="P498">B3</text:p>
                      </text:list-item>
                    </text:list>
                  </text:list-item>
                  <text:list-item>
                    <text:p text:style-name="P498">C1</text:p>
                  </text:list-item>
                  <text:list-item>
                    <text:p text:style-name="P498">D1</text:p>
                  </text:list-item>
                  <text:list-item>
                    <text:p text:style-name="P498">D2</text:p>
                  </text:list-item>
                </text:list>
              </text:list-item>
            </text:list>
            <text:p text:style-name="P47"/>
          </table:table-cell>
        </table:table-row>
      </table:table>
      <text:p text:style-name="P76"/>
      <text:h text:style-name="P291"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021852169680">
          <table:table-cell table:style-name="Tabla36.A1" office:value-type="string">
            <text:list xml:id="list103729256433358" text:continue-numbering="true" text:style-name="L74">
              <text:list-header>
                <text:p text:style-name="P499">Organigrama Inicial</text:p>
              </text:list-header>
            </text:list>
          </table:table-cell>
          <table:table-cell table:style-name="Tabla36.A1" office:value-type="string">
            <text:list xml:id="list103728748584409" text:continue-numbering="true" text:style-name="L74">
              <text:list-header>
                <text:p text:style-name="P499">Organigrama intermig</text:p>
              </text:list-header>
            </text:list>
          </table:table-cell>
          <table:table-cell table:style-name="Tabla36.C1" office:value-type="string">
            <text:list xml:id="list103729343166519" text:continue-numbering="true" text:style-name="L74">
              <text:list-header>
                <text:p text:style-name="P499">Organigrama Final</text:p>
              </text:list-header>
            </text:list>
          </table:table-cell>
        </table:table-row>
        <table:table-row table:style-name="TableLine2021852175120">
          <table:table-cell table:style-name="Tabla36.A2" office:value-type="string">
            <text:list xml:id="list103728668726919" text:continue-numbering="true" text:style-name="L74">
              <text:list-item>
                <text:p text:style-name="P498">A</text:p>
                <text:list>
                  <text:list-item>
                    <text:p text:style-name="P498">B</text:p>
                    <text:list>
                      <text:list-item>
                        <text:p text:style-name="P498">B3</text:p>
                      </text:list-item>
                    </text:list>
                  </text:list-item>
                  <text:list-item>
                    <text:p text:style-name="P498">C1</text:p>
                  </text:list-item>
                  <text:list-item>
                    <text:p text:style-name="P498">D1</text:p>
                  </text:list-item>
                  <text:list-item>
                    <text:p text:style-name="P497">D2</text:p>
                  </text:list-item>
                </text:list>
              </text:list-item>
            </text:list>
          </table:table-cell>
          <table:table-cell table:style-name="Tabla36.A2" office:value-type="string">
            <text:list xml:id="list103729894502664" text:continue-numbering="true" text:style-name="L74">
              <text:list-item>
                <text:p text:style-name="P498">A</text:p>
                <text:list>
                  <text:list-item>
                    <text:p text:style-name="P498">B</text:p>
                    <text:list>
                      <text:list-item>
                        <text:p text:style-name="P498">B3</text:p>
                      </text:list-item>
                    </text:list>
                  </text:list-item>
                  <text:list-item>
                    <text:p text:style-name="P498">C1</text:p>
                  </text:list-item>
                  <text:list-item>
                    <text:p text:style-name="P498">D1.1</text:p>
                  </text:list-item>
                  <text:list-item>
                    <text:p text:style-name="P498">D1.2</text:p>
                  </text:list-item>
                  <text:list-item>
                    <text:p text:style-name="P498">D1.3</text:p>
                  </text:list-item>
                  <text:list-item>
                    <text:p text:style-name="P497">D2</text:p>
                  </text:list-item>
                </text:list>
              </text:list-item>
            </text:list>
          </table:table-cell>
          <table:table-cell table:style-name="Tabla36.C2" office:value-type="string">
            <text:list xml:id="list103729064215543" text:continue-numbering="true" text:style-name="L74">
              <text:list-item>
                <text:p text:style-name="P498">A</text:p>
                <text:list>
                  <text:list-item>
                    <text:p text:style-name="P498">B</text:p>
                    <text:list>
                      <text:list-item>
                        <text:p text:style-name="P498">B3</text:p>
                      </text:list-item>
                    </text:list>
                  </text:list-item>
                  <text:list-item>
                    <text:p text:style-name="P498">C1</text:p>
                  </text:list-item>
                  <text:list-item>
                    <text:p text:style-name="P498">D1.1</text:p>
                  </text:list-item>
                  <text:list-item>
                    <text:p text:style-name="P498">D1.4</text:p>
                  </text:list-item>
                  <text:list-item>
                    <text:p text:style-name="P497">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text:soft-page-break/>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291" text:outline-level="2"><text:bookmark-start text:name="__RefHeading___Toc6355_1878677911"/>Classes que implementen aquesta funcionalitat<text:bookmark-end text:name="__RefHeading___Toc6355_1878677911"/></text:h>
      <text:h text:style-name="P304"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1">https://github.com/GovernIB/dir3caib/blob/master/persistence/src/main/java/es/caib/dir3caib/persistence/ejb/ObtenerUnidadesEjb.java</text:span></text:a><text:span text:style-name="T231"> <text:s/></text:span></text:p>
      <text:p text:style-name="P163"><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04"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1">https://github.com/GovernIB/registre/blob/master/persistence/src/main/java/es/caib/regweb3/persistence/ejb/SincronizadorDir3Bean.java</text:span></text:a><text:span text:style-name="T231"> <text:s text:c="2"/>(tota la classe en general).</text:span></text:p>
      <text:p text:style-name="P76"/>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21793867984">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69" draw:name="Forma1" draw:style-name="Mgr1" draw:text-style-name="MP3" svg:x1="0.062cm" svg:y1="0.056cm" svg:x2="16.995cm" svg:y2="0.03cm"><text:p/></draw:line></text:p>
        <text:p text:style-name="MP2"><text:page-number text:select-page="current">6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69</meta:editing-cycles>
    <meta:editing-duration>P26DT13H57M26S</meta:editing-duration>
    <meta:initial-creator>Antoni Nadal</meta:initial-creator>
    <dc:date>2022-10-20T10:37:27.315000000</dc:date>
    <meta:printed-by>Marilen Gonzalez del Amo</meta:printed-by>
    <meta:print-date>2014-12-10T09:22:36.89</meta:print-date>
    <meta:keyword>PortaFIB</meta:keyword>
    <meta:keyword>Fundacio Bit</meta:keyword>
    <dc:title>Manual_de_WebServices_de_PortaFIB</dc:title>
    <meta:document-statistic meta:table-count="117" meta:image-count="6" meta:object-count="0" meta:page-count="71" meta:paragraph-count="2194" meta:word-count="11228" meta:character-count="86545" meta:non-whitespace-character-count="76962"/>
    <meta:user-defined meta:name="Información 1"/>
    <meta:user-defined meta:name="Información 2"/>
    <meta:user-defined meta:name="Información 3"/>
    <meta:user-defined meta:name="Información 4"/>
  </office:meta>
</office:document-meta>
</file>